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516in"/>
    </style:style>
    <style:style style:name="co3" style:family="table-column">
      <style:table-column-properties fo:break-before="auto" style:column-width="4.0874in"/>
    </style:style>
    <style:style style:name="co4" style:family="table-column">
      <style:table-column-properties fo:break-before="auto" style:column-width="3.4193in"/>
    </style:style>
    <style:style style:name="co5" style:family="table-column">
      <style:table-column-properties fo:break-before="auto" style:column-width="2.578in"/>
    </style:style>
    <style:style style:name="co6" style:family="table-column">
      <style:table-column-properties fo:break-before="auto" style:column-width="2.2937in"/>
    </style:style>
    <style:style style:name="co7" style:family="table-column">
      <style:table-column-properties fo:break-before="auto" style:column-width="1.9984in"/>
    </style:style>
    <style:style style:name="co8" style:family="table-column">
      <style:table-column-properties fo:break-before="auto" style:column-width="2.5146in"/>
    </style:style>
    <style:style style:name="co10" style:family="table-column">
      <style:table-column-properties fo:break-before="auto" style:column-width="2.1319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66ccff"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37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0" table:default-cell-style-name="ce2"/>
        <table:table-column table:style-name="co9" table:number-columns-repeated="1016" table:default-cell-style-name="ce2"/>
        <table:table-row table:style-name="ro2">
          <table:table-cell table:style-name="ce1" office:value-type="string">
            <text:p>#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Cloneof</text:p>
          </table:table-cell>
          <table:table-cell table:style-name="ce1" office:value-type="string">
            <text:p>Developer(s)</text:p>
          </table:table-cell>
          <table:table-cell table:style-name="ce1" office:value-type="string">
            <text:p>Publisher(s) – North America</text:p>
          </table:table-cell>
          <table:table-cell table:style-name="ce1" office:value-type="string">
            <text:p>Publisher(s) - Europe / PAL</text:p>
          </table:table-cell>
          <table:table-cell table:style-name="ce1" office:value-type="string">
            <text:p>Release date – North America</text:p>
          </table:table-cell>
          <table:table-cell table:style-name="ce1" office:value-type="string">
            <text:p>Release date – Europe / PAL</text:p>
          </table:table-cell>
          <table:table-cell table:number-columns-repeated="1016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10-Yard Fight</text:p>
          </table:table-cell>
          <table:table-cell/>
          <table:table-cell office:value-type="string">
            <text:p>Irem</text:p>
          </table:table-cell>
          <table:table-cell table:number-columns-repeated="2" office:value-type="string">
            <text:p>Nintendo</text:p>
          </table:table-cell>
          <table:table-cell table:style-name="ce3" office:value-type="date" office:date-value="1985-10-18">
            <text:p>10/18/85</text:p>
          </table:table-cell>
          <table:table-cell table:style-name="ce3" office:value-type="date" office:date-value="1986-12-06">
            <text:p>12/06/86</text:p>
          </table:table-cell>
          <table:table-cell table:number-columns-repeated="1016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1942</text:p>
          </table:table-cell>
          <table:table-cell/>
          <table:table-cell office:value-type="string">
            <text:p>Micronics</text:p>
          </table:table-cell>
          <table:table-cell office:value-type="string">
            <text:p>Capcom</text:p>
          </table:table-cell>
          <table:table-cell office:value-type="string">
            <text:p>Unreleased</text:p>
          </table:table-cell>
          <table:table-cell table:style-name="ce3" office:value-type="date" office:date-value="1986-11-01">
            <text:p>11/01/86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1943: The Battle of Midway</text:p>
          </table:table-cell>
          <table:table-cell/>
          <table:table-cell office:value-type="string">
            <text:p>Capcom</text:p>
          </table:table-cell>
          <table:table-cell office:value-type="string">
            <text:p>Capcom</text:p>
          </table:table-cell>
          <table:table-cell office:value-type="string">
            <text:p>Unreleased</text:p>
          </table:table-cell>
          <table:table-cell table:style-name="ce4" office:value-type="string">
            <text:p>October 1988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720°</text:p>
          </table:table-cell>
          <table:table-cell/>
          <table:table-cell office:value-type="string">
            <text:p>Beam Software</text:p>
          </table:table-cell>
          <table:table-cell office:value-type="string">
            <text:p>Mindscape</text:p>
          </table:table-cell>
          <table:table-cell office:value-type="string">
            <text:p>Unreleased</text:p>
          </table:table-cell>
          <table:table-cell table:style-name="ce4" office:value-type="string">
            <text:p>November 1989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8 Eyes</text:p>
          </table:table-cell>
          <table:table-cell/>
          <table:table-cell office:value-type="string">
            <text:p>Thinking Rabbit</text:p>
          </table:table-cell>
          <table:table-cell office:value-type="string">
            <text:p>Taxan</text:p>
          </table:table-cell>
          <table:table-cell office:value-type="string">
            <text:p>Unreleased</text:p>
          </table:table-cell>
          <table:table-cell table:style-name="ce4" office:value-type="string">
            <text:p>January 1990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101">
            <text:p>101</text:p>
          </table:table-cell>
          <table:table-cell office:value-type="string">
            <text:p>A Boy and His Blob: Trouble on Blobolonia</text:p>
          </table:table-cell>
          <table:table-cell/>
          <table:table-cell office:value-type="string">
            <text:p>Imagineering</text:p>
          </table:table-cell>
          <table:table-cell office:value-type="string">
            <text:p>Absolute Entertainment</text:p>
          </table:table-cell>
          <table:table-cell office:value-type="string">
            <text:p>Nintendo</text:p>
          </table:table-cell>
          <table:table-cell table:style-name="ce4" office:value-type="string">
            <text:p>January 1990</text:p>
          </table:table-cell>
          <table:table-cell table:style-name="ce4" office:value-type="float" office:value="1991">
            <text:p>1991</text:p>
          </table:table-cell>
          <table:table-cell table:number-columns-repeated="1016"/>
        </table:table-row>
        <table:table-row table:style-name="ro2">
          <table:table-cell office:value-type="float" office:value="449">
            <text:p>449</text:p>
          </table:table-cell>
          <table:table-cell office:value-type="string">
            <text:p>A Nightmare on Elm Street</text:p>
          </table:table-cell>
          <table:table-cell/>
          <table:table-cell office:value-type="string">
            <text:p>Rare</text:p>
          </table:table-cell>
          <table:table-cell office:value-type="string">
            <text:p>LJN</text:p>
          </table:table-cell>
          <table:table-cell office:value-type="string">
            <text:p>Unreleased</text:p>
          </table:table-cell>
          <table:table-cell table:style-name="ce4" office:value-type="string">
            <text:p>October 1990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Abadox: The Deadly Inner War</text:p>
          </table:table-cell>
          <table:table-cell/>
          <table:table-cell office:value-type="string">
            <text:p>Natsume</text:p>
          </table:table-cell>
          <table:table-cell office:value-type="string">
            <text:p>Milton Bradley Company</text:p>
          </table:table-cell>
          <table:table-cell office:value-type="string">
            <text:p>Unreleased</text:p>
          </table:table-cell>
          <table:table-cell table:style-name="ce4" office:value-type="string">
            <text:p>March 1990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543">
            <text:p>543</text:p>
          </table:table-cell>
          <table:table-cell office:value-type="string">
            <text:p>Action in New York (EU)</text:p>
          </table:table-cell>
          <table:table-cell office:value-type="string">
            <text:p>S.C.A.T.: Special Cybernetic Attack Team (NA)</text:p>
          </table:table-cell>
          <table:table-cell office:value-type="string">
            <text:p>Natsume</text:p>
          </table:table-cell>
          <table:table-cell office:value-type="string">
            <text:p>Natsume</text:p>
          </table:table-cell>
          <table:table-cell office:value-type="string">
            <text:p>Infogrames</text:p>
          </table:table-cell>
          <table:table-cell table:style-name="ce4" office:value-type="string">
            <text:p>June 1991</text:p>
          </table:table-cell>
          <table:table-cell table:style-name="ce4" office:value-type="float" office:value="1992">
            <text:p>1992</text:p>
          </table:table-cell>
          <table:table-cell table:number-columns-repeated="1016"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Advanced Dungeons &amp; Dragons: DragonStrike</text:p>
          </table:table-cell>
          <table:table-cell/>
          <table:table-cell office:value-type="string">
            <text:p>Westwood Associates</text:p>
          </table:table-cell>
          <table:table-cell office:value-type="string">
            <text:p>FCI</text:p>
          </table:table-cell>
          <table:table-cell office:value-type="string">
            <text:p>Unreleased</text:p>
          </table:table-cell>
          <table:table-cell table:style-name="ce4" office:value-type="string">
            <text:p>July 1992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Advanced Dungeons &amp; Dragons: Heroes of the Lance</text:p>
          </table:table-cell>
          <table:table-cell/>
          <table:table-cell office:value-type="string">
            <text:p>Natsume</text:p>
          </table:table-cell>
          <table:table-cell office:value-type="string">
            <text:p>FCI</text:p>
          </table:table-cell>
          <table:table-cell office:value-type="string">
            <text:p>Unreleased</text:p>
          </table:table-cell>
          <table:table-cell table:style-name="ce4" office:value-type="string">
            <text:p>January 1991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Advanced Dungeons &amp; Dragons: Hillsfar</text:p>
          </table:table-cell>
          <table:table-cell/>
          <table:table-cell office:value-type="string">
            <text:p>Crosstalk</text:p>
          </table:table-cell>
          <table:table-cell office:value-type="string">
            <text:p>FCI</text:p>
          </table:table-cell>
          <table:table-cell office:value-type="string">
            <text:p>Unreleased</text:p>
          </table:table-cell>
          <table:table-cell table:style-name="ce4" office:value-type="string">
            <text:p>February 1993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Advanced Dungeons &amp; Dragons: Pool of Radiance</text:p>
          </table:table-cell>
          <table:table-cell/>
          <table:table-cell office:value-type="string">
            <text:p>Marionette, SRS</text:p>
          </table:table-cell>
          <table:table-cell office:value-type="string">
            <text:p>FCI</text:p>
          </table:table-cell>
          <table:table-cell office:value-type="string">
            <text:p>Unreleased</text:p>
          </table:table-cell>
          <table:table-cell table:style-name="ce4" office:value-type="string">
            <text:p>April 1992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Adventure Island (NA)</text:p>
          </table:table-cell>
          <table:table-cell/>
          <table:table-cell table:number-columns-repeated="3" office:value-type="string">
            <text:p>Hudson Soft</text:p>
          </table:table-cell>
          <table:table-cell table:style-name="ce4" office:value-type="string">
            <text:p>September 1988</text:p>
          </table:table-cell>
          <table:table-cell table:style-name="ce4" office:value-type="float" office:value="1992">
            <text:p>1992</text:p>
          </table:table-cell>
          <table:table-cell table:number-columns-repeated="1016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Adventure Island 3</text:p>
          </table:table-cell>
          <table:table-cell/>
          <table:table-cell office:value-type="string">
            <text:p>Now Production</text:p>
          </table:table-cell>
          <table:table-cell office:value-type="string">
            <text:p>Hudson Soft</text:p>
          </table:table-cell>
          <table:table-cell office:value-type="string">
            <text:p>Unreleased</text:p>
          </table:table-cell>
          <table:table-cell table:style-name="ce4" office:value-type="string">
            <text:p>September 1992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Adventure Island Classic (EU)</text:p>
          </table:table-cell>
          <table:table-cell office:value-type="string">
            <text:p>Adventure Island (NA)</text:p>
          </table:table-cell>
          <table:table-cell table:number-columns-repeated="3" office:value-type="string">
            <text:p>Hudson Soft</text:p>
          </table:table-cell>
          <table:table-cell table:style-name="ce4" office:value-type="string">
            <text:p>September 1988</text:p>
          </table:table-cell>
          <table:table-cell table:style-name="ce4" office:value-type="float" office:value="1992">
            <text:p>1992</text:p>
          </table:table-cell>
          <table:table-cell table:number-columns-repeated="1016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Adventure Island Classic in the Pacific (FR)</text:p>
          </table:table-cell>
          <table:table-cell office:value-type="string">
            <text:p>Adventure Island (NA)</text:p>
          </table:table-cell>
          <table:table-cell table:number-columns-repeated="3" office:value-type="string">
            <text:p>Hudson Soft</text:p>
          </table:table-cell>
          <table:table-cell table:style-name="ce4" office:value-type="string">
            <text:p>September 1988</text:p>
          </table:table-cell>
          <table:table-cell table:style-name="ce4" office:value-type="float" office:value="1992">
            <text:p>1992</text:p>
          </table:table-cell>
          <table:table-cell table:number-columns-repeated="1016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Adventure Island II (NA)</text:p>
          </table:table-cell>
          <table:table-cell/>
          <table:table-cell office:value-type="string">
            <text:p>Now Production</text:p>
          </table:table-cell>
          <table:table-cell table:number-columns-repeated="2" office:value-type="string">
            <text:p>Hudson Soft</text:p>
          </table:table-cell>
          <table:table-cell table:style-name="ce4" office:value-type="string">
            <text:p>February 1991</text:p>
          </table:table-cell>
          <table:table-cell table:style-name="ce3" office:value-type="date" office:date-value="1992-07-22">
            <text:p>07/22/92</text:p>
          </table:table-cell>
          <table:table-cell table:number-columns-repeated="1016"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Adventures in the Magic Kingdom</text:p>
          </table:table-cell>
          <table:table-cell/>
          <table:table-cell office:value-type="string">
            <text:p>Capcom</text:p>
          </table:table-cell>
          <table:table-cell office:value-type="string">
            <text:p>Capcom</text:p>
          </table:table-cell>
          <table:table-cell office:value-type="string">
            <text:p>Capcom</text:p>
          </table:table-cell>
          <table:table-cell table:style-name="ce4" office:value-type="string">
            <text:p>June 1990</text:p>
          </table:table-cell>
          <table:table-cell table:style-name="ce3" office:value-type="date" office:date-value="1992-12-10">
            <text:p>12/10/92</text:p>
          </table:table-cell>
          <table:table-cell table:number-columns-repeated="1016"/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Adventures of Dino Riki</text:p>
          </table:table-cell>
          <table:table-cell/>
          <table:table-cell table:number-columns-repeated="2" office:value-type="string">
            <text:p>Hudson Soft</text:p>
          </table:table-cell>
          <table:table-cell office:value-type="string">
            <text:p>Unreleased</text:p>
          </table:table-cell>
          <table:table-cell table:style-name="ce4" office:value-type="string">
            <text:p>September 1989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Adventures of Lolo</text:p>
          </table:table-cell>
          <table:table-cell/>
          <table:table-cell office:value-type="string">
            <text:p>HAL Laboratory</text:p>
          </table:table-cell>
          <table:table-cell office:value-type="string">
            <text:p>HAL America</text:p>
          </table:table-cell>
          <table:table-cell office:value-type="string">
            <text:p>HAL Laboratory</text:p>
          </table:table-cell>
          <table:table-cell table:style-name="ce4" office:value-type="string">
            <text:p>April 1989</text:p>
          </table:table-cell>
          <table:table-cell table:style-name="ce3" office:value-type="date" office:date-value="1991-02-21">
            <text:p>02/21/91</text:p>
          </table:table-cell>
          <table:table-cell table:number-columns-repeated="1016"/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Adventures of Lolo 2</text:p>
          </table:table-cell>
          <table:table-cell/>
          <table:table-cell office:value-type="string">
            <text:p>HAL Laboratory</text:p>
          </table:table-cell>
          <table:table-cell office:value-type="string">
            <text:p>HAL America</text:p>
          </table:table-cell>
          <table:table-cell office:value-type="string">
            <text:p>HAL Laboratory</text:p>
          </table:table-cell>
          <table:table-cell table:style-name="ce4" office:value-type="string">
            <text:p>March 1990</text:p>
          </table:table-cell>
          <table:table-cell table:style-name="ce4" office:value-type="float" office:value="1991">
            <text:p>1991</text:p>
          </table:table-cell>
          <table:table-cell table:number-columns-repeated="1016"/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Adventures of Lolo 3</text:p>
          </table:table-cell>
          <table:table-cell/>
          <table:table-cell office:value-type="string">
            <text:p>HAL Laboratory</text:p>
          </table:table-cell>
          <table:table-cell office:value-type="string">
            <text:p>HAL America</text:p>
          </table:table-cell>
          <table:table-cell office:value-type="string">
            <text:p>HAL Laboratory</text:p>
          </table:table-cell>
          <table:table-cell table:style-name="ce3" office:value-type="date" office:date-value="1991-11-21">
            <text:p>11/21/91</text:p>
          </table:table-cell>
          <table:table-cell table:style-name="ce3" office:value-type="date" office:date-value="1992-05-27">
            <text:p>05/27/92</text:p>
          </table:table-cell>
          <table:table-cell table:number-columns-repeated="1016"/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Adventures of Tom Sawyer</text:p>
          </table:table-cell>
          <table:table-cell/>
          <table:table-cell office:value-type="string">
            <text:p>Winkysoft</text:p>
          </table:table-cell>
          <table:table-cell office:value-type="string">
            <text:p>SETA</text:p>
          </table:table-cell>
          <table:table-cell office:value-type="string">
            <text:p>Unreleased</text:p>
          </table:table-cell>
          <table:table-cell table:style-name="ce4" office:value-type="string">
            <text:p>August 1989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Air Fortress</text:p>
          </table:table-cell>
          <table:table-cell/>
          <table:table-cell office:value-type="string">
            <text:p>HAL Laboratory</text:p>
          </table:table-cell>
          <table:table-cell office:value-type="string">
            <text:p>HAL America</text:p>
          </table:table-cell>
          <table:table-cell office:value-type="string">
            <text:p>HAL Laboratory</text:p>
          </table:table-cell>
          <table:table-cell table:style-name="ce4" office:value-type="string">
            <text:p>September 1989</text:p>
          </table:table-cell>
          <table:table-cell table:style-name="ce4" office:value-type="float" office:value="1989">
            <text:p>1989</text:p>
          </table:table-cell>
          <table:table-cell table:number-columns-repeated="1016"/>
        </table:table-row>
        <table:table-row table:style-name="ro3">
          <table:table-cell office:value-type="float" office:value="31">
            <text:p>31</text:p>
          </table:table-cell>
          <table:table-cell office:value-type="string">
            <text:p>Airwolf</text:p>
          </table:table-cell>
          <table:table-cell/>
          <table:table-cell office:value-type="string">
            <text:p>Beam Software</text:p>
          </table:table-cell>
          <table:table-cell table:number-columns-repeated="2" office:value-type="string">
            <text:p>Acclaim Entertainment</text:p>
          </table:table-cell>
          <table:table-cell table:style-name="ce4" office:value-type="string">
            <text:p>June 1989</text:p>
          </table:table-cell>
          <table:table-cell table:style-name="ce4" office:value-type="string">
            <text:p>August 1988</text:p>
          </table:table-cell>
          <table:table-cell table:number-columns-repeated="1016"/>
        </table:table-row>
        <table:table-row table:style-name="ro3">
          <table:table-cell office:value-type="float" office:value="32">
            <text:p>32</text:p>
          </table:table-cell>
          <table:table-cell office:value-type="string">
            <text:p>Al Unser Jr.'s Turbo Racing (NA)</text:p>
          </table:table-cell>
          <table:table-cell/>
          <table:table-cell table:number-columns-repeated="3" office:value-type="string">
            <text:p>Data East</text:p>
          </table:table-cell>
          <table:table-cell table:style-name="ce4" office:value-type="string">
            <text:p>March 1990</text:p>
          </table:table-cell>
          <table:table-cell table:style-name="ce4" office:value-type="float" office:value="1991">
            <text:p>1991</text:p>
          </table:table-cell>
          <table:table-cell table:number-columns-repeated="1016"/>
        </table:table-row>
        <table:table-row table:style-name="ro3">
          <table:table-cell office:value-type="float" office:value="34">
            <text:p>34</text:p>
          </table:table-cell>
          <table:table-cell office:value-type="string">
            <text:p>Alex Demeo's Race America (NA)</text:p>
          </table:table-cell>
          <table:table-cell/>
          <table:table-cell office:value-type="string">
            <text:p>Imagineering</text:p>
          </table:table-cell>
          <table:table-cell office:value-type="string">
            <text:p>Absolute Entertainment</text:p>
          </table:table-cell>
          <table:table-cell office:value-type="string">
            <text:p>Milton Bradley Company</text:p>
          </table:table-cell>
          <table:table-cell table:style-name="ce4" office:value-type="string">
            <text:p>May 1992</text:p>
          </table:table-cell>
          <table:table-cell table:style-name="ce4" office:value-type="float" office:value="1990">
            <text:p>1990</text:p>
          </table:table-cell>
          <table:table-cell table:number-columns-repeated="1016"/>
        </table:table-row>
        <table:table-row table:style-name="ro3">
          <table:table-cell office:value-type="float" office:value="36">
            <text:p>36</text:p>
          </table:table-cell>
          <table:table-cell office:value-type="string">
            <text:p>Alfred Chicken</text:p>
          </table:table-cell>
          <table:table-cell/>
          <table:table-cell office:value-type="string">
            <text:p>Twilight</text:p>
          </table:table-cell>
          <table:table-cell office:value-type="string">
            <text:p>Mindscape</text:p>
          </table:table-cell>
          <table:table-cell office:value-type="string">
            <text:p>Mindscape</text:p>
          </table:table-cell>
          <table:table-cell table:style-name="ce4" office:value-type="string">
            <text:p>February 1994</text:p>
          </table:table-cell>
          <table:table-cell table:style-name="ce4" office:value-type="float" office:value="1993">
            <text:p>1993</text:p>
          </table:table-cell>
          <table:table-cell table:number-columns-repeated="1016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Alien 3</text:p>
          </table:table-cell>
          <table:table-cell/>
          <table:table-cell office:value-type="string">
            <text:p>Probe Software</text:p>
          </table:table-cell>
          <table:table-cell table:number-columns-repeated="2" office:value-type="string">
            <text:p>LJN</text:p>
          </table:table-cell>
          <table:table-cell table:style-name="ce4" office:value-type="string">
            <text:p>March 1993</text:p>
          </table:table-cell>
          <table:table-cell table:style-name="ce4" office:value-type="float" office:value="1993">
            <text:p>1993</text:p>
          </table:table-cell>
          <table:table-cell table:number-columns-repeated="1016"/>
        </table:table-row>
        <table:table-row table:style-name="ro3">
          <table:table-cell office:value-type="float" office:value="38">
            <text:p>38</text:p>
          </table:table-cell>
          <table:table-cell office:value-type="string">
            <text:p>All-Pro Basketball</text:p>
          </table:table-cell>
          <table:table-cell/>
          <table:table-cell office:value-type="string">
            <text:p>Aicom</text:p>
          </table:table-cell>
          <table:table-cell office:value-type="string">
            <text:p>Vic Tokai</text:p>
          </table:table-cell>
          <table:table-cell office:value-type="string">
            <text:p>Unreleased</text:p>
          </table:table-cell>
          <table:table-cell table:style-name="ce4" office:value-type="string">
            <text:p>December 1989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Alpha Mission</text:p>
          </table:table-cell>
          <table:table-cell/>
          <table:table-cell table:number-columns-repeated="3" office:value-type="string">
            <text:p>SNK</text:p>
          </table:table-cell>
          <table:table-cell table:style-name="ce4" office:value-type="string">
            <text:p>October 1987</text:p>
          </table:table-cell>
          <table:table-cell table:style-name="ce4" office:value-type="float" office:value="1987">
            <text:p>1987</text:p>
          </table:table-cell>
          <table:table-cell table:number-columns-repeated="1016"/>
        </table:table-row>
        <table:table-row table:style-name="ro3">
          <table:table-cell office:value-type="float" office:value="40">
            <text:p>40</text:p>
          </table:table-cell>
          <table:table-cell office:value-type="string">
            <text:p>Amagon</text:p>
          </table:table-cell>
          <table:table-cell/>
          <table:table-cell office:value-type="string">
            <text:p>Aicom</text:p>
          </table:table-cell>
          <table:table-cell office:value-type="string">
            <text:p>American Sammy</text:p>
          </table:table-cell>
          <table:table-cell office:value-type="string">
            <text:p>Unreleased</text:p>
          </table:table-cell>
          <table:table-cell table:style-name="ce4" office:value-type="string">
            <text:p>April 1989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41">
            <text:p>41</text:p>
          </table:table-cell>
          <table:table-cell office:value-type="string">
            <text:p>American Gladiators</text:p>
          </table:table-cell>
          <table:table-cell/>
          <table:table-cell office:value-type="string">
            <text:p>Incredible Technologies</text:p>
          </table:table-cell>
          <table:table-cell office:value-type="string">
            <text:p>GameTek</text:p>
          </table:table-cell>
          <table:table-cell office:value-type="string">
            <text:p>Unreleased</text:p>
          </table:table-cell>
          <table:table-cell table:style-name="ce4" office:value-type="string">
            <text:p>October 1991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Anticipation</text:p>
          </table:table-cell>
          <table:table-cell/>
          <table:table-cell office:value-type="string">
            <text:p>Rare</text:p>
          </table:table-cell>
          <table:table-cell table:number-columns-repeated="2" office:value-type="string">
            <text:p>Nintendo</text:p>
          </table:table-cell>
          <table:table-cell table:style-name="ce4" office:value-type="string">
            <text:p>November 1988</text:p>
          </table:table-cell>
          <table:table-cell table:style-name="ce3" office:value-type="date" office:date-value="1989-10-25">
            <text:p>10/25/89</text:p>
          </table:table-cell>
          <table:table-cell table:number-columns-repeated="1016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Arch Rivals</text:p>
          </table:table-cell>
          <table:table-cell/>
          <table:table-cell office:value-type="string">
            <text:p>Rare</text:p>
          </table:table-cell>
          <table:table-cell table:number-columns-repeated="2" office:value-type="string">
            <text:p>Acclaim Entertainment</text:p>
          </table:table-cell>
          <table:table-cell table:style-name="ce4" office:value-type="string">
            <text:p>November 1990</text:p>
          </table:table-cell>
          <table:table-cell table:style-name="ce4" office:value-type="float" office:value="1991">
            <text:p>1991</text:p>
          </table:table-cell>
          <table:table-cell table:number-columns-repeated="1016"/>
        </table:table-row>
        <table:table-row table:style-name="ro3">
          <table:table-cell office:value-type="float" office:value="44">
            <text:p>44</text:p>
          </table:table-cell>
          <table:table-cell office:value-type="string">
            <text:p>Archon</text:p>
          </table:table-cell>
          <table:table-cell/>
          <table:table-cell office:value-type="string">
            <text:p>Bullet-Proof Software</text:p>
          </table:table-cell>
          <table:table-cell office:value-type="string">
            <text:p>Activision</text:p>
          </table:table-cell>
          <table:table-cell office:value-type="string">
            <text:p>Unreleased</text:p>
          </table:table-cell>
          <table:table-cell table:style-name="ce4" office:value-type="string">
            <text:p>December 1989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45">
            <text:p>45</text:p>
          </table:table-cell>
          <table:table-cell office:value-type="string">
            <text:p>Arkanoid</text:p>
          </table:table-cell>
          <table:table-cell/>
          <table:table-cell office:value-type="string">
            <text:p>Taito</text:p>
          </table:table-cell>
          <table:table-cell office:value-type="string">
            <text:p>Taito</text:p>
          </table:table-cell>
          <table:table-cell office:value-type="string">
            <text:p>Unreleased</text:p>
          </table:table-cell>
          <table:table-cell table:style-name="ce4" office:value-type="string">
            <text:p>August 1987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46">
            <text:p>46</text:p>
          </table:table-cell>
          <table:table-cell office:value-type="string">
            <text:p>Arkista's Ring</text:p>
          </table:table-cell>
          <table:table-cell/>
          <table:table-cell office:value-type="string">
            <text:p>NMK</text:p>
          </table:table-cell>
          <table:table-cell office:value-type="string">
            <text:p>American Sammy</text:p>
          </table:table-cell>
          <table:table-cell office:value-type="string">
            <text:p>Unreleased</text:p>
          </table:table-cell>
          <table:table-cell table:style-name="ce4" office:value-type="string">
            <text:p>June 1990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47">
            <text:p>47</text:p>
          </table:table-cell>
          <table:table-cell office:value-type="string">
            <text:p>Asterix</text:p>
          </table:table-cell>
          <table:table-cell/>
          <table:table-cell office:value-type="string">
            <text:p>Bit Managers</text:p>
          </table:table-cell>
          <table:table-cell office:value-type="string">
            <text:p>Unreleased</text:p>
          </table:table-cell>
          <table:table-cell office:value-type="string">
            <text:p>Infogrames</text:p>
          </table:table-cell>
          <table:table-cell table:style-name="ce4" office:value-type="string">
            <text:p>Unreleased</text:p>
          </table:table-cell>
          <table:table-cell table:style-name="ce4" office:value-type="float" office:value="1993">
            <text:p>1993</text:p>
          </table:table-cell>
          <table:table-cell table:number-columns-repeated="1016"/>
        </table:table-row>
        <table:table-row table:style-name="ro3">
          <table:table-cell office:value-type="float" office:value="48">
            <text:p>48</text:p>
          </table:table-cell>
          <table:table-cell office:value-type="string">
            <text:p>Astyanax</text:p>
          </table:table-cell>
          <table:table-cell/>
          <table:table-cell office:value-type="string">
            <text:p>Aicom</text:p>
          </table:table-cell>
          <table:table-cell office:value-type="string">
            <text:p>Jaleco</text:p>
          </table:table-cell>
          <table:table-cell office:value-type="string">
            <text:p>Jaleco</text:p>
          </table:table-cell>
          <table:table-cell table:style-name="ce4" office:value-type="string">
            <text:p>March 1990</text:p>
          </table:table-cell>
          <table:table-cell table:style-name="ce4" office:value-type="float" office:value="1990">
            <text:p>1990</text:p>
          </table:table-cell>
          <table:table-cell table:number-columns-repeated="1016"/>
        </table:table-row>
        <table:table-row table:style-name="ro3">
          <table:table-cell office:value-type="float" office:value="49">
            <text:p>49</text:p>
          </table:table-cell>
          <table:table-cell office:value-type="string">
            <text:p>Athena</text:p>
          </table:table-cell>
          <table:table-cell/>
          <table:table-cell office:value-type="string">
            <text:p>Micronics</text:p>
          </table:table-cell>
          <table:table-cell office:value-type="string">
            <text:p>SNK</text:p>
          </table:table-cell>
          <table:table-cell office:value-type="string">
            <text:p>Unreleased</text:p>
          </table:table-cell>
          <table:table-cell table:style-name="ce4" office:value-type="string">
            <text:p>August 1987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Athletic World</text:p>
          </table:table-cell>
          <table:table-cell/>
          <table:table-cell office:value-type="string">
            <text:p>Human Entertainment</text:p>
          </table:table-cell>
          <table:table-cell office:value-type="string">
            <text:p>Bandai</text:p>
          </table:table-cell>
          <table:table-cell office:value-type="string">
            <text:p>Nintendo</text:p>
          </table:table-cell>
          <table:table-cell table:style-name="ce4" office:value-type="string">
            <text:p>July 1987</text:p>
          </table:table-cell>
          <table:table-cell table:style-name="ce3" office:value-type="date" office:date-value="1988-06-15">
            <text:p>06/15/88</text:p>
          </table:table-cell>
          <table:table-cell table:number-columns-repeated="1016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Attack of the Killer Tomatoes</text:p>
          </table:table-cell>
          <table:table-cell/>
          <table:table-cell office:value-type="string">
            <text:p>Imagineering</text:p>
          </table:table-cell>
          <table:table-cell table:number-columns-repeated="2" office:value-type="string">
            <text:p>THQ</text:p>
          </table:table-cell>
          <table:table-cell table:style-name="ce4" office:value-type="string">
            <text:p>January 1992</text:p>
          </table:table-cell>
          <table:table-cell table:style-name="ce4" office:value-type="float" office:value="1991">
            <text:p>1991</text:p>
          </table:table-cell>
          <table:table-cell table:number-columns-repeated="1016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Aussie Rules Footy</text:p>
          </table:table-cell>
          <table:table-cell/>
          <table:table-cell office:value-type="string">
            <text:p>Beam Software</text:p>
          </table:table-cell>
          <table:table-cell office:value-type="string">
            <text:p>Unreleased</text:p>
          </table:table-cell>
          <table:table-cell office:value-type="string">
            <text:p>Laser Beam Entertainment</text:p>
          </table:table-cell>
          <table:table-cell table:style-name="ce4" office:value-type="string">
            <text:p>Unreleased</text:p>
          </table:table-cell>
          <table:table-cell table:style-name="ce4" office:value-type="float" office:value="1991">
            <text:p>1991</text:p>
          </table:table-cell>
          <table:table-cell table:number-columns-repeated="1016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Back to the Future</text:p>
          </table:table-cell>
          <table:table-cell/>
          <table:table-cell office:value-type="string">
            <text:p>Beam Software</text:p>
          </table:table-cell>
          <table:table-cell office:value-type="string">
            <text:p>LJN</text:p>
          </table:table-cell>
          <table:table-cell office:value-type="string">
            <text:p>Unreleased</text:p>
          </table:table-cell>
          <table:table-cell table:style-name="ce4" office:value-type="string">
            <text:p>September 1989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Back to the Future Part II &amp; III</text:p>
          </table:table-cell>
          <table:table-cell/>
          <table:table-cell office:value-type="string">
            <text:p>Beam Software</text:p>
          </table:table-cell>
          <table:table-cell office:value-type="string">
            <text:p>LJN</text:p>
          </table:table-cell>
          <table:table-cell office:value-type="string">
            <text:p>Unreleased</text:p>
          </table:table-cell>
          <table:table-cell table:style-name="ce4" office:value-type="string">
            <text:p>September 1990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Bad Dudes (NA)</text:p>
          </table:table-cell>
          <table:table-cell/>
          <table:table-cell table:number-columns-repeated="2" office:value-type="string">
            <text:p>Data East</text:p>
          </table:table-cell>
          <table:table-cell office:value-type="string">
            <text:p>Ocean Software</text:p>
          </table:table-cell>
          <table:table-cell table:style-name="ce4" office:value-type="string">
            <text:p>August 1989</text:p>
          </table:table-cell>
          <table:table-cell table:style-name="ce4" office:value-type="float" office:value="1990">
            <text:p>1990</text:p>
          </table:table-cell>
          <table:table-cell table:number-columns-repeated="1016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Bad Dudes vs. DragonNinja (EU)</text:p>
          </table:table-cell>
          <table:table-cell office:value-type="string">
            <text:p>Bad Dudes (NA)</text:p>
          </table:table-cell>
          <table:table-cell table:number-columns-repeated="2" office:value-type="string">
            <text:p>Data East</text:p>
          </table:table-cell>
          <table:table-cell office:value-type="string">
            <text:p>Ocean Software</text:p>
          </table:table-cell>
          <table:table-cell table:style-name="ce4" office:value-type="string">
            <text:p>August 1989</text:p>
          </table:table-cell>
          <table:table-cell table:style-name="ce4" office:value-type="float" office:value="1990">
            <text:p>1990</text:p>
          </table:table-cell>
          <table:table-cell table:number-columns-repeated="1016"/>
        </table:table-row>
        <table:table-row table:style-name="ro3">
          <table:table-cell office:value-type="float" office:value="57">
            <text:p>57</text:p>
          </table:table-cell>
          <table:table-cell office:value-type="string">
            <text:p>Bad News Baseball</text:p>
          </table:table-cell>
          <table:table-cell/>
          <table:table-cell office:value-type="string">
            <text:p>Tecmo</text:p>
          </table:table-cell>
          <table:table-cell office:value-type="string">
            <text:p>Tecmo</text:p>
          </table:table-cell>
          <table:table-cell office:value-type="string">
            <text:p>Unreleased</text:p>
          </table:table-cell>
          <table:table-cell table:style-name="ce4" office:value-type="string">
            <text:p>June 1990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Bad Street Brawler</text:p>
          </table:table-cell>
          <table:table-cell/>
          <table:table-cell office:value-type="string">
            <text:p>Beam Software</text:p>
          </table:table-cell>
          <table:table-cell office:value-type="string">
            <text:p>Mattel</text:p>
          </table:table-cell>
          <table:table-cell office:value-type="string">
            <text:p>Unreleased</text:p>
          </table:table-cell>
          <table:table-cell table:style-name="ce4" office:value-type="string">
            <text:p>September 1989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Balloon Fight</text:p>
          </table:table-cell>
          <table:table-cell/>
          <table:table-cell office:value-type="string">
            <text:p>Nintendo Research &amp; Development 1</text:p>
          </table:table-cell>
          <table:table-cell table:number-columns-repeated="2" office:value-type="string">
            <text:p>Nintendo</text:p>
          </table:table-cell>
          <table:table-cell table:style-name="ce3" office:value-type="date" office:date-value="1986-06-18">
            <text:p>06/18/86</text:p>
          </table:table-cell>
          <table:table-cell table:style-name="ce3" office:value-type="date" office:date-value="1986-12-15">
            <text:p>12/15/86</text:p>
          </table:table-cell>
          <table:table-cell table:number-columns-repeated="1016"/>
        </table:table-row>
        <table:table-row table:style-name="ro3">
          <table:table-cell office:value-type="float" office:value="60">
            <text:p>60</text:p>
          </table:table-cell>
          <table:table-cell office:value-type="string">
            <text:p>Banana Prince</text:p>
          </table:table-cell>
          <table:table-cell/>
          <table:table-cell office:value-type="string">
            <text:p>KID</text:p>
          </table:table-cell>
          <table:table-cell office:value-type="string">
            <text:p>Unreleased</text:p>
          </table:table-cell>
          <table:table-cell office:value-type="string">
            <text:p>Takara</text:p>
          </table:table-cell>
          <table:table-cell table:style-name="ce4" office:value-type="string">
            <text:p>Unreleased</text:p>
          </table:table-cell>
          <table:table-cell table:style-name="ce4" office:value-type="string">
            <text:p>February 1992</text:p>
          </table:table-cell>
          <table:table-cell table:number-columns-repeated="1016"/>
        </table:table-row>
        <table:table-row table:style-name="ro3">
          <table:table-cell office:value-type="float" office:value="61">
            <text:p>61</text:p>
          </table:table-cell>
          <table:table-cell office:value-type="string">
            <text:p>Bandai Golf: Challenge Pebble Beach</text:p>
          </table:table-cell>
          <table:table-cell/>
          <table:table-cell office:value-type="string">
            <text:p>TOSE</text:p>
          </table:table-cell>
          <table:table-cell office:value-type="string">
            <text:p>Bandai</text:p>
          </table:table-cell>
          <table:table-cell office:value-type="string">
            <text:p>Unreleased</text:p>
          </table:table-cell>
          <table:table-cell table:style-name="ce4" office:value-type="string">
            <text:p>February 1989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62">
            <text:p>62</text:p>
          </table:table-cell>
          <table:table-cell office:value-type="string">
            <text:p>Bandit Kings of Ancient China</text:p>
          </table:table-cell>
          <table:table-cell/>
          <table:table-cell office:value-type="string">
            <text:p>Koei</text:p>
          </table:table-cell>
          <table:table-cell office:value-type="string">
            <text:p>Koei</text:p>
          </table:table-cell>
          <table:table-cell office:value-type="string">
            <text:p>Unreleased</text:p>
          </table:table-cell>
          <table:table-cell table:style-name="ce4" office:value-type="string">
            <text:p>December 1990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63">
            <text:p>63</text:p>
          </table:table-cell>
          <table:table-cell office:value-type="string">
            <text:p>Barbie</text:p>
          </table:table-cell>
          <table:table-cell/>
          <table:table-cell office:value-type="string">
            <text:p>Imagineering</text:p>
          </table:table-cell>
          <table:table-cell table:number-columns-repeated="2" office:value-type="string">
            <text:p>Hi Tech Expressions</text:p>
          </table:table-cell>
          <table:table-cell table:style-name="ce4" office:value-type="string">
            <text:p>December 1991</text:p>
          </table:table-cell>
          <table:table-cell table:style-name="ce4" office:value-type="float" office:value="1992">
            <text:p>1992</text:p>
          </table:table-cell>
          <table:table-cell table:number-columns-repeated="1016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Barker Bill's Trick Shooting</text:p>
          </table:table-cell>
          <table:table-cell/>
          <table:table-cell office:value-type="string">
            <text:p>Nintendo Research &amp; Development 1</text:p>
          </table:table-cell>
          <table:table-cell table:number-columns-repeated="2" office:value-type="string">
            <text:p>Nintendo</text:p>
          </table:table-cell>
          <table:table-cell table:style-name="ce4" office:value-type="string">
            <text:p>August 1990</text:p>
          </table:table-cell>
          <table:table-cell table:style-name="ce3" office:value-type="date" office:date-value="1991-06-27">
            <text:p>06/27/91</text:p>
          </table:table-cell>
          <table:table-cell table:number-columns-repeated="1016"/>
        </table:table-row>
        <table:table-row table:style-name="ro3">
          <table:table-cell office:value-type="float" office:value="66">
            <text:p>66</text:p>
          </table:table-cell>
          <table:table-cell office:value-type="string">
            <text:p>Base Wars</text:p>
          </table:table-cell>
          <table:table-cell/>
          <table:table-cell office:value-type="string">
            <text:p>Konami</text:p>
          </table:table-cell>
          <table:table-cell office:value-type="string">
            <text:p>Ultra Games</text:p>
          </table:table-cell>
          <table:table-cell office:value-type="string">
            <text:p>Unreleased</text:p>
          </table:table-cell>
          <table:table-cell table:style-name="ce4" office:value-type="string">
            <text:p>June 1991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Baseball</text:p>
          </table:table-cell>
          <table:table-cell/>
          <table:table-cell office:value-type="string">
            <text:p>Nintendo Research &amp; Development 1</text:p>
          </table:table-cell>
          <table:table-cell table:number-columns-repeated="2" office:value-type="string">
            <text:p>Nintendo</text:p>
          </table:table-cell>
          <table:table-cell table:style-name="ce3" office:value-type="date" office:date-value="1985-10-18">
            <text:p>10/18/85</text:p>
          </table:table-cell>
          <table:table-cell table:style-name="ce3" office:value-type="date" office:date-value="1986-09-01">
            <text:p>09/01/86</text:p>
          </table:table-cell>
          <table:table-cell table:number-columns-repeated="1016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Baseball Simulator 1.000</text:p>
          </table:table-cell>
          <table:table-cell/>
          <table:table-cell table:number-columns-repeated="2" office:value-type="string">
            <text:p>Culture Brain</text:p>
          </table:table-cell>
          <table:table-cell office:value-type="string">
            <text:p>Unreleased</text:p>
          </table:table-cell>
          <table:table-cell table:style-name="ce4" office:value-type="string">
            <text:p>March 1990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Baseball Stars</text:p>
          </table:table-cell>
          <table:table-cell/>
          <table:table-cell table:number-columns-repeated="2" office:value-type="string">
            <text:p>SNK</text:p>
          </table:table-cell>
          <table:table-cell office:value-type="string">
            <text:p>Unreleased</text:p>
          </table:table-cell>
          <table:table-cell table:style-name="ce4" office:value-type="string">
            <text:p>July 1989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70">
            <text:p>70</text:p>
          </table:table-cell>
          <table:table-cell office:value-type="string">
            <text:p>Baseball Stars 2</text:p>
          </table:table-cell>
          <table:table-cell/>
          <table:table-cell office:value-type="string">
            <text:p>Pixel</text:p>
          </table:table-cell>
          <table:table-cell office:value-type="string">
            <text:p>Romstar</text:p>
          </table:table-cell>
          <table:table-cell office:value-type="string">
            <text:p>Unreleased</text:p>
          </table:table-cell>
          <table:table-cell table:style-name="ce4" office:value-type="string">
            <text:p>July 1992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71">
            <text:p>71</text:p>
          </table:table-cell>
          <table:table-cell office:value-type="string">
            <text:p>Bases Loaded</text:p>
          </table:table-cell>
          <table:table-cell/>
          <table:table-cell office:value-type="string">
            <text:p>TOSE</text:p>
          </table:table-cell>
          <table:table-cell office:value-type="string">
            <text:p>Jaleco</text:p>
          </table:table-cell>
          <table:table-cell office:value-type="string">
            <text:p>Unreleased</text:p>
          </table:table-cell>
          <table:table-cell table:style-name="ce4" office:value-type="string">
            <text:p>July 1988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73">
            <text:p>73</text:p>
          </table:table-cell>
          <table:table-cell office:value-type="string">
            <text:p>Bases Loaded 3</text:p>
          </table:table-cell>
          <table:table-cell/>
          <table:table-cell office:value-type="string">
            <text:p>TOSE</text:p>
          </table:table-cell>
          <table:table-cell office:value-type="string">
            <text:p>Jaleco</text:p>
          </table:table-cell>
          <table:table-cell office:value-type="string">
            <text:p>Unreleased</text:p>
          </table:table-cell>
          <table:table-cell table:style-name="ce4" office:value-type="string">
            <text:p>September 1991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74">
            <text:p>74</text:p>
          </table:table-cell>
          <table:table-cell office:value-type="string">
            <text:p>Bases Loaded 4</text:p>
          </table:table-cell>
          <table:table-cell/>
          <table:table-cell office:value-type="string">
            <text:p>TOSE</text:p>
          </table:table-cell>
          <table:table-cell office:value-type="string">
            <text:p>Jaleco</text:p>
          </table:table-cell>
          <table:table-cell office:value-type="string">
            <text:p>Unreleased</text:p>
          </table:table-cell>
          <table:table-cell table:style-name="ce4" office:value-type="string">
            <text:p>April 1993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72">
            <text:p>72</text:p>
          </table:table-cell>
          <table:table-cell office:value-type="string">
            <text:p>Bases Loaded II: Second Season</text:p>
          </table:table-cell>
          <table:table-cell/>
          <table:table-cell office:value-type="string">
            <text:p>TOSE</text:p>
          </table:table-cell>
          <table:table-cell office:value-type="string">
            <text:p>Jaleco</text:p>
          </table:table-cell>
          <table:table-cell office:value-type="string">
            <text:p>Unreleased</text:p>
          </table:table-cell>
          <table:table-cell table:style-name="ce4" office:value-type="string">
            <text:p>January 1990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77">
            <text:p>77</text:p>
          </table:table-cell>
          <table:table-cell office:value-type="string">
            <text:p>Batman Returns</text:p>
          </table:table-cell>
          <table:table-cell/>
          <table:table-cell office:value-type="string">
            <text:p>Konami</text:p>
          </table:table-cell>
          <table:table-cell office:value-type="string">
            <text:p>Konami</text:p>
          </table:table-cell>
          <table:table-cell office:value-type="string">
            <text:p>Konami</text:p>
          </table:table-cell>
          <table:table-cell table:style-name="ce4" office:value-type="string">
            <text:p>January 1993</text:p>
          </table:table-cell>
          <table:table-cell table:style-name="ce4" office:value-type="float" office:value="1993">
            <text:p>1993</text:p>
          </table:table-cell>
          <table:table-cell table:number-columns-repeated="1016"/>
        </table:table-row>
        <table:table-row table:style-name="ro3">
          <table:table-cell office:value-type="float" office:value="76">
            <text:p>76</text:p>
          </table:table-cell>
          <table:table-cell office:value-type="string">
            <text:p>Batman: Return of the Joker</text:p>
          </table:table-cell>
          <table:table-cell/>
          <table:table-cell office:value-type="string">
            <text:p>Sunsoft</text:p>
          </table:table-cell>
          <table:table-cell office:value-type="string">
            <text:p>Sunsoft</text:p>
          </table:table-cell>
          <table:table-cell office:value-type="string">
            <text:p>Sunsoft</text:p>
          </table:table-cell>
          <table:table-cell table:style-name="ce4" office:value-type="string">
            <text:p>December 1991</text:p>
          </table:table-cell>
          <table:table-cell table:style-name="ce3" office:value-type="date" office:date-value="1992-11-19">
            <text:p>11/19/92</text:p>
          </table:table-cell>
          <table:table-cell table:number-columns-repeated="1016"/>
        </table:table-row>
        <table:table-row table:style-name="ro3">
          <table:table-cell office:value-type="float" office:value="75">
            <text:p>75</text:p>
          </table:table-cell>
          <table:table-cell office:value-type="string">
            <text:p>Batman: The Video Game</text:p>
          </table:table-cell>
          <table:table-cell/>
          <table:table-cell office:value-type="string">
            <text:p>Sunsoft</text:p>
          </table:table-cell>
          <table:table-cell office:value-type="string">
            <text:p>Sunsoft</text:p>
          </table:table-cell>
          <table:table-cell office:value-type="string">
            <text:p>Sunsoft</text:p>
          </table:table-cell>
          <table:table-cell table:style-name="ce4" office:value-type="string">
            <text:p>February 1990</text:p>
          </table:table-cell>
          <table:table-cell table:style-name="ce3" office:value-type="date" office:date-value="1990-09-14">
            <text:p>09/14/90</text:p>
          </table:table-cell>
          <table:table-cell table:number-columns-repeated="1016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Battle Chess</text:p>
          </table:table-cell>
          <table:table-cell/>
          <table:table-cell office:value-type="string">
            <text:p>Beam Software</text:p>
          </table:table-cell>
          <table:table-cell office:value-type="string">
            <text:p>Data East</text:p>
          </table:table-cell>
          <table:table-cell office:value-type="string">
            <text:p>Unreleased</text:p>
          </table:table-cell>
          <table:table-cell table:style-name="ce4" office:value-type="string">
            <text:p>July 1990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80">
            <text:p>80</text:p>
          </table:table-cell>
          <table:table-cell office:value-type="string">
            <text:p>Battle Tank</text:p>
          </table:table-cell>
          <table:table-cell/>
          <table:table-cell office:value-type="string">
            <text:p>Imagineering</text:p>
          </table:table-cell>
          <table:table-cell office:value-type="string">
            <text:p>Absolute Entertainment</text:p>
          </table:table-cell>
          <table:table-cell office:value-type="string">
            <text:p>Unreleased</text:p>
          </table:table-cell>
          <table:table-cell table:style-name="ce4" office:value-type="string">
            <text:p>September 1990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81">
            <text:p>81</text:p>
          </table:table-cell>
          <table:table-cell office:value-type="string">
            <text:p>Battleship</text:p>
          </table:table-cell>
          <table:table-cell/>
          <table:table-cell office:value-type="string">
            <text:p>Mindscape</text:p>
          </table:table-cell>
          <table:table-cell office:value-type="string">
            <text:p>Mindscape</text:p>
          </table:table-cell>
          <table:table-cell office:value-type="string">
            <text:p>Mindscape</text:p>
          </table:table-cell>
          <table:table-cell table:style-name="ce4" office:value-type="string">
            <text:p>September 1993</text:p>
          </table:table-cell>
          <table:table-cell table:style-name="ce4" office:value-type="float" office:value="1993">
            <text:p>1993</text:p>
          </table:table-cell>
          <table:table-cell table:number-columns-repeated="1016"/>
        </table:table-row>
        <table:table-row table:style-name="ro3">
          <table:table-cell office:value-type="float" office:value="82">
            <text:p>82</text:p>
          </table:table-cell>
          <table:table-cell office:value-type="string">
            <text:p>Battletoads</text:p>
          </table:table-cell>
          <table:table-cell/>
          <table:table-cell office:value-type="string">
            <text:p>Rare</text:p>
          </table:table-cell>
          <table:table-cell office:value-type="string">
            <text:p>Tradewest</text:p>
          </table:table-cell>
          <table:table-cell office:value-type="string">
            <text:p>Tradewest</text:p>
          </table:table-cell>
          <table:table-cell table:style-name="ce4" office:value-type="string">
            <text:p>June 1991</text:p>
          </table:table-cell>
          <table:table-cell table:style-name="ce3" office:value-type="date" office:date-value="1993-02-18">
            <text:p>02/18/93</text:p>
          </table:table-cell>
          <table:table-cell table:number-columns-repeated="1016"/>
        </table:table-row>
        <table:table-row table:style-name="ro3">
          <table:table-cell office:value-type="float" office:value="83">
            <text:p>83</text:p>
          </table:table-cell>
          <table:table-cell office:value-type="string">
            <text:p>Battletoads &amp; Double Dragon</text:p>
          </table:table-cell>
          <table:table-cell/>
          <table:table-cell office:value-type="string">
            <text:p>Rare</text:p>
          </table:table-cell>
          <table:table-cell office:value-type="string">
            <text:p>Tradewest</text:p>
          </table:table-cell>
          <table:table-cell office:value-type="string">
            <text:p>Nintendo</text:p>
          </table:table-cell>
          <table:table-cell table:style-name="ce4" office:value-type="string">
            <text:p>June 1993</text:p>
          </table:table-cell>
          <table:table-cell table:style-name="ce4" office:value-type="float" office:value="1993">
            <text:p>1993</text:p>
          </table:table-cell>
          <table:table-cell table:number-columns-repeated="1016"/>
        </table:table-row>
        <table:table-row table:style-name="ro3">
          <table:table-cell office:value-type="float" office:value="84">
            <text:p>84</text:p>
          </table:table-cell>
          <table:table-cell office:value-type="string">
            <text:p>Beetlejuice</text:p>
          </table:table-cell>
          <table:table-cell/>
          <table:table-cell office:value-type="string">
            <text:p>Rare</text:p>
          </table:table-cell>
          <table:table-cell office:value-type="string">
            <text:p>LJN</text:p>
          </table:table-cell>
          <table:table-cell office:value-type="string">
            <text:p>Unreleased</text:p>
          </table:table-cell>
          <table:table-cell table:style-name="ce4" office:value-type="string">
            <text:p>May 1991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85">
            <text:p>85</text:p>
          </table:table-cell>
          <table:table-cell office:value-type="string">
            <text:p>Best of the Best: Championship Karate</text:p>
          </table:table-cell>
          <table:table-cell/>
          <table:table-cell office:value-type="string">
            <text:p>Movie Software</text:p>
          </table:table-cell>
          <table:table-cell office:value-type="string">
            <text:p>Electro Brain</text:p>
          </table:table-cell>
          <table:table-cell office:value-type="string">
            <text:p>Loriciel</text:p>
          </table:table-cell>
          <table:table-cell table:style-name="ce4" office:value-type="string">
            <text:p>December 1992</text:p>
          </table:table-cell>
          <table:table-cell table:style-name="ce4" office:value-type="float" office:value="1993">
            <text:p>1993</text:p>
          </table:table-cell>
          <table:table-cell table:number-columns-repeated="1016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Bigfoot</text:p>
          </table:table-cell>
          <table:table-cell/>
          <table:table-cell office:value-type="string">
            <text:p>Beam Software</text:p>
          </table:table-cell>
          <table:table-cell table:number-columns-repeated="2" office:value-type="string">
            <text:p>Acclaim Entertainment</text:p>
          </table:table-cell>
          <table:table-cell table:style-name="ce4" office:value-type="string">
            <text:p>August 1990</text:p>
          </table:table-cell>
          <table:table-cell table:style-name="ce3" office:value-type="date" office:date-value="1991-01-24">
            <text:p>01/24/91</text:p>
          </table:table-cell>
          <table:table-cell table:number-columns-repeated="1016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Bill &amp; Ted's Excellent Video Game Adventure</text:p>
          </table:table-cell>
          <table:table-cell/>
          <table:table-cell office:value-type="string">
            <text:p>Rocket Science Productions</text:p>
          </table:table-cell>
          <table:table-cell office:value-type="string">
            <text:p>LJN</text:p>
          </table:table-cell>
          <table:table-cell office:value-type="string">
            <text:p>Unreleased</text:p>
          </table:table-cell>
          <table:table-cell table:style-name="ce4" office:value-type="string">
            <text:p>August 1991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88">
            <text:p>88</text:p>
          </table:table-cell>
          <table:table-cell office:value-type="string">
            <text:p>Bill Elliott's NASCAR Challenge</text:p>
          </table:table-cell>
          <table:table-cell/>
          <table:table-cell office:value-type="string">
            <text:p>Distinctive Software</text:p>
          </table:table-cell>
          <table:table-cell office:value-type="string">
            <text:p>Konami</text:p>
          </table:table-cell>
          <table:table-cell office:value-type="string">
            <text:p>Unreleased</text:p>
          </table:table-cell>
          <table:table-cell table:style-name="ce4" office:value-type="string">
            <text:p>December 1991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89">
            <text:p>89</text:p>
          </table:table-cell>
          <table:table-cell office:value-type="string">
            <text:p>Bionic Commando</text:p>
          </table:table-cell>
          <table:table-cell/>
          <table:table-cell office:value-type="string">
            <text:p>Capcom</text:p>
          </table:table-cell>
          <table:table-cell office:value-type="string">
            <text:p>Capcom</text:p>
          </table:table-cell>
          <table:table-cell office:value-type="string">
            <text:p>Capcom</text:p>
          </table:table-cell>
          <table:table-cell table:style-name="ce4" office:value-type="string">
            <text:p>December 1988</text:p>
          </table:table-cell>
          <table:table-cell table:style-name="ce3" office:value-type="date" office:date-value="1990-10-26">
            <text:p>10/26/90</text:p>
          </table:table-cell>
          <table:table-cell table:number-columns-repeated="1016"/>
        </table:table-row>
        <table:table-row table:style-name="ro3">
          <table:table-cell office:value-type="float" office:value="91">
            <text:p>91</text:p>
          </table:table-cell>
          <table:table-cell office:value-type="string">
            <text:p>Blades of Steel</text:p>
          </table:table-cell>
          <table:table-cell/>
          <table:table-cell office:value-type="string">
            <text:p>Konami</text:p>
          </table:table-cell>
          <table:table-cell office:value-type="string">
            <text:p>Konami</text:p>
          </table:table-cell>
          <table:table-cell office:value-type="string">
            <text:p>Konami</text:p>
          </table:table-cell>
          <table:table-cell table:style-name="ce4" office:value-type="string">
            <text:p>December 1988</text:p>
          </table:table-cell>
          <table:table-cell table:style-name="ce3" office:value-type="date" office:date-value="1990-11-23">
            <text:p>11/23/90</text:p>
          </table:table-cell>
          <table:table-cell table:number-columns-repeated="1016"/>
        </table:table-row>
        <table:table-row table:style-name="ro3">
          <table:table-cell office:value-type="float" office:value="92">
            <text:p>92</text:p>
          </table:table-cell>
          <table:table-cell office:value-type="string">
            <text:p>Blaster Master</text:p>
          </table:table-cell>
          <table:table-cell/>
          <table:table-cell office:value-type="string">
            <text:p>Sunsoft</text:p>
          </table:table-cell>
          <table:table-cell office:value-type="string">
            <text:p>Sunsoft</text:p>
          </table:table-cell>
          <table:table-cell office:value-type="string">
            <text:p>Sunsoft</text:p>
          </table:table-cell>
          <table:table-cell table:style-name="ce4" office:value-type="string">
            <text:p>November 1988</text:p>
          </table:table-cell>
          <table:table-cell table:style-name="ce3" office:value-type="date" office:date-value="1991-04-25">
            <text:p>04/25/91</text:p>
          </table:table-cell>
          <table:table-cell table:number-columns-repeated="1016"/>
        </table:table-row>
        <table:table-row table:style-name="ro2">
          <table:table-cell office:value-type="float" office:value="552">
            <text:p>552</text:p>
          </table:table-cell>
          <table:table-cell office:value-type="string">
            <text:p>Blue Shadow (EU)</text:p>
          </table:table-cell>
          <table:table-cell office:value-type="string">
            <text:p>Shadow of the Ninja (NA)</text:p>
          </table:table-cell>
          <table:table-cell office:value-type="string">
            <text:p>Natsume</text:p>
          </table:table-cell>
          <table:table-cell office:value-type="string">
            <text:p>Natsume</text:p>
          </table:table-cell>
          <table:table-cell office:value-type="string">
            <text:p>Taito</text:p>
          </table:table-cell>
          <table:table-cell table:style-name="ce4" office:value-type="string">
            <text:p>December 1990</text:p>
          </table:table-cell>
          <table:table-cell table:style-name="ce3" office:value-type="date" office:date-value="1991-07-25">
            <text:p>07/25/91</text:p>
          </table:table-cell>
          <table:table-cell table:number-columns-repeated="1016"/>
        </table:table-row>
        <table:table-row table:style-name="ro3">
          <table:table-cell office:value-type="float" office:value="95">
            <text:p>95</text:p>
          </table:table-cell>
          <table:table-cell office:value-type="string">
            <text:p>Bo Jackson Baseball</text:p>
          </table:table-cell>
          <table:table-cell/>
          <table:table-cell office:value-type="string">
            <text:p>Beam Software</text:p>
          </table:table-cell>
          <table:table-cell office:value-type="string">
            <text:p>Data East</text:p>
          </table:table-cell>
          <table:table-cell office:value-type="string">
            <text:p>Unreleased</text:p>
          </table:table-cell>
          <table:table-cell table:style-name="ce4" office:value-type="string">
            <text:p>October 1991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96">
            <text:p>96</text:p>
          </table:table-cell>
          <table:table-cell office:value-type="string">
            <text:p>Bomberman</text:p>
          </table:table-cell>
          <table:table-cell/>
          <table:table-cell table:number-columns-repeated="2" office:value-type="string">
            <text:p>Hudson Soft</text:p>
          </table:table-cell>
          <table:table-cell office:value-type="string">
            <text:p>Unreleased</text:p>
          </table:table-cell>
          <table:table-cell table:style-name="ce4" office:value-type="string">
            <text:p>January 1989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97">
            <text:p>97</text:p>
          </table:table-cell>
          <table:table-cell office:value-type="string">
            <text:p>Bomberman II (NA)</text:p>
          </table:table-cell>
          <table:table-cell/>
          <table:table-cell table:number-columns-repeated="3" office:value-type="string">
            <text:p>Hudson Soft</text:p>
          </table:table-cell>
          <table:table-cell table:style-name="ce4" office:value-type="string">
            <text:p>February 1993</text:p>
          </table:table-cell>
          <table:table-cell table:style-name="ce4" office:value-type="float" office:value="1991">
            <text:p>1991</text:p>
          </table:table-cell>
          <table:table-cell table:number-columns-repeated="1016"/>
        </table:table-row>
        <table:table-row table:style-name="ro3">
          <table:table-cell office:value-type="float" office:value="99">
            <text:p>99</text:p>
          </table:table-cell>
          <table:table-cell office:value-type="string">
            <text:p>Bonk's Adventure</text:p>
          </table:table-cell>
          <table:table-cell/>
          <table:table-cell office:value-type="string">
            <text:p>AI</text:p>
          </table:table-cell>
          <table:table-cell office:value-type="string">
            <text:p>Hudson Soft</text:p>
          </table:table-cell>
          <table:table-cell office:value-type="string">
            <text:p>Unreleased</text:p>
          </table:table-cell>
          <table:table-cell table:style-name="ce4" office:value-type="string">
            <text:p>January 1994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100">
            <text:p>100</text:p>
          </table:table-cell>
          <table:table-cell office:value-type="string">
            <text:p>Boulder Dash</text:p>
          </table:table-cell>
          <table:table-cell/>
          <table:table-cell office:value-type="string">
            <text:p>Data East, Sakata SAS</text:p>
          </table:table-cell>
          <table:table-cell office:value-type="string">
            <text:p>JVC Musical Industries</text:p>
          </table:table-cell>
          <table:table-cell office:value-type="string">
            <text:p>Nintendo</text:p>
          </table:table-cell>
          <table:table-cell table:style-name="ce4" office:value-type="string">
            <text:p>June 1990</text:p>
          </table:table-cell>
          <table:table-cell table:style-name="ce4" office:value-type="float" office:value="1990">
            <text:p>1990</text:p>
          </table:table-cell>
          <table:table-cell table:number-columns-repeated="1016"/>
        </table:table-row>
        <table:table-row table:style-name="ro3">
          <table:table-cell office:value-type="float" office:value="102">
            <text:p>102</text:p>
          </table:table-cell>
          <table:table-cell office:value-type="string">
            <text:p>Bram Stoker's Dracula</text:p>
          </table:table-cell>
          <table:table-cell/>
          <table:table-cell office:value-type="string">
            <text:p>Probe Software</text:p>
          </table:table-cell>
          <table:table-cell office:value-type="string">
            <text:p>Sony Imagesoft</text:p>
          </table:table-cell>
          <table:table-cell office:value-type="string">
            <text:p>Sony Imagesoft</text:p>
          </table:table-cell>
          <table:table-cell table:style-name="ce4" office:value-type="string">
            <text:p>September 1993</text:p>
          </table:table-cell>
          <table:table-cell table:style-name="ce4" office:value-type="float" office:value="1993">
            <text:p>1993</text:p>
          </table:table-cell>
          <table:table-cell table:number-columns-repeated="1016"/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Break Time: The National Pool Tour</text:p>
          </table:table-cell>
          <table:table-cell/>
          <table:table-cell office:value-type="string">
            <text:p>Opera House</text:p>
          </table:table-cell>
          <table:table-cell office:value-type="string">
            <text:p>FCI</text:p>
          </table:table-cell>
          <table:table-cell office:value-type="string">
            <text:p>Unreleased</text:p>
          </table:table-cell>
          <table:table-cell table:style-name="ce4" office:value-type="string">
            <text:p>January 1993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104">
            <text:p>104</text:p>
          </table:table-cell>
          <table:table-cell office:value-type="string">
            <text:p>BreakThru</text:p>
          </table:table-cell>
          <table:table-cell/>
          <table:table-cell table:number-columns-repeated="2" office:value-type="string">
            <text:p>Data East</text:p>
          </table:table-cell>
          <table:table-cell office:value-type="string">
            <text:p>Unreleased</text:p>
          </table:table-cell>
          <table:table-cell table:style-name="ce4" office:value-type="string">
            <text:p>November 1987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105">
            <text:p>105</text:p>
          </table:table-cell>
          <table:table-cell office:value-type="string">
            <text:p>Bubble Bobble</text:p>
          </table:table-cell>
          <table:table-cell/>
          <table:table-cell office:value-type="string">
            <text:p>Taito</text:p>
          </table:table-cell>
          <table:table-cell office:value-type="string">
            <text:p>Taito</text:p>
          </table:table-cell>
          <table:table-cell office:value-type="string">
            <text:p>Taito</text:p>
          </table:table-cell>
          <table:table-cell table:style-name="ce4" office:value-type="string">
            <text:p>November 1988</text:p>
          </table:table-cell>
          <table:table-cell table:style-name="ce4" office:value-type="string">
            <text:p>October 1990</text:p>
          </table:table-cell>
          <table:table-cell table:number-columns-repeated="1016"/>
        </table:table-row>
        <table:table-row table:style-name="ro3">
          <table:table-cell office:value-type="float" office:value="106">
            <text:p>106</text:p>
          </table:table-cell>
          <table:table-cell office:value-type="string">
            <text:p>Bubble Bobble Part 2</text:p>
          </table:table-cell>
          <table:table-cell/>
          <table:table-cell office:value-type="string">
            <text:p>OLM, I.T.L</text:p>
          </table:table-cell>
          <table:table-cell office:value-type="string">
            <text:p>Taito</text:p>
          </table:table-cell>
          <table:table-cell office:value-type="string">
            <text:p>Unreleased</text:p>
          </table:table-cell>
          <table:table-cell table:style-name="ce4" office:value-type="string">
            <text:p>August 1993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107">
            <text:p>107</text:p>
          </table:table-cell>
          <table:table-cell office:value-type="string">
            <text:p>Bucky O'Hare</text:p>
          </table:table-cell>
          <table:table-cell/>
          <table:table-cell office:value-type="string">
            <text:p>Konami</text:p>
          </table:table-cell>
          <table:table-cell office:value-type="string">
            <text:p>Konami</text:p>
          </table:table-cell>
          <table:table-cell office:value-type="string">
            <text:p>Palcom Software</text:p>
          </table:table-cell>
          <table:table-cell table:style-name="ce4" office:value-type="string">
            <text:p>January 1992</text:p>
          </table:table-cell>
          <table:table-cell table:style-name="ce3" office:value-type="date" office:date-value="1993-02-18">
            <text:p>02/18/93</text:p>
          </table:table-cell>
          <table:table-cell table:number-columns-repeated="1016"/>
        </table:table-row>
        <table:table-row table:style-name="ro3">
          <table:table-cell office:value-type="float" office:value="111">
            <text:p>111</text:p>
          </table:table-cell>
          <table:table-cell office:value-type="string">
            <text:p>Bump 'n' Jump</text:p>
          </table:table-cell>
          <table:table-cell/>
          <table:table-cell office:value-type="string">
            <text:p>Data East, Sakata SAS</text:p>
          </table:table-cell>
          <table:table-cell office:value-type="string">
            <text:p>Vic Tokai</text:p>
          </table:table-cell>
          <table:table-cell office:value-type="string">
            <text:p>Unreleased</text:p>
          </table:table-cell>
          <table:table-cell table:style-name="ce4" office:value-type="string">
            <text:p>December 1988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112">
            <text:p>112</text:p>
          </table:table-cell>
          <table:table-cell office:value-type="string">
            <text:p>Burai Fighter</text:p>
          </table:table-cell>
          <table:table-cell/>
          <table:table-cell office:value-type="string">
            <text:p>KID</text:p>
          </table:table-cell>
          <table:table-cell office:value-type="string">
            <text:p>Taxan</text:p>
          </table:table-cell>
          <table:table-cell office:value-type="string">
            <text:p>Nintendo</text:p>
          </table:table-cell>
          <table:table-cell table:style-name="ce4" office:value-type="string">
            <text:p>March 1990</text:p>
          </table:table-cell>
          <table:table-cell table:style-name="ce4" office:value-type="float" office:value="1990">
            <text:p>1990</text:p>
          </table:table-cell>
          <table:table-cell table:number-columns-repeated="1016"/>
        </table:table-row>
        <table:table-row table:style-name="ro3">
          <table:table-cell office:value-type="float" office:value="113">
            <text:p>113</text:p>
          </table:table-cell>
          <table:table-cell office:value-type="string">
            <text:p>BurgerTime</text:p>
          </table:table-cell>
          <table:table-cell/>
          <table:table-cell office:value-type="string">
            <text:p>Data East, Sakata SAS</text:p>
          </table:table-cell>
          <table:table-cell office:value-type="string">
            <text:p>Data East</text:p>
          </table:table-cell>
          <table:table-cell office:value-type="string">
            <text:p>Unreleased</text:p>
          </table:table-cell>
          <table:table-cell table:style-name="ce4" office:value-type="string">
            <text:p>May 1987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114">
            <text:p>114</text:p>
          </table:table-cell>
          <table:table-cell office:value-type="string">
            <text:p>Cabal</text:p>
          </table:table-cell>
          <table:table-cell/>
          <table:table-cell office:value-type="string">
            <text:p>Zippo Games</text:p>
          </table:table-cell>
          <table:table-cell office:value-type="string">
            <text:p>Milton Bradley Company</text:p>
          </table:table-cell>
          <table:table-cell office:value-type="string">
            <text:p>Unreleased</text:p>
          </table:table-cell>
          <table:table-cell table:style-name="ce4" office:value-type="string">
            <text:p>June 1990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115">
            <text:p>115</text:p>
          </table:table-cell>
          <table:table-cell office:value-type="string">
            <text:p>Caesars Palace</text:p>
          </table:table-cell>
          <table:table-cell/>
          <table:table-cell office:value-type="string">
            <text:p>Realtime Associates</text:p>
          </table:table-cell>
          <table:table-cell office:value-type="string">
            <text:p>Virgin Interactive</text:p>
          </table:table-cell>
          <table:table-cell office:value-type="string">
            <text:p>Unreleased</text:p>
          </table:table-cell>
          <table:table-cell table:style-name="ce4" office:value-type="string">
            <text:p>December 1992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California Games</text:p>
          </table:table-cell>
          <table:table-cell/>
          <table:table-cell office:value-type="string">
            <text:p>Rare</text:p>
          </table:table-cell>
          <table:table-cell table:number-columns-repeated="2" office:value-type="string">
            <text:p>Milton Bradley Company</text:p>
          </table:table-cell>
          <table:table-cell table:style-name="ce4" office:value-type="string">
            <text:p>June 1989</text:p>
          </table:table-cell>
          <table:table-cell table:style-name="ce4" office:value-type="float" office:value="1990">
            <text:p>1990</text:p>
          </table:table-cell>
          <table:table-cell table:number-columns-repeated="1016"/>
        </table:table-row>
        <table:table-row table:style-name="ro3">
          <table:table-cell office:value-type="float" office:value="117">
            <text:p>117</text:p>
          </table:table-cell>
          <table:table-cell office:value-type="string">
            <text:p>Capcom's Gold Medal Challenge '92</text:p>
          </table:table-cell>
          <table:table-cell/>
          <table:table-cell office:value-type="string">
            <text:p>Make Software</text:p>
          </table:table-cell>
          <table:table-cell office:value-type="string">
            <text:p>Capcom</text:p>
          </table:table-cell>
          <table:table-cell office:value-type="string">
            <text:p>Capcom</text:p>
          </table:table-cell>
          <table:table-cell table:style-name="ce4" office:value-type="string">
            <text:p>August 1992</text:p>
          </table:table-cell>
          <table:table-cell table:style-name="ce3" office:value-type="date" office:date-value="1993-06-17">
            <text:p>06/17/93</text:p>
          </table:table-cell>
          <table:table-cell table:number-columns-repeated="1016"/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Captain America and The Avengers</text:p>
          </table:table-cell>
          <table:table-cell/>
          <table:table-cell table:number-columns-repeated="3" office:value-type="string">
            <text:p>Data East</text:p>
          </table:table-cell>
          <table:table-cell table:style-name="ce4" office:value-type="string">
            <text:p>December 1991</text:p>
          </table:table-cell>
          <table:table-cell table:style-name="ce4" office:value-type="float" office:value="1991">
            <text:p>1991</text:p>
          </table:table-cell>
          <table:table-cell table:number-columns-repeated="1016"/>
        </table:table-row>
        <table:table-row table:style-name="ro3">
          <table:table-cell office:value-type="float" office:value="119">
            <text:p>119</text:p>
          </table:table-cell>
          <table:table-cell office:value-type="string">
            <text:p>Captain Planet and the Planeteers</text:p>
          </table:table-cell>
          <table:table-cell/>
          <table:table-cell office:value-type="string">
            <text:p>Chris Gray Enterprises</text:p>
          </table:table-cell>
          <table:table-cell office:value-type="string">
            <text:p>Mindscape</text:p>
          </table:table-cell>
          <table:table-cell office:value-type="string">
            <text:p>Mindscape</text:p>
          </table:table-cell>
          <table:table-cell table:style-name="ce4" office:value-type="string">
            <text:p>September 1991</text:p>
          </table:table-cell>
          <table:table-cell table:style-name="ce3" office:value-type="date" office:date-value="1992-08-20">
            <text:p>08/20/92</text:p>
          </table:table-cell>
          <table:table-cell table:number-columns-repeated="1016"/>
        </table:table-row>
        <table:table-row table:style-name="ro3">
          <table:table-cell office:value-type="float" office:value="120">
            <text:p>120</text:p>
          </table:table-cell>
          <table:table-cell office:value-type="string">
            <text:p>Captain Skyhawk</text:p>
          </table:table-cell>
          <table:table-cell/>
          <table:table-cell office:value-type="string">
            <text:p>Rare</text:p>
          </table:table-cell>
          <table:table-cell office:value-type="string">
            <text:p>Milton Bradley Company</text:p>
          </table:table-cell>
          <table:table-cell office:value-type="string">
            <text:p>Nintendo</text:p>
          </table:table-cell>
          <table:table-cell table:style-name="ce4" office:value-type="string">
            <text:p>June 1990</text:p>
          </table:table-cell>
          <table:table-cell table:style-name="ce3" office:value-type="date" office:date-value="1994-05-26">
            <text:p>05/26/94</text:p>
          </table:table-cell>
          <table:table-cell table:number-columns-repeated="1016"/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Casino Kid</text:p>
          </table:table-cell>
          <table:table-cell/>
          <table:table-cell table:number-columns-repeated="2" office:value-type="string">
            <text:p>SOFEL</text:p>
          </table:table-cell>
          <table:table-cell office:value-type="string">
            <text:p>Unreleased</text:p>
          </table:table-cell>
          <table:table-cell table:style-name="ce4" office:value-type="string">
            <text:p>October 1989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Casino Kid 2</text:p>
          </table:table-cell>
          <table:table-cell/>
          <table:table-cell table:number-columns-repeated="2" office:value-type="string">
            <text:p>SOFEL</text:p>
          </table:table-cell>
          <table:table-cell office:value-type="string">
            <text:p>Unreleased</text:p>
          </table:table-cell>
          <table:table-cell table:style-name="ce4" office:value-type="string">
            <text:p>April 1993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123">
            <text:p>123</text:p>
          </table:table-cell>
          <table:table-cell office:value-type="string">
            <text:p>Castelian</text:p>
          </table:table-cell>
          <table:table-cell/>
          <table:table-cell office:value-type="string">
            <text:p>Bits Studios</text:p>
          </table:table-cell>
          <table:table-cell office:value-type="string">
            <text:p>Triffix</text:p>
          </table:table-cell>
          <table:table-cell office:value-type="string">
            <text:p>Storm</text:p>
          </table:table-cell>
          <table:table-cell table:style-name="ce4" office:value-type="string">
            <text:p>June 1991</text:p>
          </table:table-cell>
          <table:table-cell table:style-name="ce4" office:value-type="float" office:value="1993">
            <text:p>1993</text:p>
          </table:table-cell>
          <table:table-cell table:number-columns-repeated="1016"/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Castle of Dragon</text:p>
          </table:table-cell>
          <table:table-cell/>
          <table:table-cell office:value-type="string">
            <text:p>Athena</text:p>
          </table:table-cell>
          <table:table-cell office:value-type="string">
            <text:p>SETA</text:p>
          </table:table-cell>
          <table:table-cell office:value-type="string">
            <text:p>Unreleased</text:p>
          </table:table-cell>
          <table:table-cell table:style-name="ce4" office:value-type="string">
            <text:p>June 1990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125">
            <text:p>125</text:p>
          </table:table-cell>
          <table:table-cell office:value-type="string">
            <text:p>Castlequest</text:p>
          </table:table-cell>
          <table:table-cell/>
          <table:table-cell office:value-type="string">
            <text:p>ASCII</text:p>
          </table:table-cell>
          <table:table-cell office:value-type="string">
            <text:p>Nexoft</text:p>
          </table:table-cell>
          <table:table-cell office:value-type="string">
            <text:p>Unreleased</text:p>
          </table:table-cell>
          <table:table-cell table:style-name="ce4" office:value-type="string">
            <text:p>September 1989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126">
            <text:p>126</text:p>
          </table:table-cell>
          <table:table-cell office:value-type="string">
            <text:p>Castlevania</text:p>
          </table:table-cell>
          <table:table-cell/>
          <table:table-cell office:value-type="string">
            <text:p>Konami</text:p>
          </table:table-cell>
          <table:table-cell office:value-type="string">
            <text:p>Konami</text:p>
          </table:table-cell>
          <table:table-cell office:value-type="string">
            <text:p>Konami</text:p>
          </table:table-cell>
          <table:table-cell table:style-name="ce4" office:value-type="string">
            <text:p>May 1987</text:p>
          </table:table-cell>
          <table:table-cell table:style-name="ce3" office:value-type="date" office:date-value="1988-12-19">
            <text:p>12/19/88</text:p>
          </table:table-cell>
          <table:table-cell table:number-columns-repeated="1016"/>
        </table:table-row>
        <table:table-row table:style-name="ro3">
          <table:table-cell office:value-type="float" office:value="127">
            <text:p>127</text:p>
          </table:table-cell>
          <table:table-cell office:value-type="string">
            <text:p>Castlevania II: Simon's Quest</text:p>
          </table:table-cell>
          <table:table-cell/>
          <table:table-cell office:value-type="string">
            <text:p>Konami</text:p>
          </table:table-cell>
          <table:table-cell office:value-type="string">
            <text:p>Konami</text:p>
          </table:table-cell>
          <table:table-cell office:value-type="string">
            <text:p>Konami</text:p>
          </table:table-cell>
          <table:table-cell table:style-name="ce4" office:value-type="string">
            <text:p>December 1988</text:p>
          </table:table-cell>
          <table:table-cell table:style-name="ce3" office:value-type="date" office:date-value="1990-04-27">
            <text:p>04/27/90</text:p>
          </table:table-cell>
          <table:table-cell table:number-columns-repeated="1016"/>
        </table:table-row>
        <table:table-row table:style-name="ro3">
          <table:table-cell office:value-type="float" office:value="128">
            <text:p>128</text:p>
          </table:table-cell>
          <table:table-cell office:value-type="string">
            <text:p>Castlevania III: Dracula's Curse</text:p>
          </table:table-cell>
          <table:table-cell/>
          <table:table-cell office:value-type="string">
            <text:p>Konami</text:p>
          </table:table-cell>
          <table:table-cell office:value-type="string">
            <text:p>Konami</text:p>
          </table:table-cell>
          <table:table-cell office:value-type="string">
            <text:p>Palcom Software</text:p>
          </table:table-cell>
          <table:table-cell table:style-name="ce4" office:value-type="string">
            <text:p>September 1990</text:p>
          </table:table-cell>
          <table:table-cell table:style-name="ce3" office:value-type="date" office:date-value="1992-12-10">
            <text:p>12/10/92</text:p>
          </table:table-cell>
          <table:table-cell table:number-columns-repeated="1016"/>
        </table:table-row>
        <table:table-row table:style-name="ro2">
          <table:table-cell office:value-type="float" office:value="129">
            <text:p>129</text:p>
          </table:table-cell>
          <table:table-cell office:value-type="string">
            <text:p>Caveman Games</text:p>
          </table:table-cell>
          <table:table-cell/>
          <table:table-cell office:value-type="string">
            <text:p>Painting by Numbers</text:p>
          </table:table-cell>
          <table:table-cell office:value-type="string">
            <text:p>Data East</text:p>
          </table:table-cell>
          <table:table-cell office:value-type="string">
            <text:p>Unreleased</text:p>
          </table:table-cell>
          <table:table-cell table:style-name="ce4" office:value-type="string">
            <text:p>October 1990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130">
            <text:p>130</text:p>
          </table:table-cell>
          <table:table-cell office:value-type="string">
            <text:p>Championship Bowling</text:p>
          </table:table-cell>
          <table:table-cell/>
          <table:table-cell office:value-type="string">
            <text:p>Athena</text:p>
          </table:table-cell>
          <table:table-cell office:value-type="string">
            <text:p>Romstar</text:p>
          </table:table-cell>
          <table:table-cell office:value-type="string">
            <text:p>Unreleased</text:p>
          </table:table-cell>
          <table:table-cell table:style-name="ce4" office:value-type="string">
            <text:p>December 1989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131">
            <text:p>131</text:p>
          </table:table-cell>
          <table:table-cell office:value-type="string">
            <text:p>Championship Pool</text:p>
          </table:table-cell>
          <table:table-cell/>
          <table:table-cell office:value-type="string">
            <text:p>Bitmasters</text:p>
          </table:table-cell>
          <table:table-cell office:value-type="string">
            <text:p>Mindscape</text:p>
          </table:table-cell>
          <table:table-cell office:value-type="string">
            <text:p>Unreleased</text:p>
          </table:table-cell>
          <table:table-cell table:style-name="ce4" office:value-type="string">
            <text:p>October 1993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Championship Rally</text:p>
          </table:table-cell>
          <table:table-cell/>
          <table:table-cell office:value-type="string">
            <text:p>Human Entertainment</text:p>
          </table:table-cell>
          <table:table-cell office:value-type="string">
            <text:p>Unreleased</text:p>
          </table:table-cell>
          <table:table-cell office:value-type="string">
            <text:p>HAL Laboratory</text:p>
          </table:table-cell>
          <table:table-cell table:style-name="ce4" office:value-type="string">
            <text:p>Unreleased</text:p>
          </table:table-cell>
          <table:table-cell table:style-name="ce4" office:value-type="float" office:value="1991">
            <text:p>1991</text:p>
          </table:table-cell>
          <table:table-cell table:number-columns-repeated="1016"/>
        </table:table-row>
        <table:table-row table:style-name="ro3">
          <table:table-cell office:value-type="float" office:value="133">
            <text:p>133</text:p>
          </table:table-cell>
          <table:table-cell office:value-type="string">
            <text:p>Chessmaster</text:p>
          </table:table-cell>
          <table:table-cell/>
          <table:table-cell office:value-type="string">
            <text:p>Software Toolworks</text:p>
          </table:table-cell>
          <table:table-cell office:value-type="string">
            <text:p>Hi Tech Expressions</text:p>
          </table:table-cell>
          <table:table-cell office:value-type="string">
            <text:p>Nintendo</text:p>
          </table:table-cell>
          <table:table-cell table:style-name="ce4" office:value-type="string">
            <text:p>January 1990</text:p>
          </table:table-cell>
          <table:table-cell table:style-name="ce3" office:value-type="date" office:date-value="1992-03-26">
            <text:p>03/26/92</text:p>
          </table:table-cell>
          <table:table-cell table:number-columns-repeated="1016"/>
        </table:table-row>
        <table:table-row table:style-name="ro3">
          <table:table-cell office:value-type="float" office:value="134">
            <text:p>134</text:p>
          </table:table-cell>
          <table:table-cell office:value-type="string">
            <text:p>Chip 'n Dale: Rescue Rangers</text:p>
          </table:table-cell>
          <table:table-cell/>
          <table:table-cell office:value-type="string">
            <text:p>Capcom</text:p>
          </table:table-cell>
          <table:table-cell office:value-type="string">
            <text:p>Capcom</text:p>
          </table:table-cell>
          <table:table-cell office:value-type="string">
            <text:p>Capcom</text:p>
          </table:table-cell>
          <table:table-cell table:style-name="ce4" office:value-type="string">
            <text:p>June 1990</text:p>
          </table:table-cell>
          <table:table-cell table:style-name="ce3" office:value-type="date" office:date-value="1991-12-12">
            <text:p>12/12/91</text:p>
          </table:table-cell>
          <table:table-cell table:number-columns-repeated="1016"/>
        </table:table-row>
        <table:table-row table:style-name="ro3">
          <table:table-cell office:value-type="float" office:value="135">
            <text:p>135</text:p>
          </table:table-cell>
          <table:table-cell office:value-type="string">
            <text:p>Chip 'n Dale: Rescue Rangers 2</text:p>
          </table:table-cell>
          <table:table-cell/>
          <table:table-cell office:value-type="string">
            <text:p>Make Software</text:p>
          </table:table-cell>
          <table:table-cell office:value-type="string">
            <text:p>Capcom</text:p>
          </table:table-cell>
          <table:table-cell office:value-type="string">
            <text:p>Capcom</text:p>
          </table:table-cell>
          <table:table-cell table:style-name="ce4" office:value-type="string">
            <text:p>January 1994</text:p>
          </table:table-cell>
          <table:table-cell table:style-name="ce3" office:value-type="date" office:date-value="1994-09-29">
            <text:p>09/29/94</text:p>
          </table:table-cell>
          <table:table-cell table:number-columns-repeated="1016"/>
        </table:table-row>
        <table:table-row table:style-name="ro3">
          <table:table-cell office:value-type="float" office:value="136">
            <text:p>136</text:p>
          </table:table-cell>
          <table:table-cell office:value-type="string">
            <text:p>Chubby Cherub</text:p>
          </table:table-cell>
          <table:table-cell/>
          <table:table-cell office:value-type="string">
            <text:p>TOSE</text:p>
          </table:table-cell>
          <table:table-cell office:value-type="string">
            <text:p>Bandai</text:p>
          </table:table-cell>
          <table:table-cell office:value-type="string">
            <text:p>Unreleased</text:p>
          </table:table-cell>
          <table:table-cell table:style-name="ce3" office:value-type="date" office:date-value="1986-10-29">
            <text:p>10/29/86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137">
            <text:p>137</text:p>
          </table:table-cell>
          <table:table-cell office:value-type="string">
            <text:p>Circus Caper</text:p>
          </table:table-cell>
          <table:table-cell/>
          <table:table-cell office:value-type="string">
            <text:p>Advance Communication Company</text:p>
          </table:table-cell>
          <table:table-cell office:value-type="string">
            <text:p>Toho</text:p>
          </table:table-cell>
          <table:table-cell office:value-type="string">
            <text:p>Unreleased</text:p>
          </table:table-cell>
          <table:table-cell table:style-name="ce4" office:value-type="string">
            <text:p>July 1990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138">
            <text:p>138</text:p>
          </table:table-cell>
          <table:table-cell office:value-type="string">
            <text:p>City Connection</text:p>
          </table:table-cell>
          <table:table-cell/>
          <table:table-cell office:value-type="string">
            <text:p>Jaleco</text:p>
          </table:table-cell>
          <table:table-cell office:value-type="string">
            <text:p>Jaleco</text:p>
          </table:table-cell>
          <table:table-cell office:value-type="string">
            <text:p>Jaleco</text:p>
          </table:table-cell>
          <table:table-cell table:style-name="ce4" office:value-type="string">
            <text:p>May 1988</text:p>
          </table:table-cell>
          <table:table-cell table:style-name="ce4" office:value-type="float" office:value="1988">
            <text:p>1988</text:p>
          </table:table-cell>
          <table:table-cell table:number-columns-repeated="1016"/>
        </table:table-row>
        <table:table-row table:style-name="ro3">
          <table:table-cell office:value-type="float" office:value="139">
            <text:p>139</text:p>
          </table:table-cell>
          <table:table-cell office:value-type="string">
            <text:p>Clash at Demonhead</text:p>
          </table:table-cell>
          <table:table-cell/>
          <table:table-cell office:value-type="string">
            <text:p>Vic Tokai</text:p>
          </table:table-cell>
          <table:table-cell office:value-type="string">
            <text:p>Vic Tokai</text:p>
          </table:table-cell>
          <table:table-cell office:value-type="string">
            <text:p>Unreleased</text:p>
          </table:table-cell>
          <table:table-cell table:style-name="ce4" office:value-type="string">
            <text:p>January 1990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140">
            <text:p>140</text:p>
          </table:table-cell>
          <table:table-cell office:value-type="string">
            <text:p>Classic Concentration</text:p>
          </table:table-cell>
          <table:table-cell/>
          <table:table-cell office:value-type="string">
            <text:p>Softie</text:p>
          </table:table-cell>
          <table:table-cell office:value-type="string">
            <text:p>GameTek</text:p>
          </table:table-cell>
          <table:table-cell office:value-type="string">
            <text:p>Unreleased</text:p>
          </table:table-cell>
          <table:table-cell table:style-name="ce4" office:value-type="string">
            <text:p>September 1990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141">
            <text:p>141</text:p>
          </table:table-cell>
          <table:table-cell office:value-type="string">
            <text:p>Cliffhanger</text:p>
          </table:table-cell>
          <table:table-cell/>
          <table:table-cell office:value-type="string">
            <text:p>Spidersoft</text:p>
          </table:table-cell>
          <table:table-cell office:value-type="string">
            <text:p>Sony Imagesoft</text:p>
          </table:table-cell>
          <table:table-cell office:value-type="string">
            <text:p>Unreleased</text:p>
          </table:table-cell>
          <table:table-cell table:style-name="ce4" office:value-type="string">
            <text:p>November 1993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142">
            <text:p>142</text:p>
          </table:table-cell>
          <table:table-cell office:value-type="string">
            <text:p>Clu Clu Land</text:p>
          </table:table-cell>
          <table:table-cell/>
          <table:table-cell office:value-type="string">
            <text:p>Nintendo Research &amp; Development 1</text:p>
          </table:table-cell>
          <table:table-cell table:number-columns-repeated="2" office:value-type="string">
            <text:p>Nintendo</text:p>
          </table:table-cell>
          <table:table-cell table:style-name="ce3" office:value-type="date" office:date-value="1985-10-18">
            <text:p>10/18/85</text:p>
          </table:table-cell>
          <table:table-cell table:style-name="ce3" office:value-type="date" office:date-value="1987-02-15">
            <text:p>02/15/87</text:p>
          </table:table-cell>
          <table:table-cell table:number-columns-repeated="1016"/>
        </table:table-row>
        <table:table-row table:style-name="ro2">
          <table:table-cell office:value-type="float" office:value="143">
            <text:p>143</text:p>
          </table:table-cell>
          <table:table-cell office:value-type="string">
            <text:p>Cobra Command</text:p>
          </table:table-cell>
          <table:table-cell/>
          <table:table-cell table:number-columns-repeated="2" office:value-type="string">
            <text:p>Data East</text:p>
          </table:table-cell>
          <table:table-cell office:value-type="string">
            <text:p>Unreleased</text:p>
          </table:table-cell>
          <table:table-cell table:style-name="ce4" office:value-type="string">
            <text:p>November 1988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Cobra Triangle</text:p>
          </table:table-cell>
          <table:table-cell/>
          <table:table-cell office:value-type="string">
            <text:p>Rare</text:p>
          </table:table-cell>
          <table:table-cell table:number-columns-repeated="2" office:value-type="string">
            <text:p>Nintendo</text:p>
          </table:table-cell>
          <table:table-cell table:style-name="ce4" office:value-type="string">
            <text:p>July 1989</text:p>
          </table:table-cell>
          <table:table-cell table:style-name="ce3" office:value-type="date" office:date-value="1989-10-25">
            <text:p>10/25/89</text:p>
          </table:table-cell>
          <table:table-cell table:number-columns-repeated="1016"/>
        </table:table-row>
        <table:table-row table:style-name="ro3">
          <table:table-cell office:value-type="float" office:value="145">
            <text:p>145</text:p>
          </table:table-cell>
          <table:table-cell office:value-type="string">
            <text:p>Code Name: Viper</text:p>
          </table:table-cell>
          <table:table-cell/>
          <table:table-cell office:value-type="string">
            <text:p>Arc System Works, Capcom</text:p>
          </table:table-cell>
          <table:table-cell office:value-type="string">
            <text:p>Capcom</text:p>
          </table:table-cell>
          <table:table-cell office:value-type="string">
            <text:p>Unreleased</text:p>
          </table:table-cell>
          <table:table-cell table:style-name="ce4" office:value-type="string">
            <text:p>March 1990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146">
            <text:p>146</text:p>
          </table:table-cell>
          <table:table-cell office:value-type="string">
            <text:p>Color a Dinosaur</text:p>
          </table:table-cell>
          <table:table-cell/>
          <table:table-cell office:value-type="string">
            <text:p>FarSight Studios</text:p>
          </table:table-cell>
          <table:table-cell office:value-type="string">
            <text:p>Virgin Interactive</text:p>
          </table:table-cell>
          <table:table-cell office:value-type="string">
            <text:p>Unreleased</text:p>
          </table:table-cell>
          <table:table-cell table:style-name="ce4" office:value-type="string">
            <text:p>July 1993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147">
            <text:p>147</text:p>
          </table:table-cell>
          <table:table-cell office:value-type="string">
            <text:p>Commando</text:p>
          </table:table-cell>
          <table:table-cell/>
          <table:table-cell office:value-type="string">
            <text:p>Capcom</text:p>
          </table:table-cell>
          <table:table-cell office:value-type="string">
            <text:p>Capcom</text:p>
          </table:table-cell>
          <table:table-cell office:value-type="string">
            <text:p>Unreleased</text:p>
          </table:table-cell>
          <table:table-cell table:style-name="ce4" office:value-type="string">
            <text:p>November 1986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148">
            <text:p>148</text:p>
          </table:table-cell>
          <table:table-cell office:value-type="string">
            <text:p>Conan: The Mysteries of Time</text:p>
          </table:table-cell>
          <table:table-cell/>
          <table:table-cell office:value-type="string">
            <text:p>Eastridge Technology</text:p>
          </table:table-cell>
          <table:table-cell office:value-type="string">
            <text:p>Mindscape</text:p>
          </table:table-cell>
          <table:table-cell office:value-type="string">
            <text:p>Unreleased</text:p>
          </table:table-cell>
          <table:table-cell table:style-name="ce4" office:value-type="string">
            <text:p>February 1991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149">
            <text:p>149</text:p>
          </table:table-cell>
          <table:table-cell office:value-type="string">
            <text:p>Conflict</text:p>
          </table:table-cell>
          <table:table-cell/>
          <table:table-cell office:value-type="string">
            <text:p>Vic Tokai</text:p>
          </table:table-cell>
          <table:table-cell office:value-type="string">
            <text:p>Vic Tokai</text:p>
          </table:table-cell>
          <table:table-cell office:value-type="string">
            <text:p>Unreleased</text:p>
          </table:table-cell>
          <table:table-cell table:style-name="ce4" office:value-type="string">
            <text:p>March 1990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150">
            <text:p>150</text:p>
          </table:table-cell>
          <table:table-cell office:value-type="string">
            <text:p>Conquest of the Crystal Palace</text:p>
          </table:table-cell>
          <table:table-cell/>
          <table:table-cell office:value-type="string">
            <text:p>Quest</text:p>
          </table:table-cell>
          <table:table-cell office:value-type="string">
            <text:p>Asmik</text:p>
          </table:table-cell>
          <table:table-cell office:value-type="string">
            <text:p>Unreleased</text:p>
          </table:table-cell>
          <table:table-cell table:style-name="ce4" office:value-type="string">
            <text:p>November 1990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151">
            <text:p>151</text:p>
          </table:table-cell>
          <table:table-cell office:value-type="string">
            <text:p>Contra (NA)</text:p>
          </table:table-cell>
          <table:table-cell/>
          <table:table-cell office:value-type="string">
            <text:p>Konami</text:p>
          </table:table-cell>
          <table:table-cell office:value-type="string">
            <text:p>Konami</text:p>
          </table:table-cell>
          <table:table-cell office:value-type="string">
            <text:p>Konami</text:p>
          </table:table-cell>
          <table:table-cell table:style-name="ce4" office:value-type="string">
            <text:p>February 1988</text:p>
          </table:table-cell>
          <table:table-cell table:style-name="ce3" office:value-type="date" office:date-value="1990-12-28">
            <text:p>12/28/90</text:p>
          </table:table-cell>
          <table:table-cell table:number-columns-repeated="1016"/>
        </table:table-row>
        <table:table-row table:style-name="ro3">
          <table:table-cell office:value-type="float" office:value="153">
            <text:p>153</text:p>
          </table:table-cell>
          <table:table-cell office:value-type="string">
            <text:p>Contra Force</text:p>
          </table:table-cell>
          <table:table-cell/>
          <table:table-cell office:value-type="string">
            <text:p>Konami</text:p>
          </table:table-cell>
          <table:table-cell office:value-type="string">
            <text:p>Konami</text:p>
          </table:table-cell>
          <table:table-cell office:value-type="string">
            <text:p>Unreleased</text:p>
          </table:table-cell>
          <table:table-cell table:style-name="ce4" office:value-type="string">
            <text:p>September 1992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Cool World</text:p>
          </table:table-cell>
          <table:table-cell/>
          <table:table-cell table:number-columns-repeated="2" office:value-type="string">
            <text:p>Ocean Software</text:p>
          </table:table-cell>
          <table:table-cell office:value-type="string">
            <text:p>Unreleased</text:p>
          </table:table-cell>
          <table:table-cell table:style-name="ce4" office:value-type="string">
            <text:p>June 1993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35">
            <text:p>35</text:p>
          </table:table-cell>
          <table:table-cell office:value-type="string">
            <text:p>Corvette ZR-1 Challenge (EU)</text:p>
          </table:table-cell>
          <table:table-cell office:value-type="string">
            <text:p>Alex Demeo's Race America (NA)</text:p>
          </table:table-cell>
          <table:table-cell office:value-type="string">
            <text:p>Imagineering</text:p>
          </table:table-cell>
          <table:table-cell office:value-type="string">
            <text:p>Absolute Entertainment</text:p>
          </table:table-cell>
          <table:table-cell office:value-type="string">
            <text:p>Milton Bradley Company</text:p>
          </table:table-cell>
          <table:table-cell table:style-name="ce4" office:value-type="string">
            <text:p>May 1992</text:p>
          </table:table-cell>
          <table:table-cell table:style-name="ce4" office:value-type="float" office:value="1990">
            <text:p>1990</text:p>
          </table:table-cell>
          <table:table-cell table:number-columns-repeated="1016"/>
        </table:table-row>
        <table:table-row table:style-name="ro3">
          <table:table-cell office:value-type="float" office:value="155">
            <text:p>155</text:p>
          </table:table-cell>
          <table:table-cell office:value-type="string">
            <text:p>Cowboy Kid</text:p>
          </table:table-cell>
          <table:table-cell/>
          <table:table-cell office:value-type="string">
            <text:p>Pixel</text:p>
          </table:table-cell>
          <table:table-cell office:value-type="string">
            <text:p>Romstar</text:p>
          </table:table-cell>
          <table:table-cell office:value-type="string">
            <text:p>Unreleased</text:p>
          </table:table-cell>
          <table:table-cell table:style-name="ce4" office:value-type="string">
            <text:p>January 1992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156">
            <text:p>156</text:p>
          </table:table-cell>
          <table:table-cell office:value-type="string">
            <text:p>Crackout</text:p>
          </table:table-cell>
          <table:table-cell/>
          <table:table-cell office:value-type="string">
            <text:p>Konami</text:p>
          </table:table-cell>
          <table:table-cell office:value-type="string">
            <text:p>Unreleased</text:p>
          </table:table-cell>
          <table:table-cell office:value-type="string">
            <text:p>Palcom Software</text:p>
          </table:table-cell>
          <table:table-cell table:style-name="ce4" office:value-type="string">
            <text:p>Unreleased</text:p>
          </table:table-cell>
          <table:table-cell table:style-name="ce4" office:value-type="float" office:value="1991">
            <text:p>1991</text:p>
          </table:table-cell>
          <table:table-cell table:number-columns-repeated="1016"/>
        </table:table-row>
        <table:table-row table:style-name="ro3">
          <table:table-cell office:value-type="float" office:value="157">
            <text:p>157</text:p>
          </table:table-cell>
          <table:table-cell office:value-type="string">
            <text:p>Crash 'n the Boys: Street Challenge</text:p>
          </table:table-cell>
          <table:table-cell/>
          <table:table-cell office:value-type="string">
            <text:p>Technōs Japan</text:p>
          </table:table-cell>
          <table:table-cell office:value-type="string">
            <text:p>Technōs Japan</text:p>
          </table:table-cell>
          <table:table-cell office:value-type="string">
            <text:p>Unreleased</text:p>
          </table:table-cell>
          <table:table-cell table:style-name="ce4" office:value-type="string">
            <text:p>October 1992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158">
            <text:p>158</text:p>
          </table:table-cell>
          <table:table-cell office:value-type="string">
            <text:p>Crystalis</text:p>
          </table:table-cell>
          <table:table-cell/>
          <table:table-cell table:number-columns-repeated="2" office:value-type="string">
            <text:p>SNK</text:p>
          </table:table-cell>
          <table:table-cell office:value-type="string">
            <text:p>Unreleased</text:p>
          </table:table-cell>
          <table:table-cell table:style-name="ce4" office:value-type="string">
            <text:p>July 1990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159">
            <text:p>159</text:p>
          </table:table-cell>
          <table:table-cell office:value-type="string">
            <text:p>Cyberball</text:p>
          </table:table-cell>
          <table:table-cell/>
          <table:table-cell office:value-type="string">
            <text:p>Richard Seaborne</text:p>
          </table:table-cell>
          <table:table-cell office:value-type="string">
            <text:p>Jaleco</text:p>
          </table:table-cell>
          <table:table-cell office:value-type="string">
            <text:p>Unreleased</text:p>
          </table:table-cell>
          <table:table-cell table:style-name="ce4" office:value-type="string">
            <text:p>January 1992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160">
            <text:p>160</text:p>
          </table:table-cell>
          <table:table-cell office:value-type="string">
            <text:p>Cybernoid: The Fighting Machine</text:p>
          </table:table-cell>
          <table:table-cell/>
          <table:table-cell office:value-type="string">
            <text:p>Raffaele Cecco</text:p>
          </table:table-cell>
          <table:table-cell office:value-type="string">
            <text:p>Acclaim Entertainment</text:p>
          </table:table-cell>
          <table:table-cell office:value-type="string">
            <text:p>Unreleased</text:p>
          </table:table-cell>
          <table:table-cell table:style-name="ce4" office:value-type="string">
            <text:p>December 1989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161">
            <text:p>161</text:p>
          </table:table-cell>
          <table:table-cell office:value-type="string">
            <text:p>Dance Aerobics</text:p>
          </table:table-cell>
          <table:table-cell/>
          <table:table-cell office:value-type="string">
            <text:p>Human Entertainment</text:p>
          </table:table-cell>
          <table:table-cell office:value-type="string">
            <text:p>Nintendo</text:p>
          </table:table-cell>
          <table:table-cell office:value-type="string">
            <text:p>Unreleased</text:p>
          </table:table-cell>
          <table:table-cell table:style-name="ce4" office:value-type="string">
            <text:p>March 1989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162">
            <text:p>162</text:p>
          </table:table-cell>
          <table:table-cell office:value-type="string">
            <text:p>Danny Sullivan's Indy Heat</text:p>
          </table:table-cell>
          <table:table-cell/>
          <table:table-cell office:value-type="string">
            <text:p>Rare</text:p>
          </table:table-cell>
          <table:table-cell office:value-type="string">
            <text:p>Tradewest</text:p>
          </table:table-cell>
          <table:table-cell office:value-type="string">
            <text:p>Tradewest</text:p>
          </table:table-cell>
          <table:table-cell table:style-name="ce4" office:value-type="string">
            <text:p>August 1992</text:p>
          </table:table-cell>
          <table:table-cell table:style-name="ce4" office:value-type="float" office:value="1992">
            <text:p>1992</text:p>
          </table:table-cell>
          <table:table-cell table:number-columns-repeated="1016"/>
        </table:table-row>
        <table:table-row table:style-name="ro3">
          <table:table-cell office:value-type="float" office:value="163">
            <text:p>163</text:p>
          </table:table-cell>
          <table:table-cell office:value-type="string">
            <text:p>Darkman</text:p>
          </table:table-cell>
          <table:table-cell/>
          <table:table-cell office:value-type="string">
            <text:p>Painting by Numbers</text:p>
          </table:table-cell>
          <table:table-cell table:number-columns-repeated="2" office:value-type="string">
            <text:p>Ocean Software</text:p>
          </table:table-cell>
          <table:table-cell table:style-name="ce4" office:value-type="string">
            <text:p>October 1991</text:p>
          </table:table-cell>
          <table:table-cell table:style-name="ce4" office:value-type="float" office:value="1991">
            <text:p>1991</text:p>
          </table:table-cell>
          <table:table-cell table:number-columns-repeated="1016"/>
        </table:table-row>
        <table:table-row table:style-name="ro2">
          <table:table-cell office:value-type="float" office:value="164">
            <text:p>164</text:p>
          </table:table-cell>
          <table:table-cell office:value-type="string">
            <text:p>Dash Galaxy in the Alien Asylum</text:p>
          </table:table-cell>
          <table:table-cell/>
          <table:table-cell office:value-type="string">
            <text:p>Beam Software</text:p>
          </table:table-cell>
          <table:table-cell office:value-type="string">
            <text:p>Data East</text:p>
          </table:table-cell>
          <table:table-cell office:value-type="string">
            <text:p>Unreleased</text:p>
          </table:table-cell>
          <table:table-cell table:style-name="ce4" office:value-type="string">
            <text:p>February 1990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165">
            <text:p>165</text:p>
          </table:table-cell>
          <table:table-cell office:value-type="string">
            <text:p>Day Dreamin' Davey</text:p>
          </table:table-cell>
          <table:table-cell/>
          <table:table-cell office:value-type="string">
            <text:p>Sculptured Software</text:p>
          </table:table-cell>
          <table:table-cell office:value-type="string">
            <text:p>HAL America</text:p>
          </table:table-cell>
          <table:table-cell office:value-type="string">
            <text:p>Unreleased</text:p>
          </table:table-cell>
          <table:table-cell table:style-name="ce4" office:value-type="string">
            <text:p>June 1992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166">
            <text:p>166</text:p>
          </table:table-cell>
          <table:table-cell office:value-type="string">
            <text:p>Days of Thunder</text:p>
          </table:table-cell>
          <table:table-cell/>
          <table:table-cell office:value-type="string">
            <text:p>Beam Software</text:p>
          </table:table-cell>
          <table:table-cell office:value-type="string">
            <text:p>Mindscape</text:p>
          </table:table-cell>
          <table:table-cell office:value-type="string">
            <text:p>Mindscape</text:p>
          </table:table-cell>
          <table:table-cell table:style-name="ce4" office:value-type="string">
            <text:p>October 1990</text:p>
          </table:table-cell>
          <table:table-cell table:style-name="ce3" office:value-type="date" office:date-value="1991-04-25">
            <text:p>04/25/91</text:p>
          </table:table-cell>
          <table:table-cell table:number-columns-repeated="1016"/>
        </table:table-row>
        <table:table-row table:style-name="ro3">
          <table:table-cell office:value-type="float" office:value="167">
            <text:p>167</text:p>
          </table:table-cell>
          <table:table-cell office:value-type="string">
            <text:p>Deadly Towers</text:p>
          </table:table-cell>
          <table:table-cell/>
          <table:table-cell office:value-type="string">
            <text:p>Lenar, Tamtex</text:p>
          </table:table-cell>
          <table:table-cell office:value-type="string">
            <text:p>Brøderbund</text:p>
          </table:table-cell>
          <table:table-cell office:value-type="string">
            <text:p>Unreleased</text:p>
          </table:table-cell>
          <table:table-cell table:style-name="ce4" office:value-type="string">
            <text:p>September 1987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168">
            <text:p>168</text:p>
          </table:table-cell>
          <table:table-cell office:value-type="string">
            <text:p>Defender II</text:p>
          </table:table-cell>
          <table:table-cell/>
          <table:table-cell office:value-type="string">
            <text:p>Vid Kidz</text:p>
          </table:table-cell>
          <table:table-cell office:value-type="string">
            <text:p>HAL America</text:p>
          </table:table-cell>
          <table:table-cell office:value-type="string">
            <text:p>Unreleased</text:p>
          </table:table-cell>
          <table:table-cell table:style-name="ce4" office:value-type="string">
            <text:p>July 1988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169">
            <text:p>169</text:p>
          </table:table-cell>
          <table:table-cell office:value-type="string">
            <text:p>Defender of the Crown</text:p>
          </table:table-cell>
          <table:table-cell/>
          <table:table-cell office:value-type="string">
            <text:p>Beam Software</text:p>
          </table:table-cell>
          <table:table-cell office:value-type="string">
            <text:p>Ultra Games</text:p>
          </table:table-cell>
          <table:table-cell office:value-type="string">
            <text:p>Palcom Software</text:p>
          </table:table-cell>
          <table:table-cell table:style-name="ce4" office:value-type="string">
            <text:p>July 1989</text:p>
          </table:table-cell>
          <table:table-cell table:style-name="ce3" office:value-type="date" office:date-value="1991-07-25">
            <text:p>07/25/91</text:p>
          </table:table-cell>
          <table:table-cell table:number-columns-repeated="1016"/>
        </table:table-row>
        <table:table-row table:style-name="ro3">
          <table:table-cell office:value-type="float" office:value="170">
            <text:p>170</text:p>
          </table:table-cell>
          <table:table-cell office:value-type="string">
            <text:p>Defenders of Dynatron City</text:p>
          </table:table-cell>
          <table:table-cell/>
          <table:table-cell office:value-type="string">
            <text:p>Lucasfilm Games</text:p>
          </table:table-cell>
          <table:table-cell office:value-type="string">
            <text:p>JVC Musical Industries</text:p>
          </table:table-cell>
          <table:table-cell office:value-type="string">
            <text:p>Unreleased</text:p>
          </table:table-cell>
          <table:table-cell table:style-name="ce4" office:value-type="string">
            <text:p>July 1992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171">
            <text:p>171</text:p>
          </table:table-cell>
          <table:table-cell office:value-type="string">
            <text:p>Déjà Vu</text:p>
          </table:table-cell>
          <table:table-cell/>
          <table:table-cell office:value-type="string">
            <text:p>Kemco</text:p>
          </table:table-cell>
          <table:table-cell office:value-type="string">
            <text:p>Kemco*Seika</text:p>
          </table:table-cell>
          <table:table-cell office:value-type="string">
            <text:p>Kemco</text:p>
          </table:table-cell>
          <table:table-cell table:style-name="ce4" office:value-type="string">
            <text:p>December 1990</text:p>
          </table:table-cell>
          <table:table-cell table:style-name="ce3" office:value-type="date" office:date-value="1992-09-24">
            <text:p>09/24/92</text:p>
          </table:table-cell>
          <table:table-cell table:number-columns-repeated="1016"/>
        </table:table-row>
        <table:table-row table:style-name="ro3">
          <table:table-cell office:value-type="float" office:value="172">
            <text:p>172</text:p>
          </table:table-cell>
          <table:table-cell office:value-type="string">
            <text:p>Demon Sword</text:p>
          </table:table-cell>
          <table:table-cell/>
          <table:table-cell office:value-type="string">
            <text:p>TOSE</text:p>
          </table:table-cell>
          <table:table-cell office:value-type="string">
            <text:p>Taito</text:p>
          </table:table-cell>
          <table:table-cell office:value-type="string">
            <text:p>Unreleased</text:p>
          </table:table-cell>
          <table:table-cell table:style-name="ce4" office:value-type="string">
            <text:p>January 1990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173">
            <text:p>173</text:p>
          </table:table-cell>
          <table:table-cell office:value-type="string">
            <text:p>Desert Commander</text:p>
          </table:table-cell>
          <table:table-cell/>
          <table:table-cell office:value-type="string">
            <text:p>Kemco</text:p>
          </table:table-cell>
          <table:table-cell office:value-type="string">
            <text:p>Kemco*Seika</text:p>
          </table:table-cell>
          <table:table-cell office:value-type="string">
            <text:p>Unreleased</text:p>
          </table:table-cell>
          <table:table-cell table:style-name="ce4" office:value-type="string">
            <text:p>June 1989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174">
            <text:p>174</text:p>
          </table:table-cell>
          <table:table-cell office:value-type="string">
            <text:p>Destination Earthstar</text:p>
          </table:table-cell>
          <table:table-cell/>
          <table:table-cell office:value-type="string">
            <text:p>Imagineering</text:p>
          </table:table-cell>
          <table:table-cell office:value-type="string">
            <text:p>Acclaim Entertainment</text:p>
          </table:table-cell>
          <table:table-cell office:value-type="string">
            <text:p>Unreleased</text:p>
          </table:table-cell>
          <table:table-cell table:style-name="ce4" office:value-type="string">
            <text:p>February 1990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175">
            <text:p>175</text:p>
          </table:table-cell>
          <table:table-cell office:value-type="string">
            <text:p>Destiny of an Emperor</text:p>
          </table:table-cell>
          <table:table-cell/>
          <table:table-cell office:value-type="string">
            <text:p>Capcom</text:p>
          </table:table-cell>
          <table:table-cell office:value-type="string">
            <text:p>Capcom</text:p>
          </table:table-cell>
          <table:table-cell office:value-type="string">
            <text:p>Unreleased</text:p>
          </table:table-cell>
          <table:table-cell table:style-name="ce4" office:value-type="string">
            <text:p>September 1990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176">
            <text:p>176</text:p>
          </table:table-cell>
          <table:table-cell office:value-type="string">
            <text:p>Devil World</text:p>
          </table:table-cell>
          <table:table-cell/>
          <table:table-cell office:value-type="string">
            <text:p>Nintendo Research &amp; Development 1</text:p>
          </table:table-cell>
          <table:table-cell office:value-type="string">
            <text:p>Unreleased</text:p>
          </table:table-cell>
          <table:table-cell office:value-type="string">
            <text:p>Nintendo</text:p>
          </table:table-cell>
          <table:table-cell table:style-name="ce4" office:value-type="string">
            <text:p>Unreleased</text:p>
          </table:table-cell>
          <table:table-cell table:style-name="ce3" office:value-type="date" office:date-value="1987-07-15">
            <text:p>07/15/87</text:p>
          </table:table-cell>
          <table:table-cell table:number-columns-repeated="1016"/>
        </table:table-row>
        <table:table-row table:style-name="ro3">
          <table:table-cell office:value-type="float" office:value="177">
            <text:p>177</text:p>
          </table:table-cell>
          <table:table-cell office:value-type="string">
            <text:p>Dick Tracy</text:p>
          </table:table-cell>
          <table:table-cell/>
          <table:table-cell office:value-type="string">
            <text:p>Realtime Associates</text:p>
          </table:table-cell>
          <table:table-cell office:value-type="string">
            <text:p>Bandai</text:p>
          </table:table-cell>
          <table:table-cell office:value-type="string">
            <text:p>Unreleased</text:p>
          </table:table-cell>
          <table:table-cell table:style-name="ce4" office:value-type="string">
            <text:p>August 1990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178">
            <text:p>178</text:p>
          </table:table-cell>
          <table:table-cell office:value-type="string">
            <text:p>Die Hard</text:p>
          </table:table-cell>
          <table:table-cell/>
          <table:table-cell office:value-type="string">
            <text:p>Pack-In-Video</text:p>
          </table:table-cell>
          <table:table-cell office:value-type="string">
            <text:p>Activision</text:p>
          </table:table-cell>
          <table:table-cell office:value-type="string">
            <text:p>Activision</text:p>
          </table:table-cell>
          <table:table-cell table:number-columns-repeated="2" table:style-name="ce4" office:value-type="string">
            <text:p>January 1992</text:p>
          </table:table-cell>
          <table:table-cell table:number-columns-repeated="1016"/>
        </table:table-row>
        <table:table-row table:style-name="ro3">
          <table:table-cell office:value-type="float" office:value="179">
            <text:p>179</text:p>
          </table:table-cell>
          <table:table-cell office:value-type="string">
            <text:p>Dig Dug II: Trouble in Paradise</text:p>
          </table:table-cell>
          <table:table-cell/>
          <table:table-cell office:value-type="string">
            <text:p>Namco</text:p>
          </table:table-cell>
          <table:table-cell office:value-type="string">
            <text:p>Bandai</text:p>
          </table:table-cell>
          <table:table-cell office:value-type="string">
            <text:p>Unreleased</text:p>
          </table:table-cell>
          <table:table-cell table:style-name="ce4" office:value-type="string">
            <text:p>December 1989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180">
            <text:p>180</text:p>
          </table:table-cell>
          <table:table-cell office:value-type="string">
            <text:p>Digger T. Rock: Legend of the Lost City</text:p>
          </table:table-cell>
          <table:table-cell/>
          <table:table-cell office:value-type="string">
            <text:p>Rare</text:p>
          </table:table-cell>
          <table:table-cell table:number-columns-repeated="2" office:value-type="string">
            <text:p>Milton Bradley Company</text:p>
          </table:table-cell>
          <table:table-cell table:style-name="ce4" office:value-type="string">
            <text:p>December 1990</text:p>
          </table:table-cell>
          <table:table-cell table:style-name="ce4" office:value-type="float" office:value="1991">
            <text:p>1991</text:p>
          </table:table-cell>
          <table:table-cell table:number-columns-repeated="1016"/>
        </table:table-row>
        <table:table-row table:style-name="ro3">
          <table:table-cell office:value-type="float" office:value="181">
            <text:p>181</text:p>
          </table:table-cell>
          <table:table-cell office:value-type="string">
            <text:p>Dirty Harry</text:p>
          </table:table-cell>
          <table:table-cell/>
          <table:table-cell office:value-type="string">
            <text:p>Gray Matter Inc.</text:p>
          </table:table-cell>
          <table:table-cell office:value-type="string">
            <text:p>Mindscape</text:p>
          </table:table-cell>
          <table:table-cell office:value-type="string">
            <text:p>Unreleased</text:p>
          </table:table-cell>
          <table:table-cell table:style-name="ce4" office:value-type="string">
            <text:p>December 1990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182">
            <text:p>182</text:p>
          </table:table-cell>
          <table:table-cell office:value-type="string">
            <text:p>Disney's Aladdin</text:p>
          </table:table-cell>
          <table:table-cell/>
          <table:table-cell office:value-type="string">
            <text:p>NMS Software</text:p>
          </table:table-cell>
          <table:table-cell office:value-type="string">
            <text:p>Unreleased</text:p>
          </table:table-cell>
          <table:table-cell office:value-type="string">
            <text:p>Virgin Interactive</text:p>
          </table:table-cell>
          <table:table-cell table:style-name="ce4" office:value-type="string">
            <text:p>Unreleased</text:p>
          </table:table-cell>
          <table:table-cell table:style-name="ce3" office:value-type="date" office:date-value="1994-12-31">
            <text:p>12/31/94</text:p>
          </table:table-cell>
          <table:table-cell table:number-columns-repeated="1016"/>
        </table:table-row>
        <table:table-row table:style-name="ro2">
          <table:table-cell office:value-type="float" office:value="183">
            <text:p>183</text:p>
          </table:table-cell>
          <table:table-cell office:value-type="string">
            <text:p>Disney's Beauty and the Beast</text:p>
          </table:table-cell>
          <table:table-cell/>
          <table:table-cell office:value-type="string">
            <text:p>Probe Software</text:p>
          </table:table-cell>
          <table:table-cell office:value-type="string">
            <text:p>Unreleased</text:p>
          </table:table-cell>
          <table:table-cell office:value-type="string">
            <text:p>Hudson Soft</text:p>
          </table:table-cell>
          <table:table-cell table:style-name="ce4" office:value-type="string">
            <text:p>Unreleased</text:p>
          </table:table-cell>
          <table:table-cell table:style-name="ce4" office:value-type="float" office:value="1994">
            <text:p>1994</text:p>
          </table:table-cell>
          <table:table-cell table:number-columns-repeated="1016"/>
        </table:table-row>
        <table:table-row table:style-name="ro3">
          <table:table-cell office:value-type="float" office:value="184">
            <text:p>184</text:p>
          </table:table-cell>
          <table:table-cell office:value-type="string">
            <text:p>Disney's Darkwing Duck</text:p>
          </table:table-cell>
          <table:table-cell/>
          <table:table-cell office:value-type="string">
            <text:p>Capcom</text:p>
          </table:table-cell>
          <table:table-cell office:value-type="string">
            <text:p>Capcom</text:p>
          </table:table-cell>
          <table:table-cell office:value-type="string">
            <text:p>Capcom</text:p>
          </table:table-cell>
          <table:table-cell table:style-name="ce4" office:value-type="string">
            <text:p>June 1992</text:p>
          </table:table-cell>
          <table:table-cell table:style-name="ce3" office:value-type="date" office:date-value="1993-12-09">
            <text:p>12/09/93</text:p>
          </table:table-cell>
          <table:table-cell table:number-columns-repeated="1016"/>
        </table:table-row>
        <table:table-row table:style-name="ro3">
          <table:table-cell office:value-type="float" office:value="185">
            <text:p>185</text:p>
          </table:table-cell>
          <table:table-cell office:value-type="string">
            <text:p>Disney's The Jungle Book</text:p>
          </table:table-cell>
          <table:table-cell/>
          <table:table-cell office:value-type="string">
            <text:p>Eurocom, Virgin Interactive</text:p>
          </table:table-cell>
          <table:table-cell table:number-columns-repeated="2" office:value-type="string">
            <text:p>Virgin Interactive</text:p>
          </table:table-cell>
          <table:table-cell table:style-name="ce4" office:value-type="string">
            <text:p>August 1994</text:p>
          </table:table-cell>
          <table:table-cell table:style-name="ce3" office:value-type="date" office:date-value="1994-08-25">
            <text:p>08/25/94</text:p>
          </table:table-cell>
          <table:table-cell table:number-columns-repeated="1016"/>
        </table:table-row>
        <table:table-row table:style-name="ro2">
          <table:table-cell office:value-type="float" office:value="186">
            <text:p>186</text:p>
          </table:table-cell>
          <table:table-cell office:value-type="string">
            <text:p>Disney's The Lion King</text:p>
          </table:table-cell>
          <table:table-cell/>
          <table:table-cell office:value-type="string">
            <text:p>Dark Technologies</text:p>
          </table:table-cell>
          <table:table-cell office:value-type="string">
            <text:p>Unreleased</text:p>
          </table:table-cell>
          <table:table-cell office:value-type="string">
            <text:p>Virgin Interactive</text:p>
          </table:table-cell>
          <table:table-cell table:style-name="ce4" office:value-type="string">
            <text:p>Unreleased</text:p>
          </table:table-cell>
          <table:table-cell table:style-name="ce3" office:value-type="date" office:date-value="1995-05-25">
            <text:p>05/25/95</text:p>
          </table:table-cell>
          <table:table-cell table:number-columns-repeated="1016"/>
        </table:table-row>
        <table:table-row table:style-name="ro3">
          <table:table-cell office:value-type="float" office:value="187">
            <text:p>187</text:p>
          </table:table-cell>
          <table:table-cell office:value-type="string">
            <text:p>Disney's The Little Mermaid</text:p>
          </table:table-cell>
          <table:table-cell/>
          <table:table-cell office:value-type="string">
            <text:p>Capcom</text:p>
          </table:table-cell>
          <table:table-cell office:value-type="string">
            <text:p>Capcom</text:p>
          </table:table-cell>
          <table:table-cell office:value-type="string">
            <text:p>Unreleased</text:p>
          </table:table-cell>
          <table:table-cell table:style-name="ce4" office:value-type="string">
            <text:p>July 1991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188">
            <text:p>188</text:p>
          </table:table-cell>
          <table:table-cell office:value-type="string">
            <text:p>Donkey Kong</text:p>
          </table:table-cell>
          <table:table-cell/>
          <table:table-cell office:value-type="string">
            <text:p>Nintendo Research &amp; Development 1, Nintendo Research &amp; Development 2</text:p>
          </table:table-cell>
          <table:table-cell table:number-columns-repeated="2" office:value-type="string">
            <text:p>Nintendo</text:p>
          </table:table-cell>
          <table:table-cell table:style-name="ce3" office:value-type="date" office:date-value="1986-06-01">
            <text:p>06/01/86</text:p>
          </table:table-cell>
          <table:table-cell table:style-name="ce3" office:value-type="date" office:date-value="1986-10-15">
            <text:p>10/15/86</text:p>
          </table:table-cell>
          <table:table-cell table:number-columns-repeated="1016"/>
        </table:table-row>
        <table:table-row table:style-name="ro2">
          <table:table-cell office:value-type="float" office:value="189">
            <text:p>189</text:p>
          </table:table-cell>
          <table:table-cell office:value-type="string">
            <text:p>Donkey Kong 3</text:p>
          </table:table-cell>
          <table:table-cell/>
          <table:table-cell office:value-type="string">
            <text:p>Nintendo Research &amp; Development 1</text:p>
          </table:table-cell>
          <table:table-cell table:number-columns-repeated="2" office:value-type="string">
            <text:p>Nintendo</text:p>
          </table:table-cell>
          <table:table-cell table:style-name="ce3" office:value-type="date" office:date-value="1986-06-06">
            <text:p>06/06/86</text:p>
          </table:table-cell>
          <table:table-cell table:style-name="ce4" office:value-type="string">
            <text:p>September 1987</text:p>
          </table:table-cell>
          <table:table-cell table:number-columns-repeated="1016"/>
        </table:table-row>
        <table:table-row table:style-name="ro2">
          <table:table-cell office:value-type="float" office:value="190">
            <text:p>190</text:p>
          </table:table-cell>
          <table:table-cell office:value-type="string">
            <text:p>Donkey Kong Classics</text:p>
          </table:table-cell>
          <table:table-cell/>
          <table:table-cell table:number-columns-repeated="3" office:value-type="string">
            <text:p>Nintendo</text:p>
          </table:table-cell>
          <table:table-cell table:style-name="ce4" office:value-type="string">
            <text:p>October 1988</text:p>
          </table:table-cell>
          <table:table-cell table:style-name="ce3" office:value-type="date" office:date-value="1989-08-10">
            <text:p>08/10/89</text:p>
          </table:table-cell>
          <table:table-cell table:number-columns-repeated="1016"/>
        </table:table-row>
        <table:table-row table:style-name="ro2">
          <table:table-cell office:value-type="float" office:value="191">
            <text:p>191</text:p>
          </table:table-cell>
          <table:table-cell office:value-type="string">
            <text:p>Donkey Kong Jr.</text:p>
          </table:table-cell>
          <table:table-cell/>
          <table:table-cell office:value-type="string">
            <text:p>Nintendo Research &amp; Development 1, Nintendo Research &amp; Development 2</text:p>
          </table:table-cell>
          <table:table-cell table:number-columns-repeated="2" office:value-type="string">
            <text:p>Nintendo</text:p>
          </table:table-cell>
          <table:table-cell table:style-name="ce3" office:value-type="date" office:date-value="1986-06-01">
            <text:p>06/01/86</text:p>
          </table:table-cell>
          <table:table-cell table:style-name="ce4" office:value-type="float" office:value="1987">
            <text:p>1987</text:p>
          </table:table-cell>
          <table:table-cell table:number-columns-repeated="1016"/>
        </table:table-row>
        <table:table-row table:style-name="ro2">
          <table:table-cell office:value-type="float" office:value="192">
            <text:p>192</text:p>
          </table:table-cell>
          <table:table-cell office:value-type="string">
            <text:p>Donkey Kong Jr. Math</text:p>
          </table:table-cell>
          <table:table-cell/>
          <table:table-cell office:value-type="string">
            <text:p>Nintendo Research &amp; Development 2</text:p>
          </table:table-cell>
          <table:table-cell table:number-columns-repeated="2" office:value-type="string">
            <text:p>Nintendo</text:p>
          </table:table-cell>
          <table:table-cell table:style-name="ce3" office:value-type="date" office:date-value="1986-06-06">
            <text:p>06/06/86</text:p>
          </table:table-cell>
          <table:table-cell table:style-name="ce4" office:value-type="string">
            <text:p>September 1986</text:p>
          </table:table-cell>
          <table:table-cell table:number-columns-repeated="1016"/>
        </table:table-row>
        <table:table-row table:style-name="ro3">
          <table:table-cell office:value-type="float" office:value="193">
            <text:p>193</text:p>
          </table:table-cell>
          <table:table-cell office:value-type="string">
            <text:p>Double Dare</text:p>
          </table:table-cell>
          <table:table-cell/>
          <table:table-cell office:value-type="string">
            <text:p>Rare</text:p>
          </table:table-cell>
          <table:table-cell office:value-type="string">
            <text:p>GameTek</text:p>
          </table:table-cell>
          <table:table-cell office:value-type="string">
            <text:p>Unreleased</text:p>
          </table:table-cell>
          <table:table-cell table:style-name="ce4" office:value-type="string">
            <text:p>April 1990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194">
            <text:p>194</text:p>
          </table:table-cell>
          <table:table-cell office:value-type="string">
            <text:p>Double Dragon</text:p>
          </table:table-cell>
          <table:table-cell/>
          <table:table-cell office:value-type="string">
            <text:p>Technōs Japan</text:p>
          </table:table-cell>
          <table:table-cell office:value-type="string">
            <text:p>Tradewest</text:p>
          </table:table-cell>
          <table:table-cell office:value-type="string">
            <text:p>Nintendo</text:p>
          </table:table-cell>
          <table:table-cell table:style-name="ce4" office:value-type="string">
            <text:p>June 1988</text:p>
          </table:table-cell>
          <table:table-cell table:style-name="ce3" office:value-type="date" office:date-value="1990-09-28">
            <text:p>09/28/90</text:p>
          </table:table-cell>
          <table:table-cell table:number-columns-repeated="1016"/>
        </table:table-row>
        <table:table-row table:style-name="ro3">
          <table:table-cell office:value-type="float" office:value="195">
            <text:p>195</text:p>
          </table:table-cell>
          <table:table-cell office:value-type="string">
            <text:p>Double Dragon II: The Revenge</text:p>
          </table:table-cell>
          <table:table-cell/>
          <table:table-cell office:value-type="string">
            <text:p>Technōs Japan</text:p>
          </table:table-cell>
          <table:table-cell table:number-columns-repeated="2" office:value-type="string">
            <text:p>Acclaim Entertainment</text:p>
          </table:table-cell>
          <table:table-cell table:style-name="ce4" office:value-type="string">
            <text:p>January 1990</text:p>
          </table:table-cell>
          <table:table-cell table:style-name="ce4" office:value-type="string">
            <text:p>August 1990</text:p>
          </table:table-cell>
          <table:table-cell table:number-columns-repeated="1016"/>
        </table:table-row>
        <table:table-row table:style-name="ro3">
          <table:table-cell office:value-type="float" office:value="196">
            <text:p>196</text:p>
          </table:table-cell>
          <table:table-cell office:value-type="string">
            <text:p>Double Dragon III: The Sacred Stones</text:p>
          </table:table-cell>
          <table:table-cell/>
          <table:table-cell office:value-type="string">
            <text:p>Technōs Japan</text:p>
          </table:table-cell>
          <table:table-cell table:number-columns-repeated="2" office:value-type="string">
            <text:p>Acclaim Entertainment</text:p>
          </table:table-cell>
          <table:table-cell table:style-name="ce4" office:value-type="string">
            <text:p>February 1991</text:p>
          </table:table-cell>
          <table:table-cell table:style-name="ce4" office:value-type="string">
            <text:p>January 1991</text:p>
          </table:table-cell>
          <table:table-cell table:number-columns-repeated="1016"/>
        </table:table-row>
        <table:table-row table:style-name="ro3">
          <table:table-cell office:value-type="float" office:value="197">
            <text:p>197</text:p>
          </table:table-cell>
          <table:table-cell office:value-type="string">
            <text:p>Double Dribble</text:p>
          </table:table-cell>
          <table:table-cell/>
          <table:table-cell office:value-type="string">
            <text:p>Konami</text:p>
          </table:table-cell>
          <table:table-cell office:value-type="string">
            <text:p>Konami</text:p>
          </table:table-cell>
          <table:table-cell office:value-type="string">
            <text:p>Konami</text:p>
          </table:table-cell>
          <table:table-cell table:style-name="ce4" office:value-type="string">
            <text:p>September 1987</text:p>
          </table:table-cell>
          <table:table-cell table:style-name="ce4" office:value-type="float" office:value="1988">
            <text:p>1988</text:p>
          </table:table-cell>
          <table:table-cell table:number-columns-repeated="1016"/>
        </table:table-row>
        <table:table-row table:style-name="ro2">
          <table:table-cell office:value-type="float" office:value="198">
            <text:p>198</text:p>
          </table:table-cell>
          <table:table-cell office:value-type="string">
            <text:p>Dr. Chaos</text:p>
          </table:table-cell>
          <table:table-cell/>
          <table:table-cell office:value-type="string">
            <text:p>Marionette, SRS</text:p>
          </table:table-cell>
          <table:table-cell office:value-type="string">
            <text:p>FCI</text:p>
          </table:table-cell>
          <table:table-cell office:value-type="string">
            <text:p>Unreleased</text:p>
          </table:table-cell>
          <table:table-cell table:style-name="ce4" office:value-type="string">
            <text:p>November 1988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199">
            <text:p>199</text:p>
          </table:table-cell>
          <table:table-cell office:value-type="string">
            <text:p>Dr. Jekyll and Mr. Hyde</text:p>
          </table:table-cell>
          <table:table-cell/>
          <table:table-cell office:value-type="string">
            <text:p>Advance Communication Company</text:p>
          </table:table-cell>
          <table:table-cell office:value-type="string">
            <text:p>Bandai</text:p>
          </table:table-cell>
          <table:table-cell office:value-type="string">
            <text:p>Unreleased</text:p>
          </table:table-cell>
          <table:table-cell table:style-name="ce4" office:value-type="string">
            <text:p>April 1989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Dr. Mario</text:p>
          </table:table-cell>
          <table:table-cell/>
          <table:table-cell office:value-type="string">
            <text:p>Nintendo Research &amp; Development 1</text:p>
          </table:table-cell>
          <table:table-cell table:number-columns-repeated="2" office:value-type="string">
            <text:p>Nintendo</text:p>
          </table:table-cell>
          <table:table-cell table:style-name="ce3" office:value-type="date" office:date-value="1990-10-14">
            <text:p>10/14/90</text:p>
          </table:table-cell>
          <table:table-cell table:style-name="ce3" office:value-type="date" office:date-value="1991-06-27">
            <text:p>06/27/91</text:p>
          </table:table-cell>
          <table:table-cell table:number-columns-repeated="1016"/>
        </table:table-row>
        <table:table-row table:style-name="ro3">
          <table:table-cell office:value-type="float" office:value="203">
            <text:p>203</text:p>
          </table:table-cell>
          <table:table-cell office:value-type="string">
            <text:p>Dragon Ball (EU)</text:p>
          </table:table-cell>
          <table:table-cell office:value-type="string">
            <text:p>Dragon Power (NA)</text:p>
          </table:table-cell>
          <table:table-cell office:value-type="string">
            <text:p>TOSE</text:p>
          </table:table-cell>
          <table:table-cell office:value-type="string">
            <text:p>Bandai</text:p>
          </table:table-cell>
          <table:table-cell office:value-type="string">
            <text:p>Bandai</text:p>
          </table:table-cell>
          <table:table-cell table:style-name="ce4" office:value-type="string">
            <text:p>March 1988</text:p>
          </table:table-cell>
          <table:table-cell table:style-name="ce4" office:value-type="float" office:value="1990">
            <text:p>1990</text:p>
          </table:table-cell>
          <table:table-cell table:number-columns-repeated="1016"/>
        </table:table-row>
        <table:table-row table:style-name="ro3">
          <table:table-cell office:value-type="float" office:value="201">
            <text:p>201</text:p>
          </table:table-cell>
          <table:table-cell office:value-type="string">
            <text:p>Dragon Fighter</text:p>
          </table:table-cell>
          <table:table-cell/>
          <table:table-cell office:value-type="string">
            <text:p>Natsume</text:p>
          </table:table-cell>
          <table:table-cell office:value-type="string">
            <text:p>SOFEL</text:p>
          </table:table-cell>
          <table:table-cell office:value-type="string">
            <text:p>Unreleased</text:p>
          </table:table-cell>
          <table:table-cell table:style-name="ce4" office:value-type="string">
            <text:p>January 1992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202">
            <text:p>202</text:p>
          </table:table-cell>
          <table:table-cell office:value-type="string">
            <text:p>Dragon Power (NA)</text:p>
          </table:table-cell>
          <table:table-cell/>
          <table:table-cell office:value-type="string">
            <text:p>TOSE</text:p>
          </table:table-cell>
          <table:table-cell office:value-type="string">
            <text:p>Bandai</text:p>
          </table:table-cell>
          <table:table-cell office:value-type="string">
            <text:p>Bandai</text:p>
          </table:table-cell>
          <table:table-cell table:style-name="ce4" office:value-type="string">
            <text:p>March 1988</text:p>
          </table:table-cell>
          <table:table-cell table:style-name="ce4" office:value-type="float" office:value="1990">
            <text:p>1990</text:p>
          </table:table-cell>
          <table:table-cell table:number-columns-repeated="1016"/>
        </table:table-row>
        <table:table-row table:style-name="ro3">
          <table:table-cell office:value-type="float" office:value="204">
            <text:p>204</text:p>
          </table:table-cell>
          <table:table-cell office:value-type="string">
            <text:p>Dragon Spirit: The New Legend</text:p>
          </table:table-cell>
          <table:table-cell/>
          <table:table-cell office:value-type="string">
            <text:p>Now Production</text:p>
          </table:table-cell>
          <table:table-cell office:value-type="string">
            <text:p>Bandai</text:p>
          </table:table-cell>
          <table:table-cell office:value-type="string">
            <text:p>Unreleased</text:p>
          </table:table-cell>
          <table:table-cell table:style-name="ce4" office:value-type="string">
            <text:p>June 1990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205">
            <text:p>205</text:p>
          </table:table-cell>
          <table:table-cell office:value-type="string">
            <text:p>Dragon Warrior</text:p>
          </table:table-cell>
          <table:table-cell/>
          <table:table-cell office:value-type="string">
            <text:p>Chunsoft</text:p>
          </table:table-cell>
          <table:table-cell office:value-type="string">
            <text:p>Nintendo</text:p>
          </table:table-cell>
          <table:table-cell office:value-type="string">
            <text:p>Unreleased</text:p>
          </table:table-cell>
          <table:table-cell table:style-name="ce4" office:value-type="string">
            <text:p>August 1989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206">
            <text:p>206</text:p>
          </table:table-cell>
          <table:table-cell office:value-type="string">
            <text:p>Dragon Warrior II</text:p>
          </table:table-cell>
          <table:table-cell/>
          <table:table-cell office:value-type="string">
            <text:p>Chunsoft</text:p>
          </table:table-cell>
          <table:table-cell office:value-type="string">
            <text:p>Enix</text:p>
          </table:table-cell>
          <table:table-cell office:value-type="string">
            <text:p>Unreleased</text:p>
          </table:table-cell>
          <table:table-cell table:style-name="ce4" office:value-type="string">
            <text:p>September 1990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207">
            <text:p>207</text:p>
          </table:table-cell>
          <table:table-cell office:value-type="string">
            <text:p>Dragon Warrior III</text:p>
          </table:table-cell>
          <table:table-cell/>
          <table:table-cell office:value-type="string">
            <text:p>Chunsoft</text:p>
          </table:table-cell>
          <table:table-cell office:value-type="string">
            <text:p>Enix</text:p>
          </table:table-cell>
          <table:table-cell office:value-type="string">
            <text:p>Unreleased</text:p>
          </table:table-cell>
          <table:table-cell table:style-name="ce4" office:value-type="string">
            <text:p>March 1992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208">
            <text:p>208</text:p>
          </table:table-cell>
          <table:table-cell office:value-type="string">
            <text:p>Dragon Warrior IV</text:p>
          </table:table-cell>
          <table:table-cell/>
          <table:table-cell office:value-type="string">
            <text:p>Chunsoft</text:p>
          </table:table-cell>
          <table:table-cell office:value-type="string">
            <text:p>Enix</text:p>
          </table:table-cell>
          <table:table-cell office:value-type="string">
            <text:p>Unreleased</text:p>
          </table:table-cell>
          <table:table-cell table:style-name="ce4" office:value-type="string">
            <text:p>October 1992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209">
            <text:p>209</text:p>
          </table:table-cell>
          <table:table-cell office:value-type="string">
            <text:p>Dragon's Lair</text:p>
          </table:table-cell>
          <table:table-cell/>
          <table:table-cell office:value-type="string">
            <text:p>MotiveTime</text:p>
          </table:table-cell>
          <table:table-cell office:value-type="string">
            <text:p>CSG Imagesoft</text:p>
          </table:table-cell>
          <table:table-cell office:value-type="string">
            <text:p>Elite Systems</text:p>
          </table:table-cell>
          <table:table-cell table:style-name="ce4" office:value-type="string">
            <text:p>December 1990</text:p>
          </table:table-cell>
          <table:table-cell table:style-name="ce3" office:value-type="date" office:date-value="1992-01-03">
            <text:p>01/03/92</text:p>
          </table:table-cell>
          <table:table-cell table:number-columns-repeated="1016"/>
        </table:table-row>
        <table:table-row table:style-name="ro3">
          <table:table-cell office:value-type="float" office:value="210">
            <text:p>210</text:p>
          </table:table-cell>
          <table:table-cell office:value-type="string">
            <text:p>Dropzone</text:p>
          </table:table-cell>
          <table:table-cell/>
          <table:table-cell office:value-type="string">
            <text:p>Eurocom</text:p>
          </table:table-cell>
          <table:table-cell office:value-type="string">
            <text:p>Unreleased</text:p>
          </table:table-cell>
          <table:table-cell office:value-type="string">
            <text:p>Mindscape</text:p>
          </table:table-cell>
          <table:table-cell table:style-name="ce4" office:value-type="string">
            <text:p>Unreleased</text:p>
          </table:table-cell>
          <table:table-cell table:style-name="ce4" office:value-type="float" office:value="1992">
            <text:p>1992</text:p>
          </table:table-cell>
          <table:table-cell table:number-columns-repeated="1016"/>
        </table:table-row>
        <table:table-row table:style-name="ro2">
          <table:table-cell office:value-type="float" office:value="211">
            <text:p>211</text:p>
          </table:table-cell>
          <table:table-cell office:value-type="string">
            <text:p>Duck Hunt</text:p>
          </table:table-cell>
          <table:table-cell/>
          <table:table-cell office:value-type="string">
            <text:p>Nintendo Research &amp; Development 1, Intelligent Systems</text:p>
          </table:table-cell>
          <table:table-cell table:number-columns-repeated="2" office:value-type="string">
            <text:p>Nintendo</text:p>
          </table:table-cell>
          <table:table-cell table:style-name="ce3" office:value-type="date" office:date-value="1985-10-18">
            <text:p>10/18/85</text:p>
          </table:table-cell>
          <table:table-cell table:style-name="ce3" office:value-type="date" office:date-value="1987-08-15">
            <text:p>08/15/87</text:p>
          </table:table-cell>
          <table:table-cell table:number-columns-repeated="1016"/>
        </table:table-row>
        <table:table-row table:style-name="ro3">
          <table:table-cell office:value-type="float" office:value="213">
            <text:p>213</text:p>
          </table:table-cell>
          <table:table-cell office:value-type="string">
            <text:p>DuckTales 2</text:p>
          </table:table-cell>
          <table:table-cell/>
          <table:table-cell office:value-type="string">
            <text:p>Make Software</text:p>
          </table:table-cell>
          <table:table-cell office:value-type="string">
            <text:p>Capcom</text:p>
          </table:table-cell>
          <table:table-cell office:value-type="string">
            <text:p>Capcom</text:p>
          </table:table-cell>
          <table:table-cell table:style-name="ce4" office:value-type="string">
            <text:p>June 1993</text:p>
          </table:table-cell>
          <table:table-cell table:style-name="ce3" office:value-type="date" office:date-value="1993-11-18">
            <text:p>11/18/93</text:p>
          </table:table-cell>
          <table:table-cell table:number-columns-repeated="1016"/>
        </table:table-row>
        <table:table-row table:style-name="ro3">
          <table:table-cell office:value-type="float" office:value="212">
            <text:p>212</text:p>
          </table:table-cell>
          <table:table-cell office:value-type="string">
            <text:p>DuckTales[a]</text:p>
          </table:table-cell>
          <table:table-cell/>
          <table:table-cell office:value-type="string">
            <text:p>Capcom</text:p>
          </table:table-cell>
          <table:table-cell office:value-type="string">
            <text:p>Capcom</text:p>
          </table:table-cell>
          <table:table-cell office:value-type="string">
            <text:p>Capcom</text:p>
          </table:table-cell>
          <table:table-cell table:style-name="ce4" office:value-type="string">
            <text:p>September 1989</text:p>
          </table:table-cell>
          <table:table-cell table:style-name="ce3" office:value-type="date" office:date-value="1990-12-14">
            <text:p>12/14/90</text:p>
          </table:table-cell>
          <table:table-cell table:number-columns-repeated="1016"/>
        </table:table-row>
        <table:table-row table:style-name="ro3">
          <table:table-cell office:value-type="float" office:value="214">
            <text:p>214</text:p>
          </table:table-cell>
          <table:table-cell office:value-type="string">
            <text:p>Dungeon Magic: Sword of the Elements</text:p>
          </table:table-cell>
          <table:table-cell/>
          <table:table-cell office:value-type="string">
            <text:p>Natsume</text:p>
          </table:table-cell>
          <table:table-cell office:value-type="string">
            <text:p>Taito</text:p>
          </table:table-cell>
          <table:table-cell office:value-type="string">
            <text:p>Unreleased</text:p>
          </table:table-cell>
          <table:table-cell table:style-name="ce4" office:value-type="string">
            <text:p>July 1990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215">
            <text:p>215</text:p>
          </table:table-cell>
          <table:table-cell office:value-type="string">
            <text:p>Dusty Diamond's All-Star Softball</text:p>
          </table:table-cell>
          <table:table-cell/>
          <table:table-cell office:value-type="string">
            <text:p>TOSE</text:p>
          </table:table-cell>
          <table:table-cell office:value-type="string">
            <text:p>Brøderbund</text:p>
          </table:table-cell>
          <table:table-cell office:value-type="string">
            <text:p>Unreleased</text:p>
          </table:table-cell>
          <table:table-cell table:style-name="ce4" office:value-type="string">
            <text:p>July 1990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98">
            <text:p>98</text:p>
          </table:table-cell>
          <table:table-cell office:value-type="string">
            <text:p>Dynablaster (EU)</text:p>
          </table:table-cell>
          <table:table-cell office:value-type="string">
            <text:p>Bomberman II (NA)</text:p>
          </table:table-cell>
          <table:table-cell table:number-columns-repeated="3" office:value-type="string">
            <text:p>Hudson Soft</text:p>
          </table:table-cell>
          <table:table-cell table:style-name="ce4" office:value-type="string">
            <text:p>February 1993</text:p>
          </table:table-cell>
          <table:table-cell table:style-name="ce4" office:value-type="float" office:value="1991">
            <text:p>1991</text:p>
          </table:table-cell>
          <table:table-cell table:number-columns-repeated="1016"/>
        </table:table-row>
        <table:table-row table:style-name="ro3">
          <table:table-cell office:value-type="float" office:value="216">
            <text:p>216</text:p>
          </table:table-cell>
          <table:table-cell office:value-type="string">
            <text:p>Dynowarz: Destruction of Spondylus</text:p>
          </table:table-cell>
          <table:table-cell/>
          <table:table-cell office:value-type="string">
            <text:p>Advance Communication Company</text:p>
          </table:table-cell>
          <table:table-cell office:value-type="string">
            <text:p>Bandai</text:p>
          </table:table-cell>
          <table:table-cell office:value-type="string">
            <text:p>Unreleased</text:p>
          </table:table-cell>
          <table:table-cell table:style-name="ce4" office:value-type="string">
            <text:p>April 1990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217">
            <text:p>217</text:p>
          </table:table-cell>
          <table:table-cell office:value-type="string">
            <text:p>Elevator Action</text:p>
          </table:table-cell>
          <table:table-cell/>
          <table:table-cell office:value-type="string">
            <text:p>Micronics</text:p>
          </table:table-cell>
          <table:table-cell office:value-type="string">
            <text:p>Taito</text:p>
          </table:table-cell>
          <table:table-cell office:value-type="string">
            <text:p>Unreleased</text:p>
          </table:table-cell>
          <table:table-cell table:style-name="ce4" office:value-type="string">
            <text:p>August 1987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218">
            <text:p>218</text:p>
          </table:table-cell>
          <table:table-cell office:value-type="string">
            <text:p>Eliminator Boat Duel</text:p>
          </table:table-cell>
          <table:table-cell/>
          <table:table-cell office:value-type="string">
            <text:p>Sculptured Software</text:p>
          </table:table-cell>
          <table:table-cell office:value-type="string">
            <text:p>Electro Brain</text:p>
          </table:table-cell>
          <table:table-cell office:value-type="string">
            <text:p>Storm</text:p>
          </table:table-cell>
          <table:table-cell table:style-name="ce4" office:value-type="string">
            <text:p>November 1991</text:p>
          </table:table-cell>
          <table:table-cell table:style-name="ce3" office:value-type="date" office:date-value="1993-04-29">
            <text:p>04/29/93</text:p>
          </table:table-cell>
          <table:table-cell table:number-columns-repeated="1016"/>
        </table:table-row>
        <table:table-row table:style-name="ro3">
          <table:table-cell office:value-type="float" office:value="219">
            <text:p>219</text:p>
          </table:table-cell>
          <table:table-cell office:value-type="string">
            <text:p>Elite</text:p>
          </table:table-cell>
          <table:table-cell/>
          <table:table-cell office:value-type="string">
            <text:p>David BrabenIan Bell</text:p>
          </table:table-cell>
          <table:table-cell office:value-type="string">
            <text:p>Unreleased</text:p>
          </table:table-cell>
          <table:table-cell office:value-type="string">
            <text:p>Imagineer</text:p>
          </table:table-cell>
          <table:table-cell table:style-name="ce4" office:value-type="string">
            <text:p>Unreleased</text:p>
          </table:table-cell>
          <table:table-cell table:style-name="ce4" office:value-type="float" office:value="1991">
            <text:p>1991</text:p>
          </table:table-cell>
          <table:table-cell table:number-columns-repeated="1016"/>
        </table:table-row>
        <table:table-row table:style-name="ro3">
          <table:table-cell office:value-type="float" office:value="267">
            <text:p>267</text:p>
          </table:table-cell>
          <table:table-cell office:value-type="string">
            <text:p>Eric Cantona Football Challenge Goal! 2 (FR)</text:p>
          </table:table-cell>
          <table:table-cell office:value-type="string">
            <text:p>Goal! Two (NA/ES)</text:p>
          </table:table-cell>
          <table:table-cell office:value-type="string">
            <text:p>TOSE</text:p>
          </table:table-cell>
          <table:table-cell office:value-type="string">
            <text:p>Jaleco</text:p>
          </table:table-cell>
          <table:table-cell office:value-type="string">
            <text:p>Jaleco</text:p>
          </table:table-cell>
          <table:table-cell table:style-name="ce4" office:value-type="string">
            <text:p>November 1992</text:p>
          </table:table-cell>
          <table:table-cell table:style-name="ce4" office:value-type="float" office:value="1992">
            <text:p>1992</text:p>
          </table:table-cell>
          <table:table-cell table:number-columns-repeated="1016"/>
        </table:table-row>
        <table:table-row table:style-name="ro3">
          <table:table-cell office:value-type="float" office:value="220">
            <text:p>220</text:p>
          </table:table-cell>
          <table:table-cell office:value-type="string">
            <text:p>Excitebike</text:p>
          </table:table-cell>
          <table:table-cell/>
          <table:table-cell office:value-type="string">
            <text:p>Nintendo Research &amp; Development 1</text:p>
          </table:table-cell>
          <table:table-cell table:number-columns-repeated="2" office:value-type="string">
            <text:p>Nintendo</text:p>
          </table:table-cell>
          <table:table-cell table:style-name="ce3" office:value-type="date" office:date-value="1985-10-18">
            <text:p>10/18/85</text:p>
          </table:table-cell>
          <table:table-cell table:style-name="ce3" office:value-type="date" office:date-value="1986-09-01">
            <text:p>09/01/86</text:p>
          </table:table-cell>
          <table:table-cell table:number-columns-repeated="1016"/>
        </table:table-row>
        <table:table-row table:style-name="ro3">
          <table:table-cell office:value-type="float" office:value="222">
            <text:p>222</text:p>
          </table:table-cell>
          <table:table-cell office:value-type="string">
            <text:p>F-117A Stealth Fighter</text:p>
          </table:table-cell>
          <table:table-cell/>
          <table:table-cell office:value-type="string">
            <text:p>MicroProse</text:p>
          </table:table-cell>
          <table:table-cell office:value-type="string">
            <text:p>MicroProse</text:p>
          </table:table-cell>
          <table:table-cell office:value-type="string">
            <text:p>Unreleased</text:p>
          </table:table-cell>
          <table:table-cell table:style-name="ce4" office:value-type="string">
            <text:p>December 1992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221">
            <text:p>221</text:p>
          </table:table-cell>
          <table:table-cell office:value-type="string">
            <text:p>F-15 Strike Eagle</text:p>
          </table:table-cell>
          <table:table-cell/>
          <table:table-cell office:value-type="string">
            <text:p>MicroProse</text:p>
          </table:table-cell>
          <table:table-cell office:value-type="string">
            <text:p>MicroProse</text:p>
          </table:table-cell>
          <table:table-cell office:value-type="string">
            <text:p>MicroProse</text:p>
          </table:table-cell>
          <table:table-cell table:style-name="ce4" office:value-type="string">
            <text:p>February 1992</text:p>
          </table:table-cell>
          <table:table-cell table:style-name="ce3" office:value-type="date" office:date-value="1993-02-18">
            <text:p>02/18/93</text:p>
          </table:table-cell>
          <table:table-cell table:number-columns-repeated="1016"/>
        </table:table-row>
        <table:table-row table:style-name="ro3">
          <table:table-cell office:value-type="float" office:value="223">
            <text:p>223</text:p>
          </table:table-cell>
          <table:table-cell office:value-type="string">
            <text:p>Family Feud</text:p>
          </table:table-cell>
          <table:table-cell/>
          <table:table-cell office:value-type="string">
            <text:p>Beam Software</text:p>
          </table:table-cell>
          <table:table-cell office:value-type="string">
            <text:p>GameTek</text:p>
          </table:table-cell>
          <table:table-cell office:value-type="string">
            <text:p>Unreleased</text:p>
          </table:table-cell>
          <table:table-cell table:style-name="ce4" office:value-type="string">
            <text:p>May 1991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224">
            <text:p>224</text:p>
          </table:table-cell>
          <table:table-cell office:value-type="string">
            <text:p>Faria: A World of Mystery and Danger</text:p>
          </table:table-cell>
          <table:table-cell/>
          <table:table-cell office:value-type="string">
            <text:p>Game Arts</text:p>
          </table:table-cell>
          <table:table-cell office:value-type="string">
            <text:p>Nexoft</text:p>
          </table:table-cell>
          <table:table-cell office:value-type="string">
            <text:p>Unreleased</text:p>
          </table:table-cell>
          <table:table-cell table:style-name="ce4" office:value-type="string">
            <text:p>June 1991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225">
            <text:p>225</text:p>
          </table:table-cell>
          <table:table-cell office:value-type="string">
            <text:p>Faxanadu</text:p>
          </table:table-cell>
          <table:table-cell/>
          <table:table-cell office:value-type="string">
            <text:p>Hudson Soft</text:p>
          </table:table-cell>
          <table:table-cell table:number-columns-repeated="2" office:value-type="string">
            <text:p>Nintendo</text:p>
          </table:table-cell>
          <table:table-cell table:style-name="ce4" office:value-type="string">
            <text:p>August 1989</text:p>
          </table:table-cell>
          <table:table-cell table:style-name="ce3" office:value-type="date" office:date-value="1990-12-28">
            <text:p>12/28/90</text:p>
          </table:table-cell>
          <table:table-cell table:number-columns-repeated="1016"/>
        </table:table-row>
        <table:table-row table:style-name="ro3">
          <table:table-cell office:value-type="float" office:value="226">
            <text:p>226</text:p>
          </table:table-cell>
          <table:table-cell office:value-type="string">
            <text:p>Felix the Cat</text:p>
          </table:table-cell>
          <table:table-cell/>
          <table:table-cell office:value-type="string">
            <text:p>Shimada Kikaku</text:p>
          </table:table-cell>
          <table:table-cell table:number-columns-repeated="2" office:value-type="string">
            <text:p>Hudson Soft</text:p>
          </table:table-cell>
          <table:table-cell table:style-name="ce4" office:value-type="string">
            <text:p>October 1992</text:p>
          </table:table-cell>
          <table:table-cell table:style-name="ce4" office:value-type="float" office:value="1992">
            <text:p>1992</text:p>
          </table:table-cell>
          <table:table-cell table:number-columns-repeated="1016"/>
        </table:table-row>
        <table:table-row table:style-name="ro3">
          <table:table-cell office:value-type="float" office:value="227">
            <text:p>227</text:p>
          </table:table-cell>
          <table:table-cell office:value-type="string">
            <text:p>Ferrari Grand Prix Challenge</text:p>
          </table:table-cell>
          <table:table-cell/>
          <table:table-cell office:value-type="string">
            <text:p>System 3</text:p>
          </table:table-cell>
          <table:table-cell table:number-columns-repeated="2" office:value-type="string">
            <text:p>Acclaim Entertainment</text:p>
          </table:table-cell>
          <table:table-cell table:number-columns-repeated="2" table:style-name="ce4" office:value-type="string">
            <text:p>June 1992</text:p>
          </table:table-cell>
          <table:table-cell table:number-columns-repeated="1016"/>
        </table:table-row>
        <table:table-row table:style-name="ro3">
          <table:table-cell office:value-type="float" office:value="228">
            <text:p>228</text:p>
          </table:table-cell>
          <table:table-cell office:value-type="string">
            <text:p>Fester's Quest</text:p>
          </table:table-cell>
          <table:table-cell/>
          <table:table-cell office:value-type="string">
            <text:p>Sunsoft</text:p>
          </table:table-cell>
          <table:table-cell office:value-type="string">
            <text:p>Sunsoft</text:p>
          </table:table-cell>
          <table:table-cell office:value-type="string">
            <text:p>Sunsoft</text:p>
          </table:table-cell>
          <table:table-cell table:style-name="ce4" office:value-type="string">
            <text:p>September 1989</text:p>
          </table:table-cell>
          <table:table-cell table:style-name="ce3" office:value-type="date" office:date-value="1990-09-14">
            <text:p>09/14/90</text:p>
          </table:table-cell>
          <table:table-cell table:number-columns-repeated="1016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Final Fantasy</text:p>
          </table:table-cell>
          <table:table-cell/>
          <table:table-cell office:value-type="string">
            <text:p>Square</text:p>
          </table:table-cell>
          <table:table-cell office:value-type="string">
            <text:p>Nintendo</text:p>
          </table:table-cell>
          <table:table-cell office:value-type="string">
            <text:p>Unreleased</text:p>
          </table:table-cell>
          <table:table-cell table:style-name="ce4" office:value-type="string">
            <text:p>May 1990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230">
            <text:p>230</text:p>
          </table:table-cell>
          <table:table-cell office:value-type="string">
            <text:p>Fire 'n Ice (NA)</text:p>
          </table:table-cell>
          <table:table-cell/>
          <table:table-cell office:value-type="string">
            <text:p>Tecmo</text:p>
          </table:table-cell>
          <table:table-cell office:value-type="string">
            <text:p>Tecmo</text:p>
          </table:table-cell>
          <table:table-cell office:value-type="string">
            <text:p>Tecmo</text:p>
          </table:table-cell>
          <table:table-cell table:style-name="ce4" office:value-type="string">
            <text:p>March 1993</text:p>
          </table:table-cell>
          <table:table-cell table:style-name="ce3" office:value-type="date" office:date-value="1993-03-18">
            <text:p>03/18/93</text:p>
          </table:table-cell>
          <table:table-cell table:number-columns-repeated="1016"/>
        </table:table-row>
        <table:table-row table:style-name="ro3">
          <table:table-cell office:value-type="float" office:value="232">
            <text:p>232</text:p>
          </table:table-cell>
          <table:table-cell office:value-type="string">
            <text:p>Fisher-Price: Firehouse Rescue</text:p>
          </table:table-cell>
          <table:table-cell/>
          <table:table-cell office:value-type="string">
            <text:p>Imagineering</text:p>
          </table:table-cell>
          <table:table-cell office:value-type="string">
            <text:p>GameTek</text:p>
          </table:table-cell>
          <table:table-cell office:value-type="string">
            <text:p>Unreleased</text:p>
          </table:table-cell>
          <table:table-cell table:style-name="ce4" office:value-type="string">
            <text:p>March 1992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233">
            <text:p>233</text:p>
          </table:table-cell>
          <table:table-cell office:value-type="string">
            <text:p>Fisher-Price: I Can Remember</text:p>
          </table:table-cell>
          <table:table-cell/>
          <table:table-cell office:value-type="string">
            <text:p>Beam Software</text:p>
          </table:table-cell>
          <table:table-cell office:value-type="string">
            <text:p>GameTek</text:p>
          </table:table-cell>
          <table:table-cell office:value-type="string">
            <text:p>Unreleased</text:p>
          </table:table-cell>
          <table:table-cell table:style-name="ce4" office:value-type="string">
            <text:p>March 1990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234">
            <text:p>234</text:p>
          </table:table-cell>
          <table:table-cell office:value-type="string">
            <text:p>Fisher-Price: Perfect Fit</text:p>
          </table:table-cell>
          <table:table-cell/>
          <table:table-cell office:value-type="string">
            <text:p>Beam Software</text:p>
          </table:table-cell>
          <table:table-cell office:value-type="string">
            <text:p>GameTek</text:p>
          </table:table-cell>
          <table:table-cell office:value-type="string">
            <text:p>Unreleased</text:p>
          </table:table-cell>
          <table:table-cell table:style-name="ce4" office:value-type="string">
            <text:p>March 1990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235">
            <text:p>235</text:p>
          </table:table-cell>
          <table:table-cell office:value-type="string">
            <text:p>Fist of the North Star</text:p>
          </table:table-cell>
          <table:table-cell/>
          <table:table-cell office:value-type="string">
            <text:p>Shouei System</text:p>
          </table:table-cell>
          <table:table-cell office:value-type="string">
            <text:p>Taxan</text:p>
          </table:table-cell>
          <table:table-cell office:value-type="string">
            <text:p>Unreleased</text:p>
          </table:table-cell>
          <table:table-cell table:style-name="ce4" office:value-type="string">
            <text:p>April 1989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236">
            <text:p>236</text:p>
          </table:table-cell>
          <table:table-cell office:value-type="string">
            <text:p>Flight of the Intruder (NA)</text:p>
          </table:table-cell>
          <table:table-cell/>
          <table:table-cell office:value-type="string">
            <text:p>Imagineering</text:p>
          </table:table-cell>
          <table:table-cell office:value-type="string">
            <text:p>Mindscape</text:p>
          </table:table-cell>
          <table:table-cell office:value-type="string">
            <text:p>Activision</text:p>
          </table:table-cell>
          <table:table-cell table:style-name="ce4" office:value-type="string">
            <text:p>May 1991</text:p>
          </table:table-cell>
          <table:table-cell table:style-name="ce4" office:value-type="float" office:value="1991">
            <text:p>1991</text:p>
          </table:table-cell>
          <table:table-cell table:number-columns-repeated="1016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Flying Dragon: The Secret Scroll</text:p>
          </table:table-cell>
          <table:table-cell/>
          <table:table-cell table:number-columns-repeated="2" office:value-type="string">
            <text:p>Culture Brain</text:p>
          </table:table-cell>
          <table:table-cell office:value-type="string">
            <text:p>Unreleased</text:p>
          </table:table-cell>
          <table:table-cell table:style-name="ce4" office:value-type="string">
            <text:p>August 1989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Flying Warriors</text:p>
          </table:table-cell>
          <table:table-cell/>
          <table:table-cell table:number-columns-repeated="2" office:value-type="string">
            <text:p>Culture Brain</text:p>
          </table:table-cell>
          <table:table-cell office:value-type="string">
            <text:p>Unreleased</text:p>
          </table:table-cell>
          <table:table-cell table:style-name="ce4" office:value-type="string">
            <text:p>February 1991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242">
            <text:p>242</text:p>
          </table:table-cell>
          <table:table-cell office:value-type="string">
            <text:p>Formula 1 Sensation</text:p>
          </table:table-cell>
          <table:table-cell/>
          <table:table-cell office:value-type="string">
            <text:p>Konami</text:p>
          </table:table-cell>
          <table:table-cell office:value-type="string">
            <text:p>Unreleased</text:p>
          </table:table-cell>
          <table:table-cell office:value-type="string">
            <text:p>Palcom Software</text:p>
          </table:table-cell>
          <table:table-cell table:style-name="ce4" office:value-type="string">
            <text:p>Unreleased</text:p>
          </table:table-cell>
          <table:table-cell table:style-name="ce4" office:value-type="float" office:value="1993">
            <text:p>1993</text:p>
          </table:table-cell>
          <table:table-cell table:number-columns-repeated="1016"/>
        </table:table-row>
        <table:table-row table:style-name="ro3">
          <table:table-cell office:value-type="float" office:value="243">
            <text:p>243</text:p>
          </table:table-cell>
          <table:table-cell office:value-type="string">
            <text:p>Formula One: Built to Win</text:p>
          </table:table-cell>
          <table:table-cell/>
          <table:table-cell office:value-type="string">
            <text:p>Winkysoft</text:p>
          </table:table-cell>
          <table:table-cell office:value-type="string">
            <text:p>SETA</text:p>
          </table:table-cell>
          <table:table-cell office:value-type="string">
            <text:p>Unreleased</text:p>
          </table:table-cell>
          <table:table-cell table:style-name="ce4" office:value-type="string">
            <text:p>November 1990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669">
            <text:p>669</text:p>
          </table:table-cell>
          <table:table-cell office:value-type="string">
            <text:p>Four Players' Tennis (EU)</text:p>
          </table:table-cell>
          <table:table-cell office:value-type="string">
            <text:p>Top Players' Tennis (NA)</text:p>
          </table:table-cell>
          <table:table-cell office:value-type="string">
            <text:p>Home Data</text:p>
          </table:table-cell>
          <table:table-cell office:value-type="string">
            <text:p>Asmik</text:p>
          </table:table-cell>
          <table:table-cell office:value-type="string">
            <text:p>Nintendo</text:p>
          </table:table-cell>
          <table:table-cell table:style-name="ce4" office:value-type="string">
            <text:p>January 1990</text:p>
          </table:table-cell>
          <table:table-cell table:style-name="ce4" office:value-type="string">
            <text:p>July 1992</text:p>
          </table:table-cell>
          <table:table-cell table:number-columns-repeated="1016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Fox's Peter Pan and the Pirates: The Revenge of Captain Hook</text:p>
          </table:table-cell>
          <table:table-cell/>
          <table:table-cell office:value-type="string">
            <text:p>Richard Seaborne, Equilibrium</text:p>
          </table:table-cell>
          <table:table-cell office:value-type="string">
            <text:p>THQ</text:p>
          </table:table-cell>
          <table:table-cell office:value-type="string">
            <text:p>Unreleased</text:p>
          </table:table-cell>
          <table:table-cell table:style-name="ce4" office:value-type="string">
            <text:p>January 1991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245">
            <text:p>245</text:p>
          </table:table-cell>
          <table:table-cell office:value-type="string">
            <text:p>Frankenstein: The Monster Returns</text:p>
          </table:table-cell>
          <table:table-cell/>
          <table:table-cell office:value-type="string">
            <text:p>TOSE</text:p>
          </table:table-cell>
          <table:table-cell office:value-type="string">
            <text:p>Bandai</text:p>
          </table:table-cell>
          <table:table-cell office:value-type="string">
            <text:p>Unreleased</text:p>
          </table:table-cell>
          <table:table-cell table:style-name="ce4" office:value-type="string">
            <text:p>July 1991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246">
            <text:p>246</text:p>
          </table:table-cell>
          <table:table-cell office:value-type="string">
            <text:p>Freedom Force</text:p>
          </table:table-cell>
          <table:table-cell/>
          <table:table-cell office:value-type="string">
            <text:p>Sunsoft</text:p>
          </table:table-cell>
          <table:table-cell office:value-type="string">
            <text:p>Sunsoft</text:p>
          </table:table-cell>
          <table:table-cell office:value-type="string">
            <text:p>Unreleased</text:p>
          </table:table-cell>
          <table:table-cell table:style-name="ce4" office:value-type="string">
            <text:p>April 1988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247">
            <text:p>247</text:p>
          </table:table-cell>
          <table:table-cell office:value-type="string">
            <text:p>Friday the 13th</text:p>
          </table:table-cell>
          <table:table-cell/>
          <table:table-cell office:value-type="string">
            <text:p>Atlus</text:p>
          </table:table-cell>
          <table:table-cell office:value-type="string">
            <text:p>LJN</text:p>
          </table:table-cell>
          <table:table-cell office:value-type="string">
            <text:p>Unreleased</text:p>
          </table:table-cell>
          <table:table-cell table:style-name="ce4" office:value-type="string">
            <text:p>February 1989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248">
            <text:p>248</text:p>
          </table:table-cell>
          <table:table-cell office:value-type="string">
            <text:p>Fun House</text:p>
          </table:table-cell>
          <table:table-cell/>
          <table:table-cell office:value-type="string">
            <text:p>Realtime Associates</text:p>
          </table:table-cell>
          <table:table-cell office:value-type="string">
            <text:p>Hi Tech Expressions</text:p>
          </table:table-cell>
          <table:table-cell office:value-type="string">
            <text:p>Unreleased</text:p>
          </table:table-cell>
          <table:table-cell table:style-name="ce4" office:value-type="string">
            <text:p>January 1991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249">
            <text:p>249</text:p>
          </table:table-cell>
          <table:table-cell office:value-type="string">
            <text:p>G.I. Joe: A Real American Hero</text:p>
          </table:table-cell>
          <table:table-cell/>
          <table:table-cell office:value-type="string">
            <text:p>KID</text:p>
          </table:table-cell>
          <table:table-cell office:value-type="string">
            <text:p>Taxan</text:p>
          </table:table-cell>
          <table:table-cell office:value-type="string">
            <text:p>Unreleased</text:p>
          </table:table-cell>
          <table:table-cell table:style-name="ce4" office:value-type="string">
            <text:p>January 1991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250">
            <text:p>250</text:p>
          </table:table-cell>
          <table:table-cell office:value-type="string">
            <text:p>G.I. Joe: The Atlantis Factor</text:p>
          </table:table-cell>
          <table:table-cell/>
          <table:table-cell office:value-type="string">
            <text:p>KID</text:p>
          </table:table-cell>
          <table:table-cell office:value-type="string">
            <text:p>Capcom</text:p>
          </table:table-cell>
          <table:table-cell office:value-type="string">
            <text:p>Unreleased</text:p>
          </table:table-cell>
          <table:table-cell table:style-name="ce4" office:value-type="string">
            <text:p>March 1992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252">
            <text:p>252</text:p>
          </table:table-cell>
          <table:table-cell office:value-type="string">
            <text:p>Galaga (EU)</text:p>
          </table:table-cell>
          <table:table-cell office:value-type="string">
            <text:p>Galaga: Demons of Death (NA)</text:p>
          </table:table-cell>
          <table:table-cell office:value-type="string">
            <text:p>Namco</text:p>
          </table:table-cell>
          <table:table-cell office:value-type="string">
            <text:p>Bandai</text:p>
          </table:table-cell>
          <table:table-cell office:value-type="string">
            <text:p>Bandai</text:p>
          </table:table-cell>
          <table:table-cell table:style-name="ce4" office:value-type="string">
            <text:p>September 1988</text:p>
          </table:table-cell>
          <table:table-cell table:style-name="ce4" office:value-type="float" office:value="1988">
            <text:p>1988</text:p>
          </table:table-cell>
          <table:table-cell table:number-columns-repeated="1016"/>
        </table:table-row>
        <table:table-row table:style-name="ro3">
          <table:table-cell office:value-type="float" office:value="251">
            <text:p>251</text:p>
          </table:table-cell>
          <table:table-cell office:value-type="string">
            <text:p>Galaga: Demons of Death (NA)</text:p>
          </table:table-cell>
          <table:table-cell/>
          <table:table-cell office:value-type="string">
            <text:p>Namco</text:p>
          </table:table-cell>
          <table:table-cell office:value-type="string">
            <text:p>Bandai</text:p>
          </table:table-cell>
          <table:table-cell office:value-type="string">
            <text:p>Bandai</text:p>
          </table:table-cell>
          <table:table-cell table:style-name="ce4" office:value-type="string">
            <text:p>September 1988</text:p>
          </table:table-cell>
          <table:table-cell table:style-name="ce4" office:value-type="float" office:value="1988">
            <text:p>1988</text:p>
          </table:table-cell>
          <table:table-cell table:number-columns-repeated="1016"/>
        </table:table-row>
        <table:table-row table:style-name="ro3">
          <table:table-cell office:value-type="float" office:value="253">
            <text:p>253</text:p>
          </table:table-cell>
          <table:table-cell office:value-type="string">
            <text:p>Galaxy 5000</text:p>
          </table:table-cell>
          <table:table-cell/>
          <table:table-cell office:value-type="string">
            <text:p>Activision</text:p>
          </table:table-cell>
          <table:table-cell office:value-type="string">
            <text:p>Activision</text:p>
          </table:table-cell>
          <table:table-cell office:value-type="string">
            <text:p>Activision</text:p>
          </table:table-cell>
          <table:table-cell table:number-columns-repeated="2" table:style-name="ce4" office:value-type="string">
            <text:p>February 1991</text:p>
          </table:table-cell>
          <table:table-cell table:number-columns-repeated="1016"/>
        </table:table-row>
        <table:table-row table:style-name="ro3">
          <table:table-cell office:value-type="float" office:value="254">
            <text:p>254</text:p>
          </table:table-cell>
          <table:table-cell office:value-type="string">
            <text:p>Gargoyle's Quest II: The Demon Darkness</text:p>
          </table:table-cell>
          <table:table-cell/>
          <table:table-cell office:value-type="string">
            <text:p>Capcom</text:p>
          </table:table-cell>
          <table:table-cell office:value-type="string">
            <text:p>Capcom</text:p>
          </table:table-cell>
          <table:table-cell office:value-type="string">
            <text:p>Capcom</text:p>
          </table:table-cell>
          <table:table-cell table:style-name="ce4" office:value-type="string">
            <text:p>October 1992</text:p>
          </table:table-cell>
          <table:table-cell table:style-name="ce3" office:value-type="date" office:date-value="1993-06-17">
            <text:p>06/17/93</text:p>
          </table:table-cell>
          <table:table-cell table:number-columns-repeated="1016"/>
        </table:table-row>
        <table:table-row table:style-name="ro3">
          <table:table-cell office:value-type="float" office:value="256">
            <text:p>256</text:p>
          </table:table-cell>
          <table:table-cell office:value-type="string">
            <text:p>Gauntlet II</text:p>
          </table:table-cell>
          <table:table-cell/>
          <table:table-cell office:value-type="string">
            <text:p>Eastridge Technology</text:p>
          </table:table-cell>
          <table:table-cell office:value-type="string">
            <text:p>Mindscape</text:p>
          </table:table-cell>
          <table:table-cell office:value-type="string">
            <text:p>Mindscape</text:p>
          </table:table-cell>
          <table:table-cell table:style-name="ce4" office:value-type="string">
            <text:p>September 1990</text:p>
          </table:table-cell>
          <table:table-cell table:style-name="ce3" office:value-type="date" office:date-value="1991-04-25">
            <text:p>04/25/91</text:p>
          </table:table-cell>
          <table:table-cell table:number-columns-repeated="1016"/>
        </table:table-row>
        <table:table-row table:style-name="ro3">
          <table:table-cell office:value-type="float" office:value="255">
            <text:p>255</text:p>
          </table:table-cell>
          <table:table-cell office:value-type="string">
            <text:p>Gauntlet[b]</text:p>
          </table:table-cell>
          <table:table-cell/>
          <table:table-cell office:value-type="string">
            <text:p>Tengen</text:p>
          </table:table-cell>
          <table:table-cell office:value-type="string">
            <text:p>Tengen</text:p>
          </table:table-cell>
          <table:table-cell office:value-type="string">
            <text:p>Unreleased</text:p>
          </table:table-cell>
          <table:table-cell table:style-name="ce4" office:value-type="string">
            <text:p>July 1988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257">
            <text:p>257</text:p>
          </table:table-cell>
          <table:table-cell office:value-type="string">
            <text:p>Gemfire</text:p>
          </table:table-cell>
          <table:table-cell/>
          <table:table-cell office:value-type="string">
            <text:p>Koei</text:p>
          </table:table-cell>
          <table:table-cell office:value-type="string">
            <text:p>Koei</text:p>
          </table:table-cell>
          <table:table-cell office:value-type="string">
            <text:p>Unreleased</text:p>
          </table:table-cell>
          <table:table-cell table:style-name="ce4" office:value-type="string">
            <text:p>March 1992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258">
            <text:p>258</text:p>
          </table:table-cell>
          <table:table-cell office:value-type="string">
            <text:p>Genghis Khan</text:p>
          </table:table-cell>
          <table:table-cell/>
          <table:table-cell office:value-type="string">
            <text:p>Koei</text:p>
          </table:table-cell>
          <table:table-cell office:value-type="string">
            <text:p>Koei</text:p>
          </table:table-cell>
          <table:table-cell office:value-type="string">
            <text:p>Unreleased</text:p>
          </table:table-cell>
          <table:table-cell table:style-name="ce4" office:value-type="string">
            <text:p>January 1990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259">
            <text:p>259</text:p>
          </table:table-cell>
          <table:table-cell office:value-type="string">
            <text:p>George Foreman's KO Boxing</text:p>
          </table:table-cell>
          <table:table-cell/>
          <table:table-cell office:value-type="string">
            <text:p>Beam Software</text:p>
          </table:table-cell>
          <table:table-cell table:number-columns-repeated="2" office:value-type="string">
            <text:p>Acclaim Entertainment</text:p>
          </table:table-cell>
          <table:table-cell table:number-columns-repeated="2" table:style-name="ce4" office:value-type="string">
            <text:p>December 1992</text:p>
          </table:table-cell>
          <table:table-cell table:number-columns-repeated="1016"/>
        </table:table-row>
        <table:table-row table:style-name="ro3">
          <table:table-cell office:value-type="float" office:value="263">
            <text:p>263</text:p>
          </table:table-cell>
          <table:table-cell office:value-type="string">
            <text:p>Ghost 'n Goblins (EU)</text:p>
          </table:table-cell>
          <table:table-cell office:value-type="string">
            <text:p>Ghosts 'n Goblins (NA)</text:p>
          </table:table-cell>
          <table:table-cell office:value-type="string">
            <text:p>Micronics</text:p>
          </table:table-cell>
          <table:table-cell office:value-type="string">
            <text:p>Capcom</text:p>
          </table:table-cell>
          <table:table-cell office:value-type="string">
            <text:p>Capcom</text:p>
          </table:table-cell>
          <table:table-cell table:style-name="ce3" office:value-type="date" office:date-value="1986-11-01">
            <text:p>11/01/86</text:p>
          </table:table-cell>
          <table:table-cell table:style-name="ce3" office:value-type="date" office:date-value="1989-03-23">
            <text:p>03/23/89</text:p>
          </table:table-cell>
          <table:table-cell table:number-columns-repeated="1016"/>
        </table:table-row>
        <table:table-row table:style-name="ro3">
          <table:table-cell office:value-type="float" office:value="260">
            <text:p>260</text:p>
          </table:table-cell>
          <table:table-cell office:value-type="string">
            <text:p>Ghostbusters</text:p>
          </table:table-cell>
          <table:table-cell/>
          <table:table-cell office:value-type="string">
            <text:p>Bits Corporation</text:p>
          </table:table-cell>
          <table:table-cell office:value-type="string">
            <text:p>Activision</text:p>
          </table:table-cell>
          <table:table-cell office:value-type="string">
            <text:p>Unreleased</text:p>
          </table:table-cell>
          <table:table-cell table:style-name="ce4" office:value-type="string">
            <text:p>October 1988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261">
            <text:p>261</text:p>
          </table:table-cell>
          <table:table-cell office:value-type="string">
            <text:p>Ghostbusters II</text:p>
          </table:table-cell>
          <table:table-cell/>
          <table:table-cell office:value-type="string">
            <text:p>Imagineering</text:p>
          </table:table-cell>
          <table:table-cell office:value-type="string">
            <text:p>Activision</text:p>
          </table:table-cell>
          <table:table-cell office:value-type="string">
            <text:p>Activision</text:p>
          </table:table-cell>
          <table:table-cell table:style-name="ce4" office:value-type="string">
            <text:p>April 1990</text:p>
          </table:table-cell>
          <table:table-cell table:style-name="ce3" office:value-type="date" office:date-value="1990-12-07">
            <text:p>12/07/90</text:p>
          </table:table-cell>
          <table:table-cell table:number-columns-repeated="1016"/>
        </table:table-row>
        <table:table-row table:style-name="ro3">
          <table:table-cell office:value-type="float" office:value="262">
            <text:p>262</text:p>
          </table:table-cell>
          <table:table-cell office:value-type="string">
            <text:p>Ghosts 'n Goblins (NA)</text:p>
          </table:table-cell>
          <table:table-cell/>
          <table:table-cell office:value-type="string">
            <text:p>Micronics</text:p>
          </table:table-cell>
          <table:table-cell office:value-type="string">
            <text:p>Capcom</text:p>
          </table:table-cell>
          <table:table-cell office:value-type="string">
            <text:p>Capcom</text:p>
          </table:table-cell>
          <table:table-cell table:style-name="ce3" office:value-type="date" office:date-value="1986-11-01">
            <text:p>11/01/86</text:p>
          </table:table-cell>
          <table:table-cell table:style-name="ce3" office:value-type="date" office:date-value="1989-03-23">
            <text:p>03/23/89</text:p>
          </table:table-cell>
          <table:table-cell table:number-columns-repeated="1016"/>
        </table:table-row>
        <table:table-row table:style-name="ro3">
          <table:table-cell office:value-type="float" office:value="264">
            <text:p>264</text:p>
          </table:table-cell>
          <table:table-cell office:value-type="string">
            <text:p>Ghoul School</text:p>
          </table:table-cell>
          <table:table-cell/>
          <table:table-cell office:value-type="string">
            <text:p>Imagineering</text:p>
          </table:table-cell>
          <table:table-cell office:value-type="string">
            <text:p>Electro Brain</text:p>
          </table:table-cell>
          <table:table-cell office:value-type="string">
            <text:p>Unreleased</text:p>
          </table:table-cell>
          <table:table-cell table:style-name="ce4" office:value-type="string">
            <text:p>March 1992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265">
            <text:p>265</text:p>
          </table:table-cell>
          <table:table-cell office:value-type="string">
            <text:p>Goal!</text:p>
          </table:table-cell>
          <table:table-cell/>
          <table:table-cell office:value-type="string">
            <text:p>TOSE</text:p>
          </table:table-cell>
          <table:table-cell office:value-type="string">
            <text:p>Jaleco</text:p>
          </table:table-cell>
          <table:table-cell office:value-type="string">
            <text:p>Jaleco</text:p>
          </table:table-cell>
          <table:table-cell table:style-name="ce4" office:value-type="string">
            <text:p>October 1989</text:p>
          </table:table-cell>
          <table:table-cell table:style-name="ce3" office:value-type="date" office:date-value="1994-03-24">
            <text:p>03/24/94</text:p>
          </table:table-cell>
          <table:table-cell table:number-columns-repeated="1016"/>
        </table:table-row>
        <table:table-row table:style-name="ro3">
          <table:table-cell office:value-type="float" office:value="266">
            <text:p>266</text:p>
          </table:table-cell>
          <table:table-cell office:value-type="string">
            <text:p>Goal! Two (NA/ES)</text:p>
          </table:table-cell>
          <table:table-cell/>
          <table:table-cell office:value-type="string">
            <text:p>TOSE</text:p>
          </table:table-cell>
          <table:table-cell office:value-type="string">
            <text:p>Jaleco</text:p>
          </table:table-cell>
          <table:table-cell office:value-type="string">
            <text:p>Jaleco</text:p>
          </table:table-cell>
          <table:table-cell table:style-name="ce4" office:value-type="string">
            <text:p>November 1992</text:p>
          </table:table-cell>
          <table:table-cell table:style-name="ce4" office:value-type="float" office:value="1992">
            <text:p>1992</text:p>
          </table:table-cell>
          <table:table-cell table:number-columns-repeated="1016"/>
        </table:table-row>
        <table:table-row table:style-name="ro3">
          <table:table-cell office:value-type="float" office:value="269">
            <text:p>269</text:p>
          </table:table-cell>
          <table:table-cell office:value-type="string">
            <text:p>Godzilla 2: War of the Monsters</text:p>
          </table:table-cell>
          <table:table-cell/>
          <table:table-cell office:value-type="string">
            <text:p>???</text:p>
          </table:table-cell>
          <table:table-cell office:value-type="string">
            <text:p>Toho</text:p>
          </table:table-cell>
          <table:table-cell office:value-type="string">
            <text:p>Unreleased</text:p>
          </table:table-cell>
          <table:table-cell table:style-name="ce4" office:value-type="string">
            <text:p>February 1992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268">
            <text:p>268</text:p>
          </table:table-cell>
          <table:table-cell office:value-type="string">
            <text:p>Godzilla: Monster of Monsters</text:p>
          </table:table-cell>
          <table:table-cell/>
          <table:table-cell office:value-type="string">
            <text:p>Compile</text:p>
          </table:table-cell>
          <table:table-cell office:value-type="string">
            <text:p>Toho</text:p>
          </table:table-cell>
          <table:table-cell office:value-type="string">
            <text:p>Toho</text:p>
          </table:table-cell>
          <table:table-cell table:style-name="ce4" office:value-type="string">
            <text:p>October 1989</text:p>
          </table:table-cell>
          <table:table-cell table:style-name="ce4" office:value-type="float" office:value="1991">
            <text:p>1991</text:p>
          </table:table-cell>
          <table:table-cell table:number-columns-repeated="1016"/>
        </table:table-row>
        <table:table-row table:style-name="ro2">
          <table:table-cell office:value-type="float" office:value="270">
            <text:p>270</text:p>
          </table:table-cell>
          <table:table-cell office:value-type="string">
            <text:p>Golf</text:p>
          </table:table-cell>
          <table:table-cell/>
          <table:table-cell table:number-columns-repeated="3" office:value-type="string">
            <text:p>Nintendo</text:p>
          </table:table-cell>
          <table:table-cell table:style-name="ce3" office:value-type="date" office:date-value="1985-10-18">
            <text:p>10/18/85</text:p>
          </table:table-cell>
          <table:table-cell table:style-name="ce3" office:value-type="date" office:date-value="1986-11-15">
            <text:p>11/15/86</text:p>
          </table:table-cell>
          <table:table-cell table:number-columns-repeated="1016"/>
        </table:table-row>
        <table:table-row table:style-name="ro3">
          <table:table-cell office:value-type="float" office:value="271">
            <text:p>271</text:p>
          </table:table-cell>
          <table:table-cell office:value-type="string">
            <text:p>Golf Grand Slam</text:p>
          </table:table-cell>
          <table:table-cell/>
          <table:table-cell office:value-type="string">
            <text:p>TOSE</text:p>
          </table:table-cell>
          <table:table-cell office:value-type="string">
            <text:p>Atlus</text:p>
          </table:table-cell>
          <table:table-cell office:value-type="string">
            <text:p>Unreleased</text:p>
          </table:table-cell>
          <table:table-cell table:style-name="ce4" office:value-type="string">
            <text:p>November 1991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272">
            <text:p>272</text:p>
          </table:table-cell>
          <table:table-cell office:value-type="string">
            <text:p>Golgo 13: Top Secret Episode</text:p>
          </table:table-cell>
          <table:table-cell/>
          <table:table-cell office:value-type="string">
            <text:p>Vic Tokai</text:p>
          </table:table-cell>
          <table:table-cell office:value-type="string">
            <text:p>Vic Tokai</text:p>
          </table:table-cell>
          <table:table-cell office:value-type="string">
            <text:p>Unreleased</text:p>
          </table:table-cell>
          <table:table-cell table:style-name="ce4" office:value-type="string">
            <text:p>September 1988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274">
            <text:p>274</text:p>
          </table:table-cell>
          <table:table-cell office:value-type="string">
            <text:p>Gotcha! The Sport!</text:p>
          </table:table-cell>
          <table:table-cell/>
          <table:table-cell office:value-type="string">
            <text:p>Atlus</text:p>
          </table:table-cell>
          <table:table-cell office:value-type="string">
            <text:p>LJN</text:p>
          </table:table-cell>
          <table:table-cell office:value-type="string">
            <text:p>Unreleased</text:p>
          </table:table-cell>
          <table:table-cell table:style-name="ce4" office:value-type="string">
            <text:p>November 1987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275">
            <text:p>275</text:p>
          </table:table-cell>
          <table:table-cell office:value-type="string">
            <text:p>Gradius</text:p>
          </table:table-cell>
          <table:table-cell/>
          <table:table-cell office:value-type="string">
            <text:p>Konami</text:p>
          </table:table-cell>
          <table:table-cell office:value-type="string">
            <text:p>Konami</text:p>
          </table:table-cell>
          <table:table-cell office:value-type="string">
            <text:p>Konami</text:p>
          </table:table-cell>
          <table:table-cell table:style-name="ce4" office:value-type="string">
            <text:p>December 1986</text:p>
          </table:table-cell>
          <table:table-cell table:style-name="ce3" office:value-type="date" office:date-value="1988-11-30">
            <text:p>11/30/88</text:p>
          </table:table-cell>
          <table:table-cell table:number-columns-repeated="1016"/>
        </table:table-row>
        <table:table-row table:style-name="ro2">
          <table:table-cell office:value-type="float" office:value="277">
            <text:p>277</text:p>
          </table:table-cell>
          <table:table-cell office:value-type="string">
            <text:p>Greg Norman's Golf Power</text:p>
          </table:table-cell>
          <table:table-cell/>
          <table:table-cell office:value-type="string">
            <text:p>Gremlin Interactive</text:p>
          </table:table-cell>
          <table:table-cell office:value-type="string">
            <text:p>Virgin Interactive</text:p>
          </table:table-cell>
          <table:table-cell office:value-type="string">
            <text:p>Unreleased</text:p>
          </table:table-cell>
          <table:table-cell table:style-name="ce4" office:value-type="string">
            <text:p>July 1992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278">
            <text:p>278</text:p>
          </table:table-cell>
          <table:table-cell office:value-type="string">
            <text:p>Gremlins 2: The New Batch</text:p>
          </table:table-cell>
          <table:table-cell/>
          <table:table-cell office:value-type="string">
            <text:p>Sunsoft</text:p>
          </table:table-cell>
          <table:table-cell office:value-type="string">
            <text:p>Sunsoft</text:p>
          </table:table-cell>
          <table:table-cell office:value-type="string">
            <text:p>Sunsoft</text:p>
          </table:table-cell>
          <table:table-cell table:style-name="ce4" office:value-type="string">
            <text:p>October 1990</text:p>
          </table:table-cell>
          <table:table-cell table:style-name="ce3" office:value-type="date" office:date-value="1991-02-21">
            <text:p>02/21/91</text:p>
          </table:table-cell>
          <table:table-cell table:number-columns-repeated="1016"/>
        </table:table-row>
        <table:table-row table:style-name="ro2">
          <table:table-cell office:value-type="float" office:value="280">
            <text:p>280</text:p>
          </table:table-cell>
          <table:table-cell office:value-type="string">
            <text:p>Guerrilla War</text:p>
          </table:table-cell>
          <table:table-cell/>
          <table:table-cell table:number-columns-repeated="3" office:value-type="string">
            <text:p>SNK</text:p>
          </table:table-cell>
          <table:table-cell table:style-name="ce4" office:value-type="string">
            <text:p>June 1989</text:p>
          </table:table-cell>
          <table:table-cell table:style-name="ce4" office:value-type="float" office:value="1989">
            <text:p>1989</text:p>
          </table:table-cell>
          <table:table-cell table:number-columns-repeated="1016"/>
        </table:table-row>
        <table:table-row table:style-name="ro2">
          <table:table-cell office:value-type="float" office:value="281">
            <text:p>281</text:p>
          </table:table-cell>
          <table:table-cell office:value-type="string">
            <text:p>Gumshoe</text:p>
          </table:table-cell>
          <table:table-cell/>
          <table:table-cell office:value-type="string">
            <text:p>Nintendo Research &amp; Development 1</text:p>
          </table:table-cell>
          <table:table-cell table:number-columns-repeated="2" office:value-type="string">
            <text:p>Nintendo</text:p>
          </table:table-cell>
          <table:table-cell table:style-name="ce4" office:value-type="string">
            <text:p>August 1986</text:p>
          </table:table-cell>
          <table:table-cell table:style-name="ce4" office:value-type="string">
            <text:p>May 1988</text:p>
          </table:table-cell>
          <table:table-cell table:number-columns-repeated="1016"/>
        </table:table-row>
        <table:table-row table:style-name="ro3">
          <table:table-cell office:value-type="float" office:value="282">
            <text:p>282</text:p>
          </table:table-cell>
          <table:table-cell office:value-type="string">
            <text:p>Gun-Nac</text:p>
          </table:table-cell>
          <table:table-cell/>
          <table:table-cell office:value-type="string">
            <text:p>Compile</text:p>
          </table:table-cell>
          <table:table-cell office:value-type="string">
            <text:p>ASCII</text:p>
          </table:table-cell>
          <table:table-cell office:value-type="string">
            <text:p>Unreleased</text:p>
          </table:table-cell>
          <table:table-cell table:style-name="ce4" office:value-type="string">
            <text:p>September 1991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283">
            <text:p>283</text:p>
          </table:table-cell>
          <table:table-cell office:value-type="string">
            <text:p>Gun.Smoke</text:p>
          </table:table-cell>
          <table:table-cell/>
          <table:table-cell office:value-type="string">
            <text:p>Capcom</text:p>
          </table:table-cell>
          <table:table-cell office:value-type="string">
            <text:p>Capcom</text:p>
          </table:table-cell>
          <table:table-cell office:value-type="string">
            <text:p>Capcom</text:p>
          </table:table-cell>
          <table:table-cell table:style-name="ce4" office:value-type="string">
            <text:p>February 1988</text:p>
          </table:table-cell>
          <table:table-cell table:style-name="ce3" office:value-type="date" office:date-value="1988-02-23">
            <text:p>02/23/88</text:p>
          </table:table-cell>
          <table:table-cell table:number-columns-repeated="1016"/>
        </table:table-row>
        <table:table-row table:style-name="ro3">
          <table:table-cell office:value-type="float" office:value="284">
            <text:p>284</text:p>
          </table:table-cell>
          <table:table-cell office:value-type="string">
            <text:p>Gyromite</text:p>
          </table:table-cell>
          <table:table-cell/>
          <table:table-cell office:value-type="string">
            <text:p>Nintendo Research &amp; Development 1</text:p>
          </table:table-cell>
          <table:table-cell table:number-columns-repeated="2" office:value-type="string">
            <text:p>Nintendo</text:p>
          </table:table-cell>
          <table:table-cell table:style-name="ce3" office:value-type="date" office:date-value="1985-10-18">
            <text:p>10/18/85</text:p>
          </table:table-cell>
          <table:table-cell table:style-name="ce3" office:value-type="date" office:date-value="1986-09-01">
            <text:p>09/01/86</text:p>
          </table:table-cell>
          <table:table-cell table:number-columns-repeated="1016"/>
        </table:table-row>
        <table:table-row table:style-name="ro3">
          <table:table-cell office:value-type="float" office:value="285">
            <text:p>285</text:p>
          </table:table-cell>
          <table:table-cell office:value-type="string">
            <text:p>Gyruss</text:p>
          </table:table-cell>
          <table:table-cell/>
          <table:table-cell office:value-type="string">
            <text:p>Konami</text:p>
          </table:table-cell>
          <table:table-cell office:value-type="string">
            <text:p>Ultra Games</text:p>
          </table:table-cell>
          <table:table-cell office:value-type="string">
            <text:p>Unreleased</text:p>
          </table:table-cell>
          <table:table-cell table:style-name="ce4" office:value-type="string">
            <text:p>February 1989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286">
            <text:p>286</text:p>
          </table:table-cell>
          <table:table-cell office:value-type="string">
            <text:p>Hammerin' Harry</text:p>
          </table:table-cell>
          <table:table-cell/>
          <table:table-cell office:value-type="string">
            <text:p>Tamtex</text:p>
          </table:table-cell>
          <table:table-cell office:value-type="string">
            <text:p>Unreleased</text:p>
          </table:table-cell>
          <table:table-cell office:value-type="string">
            <text:p>Irem</text:p>
          </table:table-cell>
          <table:table-cell table:style-name="ce4" office:value-type="string">
            <text:p>Unreleased</text:p>
          </table:table-cell>
          <table:table-cell table:style-name="ce4" office:value-type="float" office:value="1992">
            <text:p>1992</text:p>
          </table:table-cell>
          <table:table-cell table:number-columns-repeated="1016"/>
        </table:table-row>
        <table:table-row table:style-name="ro3">
          <table:table-cell office:value-type="float" office:value="287">
            <text:p>287</text:p>
          </table:table-cell>
          <table:table-cell office:value-type="string">
            <text:p>Harlem Globetrotters</text:p>
          </table:table-cell>
          <table:table-cell/>
          <table:table-cell office:value-type="string">
            <text:p>Softie</text:p>
          </table:table-cell>
          <table:table-cell office:value-type="string">
            <text:p>GameTek</text:p>
          </table:table-cell>
          <table:table-cell office:value-type="string">
            <text:p>Unreleased</text:p>
          </table:table-cell>
          <table:table-cell table:style-name="ce4" office:value-type="string">
            <text:p>March 1991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288">
            <text:p>288</text:p>
          </table:table-cell>
          <table:table-cell office:value-type="string">
            <text:p>Hatris</text:p>
          </table:table-cell>
          <table:table-cell/>
          <table:table-cell table:number-columns-repeated="2" office:value-type="string">
            <text:p>Bullet-Proof Software</text:p>
          </table:table-cell>
          <table:table-cell office:value-type="string">
            <text:p>Unreleased</text:p>
          </table:table-cell>
          <table:table-cell table:style-name="ce4" office:value-type="string">
            <text:p>April 1992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289">
            <text:p>289</text:p>
          </table:table-cell>
          <table:table-cell office:value-type="string">
            <text:p>Heavy Barrel</text:p>
          </table:table-cell>
          <table:table-cell/>
          <table:table-cell table:number-columns-repeated="2" office:value-type="string">
            <text:p>Data East</text:p>
          </table:table-cell>
          <table:table-cell office:value-type="string">
            <text:p>Unreleased</text:p>
          </table:table-cell>
          <table:table-cell table:style-name="ce4" office:value-type="string">
            <text:p>March 1990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290">
            <text:p>290</text:p>
          </table:table-cell>
          <table:table-cell office:value-type="string">
            <text:p>Heavy Shreddin' (NA)</text:p>
          </table:table-cell>
          <table:table-cell/>
          <table:table-cell office:value-type="string">
            <text:p>Imagineering</text:p>
          </table:table-cell>
          <table:table-cell office:value-type="string">
            <text:p>Parker Brothers</text:p>
          </table:table-cell>
          <table:table-cell office:value-type="string">
            <text:p>Activision</text:p>
          </table:table-cell>
          <table:table-cell table:style-name="ce4" office:value-type="string">
            <text:p>June 1990</text:p>
          </table:table-cell>
          <table:table-cell table:style-name="ce4" office:value-type="float" office:value="1990">
            <text:p>1990</text:p>
          </table:table-cell>
          <table:table-cell table:number-columns-repeated="1016"/>
        </table:table-row>
        <table:table-row table:style-name="ro3">
          <table:table-cell office:value-type="float" office:value="292">
            <text:p>292</text:p>
          </table:table-cell>
          <table:table-cell office:value-type="string">
            <text:p>High Speed</text:p>
          </table:table-cell>
          <table:table-cell/>
          <table:table-cell office:value-type="string">
            <text:p>Rare</text:p>
          </table:table-cell>
          <table:table-cell office:value-type="string">
            <text:p>Tradewest</text:p>
          </table:table-cell>
          <table:table-cell office:value-type="string">
            <text:p>Tradewest</text:p>
          </table:table-cell>
          <table:table-cell table:style-name="ce4" office:value-type="string">
            <text:p>July 1991</text:p>
          </table:table-cell>
          <table:table-cell table:style-name="ce3" office:value-type="date" office:date-value="1994-04-28">
            <text:p>04/28/94</text:p>
          </table:table-cell>
          <table:table-cell table:number-columns-repeated="1016"/>
        </table:table-row>
        <table:table-row table:style-name="ro2">
          <table:table-cell office:value-type="float" office:value="293">
            <text:p>293</text:p>
          </table:table-cell>
          <table:table-cell office:value-type="string">
            <text:p>Hogan's Alley</text:p>
          </table:table-cell>
          <table:table-cell/>
          <table:table-cell office:value-type="string">
            <text:p>Nintendo Research &amp; Development 1, Intelligent Systems</text:p>
          </table:table-cell>
          <table:table-cell table:number-columns-repeated="2" office:value-type="string">
            <text:p>Nintendo</text:p>
          </table:table-cell>
          <table:table-cell table:style-name="ce3" office:value-type="date" office:date-value="1985-10-18">
            <text:p>10/18/85</text:p>
          </table:table-cell>
          <table:table-cell table:style-name="ce3" office:value-type="date" office:date-value="1987-12-15">
            <text:p>12/15/87</text:p>
          </table:table-cell>
          <table:table-cell table:number-columns-repeated="1016"/>
        </table:table-row>
        <table:table-row table:style-name="ro3">
          <table:table-cell office:value-type="float" office:value="294">
            <text:p>294</text:p>
          </table:table-cell>
          <table:table-cell office:value-type="string">
            <text:p>Hollywood Squares</text:p>
          </table:table-cell>
          <table:table-cell/>
          <table:table-cell office:value-type="string">
            <text:p>Rare</text:p>
          </table:table-cell>
          <table:table-cell office:value-type="string">
            <text:p>GameTek</text:p>
          </table:table-cell>
          <table:table-cell office:value-type="string">
            <text:p>Unreleased</text:p>
          </table:table-cell>
          <table:table-cell table:style-name="ce4" office:value-type="string">
            <text:p>September 1989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295">
            <text:p>295</text:p>
          </table:table-cell>
          <table:table-cell office:value-type="string">
            <text:p>Home Alone</text:p>
          </table:table-cell>
          <table:table-cell/>
          <table:table-cell office:value-type="string">
            <text:p>Bethesda Softworks</text:p>
          </table:table-cell>
          <table:table-cell office:value-type="string">
            <text:p>THQ</text:p>
          </table:table-cell>
          <table:table-cell office:value-type="string">
            <text:p>Unreleased</text:p>
          </table:table-cell>
          <table:table-cell table:style-name="ce4" office:value-type="string">
            <text:p>October 1991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296">
            <text:p>296</text:p>
          </table:table-cell>
          <table:table-cell office:value-type="string">
            <text:p>Home Alone 2: Lost in New York</text:p>
          </table:table-cell>
          <table:table-cell/>
          <table:table-cell office:value-type="string">
            <text:p>Imagineering</text:p>
          </table:table-cell>
          <table:table-cell table:number-columns-repeated="2" office:value-type="string">
            <text:p>THQ</text:p>
          </table:table-cell>
          <table:table-cell table:style-name="ce4" office:value-type="string">
            <text:p>October 1992</text:p>
          </table:table-cell>
          <table:table-cell table:style-name="ce4" office:value-type="float" office:value="1992">
            <text:p>1992</text:p>
          </table:table-cell>
          <table:table-cell table:number-columns-repeated="1016"/>
        </table:table-row>
        <table:table-row table:style-name="ro3">
          <table:table-cell office:value-type="float" office:value="297">
            <text:p>297</text:p>
          </table:table-cell>
          <table:table-cell office:value-type="string">
            <text:p>Hook</text:p>
          </table:table-cell>
          <table:table-cell/>
          <table:table-cell office:value-type="string">
            <text:p>Painting by Numbers</text:p>
          </table:table-cell>
          <table:table-cell office:value-type="string">
            <text:p>Sony Imagesoft</text:p>
          </table:table-cell>
          <table:table-cell office:value-type="string">
            <text:p>Ocean Software</text:p>
          </table:table-cell>
          <table:table-cell table:style-name="ce4" office:value-type="string">
            <text:p>April 1992</text:p>
          </table:table-cell>
          <table:table-cell table:style-name="ce4" office:value-type="float" office:value="1992">
            <text:p>1992</text:p>
          </table:table-cell>
          <table:table-cell table:number-columns-repeated="1016"/>
        </table:table-row>
        <table:table-row table:style-name="ro3">
          <table:table-cell office:value-type="float" office:value="298">
            <text:p>298</text:p>
          </table:table-cell>
          <table:table-cell office:value-type="string">
            <text:p>Hoops</text:p>
          </table:table-cell>
          <table:table-cell/>
          <table:table-cell office:value-type="string">
            <text:p>Aicom</text:p>
          </table:table-cell>
          <table:table-cell office:value-type="string">
            <text:p>Jaleco</text:p>
          </table:table-cell>
          <table:table-cell office:value-type="string">
            <text:p>Jaleco</text:p>
          </table:table-cell>
          <table:table-cell table:style-name="ce4" office:value-type="string">
            <text:p>June 1989</text:p>
          </table:table-cell>
          <table:table-cell table:style-name="ce4" office:value-type="float" office:value="1989">
            <text:p>1989</text:p>
          </table:table-cell>
          <table:table-cell table:number-columns-repeated="1016"/>
        </table:table-row>
        <table:table-row table:style-name="ro3">
          <table:table-cell office:value-type="float" office:value="299">
            <text:p>299</text:p>
          </table:table-cell>
          <table:table-cell office:value-type="string">
            <text:p>Hudson Hawk</text:p>
          </table:table-cell>
          <table:table-cell/>
          <table:table-cell office:value-type="string">
            <text:p>Special FX</text:p>
          </table:table-cell>
          <table:table-cell office:value-type="string">
            <text:p>Sony Imagesoft</text:p>
          </table:table-cell>
          <table:table-cell office:value-type="string">
            <text:p>Ocean Software</text:p>
          </table:table-cell>
          <table:table-cell table:style-name="ce4" office:value-type="string">
            <text:p>February 1992</text:p>
          </table:table-cell>
          <table:table-cell table:style-name="ce4" office:value-type="float" office:value="1992">
            <text:p>1992</text:p>
          </table:table-cell>
          <table:table-cell table:number-columns-repeated="1016"/>
        </table:table-row>
        <table:table-row table:style-name="ro3">
          <table:table-cell office:value-type="float" office:value="301">
            <text:p>301</text:p>
          </table:table-cell>
          <table:table-cell office:value-type="string">
            <text:p>Hydlide</text:p>
          </table:table-cell>
          <table:table-cell/>
          <table:table-cell office:value-type="string">
            <text:p>T&amp;E Soft</text:p>
          </table:table-cell>
          <table:table-cell office:value-type="string">
            <text:p>FCI</text:p>
          </table:table-cell>
          <table:table-cell office:value-type="string">
            <text:p>Unreleased</text:p>
          </table:table-cell>
          <table:table-cell table:style-name="ce4" office:value-type="string">
            <text:p>June 1989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302">
            <text:p>302</text:p>
          </table:table-cell>
          <table:table-cell office:value-type="string">
            <text:p>Ice Climber</text:p>
          </table:table-cell>
          <table:table-cell/>
          <table:table-cell office:value-type="string">
            <text:p>Nintendo Research &amp; Development 1</text:p>
          </table:table-cell>
          <table:table-cell table:number-columns-repeated="2" office:value-type="string">
            <text:p>Nintendo</text:p>
          </table:table-cell>
          <table:table-cell table:style-name="ce3" office:value-type="date" office:date-value="1985-10-18">
            <text:p>10/18/85</text:p>
          </table:table-cell>
          <table:table-cell table:style-name="ce3" office:value-type="date" office:date-value="1986-09-01">
            <text:p>09/01/86</text:p>
          </table:table-cell>
          <table:table-cell table:number-columns-repeated="1016"/>
        </table:table-row>
        <table:table-row table:style-name="ro2">
          <table:table-cell office:value-type="float" office:value="303">
            <text:p>303</text:p>
          </table:table-cell>
          <table:table-cell office:value-type="string">
            <text:p>Ice Hockey</text:p>
          </table:table-cell>
          <table:table-cell/>
          <table:table-cell office:value-type="string">
            <text:p>Nintendo Research &amp; Development 2</text:p>
          </table:table-cell>
          <table:table-cell table:number-columns-repeated="2" office:value-type="string">
            <text:p>Nintendo</text:p>
          </table:table-cell>
          <table:table-cell table:style-name="ce4" office:value-type="string">
            <text:p>March 1988</text:p>
          </table:table-cell>
          <table:table-cell table:style-name="ce3" office:value-type="date" office:date-value="1988-04-15">
            <text:p>04/15/88</text:p>
          </table:table-cell>
          <table:table-cell table:number-columns-repeated="1016"/>
        </table:table-row>
        <table:table-row table:style-name="ro3">
          <table:table-cell office:value-type="float" office:value="306">
            <text:p>306</text:p>
          </table:table-cell>
          <table:table-cell office:value-type="string">
            <text:p>Ikari III: The Rescue</text:p>
          </table:table-cell>
          <table:table-cell/>
          <table:table-cell table:number-columns-repeated="2" office:value-type="string">
            <text:p>SNK</text:p>
          </table:table-cell>
          <table:table-cell office:value-type="string">
            <text:p>Unreleased</text:p>
          </table:table-cell>
          <table:table-cell table:style-name="ce4" office:value-type="string">
            <text:p>February 1991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304">
            <text:p>304</text:p>
          </table:table-cell>
          <table:table-cell office:value-type="string">
            <text:p>Ikari Warriors</text:p>
          </table:table-cell>
          <table:table-cell/>
          <table:table-cell office:value-type="string">
            <text:p>Micronics</text:p>
          </table:table-cell>
          <table:table-cell table:number-columns-repeated="2" office:value-type="string">
            <text:p>SNK</text:p>
          </table:table-cell>
          <table:table-cell table:style-name="ce4" office:value-type="string">
            <text:p>May 1987</text:p>
          </table:table-cell>
          <table:table-cell table:style-name="ce3" office:value-type="date" office:date-value="1989-08-10">
            <text:p>08/10/89</text:p>
          </table:table-cell>
          <table:table-cell table:number-columns-repeated="1016"/>
        </table:table-row>
        <table:table-row table:style-name="ro3">
          <table:table-cell office:value-type="float" office:value="305">
            <text:p>305</text:p>
          </table:table-cell>
          <table:table-cell office:value-type="string">
            <text:p>Ikari Warriors II: Victory Road</text:p>
          </table:table-cell>
          <table:table-cell/>
          <table:table-cell office:value-type="string">
            <text:p>Micronics</text:p>
          </table:table-cell>
          <table:table-cell office:value-type="string">
            <text:p>SNK</text:p>
          </table:table-cell>
          <table:table-cell office:value-type="string">
            <text:p>Unreleased</text:p>
          </table:table-cell>
          <table:table-cell table:style-name="ce4" office:value-type="string">
            <text:p>April 1988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307">
            <text:p>307</text:p>
          </table:table-cell>
          <table:table-cell office:value-type="string">
            <text:p>Image Fight</text:p>
          </table:table-cell>
          <table:table-cell/>
          <table:table-cell office:value-type="string">
            <text:p>Lenar</text:p>
          </table:table-cell>
          <table:table-cell office:value-type="string">
            <text:p>Irem</text:p>
          </table:table-cell>
          <table:table-cell office:value-type="string">
            <text:p>Unreleased</text:p>
          </table:table-cell>
          <table:table-cell table:style-name="ce4" office:value-type="string">
            <text:p>June 1990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310">
            <text:p>310</text:p>
          </table:table-cell>
          <table:table-cell office:value-type="string">
            <text:p>Indiana Jones and the Last Crusade</text:p>
          </table:table-cell>
          <table:table-cell office:value-type="string">
            <text:p>NOT A DUP – developed by dif company</text:p>
          </table:table-cell>
          <table:table-cell office:value-type="string">
            <text:p>Software Creations</text:p>
          </table:table-cell>
          <table:table-cell office:value-type="string">
            <text:p>Taito</text:p>
          </table:table-cell>
          <table:table-cell office:value-type="string">
            <text:p>Unreleased</text:p>
          </table:table-cell>
          <table:table-cell table:style-name="ce4" office:value-type="string">
            <text:p>March 1991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311">
            <text:p>311</text:p>
          </table:table-cell>
          <table:table-cell office:value-type="string">
            <text:p>Indiana Jones and the Last Crusade (NA)</text:p>
          </table:table-cell>
          <table:table-cell/>
          <table:table-cell office:value-type="string">
            <text:p>NMS Software</text:p>
          </table:table-cell>
          <table:table-cell office:value-type="string">
            <text:p>Ubisoft</text:p>
          </table:table-cell>
          <table:table-cell office:value-type="string">
            <text:p>Ubisoft</text:p>
          </table:table-cell>
          <table:table-cell table:style-name="ce4" office:value-type="string">
            <text:p>December 1993</text:p>
          </table:table-cell>
          <table:table-cell table:style-name="ce4" office:value-type="float" office:value="1993">
            <text:p>1993</text:p>
          </table:table-cell>
          <table:table-cell table:number-columns-repeated="1016"/>
        </table:table-row>
        <table:table-row table:style-name="ro3">
          <table:table-cell office:value-type="float" office:value="313">
            <text:p>313</text:p>
          </table:table-cell>
          <table:table-cell office:value-type="string">
            <text:p>Indiana Jones and the Temple of Doom[b]</text:p>
          </table:table-cell>
          <table:table-cell/>
          <table:table-cell office:value-type="string">
            <text:p>Tengen</text:p>
          </table:table-cell>
          <table:table-cell office:value-type="string">
            <text:p>Mindscape</text:p>
          </table:table-cell>
          <table:table-cell office:value-type="string">
            <text:p>Unreleased</text:p>
          </table:table-cell>
          <table:table-cell table:style-name="ce4" office:value-type="string">
            <text:p>December 1988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312">
            <text:p>312</text:p>
          </table:table-cell>
          <table:table-cell office:value-type="string">
            <text:p>Indy: Indiana Jones and the Last Crusade (EU)</text:p>
          </table:table-cell>
          <table:table-cell office:value-type="string">
            <text:p>Indiana Jones and the Last Crusade (NA)</text:p>
          </table:table-cell>
          <table:table-cell office:value-type="string">
            <text:p>NMS Software</text:p>
          </table:table-cell>
          <table:table-cell office:value-type="string">
            <text:p>Ubisoft</text:p>
          </table:table-cell>
          <table:table-cell office:value-type="string">
            <text:p>Ubisoft</text:p>
          </table:table-cell>
          <table:table-cell table:style-name="ce4" office:value-type="string">
            <text:p>December 1993</text:p>
          </table:table-cell>
          <table:table-cell table:style-name="ce4" office:value-type="float" office:value="1993">
            <text:p>1993</text:p>
          </table:table-cell>
          <table:table-cell table:number-columns-repeated="1016"/>
        </table:table-row>
        <table:table-row table:style-name="ro3">
          <table:table-cell office:value-type="float" office:value="314">
            <text:p>314</text:p>
          </table:table-cell>
          <table:table-cell office:value-type="string">
            <text:p>Infiltrator</text:p>
          </table:table-cell>
          <table:table-cell/>
          <table:table-cell office:value-type="string">
            <text:p>Eastridge Technology</text:p>
          </table:table-cell>
          <table:table-cell office:value-type="string">
            <text:p>Mindscape</text:p>
          </table:table-cell>
          <table:table-cell office:value-type="string">
            <text:p>Unreleased</text:p>
          </table:table-cell>
          <table:table-cell table:style-name="ce4" office:value-type="string">
            <text:p>January 1990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315">
            <text:p>315</text:p>
          </table:table-cell>
          <table:table-cell office:value-type="string">
            <text:p>International Cricket</text:p>
          </table:table-cell>
          <table:table-cell/>
          <table:table-cell office:value-type="string">
            <text:p>Beam Software</text:p>
          </table:table-cell>
          <table:table-cell office:value-type="string">
            <text:p>Unreleased</text:p>
          </table:table-cell>
          <table:table-cell office:value-type="string">
            <text:p>Laser Beam Entertainment</text:p>
          </table:table-cell>
          <table:table-cell table:style-name="ce4" office:value-type="string">
            <text:p>Unreleased</text:p>
          </table:table-cell>
          <table:table-cell table:style-name="ce4" office:value-type="float" office:value="1992">
            <text:p>1992</text:p>
          </table:table-cell>
          <table:table-cell table:number-columns-repeated="1016"/>
        </table:table-row>
        <table:table-row table:style-name="ro2">
          <table:table-cell office:value-type="float" office:value="316">
            <text:p>316</text:p>
          </table:table-cell>
          <table:table-cell office:value-type="string">
            <text:p>Iron Tank: The Invasion of Normandy</text:p>
          </table:table-cell>
          <table:table-cell/>
          <table:table-cell table:number-columns-repeated="3" office:value-type="string">
            <text:p>SNK</text:p>
          </table:table-cell>
          <table:table-cell table:style-name="ce4" office:value-type="string">
            <text:p>July 1988</text:p>
          </table:table-cell>
          <table:table-cell table:style-name="ce4" office:value-type="float" office:value="1988">
            <text:p>1988</text:p>
          </table:table-cell>
          <table:table-cell table:number-columns-repeated="1016"/>
        </table:table-row>
        <table:table-row table:style-name="ro3">
          <table:table-cell office:value-type="float" office:value="317">
            <text:p>317</text:p>
          </table:table-cell>
          <table:table-cell office:value-type="string">
            <text:p>Ironsword: Wizards &amp; Warriors II</text:p>
          </table:table-cell>
          <table:table-cell/>
          <table:table-cell office:value-type="string">
            <text:p>Zippo Games</text:p>
          </table:table-cell>
          <table:table-cell table:number-columns-repeated="2" office:value-type="string">
            <text:p>Acclaim Entertainment</text:p>
          </table:table-cell>
          <table:table-cell table:style-name="ce4" office:value-type="string">
            <text:p>December 1989</text:p>
          </table:table-cell>
          <table:table-cell table:style-name="ce3" office:value-type="date" office:date-value="1991-03-27">
            <text:p>03/27/91</text:p>
          </table:table-cell>
          <table:table-cell table:number-columns-repeated="1016"/>
        </table:table-row>
        <table:table-row table:style-name="ro2">
          <table:table-cell office:value-type="float" office:value="318">
            <text:p>318</text:p>
          </table:table-cell>
          <table:table-cell office:value-type="string">
            <text:p>Isolated Warrior</text:p>
          </table:table-cell>
          <table:table-cell/>
          <table:table-cell office:value-type="string">
            <text:p>KID</text:p>
          </table:table-cell>
          <table:table-cell office:value-type="string">
            <text:p>NTVIC</text:p>
          </table:table-cell>
          <table:table-cell office:value-type="string">
            <text:p>Nintendo</text:p>
          </table:table-cell>
          <table:table-cell table:style-name="ce4" office:value-type="string">
            <text:p>February 1991</text:p>
          </table:table-cell>
          <table:table-cell table:style-name="ce4" office:value-type="float" office:value="1991">
            <text:p>1991</text:p>
          </table:table-cell>
          <table:table-cell table:number-columns-repeated="1016"/>
        </table:table-row>
        <table:table-row table:style-name="ro3">
          <table:table-cell office:value-type="float" office:value="319">
            <text:p>319</text:p>
          </table:table-cell>
          <table:table-cell office:value-type="string">
            <text:p>Ivan 'Ironman' Stewart's Super Off Road</text:p>
          </table:table-cell>
          <table:table-cell/>
          <table:table-cell office:value-type="string">
            <text:p>Rare</text:p>
          </table:table-cell>
          <table:table-cell office:value-type="string">
            <text:p>Tradewest</text:p>
          </table:table-cell>
          <table:table-cell office:value-type="string">
            <text:p>Nintendo</text:p>
          </table:table-cell>
          <table:table-cell table:style-name="ce4" office:value-type="string">
            <text:p>April 1990</text:p>
          </table:table-cell>
          <table:table-cell table:style-name="ce3" office:value-type="date" office:date-value="1991-03-14">
            <text:p>03/14/91</text:p>
          </table:table-cell>
          <table:table-cell table:number-columns-repeated="1016"/>
        </table:table-row>
        <table:table-row table:style-name="ro3">
          <table:table-cell office:value-type="float" office:value="320">
            <text:p>320</text:p>
          </table:table-cell>
          <table:table-cell office:value-type="string">
            <text:p>Jack Nicklaus' Greatest 18 Holes of Major Championship Golf</text:p>
          </table:table-cell>
          <table:table-cell/>
          <table:table-cell office:value-type="string">
            <text:p>Sculptured Software</text:p>
          </table:table-cell>
          <table:table-cell office:value-type="string">
            <text:p>Konami</text:p>
          </table:table-cell>
          <table:table-cell office:value-type="string">
            <text:p>Konami</text:p>
          </table:table-cell>
          <table:table-cell table:style-name="ce4" office:value-type="string">
            <text:p>March 1990</text:p>
          </table:table-cell>
          <table:table-cell table:style-name="ce3" office:value-type="date" office:date-value="1991-06-27">
            <text:p>06/27/91</text:p>
          </table:table-cell>
          <table:table-cell table:number-columns-repeated="1016"/>
        </table:table-row>
        <table:table-row table:style-name="ro3">
          <table:table-cell office:value-type="float" office:value="321">
            <text:p>321</text:p>
          </table:table-cell>
          <table:table-cell office:value-type="string">
            <text:p>Jackal</text:p>
          </table:table-cell>
          <table:table-cell/>
          <table:table-cell office:value-type="string">
            <text:p>Konami</text:p>
          </table:table-cell>
          <table:table-cell office:value-type="string">
            <text:p>Konami</text:p>
          </table:table-cell>
          <table:table-cell office:value-type="string">
            <text:p>Unreleased</text:p>
          </table:table-cell>
          <table:table-cell table:style-name="ce4" office:value-type="string">
            <text:p>September 1988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322">
            <text:p>322</text:p>
          </table:table-cell>
          <table:table-cell office:value-type="string">
            <text:p>Jackie Chan's Action Kung Fu</text:p>
          </table:table-cell>
          <table:table-cell/>
          <table:table-cell office:value-type="string">
            <text:p>Now Production</text:p>
          </table:table-cell>
          <table:table-cell table:number-columns-repeated="2" office:value-type="string">
            <text:p>Hudson Soft</text:p>
          </table:table-cell>
          <table:table-cell table:style-name="ce4" office:value-type="string">
            <text:p>December 1990</text:p>
          </table:table-cell>
          <table:table-cell table:style-name="ce4" office:value-type="float" office:value="1991">
            <text:p>1991</text:p>
          </table:table-cell>
          <table:table-cell table:number-columns-repeated="1016"/>
        </table:table-row>
        <table:table-row table:style-name="ro3">
          <table:table-cell office:value-type="float" office:value="323">
            <text:p>323</text:p>
          </table:table-cell>
          <table:table-cell office:value-type="string">
            <text:p>James Bond Jr.</text:p>
          </table:table-cell>
          <table:table-cell/>
          <table:table-cell office:value-type="string">
            <text:p>Eurocom</text:p>
          </table:table-cell>
          <table:table-cell table:number-columns-repeated="2" office:value-type="string">
            <text:p>THQ</text:p>
          </table:table-cell>
          <table:table-cell table:style-name="ce4" office:value-type="string">
            <text:p>November 1992</text:p>
          </table:table-cell>
          <table:table-cell table:style-name="ce4" office:value-type="float" office:value="1992">
            <text:p>1992</text:p>
          </table:table-cell>
          <table:table-cell table:number-columns-repeated="1016"/>
        </table:table-row>
        <table:table-row table:style-name="ro3">
          <table:table-cell office:value-type="float" office:value="324">
            <text:p>324</text:p>
          </table:table-cell>
          <table:table-cell office:value-type="string">
            <text:p>Jaws</text:p>
          </table:table-cell>
          <table:table-cell/>
          <table:table-cell office:value-type="string">
            <text:p>Escape/Westone</text:p>
          </table:table-cell>
          <table:table-cell office:value-type="string">
            <text:p>LJN</text:p>
          </table:table-cell>
          <table:table-cell office:value-type="string">
            <text:p>Unreleased</text:p>
          </table:table-cell>
          <table:table-cell table:style-name="ce4" office:value-type="string">
            <text:p>November 1987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325">
            <text:p>325</text:p>
          </table:table-cell>
          <table:table-cell office:value-type="string">
            <text:p>Jeopardy!</text:p>
          </table:table-cell>
          <table:table-cell/>
          <table:table-cell office:value-type="string">
            <text:p>Rare</text:p>
          </table:table-cell>
          <table:table-cell office:value-type="string">
            <text:p>GameTek</text:p>
          </table:table-cell>
          <table:table-cell office:value-type="string">
            <text:p>Unreleased</text:p>
          </table:table-cell>
          <table:table-cell table:style-name="ce4" office:value-type="string">
            <text:p>September 1988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326">
            <text:p>326</text:p>
          </table:table-cell>
          <table:table-cell office:value-type="string">
            <text:p>Jeopardy! 25th Anniversary Edition</text:p>
          </table:table-cell>
          <table:table-cell/>
          <table:table-cell office:value-type="string">
            <text:p>Rare</text:p>
          </table:table-cell>
          <table:table-cell office:value-type="string">
            <text:p>GameTek</text:p>
          </table:table-cell>
          <table:table-cell office:value-type="string">
            <text:p>Unreleased</text:p>
          </table:table-cell>
          <table:table-cell table:style-name="ce4" office:value-type="string">
            <text:p>June 1990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327">
            <text:p>327</text:p>
          </table:table-cell>
          <table:table-cell office:value-type="string">
            <text:p>Jeopardy! Junior Edition</text:p>
          </table:table-cell>
          <table:table-cell/>
          <table:table-cell office:value-type="string">
            <text:p>Rare</text:p>
          </table:table-cell>
          <table:table-cell office:value-type="string">
            <text:p>GameTek</text:p>
          </table:table-cell>
          <table:table-cell office:value-type="string">
            <text:p>Unreleased</text:p>
          </table:table-cell>
          <table:table-cell table:style-name="ce4" office:value-type="string">
            <text:p>October 1989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329">
            <text:p>329</text:p>
          </table:table-cell>
          <table:table-cell office:value-type="string">
            <text:p>Jimmy Connors Tennis</text:p>
          </table:table-cell>
          <table:table-cell/>
          <table:table-cell office:value-type="string">
            <text:p>NMS Software</text:p>
          </table:table-cell>
          <table:table-cell office:value-type="string">
            <text:p>Ubisoft</text:p>
          </table:table-cell>
          <table:table-cell office:value-type="string">
            <text:p>Ubisoft</text:p>
          </table:table-cell>
          <table:table-cell table:style-name="ce4" office:value-type="string">
            <text:p>November 1993</text:p>
          </table:table-cell>
          <table:table-cell table:style-name="ce4" office:value-type="float" office:value="1993">
            <text:p>1993</text:p>
          </table:table-cell>
          <table:table-cell table:number-columns-repeated="1016"/>
        </table:table-row>
        <table:table-row table:style-name="ro2">
          <table:table-cell office:value-type="float" office:value="330">
            <text:p>330</text:p>
          </table:table-cell>
          <table:table-cell office:value-type="string">
            <text:p>Joe &amp; Mac (NA)</text:p>
          </table:table-cell>
          <table:table-cell/>
          <table:table-cell office:value-type="string">
            <text:p>Elite Systems</text:p>
          </table:table-cell>
          <table:table-cell office:value-type="string">
            <text:p>Data East</text:p>
          </table:table-cell>
          <table:table-cell office:value-type="string">
            <text:p>Elite Systems</text:p>
          </table:table-cell>
          <table:table-cell table:style-name="ce4" office:value-type="string">
            <text:p>December 1992</text:p>
          </table:table-cell>
          <table:table-cell table:style-name="ce4" office:value-type="float" office:value="1992">
            <text:p>1992</text:p>
          </table:table-cell>
          <table:table-cell table:number-columns-repeated="1016"/>
        </table:table-row>
        <table:table-row table:style-name="ro2">
          <table:table-cell office:value-type="float" office:value="331">
            <text:p>331</text:p>
          </table:table-cell>
          <table:table-cell office:value-type="string">
            <text:p>Joe &amp; Mac: Caveman Ninja (EU)</text:p>
          </table:table-cell>
          <table:table-cell office:value-type="string">
            <text:p>Joe &amp; Mac (NA)</text:p>
          </table:table-cell>
          <table:table-cell office:value-type="string">
            <text:p>Elite Systems</text:p>
          </table:table-cell>
          <table:table-cell office:value-type="string">
            <text:p>Data East</text:p>
          </table:table-cell>
          <table:table-cell office:value-type="string">
            <text:p>Elite Systems</text:p>
          </table:table-cell>
          <table:table-cell table:style-name="ce4" office:value-type="string">
            <text:p>December 1992</text:p>
          </table:table-cell>
          <table:table-cell table:style-name="ce4" office:value-type="float" office:value="1992">
            <text:p>1992</text:p>
          </table:table-cell>
          <table:table-cell table:number-columns-repeated="1016"/>
        </table:table-row>
        <table:table-row table:style-name="ro3">
          <table:table-cell office:value-type="float" office:value="332">
            <text:p>332</text:p>
          </table:table-cell>
          <table:table-cell office:value-type="string">
            <text:p>John Elway's Quarterback</text:p>
          </table:table-cell>
          <table:table-cell/>
          <table:table-cell office:value-type="string">
            <text:p>Rare</text:p>
          </table:table-cell>
          <table:table-cell office:value-type="string">
            <text:p>Tradewest</text:p>
          </table:table-cell>
          <table:table-cell office:value-type="string">
            <text:p>Unreleased</text:p>
          </table:table-cell>
          <table:table-cell table:style-name="ce4" office:value-type="string">
            <text:p>March 1989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333">
            <text:p>333</text:p>
          </table:table-cell>
          <table:table-cell office:value-type="string">
            <text:p>Jordan vs. Bird: One on One</text:p>
          </table:table-cell>
          <table:table-cell/>
          <table:table-cell office:value-type="string">
            <text:p>Rare</text:p>
          </table:table-cell>
          <table:table-cell office:value-type="string">
            <text:p>Milton Bradley Company</text:p>
          </table:table-cell>
          <table:table-cell office:value-type="string">
            <text:p>Unreleased</text:p>
          </table:table-cell>
          <table:table-cell table:style-name="ce4" office:value-type="string">
            <text:p>August 1989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334">
            <text:p>334</text:p>
          </table:table-cell>
          <table:table-cell office:value-type="string">
            <text:p>Journey to Silius</text:p>
          </table:table-cell>
          <table:table-cell/>
          <table:table-cell office:value-type="string">
            <text:p>Sunsoft</text:p>
          </table:table-cell>
          <table:table-cell office:value-type="string">
            <text:p>Sunsoft</text:p>
          </table:table-cell>
          <table:table-cell office:value-type="string">
            <text:p>Sunsoft</text:p>
          </table:table-cell>
          <table:table-cell table:style-name="ce4" office:value-type="string">
            <text:p>September 1990</text:p>
          </table:table-cell>
          <table:table-cell table:style-name="ce3" office:value-type="date" office:date-value="1991-02-21">
            <text:p>02/21/91</text:p>
          </table:table-cell>
          <table:table-cell table:number-columns-repeated="1016"/>
        </table:table-row>
        <table:table-row table:style-name="ro2">
          <table:table-cell office:value-type="float" office:value="335">
            <text:p>335</text:p>
          </table:table-cell>
          <table:table-cell office:value-type="string">
            <text:p>Joust</text:p>
          </table:table-cell>
          <table:table-cell/>
          <table:table-cell office:value-type="string">
            <text:p>HAL Laboratory</text:p>
          </table:table-cell>
          <table:table-cell office:value-type="string">
            <text:p>HAL America</text:p>
          </table:table-cell>
          <table:table-cell office:value-type="string">
            <text:p>Unreleased</text:p>
          </table:table-cell>
          <table:table-cell table:style-name="ce4" office:value-type="string">
            <text:p>October 1988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336">
            <text:p>336</text:p>
          </table:table-cell>
          <table:table-cell office:value-type="string">
            <text:p>Jurassic Park</text:p>
          </table:table-cell>
          <table:table-cell/>
          <table:table-cell table:number-columns-repeated="3" office:value-type="string">
            <text:p>Ocean Software</text:p>
          </table:table-cell>
          <table:table-cell table:style-name="ce4" office:value-type="string">
            <text:p>June 1993</text:p>
          </table:table-cell>
          <table:table-cell table:style-name="ce3" office:value-type="date" office:date-value="1993-12-28">
            <text:p>12/28/93</text:p>
          </table:table-cell>
          <table:table-cell table:number-columns-repeated="1016"/>
        </table:table-row>
        <table:table-row table:style-name="ro2">
          <table:table-cell office:value-type="float" office:value="337">
            <text:p>337</text:p>
          </table:table-cell>
          <table:table-cell office:value-type="string">
            <text:p>Kabuki: Quantum Fighter</text:p>
          </table:table-cell>
          <table:table-cell/>
          <table:table-cell office:value-type="string">
            <text:p>Human Entertainment</text:p>
          </table:table-cell>
          <table:table-cell office:value-type="string">
            <text:p>HAL America</text:p>
          </table:table-cell>
          <table:table-cell office:value-type="string">
            <text:p>Nintendo</text:p>
          </table:table-cell>
          <table:table-cell table:style-name="ce4" office:value-type="string">
            <text:p>January 1991</text:p>
          </table:table-cell>
          <table:table-cell table:style-name="ce3" office:value-type="date" office:date-value="1992-02-20">
            <text:p>02/20/92</text:p>
          </table:table-cell>
          <table:table-cell table:number-columns-repeated="1016"/>
        </table:table-row>
        <table:table-row table:style-name="ro3">
          <table:table-cell office:value-type="float" office:value="338">
            <text:p>338</text:p>
          </table:table-cell>
          <table:table-cell office:value-type="string">
            <text:p>Karate Champ</text:p>
          </table:table-cell>
          <table:table-cell/>
          <table:table-cell office:value-type="string">
            <text:p>Data East, Sakata SAS</text:p>
          </table:table-cell>
          <table:table-cell office:value-type="string">
            <text:p>Data East</text:p>
          </table:table-cell>
          <table:table-cell office:value-type="string">
            <text:p>Unreleased</text:p>
          </table:table-cell>
          <table:table-cell table:style-name="ce4" office:value-type="string">
            <text:p>December 1986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340">
            <text:p>340</text:p>
          </table:table-cell>
          <table:table-cell office:value-type="string">
            <text:p>Karnov</text:p>
          </table:table-cell>
          <table:table-cell/>
          <table:table-cell office:value-type="string">
            <text:p>Data East, Sakata SAS</text:p>
          </table:table-cell>
          <table:table-cell office:value-type="string">
            <text:p>Data East</text:p>
          </table:table-cell>
          <table:table-cell office:value-type="string">
            <text:p>Unreleased</text:p>
          </table:table-cell>
          <table:table-cell table:style-name="ce4" office:value-type="string">
            <text:p>January 1988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341">
            <text:p>341</text:p>
          </table:table-cell>
          <table:table-cell office:value-type="string">
            <text:p>Kick Master</text:p>
          </table:table-cell>
          <table:table-cell/>
          <table:table-cell office:value-type="string">
            <text:p>KID</text:p>
          </table:table-cell>
          <table:table-cell office:value-type="string">
            <text:p>Taito</text:p>
          </table:table-cell>
          <table:table-cell office:value-type="string">
            <text:p>Unreleased</text:p>
          </table:table-cell>
          <table:table-cell table:style-name="ce4" office:value-type="string">
            <text:p>January 1992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342">
            <text:p>342</text:p>
          </table:table-cell>
          <table:table-cell office:value-type="string">
            <text:p>Kick Off</text:p>
          </table:table-cell>
          <table:table-cell/>
          <table:table-cell office:value-type="string">
            <text:p>Enigma Variations</text:p>
          </table:table-cell>
          <table:table-cell office:value-type="string">
            <text:p>Unreleased</text:p>
          </table:table-cell>
          <table:table-cell office:value-type="string">
            <text:p>Imagineer</text:p>
          </table:table-cell>
          <table:table-cell table:style-name="ce4" office:value-type="string">
            <text:p>Unreleased</text:p>
          </table:table-cell>
          <table:table-cell table:style-name="ce3" office:value-type="date" office:date-value="1992-07-22">
            <text:p>07/22/92</text:p>
          </table:table-cell>
          <table:table-cell table:number-columns-repeated="1016"/>
        </table:table-row>
        <table:table-row table:style-name="ro3">
          <table:table-cell office:value-type="float" office:value="343">
            <text:p>343</text:p>
          </table:table-cell>
          <table:table-cell office:value-type="string">
            <text:p>Kickle Cubicle</text:p>
          </table:table-cell>
          <table:table-cell/>
          <table:table-cell office:value-type="string">
            <text:p>Irem</text:p>
          </table:table-cell>
          <table:table-cell office:value-type="string">
            <text:p>Irem</text:p>
          </table:table-cell>
          <table:table-cell office:value-type="string">
            <text:p>Irem</text:p>
          </table:table-cell>
          <table:table-cell table:style-name="ce4" office:value-type="string">
            <text:p>September 1990</text:p>
          </table:table-cell>
          <table:table-cell table:style-name="ce4" office:value-type="float" office:value="1990">
            <text:p>1990</text:p>
          </table:table-cell>
          <table:table-cell table:number-columns-repeated="1016"/>
        </table:table-row>
        <table:table-row table:style-name="ro2">
          <table:table-cell office:value-type="float" office:value="344">
            <text:p>344</text:p>
          </table:table-cell>
          <table:table-cell office:value-type="string">
            <text:p>Kid Icarus</text:p>
          </table:table-cell>
          <table:table-cell/>
          <table:table-cell office:value-type="string">
            <text:p>Nintendo Research &amp; Development 1, TOSE</text:p>
          </table:table-cell>
          <table:table-cell table:number-columns-repeated="2" office:value-type="string">
            <text:p>Nintendo</text:p>
          </table:table-cell>
          <table:table-cell table:style-name="ce3" office:value-type="date" office:date-value="1987-07-01">
            <text:p>07/01/87</text:p>
          </table:table-cell>
          <table:table-cell table:style-name="ce3" office:value-type="date" office:date-value="1987-02-15">
            <text:p>02/15/87</text:p>
          </table:table-cell>
          <table:table-cell table:number-columns-repeated="1016"/>
        </table:table-row>
        <table:table-row table:style-name="ro3">
          <table:table-cell office:value-type="float" office:value="345">
            <text:p>345</text:p>
          </table:table-cell>
          <table:table-cell office:value-type="string">
            <text:p>Kid Klown in Night Mayor World</text:p>
          </table:table-cell>
          <table:table-cell/>
          <table:table-cell office:value-type="string">
            <text:p>Kemco</text:p>
          </table:table-cell>
          <table:table-cell office:value-type="string">
            <text:p>Kemco</text:p>
          </table:table-cell>
          <table:table-cell office:value-type="string">
            <text:p>Unreleased</text:p>
          </table:table-cell>
          <table:table-cell table:style-name="ce4" office:value-type="string">
            <text:p>April 1993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346">
            <text:p>346</text:p>
          </table:table-cell>
          <table:table-cell office:value-type="string">
            <text:p>Kid Kool</text:p>
          </table:table-cell>
          <table:table-cell/>
          <table:table-cell office:value-type="string">
            <text:p>Vic Tokai</text:p>
          </table:table-cell>
          <table:table-cell office:value-type="string">
            <text:p>Vic Tokai</text:p>
          </table:table-cell>
          <table:table-cell office:value-type="string">
            <text:p>Unreleased</text:p>
          </table:table-cell>
          <table:table-cell table:style-name="ce4" office:value-type="string">
            <text:p>March 1990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347">
            <text:p>347</text:p>
          </table:table-cell>
          <table:table-cell office:value-type="string">
            <text:p>Kid Niki: Radical Ninja</text:p>
          </table:table-cell>
          <table:table-cell/>
          <table:table-cell office:value-type="string">
            <text:p>TOSE</text:p>
          </table:table-cell>
          <table:table-cell office:value-type="string">
            <text:p>Data East</text:p>
          </table:table-cell>
          <table:table-cell office:value-type="string">
            <text:p>Unreleased</text:p>
          </table:table-cell>
          <table:table-cell table:style-name="ce4" office:value-type="string">
            <text:p>November 1987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348">
            <text:p>348</text:p>
          </table:table-cell>
          <table:table-cell office:value-type="string">
            <text:p>King's Knight</text:p>
          </table:table-cell>
          <table:table-cell/>
          <table:table-cell office:value-type="string">
            <text:p>Square, Workss</text:p>
          </table:table-cell>
          <table:table-cell office:value-type="string">
            <text:p>Square</text:p>
          </table:table-cell>
          <table:table-cell office:value-type="string">
            <text:p>Unreleased</text:p>
          </table:table-cell>
          <table:table-cell table:style-name="ce4" office:value-type="string">
            <text:p>September 1989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349">
            <text:p>349</text:p>
          </table:table-cell>
          <table:table-cell office:value-type="string">
            <text:p>King's Quest V: Absence Makes the Heart Go Yonder!</text:p>
          </table:table-cell>
          <table:table-cell/>
          <table:table-cell office:value-type="string">
            <text:p>Novotrade International</text:p>
          </table:table-cell>
          <table:table-cell office:value-type="string">
            <text:p>Konami</text:p>
          </table:table-cell>
          <table:table-cell office:value-type="string">
            <text:p>Unreleased</text:p>
          </table:table-cell>
          <table:table-cell table:style-name="ce4" office:value-type="string">
            <text:p>June 1992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350">
            <text:p>350</text:p>
          </table:table-cell>
          <table:table-cell office:value-type="string">
            <text:p>Kings of the Beach</text:p>
          </table:table-cell>
          <table:table-cell/>
          <table:table-cell office:value-type="string">
            <text:p>Konami</text:p>
          </table:table-cell>
          <table:table-cell office:value-type="string">
            <text:p>Ultra Games</text:p>
          </table:table-cell>
          <table:table-cell office:value-type="string">
            <text:p>Unreleased</text:p>
          </table:table-cell>
          <table:table-cell table:style-name="ce4" office:value-type="string">
            <text:p>January 1990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351">
            <text:p>351</text:p>
          </table:table-cell>
          <table:table-cell office:value-type="string">
            <text:p>Kirby's Adventure</text:p>
          </table:table-cell>
          <table:table-cell/>
          <table:table-cell office:value-type="string">
            <text:p>HAL Laboratory</text:p>
          </table:table-cell>
          <table:table-cell table:number-columns-repeated="2" office:value-type="string">
            <text:p>Nintendo</text:p>
          </table:table-cell>
          <table:table-cell table:style-name="ce3" office:value-type="date" office:date-value="1993-05-01">
            <text:p>05/01/93</text:p>
          </table:table-cell>
          <table:table-cell table:style-name="ce3" office:value-type="date" office:date-value="1993-11-09">
            <text:p>11/09/93</text:p>
          </table:table-cell>
          <table:table-cell table:number-columns-repeated="1016"/>
        </table:table-row>
        <table:table-row table:style-name="ro3">
          <table:table-cell office:value-type="float" office:value="352">
            <text:p>352</text:p>
          </table:table-cell>
          <table:table-cell office:value-type="string">
            <text:p>Kiwi Kraze (NA)</text:p>
          </table:table-cell>
          <table:table-cell/>
          <table:table-cell office:value-type="string">
            <text:p>Software Creations</text:p>
          </table:table-cell>
          <table:table-cell office:value-type="string">
            <text:p>Taito</text:p>
          </table:table-cell>
          <table:table-cell office:value-type="string">
            <text:p>Ocean Software</text:p>
          </table:table-cell>
          <table:table-cell table:style-name="ce4" office:value-type="string">
            <text:p>March 1991</text:p>
          </table:table-cell>
          <table:table-cell table:style-name="ce4" office:value-type="float" office:value="1991">
            <text:p>1991</text:p>
          </table:table-cell>
          <table:table-cell table:number-columns-repeated="1016"/>
        </table:table-row>
        <table:table-row table:style-name="ro3">
          <table:table-cell office:value-type="float" office:value="354">
            <text:p>354</text:p>
          </table:table-cell>
          <table:table-cell office:value-type="string">
            <text:p>KlashBall</text:p>
          </table:table-cell>
          <table:table-cell/>
          <table:table-cell office:value-type="string">
            <text:p>The Bitmap Brothers</text:p>
          </table:table-cell>
          <table:table-cell office:value-type="string">
            <text:p>SOFEL</text:p>
          </table:table-cell>
          <table:table-cell office:value-type="string">
            <text:p>Unreleased</text:p>
          </table:table-cell>
          <table:table-cell table:style-name="ce4" office:value-type="string">
            <text:p>July 1991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355">
            <text:p>355</text:p>
          </table:table-cell>
          <table:table-cell office:value-type="string">
            <text:p>Knight Rider</text:p>
          </table:table-cell>
          <table:table-cell/>
          <table:table-cell office:value-type="string">
            <text:p>Pack-In-Video</text:p>
          </table:table-cell>
          <table:table-cell table:number-columns-repeated="2" office:value-type="string">
            <text:p>Acclaim Entertainment</text:p>
          </table:table-cell>
          <table:table-cell table:style-name="ce4" office:value-type="string">
            <text:p>December 1989</text:p>
          </table:table-cell>
          <table:table-cell table:style-name="ce3" office:value-type="date" office:date-value="1990-07-27">
            <text:p>07/27/90</text:p>
          </table:table-cell>
          <table:table-cell table:number-columns-repeated="1016"/>
        </table:table-row>
        <table:table-row table:style-name="ro3">
          <table:table-cell office:value-type="float" office:value="356">
            <text:p>356</text:p>
          </table:table-cell>
          <table:table-cell office:value-type="string">
            <text:p>Konami Hyper Soccer</text:p>
          </table:table-cell>
          <table:table-cell/>
          <table:table-cell office:value-type="string">
            <text:p>Konami</text:p>
          </table:table-cell>
          <table:table-cell office:value-type="string">
            <text:p>Unreleased</text:p>
          </table:table-cell>
          <table:table-cell office:value-type="string">
            <text:p>Konami</text:p>
          </table:table-cell>
          <table:table-cell table:style-name="ce4" office:value-type="string">
            <text:p>Unreleased</text:p>
          </table:table-cell>
          <table:table-cell table:style-name="ce4" office:value-type="float" office:value="1992">
            <text:p>1992</text:p>
          </table:table-cell>
          <table:table-cell table:number-columns-repeated="1016"/>
        </table:table-row>
        <table:table-row table:style-name="ro3">
          <table:table-cell office:value-type="float" office:value="358">
            <text:p>358</text:p>
          </table:table-cell>
          <table:table-cell office:value-type="string">
            <text:p>Krusty's Fun House</text:p>
          </table:table-cell>
          <table:table-cell/>
          <table:table-cell office:value-type="string">
            <text:p>Audiogenic</text:p>
          </table:table-cell>
          <table:table-cell table:number-columns-repeated="2" office:value-type="string">
            <text:p>Acclaim Entertainment</text:p>
          </table:table-cell>
          <table:table-cell table:style-name="ce4" office:value-type="string">
            <text:p>September 1992</text:p>
          </table:table-cell>
          <table:table-cell table:style-name="ce4" office:value-type="float" office:value="1992">
            <text:p>1992</text:p>
          </table:table-cell>
          <table:table-cell table:number-columns-repeated="1016"/>
        </table:table-row>
        <table:table-row table:style-name="ro3">
          <table:table-cell office:value-type="float" office:value="359">
            <text:p>359</text:p>
          </table:table-cell>
          <table:table-cell office:value-type="string">
            <text:p>Kung Fu</text:p>
          </table:table-cell>
          <table:table-cell/>
          <table:table-cell table:number-columns-repeated="3" office:value-type="string">
            <text:p>Nintendo</text:p>
          </table:table-cell>
          <table:table-cell table:style-name="ce3" office:value-type="date" office:date-value="1985-10-18">
            <text:p>10/18/85</text:p>
          </table:table-cell>
          <table:table-cell table:style-name="ce4" office:value-type="float" office:value="1987">
            <text:p>1987</text:p>
          </table:table-cell>
          <table:table-cell table:number-columns-repeated="1016"/>
        </table:table-row>
        <table:table-row table:style-name="ro3">
          <table:table-cell office:value-type="float" office:value="360">
            <text:p>360</text:p>
          </table:table-cell>
          <table:table-cell office:value-type="string">
            <text:p>Kung-Fu Heroes</text:p>
          </table:table-cell>
          <table:table-cell/>
          <table:table-cell table:number-columns-repeated="2" office:value-type="string">
            <text:p>Culture Brain</text:p>
          </table:table-cell>
          <table:table-cell office:value-type="string">
            <text:p>Unreleased</text:p>
          </table:table-cell>
          <table:table-cell table:style-name="ce4" office:value-type="string">
            <text:p>March 1989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374">
            <text:p>374</text:p>
          </table:table-cell>
          <table:table-cell office:value-type="string">
            <text:p>L'Empereur</text:p>
          </table:table-cell>
          <table:table-cell/>
          <table:table-cell office:value-type="string">
            <text:p>Koei</text:p>
          </table:table-cell>
          <table:table-cell office:value-type="string">
            <text:p>Koei</text:p>
          </table:table-cell>
          <table:table-cell office:value-type="string">
            <text:p>Unreleased</text:p>
          </table:table-cell>
          <table:table-cell table:style-name="ce4" office:value-type="string">
            <text:p>November 1991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361">
            <text:p>361</text:p>
          </table:table-cell>
          <table:table-cell office:value-type="string">
            <text:p>Laser Invasion</text:p>
          </table:table-cell>
          <table:table-cell/>
          <table:table-cell office:value-type="string">
            <text:p>Konami</text:p>
          </table:table-cell>
          <table:table-cell office:value-type="string">
            <text:p>Konami</text:p>
          </table:table-cell>
          <table:table-cell office:value-type="string">
            <text:p>Unreleased</text:p>
          </table:table-cell>
          <table:table-cell table:style-name="ce4" office:value-type="string">
            <text:p>June 1991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362">
            <text:p>362</text:p>
          </table:table-cell>
          <table:table-cell office:value-type="string">
            <text:p>Last Action Hero</text:p>
          </table:table-cell>
          <table:table-cell/>
          <table:table-cell office:value-type="string">
            <text:p>Teeny Weeny Games</text:p>
          </table:table-cell>
          <table:table-cell office:value-type="string">
            <text:p>Sony Imagesoft</text:p>
          </table:table-cell>
          <table:table-cell office:value-type="string">
            <text:p>Unreleased</text:p>
          </table:table-cell>
          <table:table-cell table:style-name="ce4" office:value-type="string">
            <text:p>October 1993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365">
            <text:p>365</text:p>
          </table:table-cell>
          <table:table-cell office:value-type="string">
            <text:p>Lee Trevino's Fighting Golf</text:p>
          </table:table-cell>
          <table:table-cell/>
          <table:table-cell table:number-columns-repeated="3" office:value-type="string">
            <text:p>SNK</text:p>
          </table:table-cell>
          <table:table-cell table:style-name="ce4" office:value-type="string">
            <text:p>September 1988</text:p>
          </table:table-cell>
          <table:table-cell table:style-name="ce3" office:value-type="date" office:date-value="1990-05-18">
            <text:p>05/18/90</text:p>
          </table:table-cell>
          <table:table-cell table:number-columns-repeated="1016"/>
        </table:table-row>
        <table:table-row table:style-name="ro3">
          <table:table-cell office:value-type="float" office:value="366">
            <text:p>366</text:p>
          </table:table-cell>
          <table:table-cell office:value-type="string">
            <text:p>Legacy of the Wizard</text:p>
          </table:table-cell>
          <table:table-cell/>
          <table:table-cell office:value-type="string">
            <text:p>Nihon Falcom</text:p>
          </table:table-cell>
          <table:table-cell office:value-type="string">
            <text:p>Brøderbund</text:p>
          </table:table-cell>
          <table:table-cell office:value-type="string">
            <text:p>Unreleased</text:p>
          </table:table-cell>
          <table:table-cell table:style-name="ce4" office:value-type="string">
            <text:p>April 1989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369">
            <text:p>369</text:p>
          </table:table-cell>
          <table:table-cell office:value-type="string">
            <text:p>Legend of the Ghost Lion</text:p>
          </table:table-cell>
          <table:table-cell/>
          <table:table-cell office:value-type="string">
            <text:p>Kemco</text:p>
          </table:table-cell>
          <table:table-cell office:value-type="string">
            <text:p>Kemco</text:p>
          </table:table-cell>
          <table:table-cell office:value-type="string">
            <text:p>Unreleased</text:p>
          </table:table-cell>
          <table:table-cell table:style-name="ce4" office:value-type="string">
            <text:p>October 1992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371">
            <text:p>371</text:p>
          </table:table-cell>
          <table:table-cell office:value-type="string">
            <text:p>Legendary Wings</text:p>
          </table:table-cell>
          <table:table-cell/>
          <table:table-cell office:value-type="string">
            <text:p>Capcom</text:p>
          </table:table-cell>
          <table:table-cell office:value-type="string">
            <text:p>Capcom</text:p>
          </table:table-cell>
          <table:table-cell office:value-type="string">
            <text:p>Unreleased</text:p>
          </table:table-cell>
          <table:table-cell table:style-name="ce4" office:value-type="string">
            <text:p>July 1988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372">
            <text:p>372</text:p>
          </table:table-cell>
          <table:table-cell office:value-type="string">
            <text:p>Legends of the Diamond</text:p>
          </table:table-cell>
          <table:table-cell/>
          <table:table-cell office:value-type="string">
            <text:p>TOSE</text:p>
          </table:table-cell>
          <table:table-cell office:value-type="string">
            <text:p>Bandai</text:p>
          </table:table-cell>
          <table:table-cell office:value-type="string">
            <text:p>Unreleased</text:p>
          </table:table-cell>
          <table:table-cell table:style-name="ce4" office:value-type="string">
            <text:p>January 1992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373">
            <text:p>373</text:p>
          </table:table-cell>
          <table:table-cell office:value-type="string">
            <text:p>Lemmings</text:p>
          </table:table-cell>
          <table:table-cell/>
          <table:table-cell office:value-type="string">
            <text:p>Ocean Software</text:p>
          </table:table-cell>
          <table:table-cell office:value-type="string">
            <text:p>Sunsoft</text:p>
          </table:table-cell>
          <table:table-cell office:value-type="string">
            <text:p>Sunsoft</text:p>
          </table:table-cell>
          <table:table-cell table:style-name="ce4" office:value-type="string">
            <text:p>November 1992</text:p>
          </table:table-cell>
          <table:table-cell table:style-name="ce3" office:value-type="date" office:date-value="1993-05-19">
            <text:p>05/19/93</text:p>
          </table:table-cell>
          <table:table-cell table:number-columns-repeated="1016"/>
        </table:table-row>
        <table:table-row table:style-name="ro3">
          <table:table-cell office:value-type="float" office:value="375">
            <text:p>375</text:p>
          </table:table-cell>
          <table:table-cell office:value-type="string">
            <text:p>Les Chevaliers du Zodiaque: La Légende d'or</text:p>
          </table:table-cell>
          <table:table-cell/>
          <table:table-cell office:value-type="string">
            <text:p>TOSE</text:p>
          </table:table-cell>
          <table:table-cell office:value-type="string">
            <text:p>Unreleased</text:p>
          </table:table-cell>
          <table:table-cell office:value-type="string">
            <text:p>Bandai[7]</text:p>
          </table:table-cell>
          <table:table-cell table:style-name="ce4" office:value-type="string">
            <text:p>Unreleased</text:p>
          </table:table-cell>
          <table:table-cell table:style-name="ce4" office:value-type="float" office:value="1987">
            <text:p>1987</text:p>
          </table:table-cell>
          <table:table-cell table:number-columns-repeated="1016"/>
        </table:table-row>
        <table:table-row table:style-name="ro3">
          <table:table-cell office:value-type="float" office:value="376">
            <text:p>376</text:p>
          </table:table-cell>
          <table:table-cell office:value-type="string">
            <text:p>Lethal Weapon</text:p>
          </table:table-cell>
          <table:table-cell/>
          <table:table-cell office:value-type="string">
            <text:p>Eurocom</text:p>
          </table:table-cell>
          <table:table-cell table:number-columns-repeated="2" office:value-type="string">
            <text:p>Ocean Software</text:p>
          </table:table-cell>
          <table:table-cell table:style-name="ce4" office:value-type="string">
            <text:p>April 1993</text:p>
          </table:table-cell>
          <table:table-cell table:style-name="ce4" office:value-type="float" office:value="1993">
            <text:p>1993</text:p>
          </table:table-cell>
          <table:table-cell table:number-columns-repeated="1016"/>
        </table:table-row>
        <table:table-row table:style-name="ro3">
          <table:table-cell office:value-type="float" office:value="377">
            <text:p>377</text:p>
          </table:table-cell>
          <table:table-cell office:value-type="string">
            <text:p>Life Force (NA)</text:p>
          </table:table-cell>
          <table:table-cell/>
          <table:table-cell office:value-type="string">
            <text:p>Konami</text:p>
          </table:table-cell>
          <table:table-cell office:value-type="string">
            <text:p>Konami</text:p>
          </table:table-cell>
          <table:table-cell office:value-type="string">
            <text:p>Konami</text:p>
          </table:table-cell>
          <table:table-cell table:style-name="ce4" office:value-type="string">
            <text:p>August 1988</text:p>
          </table:table-cell>
          <table:table-cell table:style-name="ce3" office:value-type="date" office:date-value="1989-11-23">
            <text:p>11/23/89</text:p>
          </table:table-cell>
          <table:table-cell table:number-columns-repeated="1016"/>
        </table:table-row>
        <table:table-row table:style-name="ro3">
          <table:table-cell office:value-type="float" office:value="378">
            <text:p>378</text:p>
          </table:table-cell>
          <table:table-cell office:value-type="string">
            <text:p>Life Force Salamander (EU)</text:p>
          </table:table-cell>
          <table:table-cell office:value-type="string">
            <text:p>Life Force (NA)</text:p>
          </table:table-cell>
          <table:table-cell office:value-type="string">
            <text:p>Konami</text:p>
          </table:table-cell>
          <table:table-cell office:value-type="string">
            <text:p>Konami</text:p>
          </table:table-cell>
          <table:table-cell office:value-type="string">
            <text:p>Konami</text:p>
          </table:table-cell>
          <table:table-cell table:style-name="ce4" office:value-type="string">
            <text:p>August 1988</text:p>
          </table:table-cell>
          <table:table-cell table:style-name="ce3" office:value-type="date" office:date-value="1989-11-23">
            <text:p>11/23/89</text:p>
          </table:table-cell>
          <table:table-cell table:number-columns-repeated="1016"/>
        </table:table-row>
        <table:table-row table:style-name="ro2">
          <table:table-cell office:value-type="float" office:value="379">
            <text:p>379</text:p>
          </table:table-cell>
          <table:table-cell office:value-type="string">
            <text:p>Little League Baseball: Championship Series</text:p>
          </table:table-cell>
          <table:table-cell/>
          <table:table-cell table:number-columns-repeated="2" office:value-type="string">
            <text:p>SNK</text:p>
          </table:table-cell>
          <table:table-cell office:value-type="string">
            <text:p>Unreleased</text:p>
          </table:table-cell>
          <table:table-cell table:style-name="ce4" office:value-type="string">
            <text:p>July 1990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380">
            <text:p>380</text:p>
          </table:table-cell>
          <table:table-cell office:value-type="string">
            <text:p>Little Nemo: The Dream Master</text:p>
          </table:table-cell>
          <table:table-cell/>
          <table:table-cell office:value-type="string">
            <text:p>Capcom</text:p>
          </table:table-cell>
          <table:table-cell office:value-type="string">
            <text:p>Capcom</text:p>
          </table:table-cell>
          <table:table-cell office:value-type="string">
            <text:p>Nintendo</text:p>
          </table:table-cell>
          <table:table-cell table:style-name="ce4" office:value-type="string">
            <text:p>September 1990</text:p>
          </table:table-cell>
          <table:table-cell table:style-name="ce3" office:value-type="date" office:date-value="1991-12-12">
            <text:p>12/12/91</text:p>
          </table:table-cell>
          <table:table-cell table:number-columns-repeated="1016"/>
        </table:table-row>
        <table:table-row table:style-name="ro2">
          <table:table-cell office:value-type="float" office:value="381">
            <text:p>381</text:p>
          </table:table-cell>
          <table:table-cell office:value-type="string">
            <text:p>Little Ninja Brothers</text:p>
          </table:table-cell>
          <table:table-cell/>
          <table:table-cell table:number-columns-repeated="3" office:value-type="string">
            <text:p>Culture Brain</text:p>
          </table:table-cell>
          <table:table-cell table:style-name="ce4" office:value-type="string">
            <text:p>December 1990</text:p>
          </table:table-cell>
          <table:table-cell table:style-name="ce4" office:value-type="float" office:value="1991">
            <text:p>1991</text:p>
          </table:table-cell>
          <table:table-cell table:number-columns-repeated="1016"/>
        </table:table-row>
        <table:table-row table:style-name="ro3">
          <table:table-cell office:value-type="float" office:value="382">
            <text:p>382</text:p>
          </table:table-cell>
          <table:table-cell office:value-type="string">
            <text:p>Little Samson</text:p>
          </table:table-cell>
          <table:table-cell/>
          <table:table-cell office:value-type="string">
            <text:p>Takeru</text:p>
          </table:table-cell>
          <table:table-cell office:value-type="string">
            <text:p>Taito</text:p>
          </table:table-cell>
          <table:table-cell office:value-type="string">
            <text:p>Taito</text:p>
          </table:table-cell>
          <table:table-cell table:style-name="ce4" office:value-type="string">
            <text:p>November 1992</text:p>
          </table:table-cell>
          <table:table-cell table:style-name="ce3" office:value-type="date" office:date-value="1993-03-18">
            <text:p>03/18/93</text:p>
          </table:table-cell>
          <table:table-cell table:number-columns-repeated="1016"/>
        </table:table-row>
        <table:table-row table:style-name="ro3">
          <table:table-cell office:value-type="float" office:value="383">
            <text:p>383</text:p>
          </table:table-cell>
          <table:table-cell office:value-type="string">
            <text:p>Lode Runner</text:p>
          </table:table-cell>
          <table:table-cell/>
          <table:table-cell office:value-type="string">
            <text:p>Hudson Soft</text:p>
          </table:table-cell>
          <table:table-cell office:value-type="string">
            <text:p>Brøderbund</text:p>
          </table:table-cell>
          <table:table-cell office:value-type="string">
            <text:p>Unreleased</text:p>
          </table:table-cell>
          <table:table-cell table:style-name="ce4" office:value-type="string">
            <text:p>September 1987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385">
            <text:p>385</text:p>
          </table:table-cell>
          <table:table-cell office:value-type="string">
            <text:p>Loopz</text:p>
          </table:table-cell>
          <table:table-cell/>
          <table:table-cell office:value-type="string">
            <text:p>Audiogenic, Milestone srl</text:p>
          </table:table-cell>
          <table:table-cell office:value-type="string">
            <text:p>Mindscape</text:p>
          </table:table-cell>
          <table:table-cell office:value-type="string">
            <text:p>Unreleased</text:p>
          </table:table-cell>
          <table:table-cell table:style-name="ce4" office:value-type="string">
            <text:p>October 1990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386">
            <text:p>386</text:p>
          </table:table-cell>
          <table:table-cell office:value-type="string">
            <text:p>Low G Man: The Low Gravity Man</text:p>
          </table:table-cell>
          <table:table-cell/>
          <table:table-cell office:value-type="string">
            <text:p>KID</text:p>
          </table:table-cell>
          <table:table-cell office:value-type="string">
            <text:p>Taxan</text:p>
          </table:table-cell>
          <table:table-cell office:value-type="string">
            <text:p>Nintendo</text:p>
          </table:table-cell>
          <table:table-cell table:style-name="ce4" office:value-type="string">
            <text:p>September 1990</text:p>
          </table:table-cell>
          <table:table-cell table:style-name="ce4" office:value-type="float" office:value="1991">
            <text:p>1991</text:p>
          </table:table-cell>
          <table:table-cell table:number-columns-repeated="1016"/>
        </table:table-row>
        <table:table-row table:style-name="ro2">
          <table:table-cell office:value-type="float" office:value="387">
            <text:p>387</text:p>
          </table:table-cell>
          <table:table-cell office:value-type="string">
            <text:p>Lunar Pool</text:p>
          </table:table-cell>
          <table:table-cell/>
          <table:table-cell office:value-type="string">
            <text:p>Compile</text:p>
          </table:table-cell>
          <table:table-cell table:number-columns-repeated="2" office:value-type="string">
            <text:p>FCI</text:p>
          </table:table-cell>
          <table:table-cell table:style-name="ce4" office:value-type="string">
            <text:p>October 1987</text:p>
          </table:table-cell>
          <table:table-cell table:style-name="ce4" office:value-type="float" office:value="1987">
            <text:p>1987</text:p>
          </table:table-cell>
          <table:table-cell table:number-columns-repeated="1016"/>
        </table:table-row>
        <table:table-row table:style-name="ro2">
          <table:table-cell office:value-type="float" office:value="388">
            <text:p>388</text:p>
          </table:table-cell>
          <table:table-cell office:value-type="string">
            <text:p>M.C. Kids (NA)</text:p>
          </table:table-cell>
          <table:table-cell/>
          <table:table-cell table:number-columns-repeated="2" office:value-type="string">
            <text:p>Virgin Interactive</text:p>
          </table:table-cell>
          <table:table-cell office:value-type="string">
            <text:p>Ocean Software</text:p>
          </table:table-cell>
          <table:table-cell table:style-name="ce4" office:value-type="string">
            <text:p>February 1992</text:p>
          </table:table-cell>
          <table:table-cell table:style-name="ce3" office:value-type="date" office:date-value="1993-05-19">
            <text:p>05/19/93</text:p>
          </table:table-cell>
          <table:table-cell table:number-columns-repeated="1016"/>
        </table:table-row>
        <table:table-row table:style-name="ro3">
          <table:table-cell office:value-type="float" office:value="390">
            <text:p>390</text:p>
          </table:table-cell>
          <table:table-cell office:value-type="string">
            <text:p>M.U.L.E.</text:p>
          </table:table-cell>
          <table:table-cell/>
          <table:table-cell office:value-type="string">
            <text:p>Eastridge Technology</text:p>
          </table:table-cell>
          <table:table-cell office:value-type="string">
            <text:p>Mindscape</text:p>
          </table:table-cell>
          <table:table-cell office:value-type="string">
            <text:p>Unreleased</text:p>
          </table:table-cell>
          <table:table-cell table:style-name="ce4" office:value-type="string">
            <text:p>September 1990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391">
            <text:p>391</text:p>
          </table:table-cell>
          <table:table-cell office:value-type="string">
            <text:p>M.U.S.C.L.E.</text:p>
          </table:table-cell>
          <table:table-cell/>
          <table:table-cell office:value-type="string">
            <text:p>TOSE</text:p>
          </table:table-cell>
          <table:table-cell office:value-type="string">
            <text:p>Bandai</text:p>
          </table:table-cell>
          <table:table-cell office:value-type="string">
            <text:p>Unreleased</text:p>
          </table:table-cell>
          <table:table-cell table:style-name="ce3" office:value-type="date" office:date-value="1986-10-29">
            <text:p>10/29/86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392">
            <text:p>392</text:p>
          </table:table-cell>
          <table:table-cell office:value-type="string">
            <text:p>Mach Rider</text:p>
          </table:table-cell>
          <table:table-cell/>
          <table:table-cell table:number-columns-repeated="3" office:value-type="string">
            <text:p>Nintendo</text:p>
          </table:table-cell>
          <table:table-cell table:style-name="ce4" office:value-type="string">
            <text:p>August 1986</text:p>
          </table:table-cell>
          <table:table-cell table:style-name="ce4" office:value-type="float" office:value="1987">
            <text:p>1987</text:p>
          </table:table-cell>
          <table:table-cell table:number-columns-repeated="1016"/>
        </table:table-row>
        <table:table-row table:style-name="ro3">
          <table:table-cell office:value-type="float" office:value="393">
            <text:p>393</text:p>
          </table:table-cell>
          <table:table-cell office:value-type="string">
            <text:p>Mad Max</text:p>
          </table:table-cell>
          <table:table-cell/>
          <table:table-cell office:value-type="string">
            <text:p>Eastridge Technology</text:p>
          </table:table-cell>
          <table:table-cell office:value-type="string">
            <text:p>Mindscape</text:p>
          </table:table-cell>
          <table:table-cell office:value-type="string">
            <text:p>Unreleased</text:p>
          </table:table-cell>
          <table:table-cell table:style-name="ce4" office:value-type="string">
            <text:p>July 1990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395">
            <text:p>395</text:p>
          </table:table-cell>
          <table:table-cell office:value-type="string">
            <text:p>Magic Darts</text:p>
          </table:table-cell>
          <table:table-cell/>
          <table:table-cell office:value-type="string">
            <text:p>SETA</text:p>
          </table:table-cell>
          <table:table-cell office:value-type="string">
            <text:p>Romstar</text:p>
          </table:table-cell>
          <table:table-cell office:value-type="string">
            <text:p>Unreleased</text:p>
          </table:table-cell>
          <table:table-cell table:style-name="ce4" office:value-type="string">
            <text:p>September 1991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396">
            <text:p>396</text:p>
          </table:table-cell>
          <table:table-cell office:value-type="string">
            <text:p>Magic Johnson's Fast Break</text:p>
          </table:table-cell>
          <table:table-cell/>
          <table:table-cell office:value-type="string">
            <text:p>Software Creations</text:p>
          </table:table-cell>
          <table:table-cell office:value-type="string">
            <text:p>Tradewest</text:p>
          </table:table-cell>
          <table:table-cell office:value-type="string">
            <text:p>Unreleased</text:p>
          </table:table-cell>
          <table:table-cell table:style-name="ce4" office:value-type="string">
            <text:p>March 1990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398">
            <text:p>398</text:p>
          </table:table-cell>
          <table:table-cell office:value-type="string">
            <text:p>Magician</text:p>
          </table:table-cell>
          <table:table-cell/>
          <table:table-cell office:value-type="string">
            <text:p>Eurocom</text:p>
          </table:table-cell>
          <table:table-cell office:value-type="string">
            <text:p>Taxan</text:p>
          </table:table-cell>
          <table:table-cell office:value-type="string">
            <text:p>Unreleased</text:p>
          </table:table-cell>
          <table:table-cell table:style-name="ce4" office:value-type="string">
            <text:p>March 1990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399">
            <text:p>399</text:p>
          </table:table-cell>
          <table:table-cell office:value-type="string">
            <text:p>MagMax</text:p>
          </table:table-cell>
          <table:table-cell/>
          <table:table-cell office:value-type="string">
            <text:p>Nihon Bussan</text:p>
          </table:table-cell>
          <table:table-cell office:value-type="string">
            <text:p>FCI</text:p>
          </table:table-cell>
          <table:table-cell office:value-type="string">
            <text:p>Unreleased</text:p>
          </table:table-cell>
          <table:table-cell table:style-name="ce4" office:value-type="string">
            <text:p>October 1988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400">
            <text:p>400</text:p>
          </table:table-cell>
          <table:table-cell office:value-type="string">
            <text:p>Mah Jong[c]</text:p>
          </table:table-cell>
          <table:table-cell/>
          <table:table-cell office:value-type="string">
            <text:p>Nintendo</text:p>
          </table:table-cell>
          <table:table-cell table:number-columns-repeated="2" office:value-type="string">
            <text:p>Unreleased</text:p>
          </table:table-cell>
          <table:table-cell table:number-columns-repeated="2"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401">
            <text:p>401</text:p>
          </table:table-cell>
          <table:table-cell office:value-type="string">
            <text:p>Major League Baseball</text:p>
          </table:table-cell>
          <table:table-cell/>
          <table:table-cell office:value-type="string">
            <text:p>Atlus</text:p>
          </table:table-cell>
          <table:table-cell office:value-type="string">
            <text:p>LJN</text:p>
          </table:table-cell>
          <table:table-cell office:value-type="string">
            <text:p>Unreleased</text:p>
          </table:table-cell>
          <table:table-cell table:style-name="ce4" office:value-type="string">
            <text:p>April 1988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402">
            <text:p>402</text:p>
          </table:table-cell>
          <table:table-cell office:value-type="string">
            <text:p>Maniac Mansion</text:p>
          </table:table-cell>
          <table:table-cell/>
          <table:table-cell office:value-type="string">
            <text:p>Lucasfilm Games, Realtime Associates</text:p>
          </table:table-cell>
          <table:table-cell office:value-type="string">
            <text:p>Jaleco</text:p>
          </table:table-cell>
          <table:table-cell office:value-type="string">
            <text:p>Jaleco</text:p>
          </table:table-cell>
          <table:table-cell table:style-name="ce4" office:value-type="string">
            <text:p>September 1990</text:p>
          </table:table-cell>
          <table:table-cell table:style-name="ce3" office:value-type="date" office:date-value="1992-10-22">
            <text:p>10/22/92</text:p>
          </table:table-cell>
          <table:table-cell table:number-columns-repeated="1016"/>
        </table:table-row>
        <table:table-row table:style-name="ro3">
          <table:table-cell office:value-type="float" office:value="403">
            <text:p>403</text:p>
          </table:table-cell>
          <table:table-cell office:value-type="string">
            <text:p>Mappy-Land</text:p>
          </table:table-cell>
          <table:table-cell/>
          <table:table-cell office:value-type="string">
            <text:p>TOSE</text:p>
          </table:table-cell>
          <table:table-cell office:value-type="string">
            <text:p>Taxan</text:p>
          </table:table-cell>
          <table:table-cell office:value-type="string">
            <text:p>Unreleased</text:p>
          </table:table-cell>
          <table:table-cell table:style-name="ce4" office:value-type="string">
            <text:p>April 1989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404">
            <text:p>404</text:p>
          </table:table-cell>
          <table:table-cell office:value-type="string">
            <text:p>Marble Madness</text:p>
          </table:table-cell>
          <table:table-cell/>
          <table:table-cell office:value-type="string">
            <text:p>Rare</text:p>
          </table:table-cell>
          <table:table-cell table:number-columns-repeated="2" office:value-type="string">
            <text:p>Milton Bradley Company</text:p>
          </table:table-cell>
          <table:table-cell table:style-name="ce4" office:value-type="string">
            <text:p>March 1989</text:p>
          </table:table-cell>
          <table:table-cell table:style-name="ce4" office:value-type="float" office:value="1989">
            <text:p>1989</text:p>
          </table:table-cell>
          <table:table-cell table:number-columns-repeated="1016"/>
        </table:table-row>
        <table:table-row table:style-name="ro3">
          <table:table-cell office:value-type="float" office:value="741">
            <text:p>741</text:p>
          </table:table-cell>
          <table:table-cell office:value-type="string">
            <text:p>Mario &amp; Yoshi (EU)</text:p>
          </table:table-cell>
          <table:table-cell office:value-type="string">
            <text:p>Yoshi (NA)</text:p>
          </table:table-cell>
          <table:table-cell office:value-type="string">
            <text:p>Game Freak</text:p>
          </table:table-cell>
          <table:table-cell table:number-columns-repeated="2" office:value-type="string">
            <text:p>Nintendo</text:p>
          </table:table-cell>
          <table:table-cell table:style-name="ce3" office:value-type="date" office:date-value="1992-06-01">
            <text:p>06/01/92</text:p>
          </table:table-cell>
          <table:table-cell table:style-name="ce3" office:value-type="date" office:date-value="1992-12-30">
            <text:p>12/30/92</text:p>
          </table:table-cell>
          <table:table-cell table:number-columns-repeated="1016"/>
        </table:table-row>
        <table:table-row table:style-name="ro2">
          <table:table-cell office:value-type="float" office:value="405">
            <text:p>405</text:p>
          </table:table-cell>
          <table:table-cell office:value-type="string">
            <text:p>Mario Bros.</text:p>
          </table:table-cell>
          <table:table-cell/>
          <table:table-cell office:value-type="string">
            <text:p>Nintendo Research &amp; Development 1</text:p>
          </table:table-cell>
          <table:table-cell table:number-columns-repeated="2" office:value-type="string">
            <text:p>Nintendo</text:p>
          </table:table-cell>
          <table:table-cell table:style-name="ce3" office:value-type="date" office:date-value="1986-06-01">
            <text:p>06/01/86</text:p>
          </table:table-cell>
          <table:table-cell table:style-name="ce3" office:value-type="date" office:date-value="1986-09-01">
            <text:p>09/01/86</text:p>
          </table:table-cell>
          <table:table-cell table:number-columns-repeated="1016"/>
        </table:table-row>
        <table:table-row table:style-name="ro2">
          <table:table-cell office:value-type="float" office:value="406">
            <text:p>406</text:p>
          </table:table-cell>
          <table:table-cell office:value-type="string">
            <text:p>Mario Bros. (Classic Series)</text:p>
          </table:table-cell>
          <table:table-cell/>
          <table:table-cell office:value-type="string">
            <text:p>Nintendo Research &amp; Development 1</text:p>
          </table:table-cell>
          <table:table-cell office:value-type="string">
            <text:p>Unreleased</text:p>
          </table:table-cell>
          <table:table-cell office:value-type="string">
            <text:p>Nintendo</text:p>
          </table:table-cell>
          <table:table-cell table:style-name="ce4" office:value-type="string">
            <text:p>Unreleased</text:p>
          </table:table-cell>
          <table:table-cell table:style-name="ce4" office:value-type="float" office:value="1993">
            <text:p>1993</text:p>
          </table:table-cell>
          <table:table-cell table:number-columns-repeated="1016"/>
        </table:table-row>
        <table:table-row table:style-name="ro3">
          <table:table-cell office:value-type="float" office:value="407">
            <text:p>407</text:p>
          </table:table-cell>
          <table:table-cell office:value-type="string">
            <text:p>Mario Is Missing!</text:p>
          </table:table-cell>
          <table:table-cell/>
          <table:table-cell office:value-type="string">
            <text:p>Radical Entertainment</text:p>
          </table:table-cell>
          <table:table-cell office:value-type="string">
            <text:p>Software Toolworks</text:p>
          </table:table-cell>
          <table:table-cell office:value-type="string">
            <text:p>Mindscape</text:p>
          </table:table-cell>
          <table:table-cell table:style-name="ce4" office:value-type="string">
            <text:p>July 1993</text:p>
          </table:table-cell>
          <table:table-cell table:style-name="ce4" office:value-type="string">
            <text:p>June 1994</text:p>
          </table:table-cell>
          <table:table-cell table:number-columns-repeated="1016"/>
        </table:table-row>
        <table:table-row table:style-name="ro3">
          <table:table-cell office:value-type="float" office:value="408">
            <text:p>408</text:p>
          </table:table-cell>
          <table:table-cell office:value-type="string">
            <text:p>Mario's Time Machine</text:p>
          </table:table-cell>
          <table:table-cell/>
          <table:table-cell office:value-type="string">
            <text:p>Radical Entertainment</text:p>
          </table:table-cell>
          <table:table-cell office:value-type="string">
            <text:p>Software Toolworks</text:p>
          </table:table-cell>
          <table:table-cell office:value-type="string">
            <text:p>Unreleased</text:p>
          </table:table-cell>
          <table:table-cell table:style-name="ce4" office:value-type="string">
            <text:p>June 1994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389">
            <text:p>389</text:p>
          </table:table-cell>
          <table:table-cell office:value-type="string">
            <text:p>McDonaldland (EU)</text:p>
          </table:table-cell>
          <table:table-cell office:value-type="string">
            <text:p>M.C. Kids (NA)</text:p>
          </table:table-cell>
          <table:table-cell table:number-columns-repeated="2" office:value-type="string">
            <text:p>Virgin Interactive</text:p>
          </table:table-cell>
          <table:table-cell office:value-type="string">
            <text:p>Ocean Software</text:p>
          </table:table-cell>
          <table:table-cell table:style-name="ce4" office:value-type="string">
            <text:p>February 1992</text:p>
          </table:table-cell>
          <table:table-cell table:style-name="ce3" office:value-type="date" office:date-value="1993-05-19">
            <text:p>05/19/93</text:p>
          </table:table-cell>
          <table:table-cell table:number-columns-repeated="1016"/>
        </table:table-row>
        <table:table-row table:style-name="ro2">
          <table:table-cell office:value-type="float" office:value="409">
            <text:p>409</text:p>
          </table:table-cell>
          <table:table-cell office:value-type="string">
            <text:p>Mechanized Attack</text:p>
          </table:table-cell>
          <table:table-cell/>
          <table:table-cell table:number-columns-repeated="2" office:value-type="string">
            <text:p>SNK</text:p>
          </table:table-cell>
          <table:table-cell office:value-type="string">
            <text:p>Unreleased</text:p>
          </table:table-cell>
          <table:table-cell table:style-name="ce4" office:value-type="string">
            <text:p>June 1990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410">
            <text:p>410</text:p>
          </table:table-cell>
          <table:table-cell office:value-type="string">
            <text:p>Mega Man</text:p>
          </table:table-cell>
          <table:table-cell/>
          <table:table-cell office:value-type="string">
            <text:p>Capcom</text:p>
          </table:table-cell>
          <table:table-cell office:value-type="string">
            <text:p>Capcom</text:p>
          </table:table-cell>
          <table:table-cell office:value-type="string">
            <text:p>Capcom</text:p>
          </table:table-cell>
          <table:table-cell table:style-name="ce4" office:value-type="string">
            <text:p>December 1987</text:p>
          </table:table-cell>
          <table:table-cell table:style-name="ce3" office:value-type="date" office:date-value="1989-12-13">
            <text:p>12/13/89</text:p>
          </table:table-cell>
          <table:table-cell table:number-columns-repeated="1016"/>
        </table:table-row>
        <table:table-row table:style-name="ro3">
          <table:table-cell office:value-type="float" office:value="411">
            <text:p>411</text:p>
          </table:table-cell>
          <table:table-cell office:value-type="string">
            <text:p>Mega Man 2[a]</text:p>
          </table:table-cell>
          <table:table-cell/>
          <table:table-cell office:value-type="string">
            <text:p>Capcom</text:p>
          </table:table-cell>
          <table:table-cell office:value-type="string">
            <text:p>Capcom</text:p>
          </table:table-cell>
          <table:table-cell office:value-type="string">
            <text:p>Capcom</text:p>
          </table:table-cell>
          <table:table-cell table:style-name="ce4" office:value-type="string">
            <text:p>June 1989</text:p>
          </table:table-cell>
          <table:table-cell table:style-name="ce3" office:value-type="date" office:date-value="1990-12-14">
            <text:p>12/14/90</text:p>
          </table:table-cell>
          <table:table-cell table:number-columns-repeated="1016"/>
        </table:table-row>
        <table:table-row table:style-name="ro3">
          <table:table-cell office:value-type="float" office:value="412">
            <text:p>412</text:p>
          </table:table-cell>
          <table:table-cell office:value-type="string">
            <text:p>Mega Man 3</text:p>
          </table:table-cell>
          <table:table-cell/>
          <table:table-cell office:value-type="string">
            <text:p>Capcom</text:p>
          </table:table-cell>
          <table:table-cell office:value-type="string">
            <text:p>Capcom</text:p>
          </table:table-cell>
          <table:table-cell office:value-type="string">
            <text:p>Nintendo</text:p>
          </table:table-cell>
          <table:table-cell table:style-name="ce4" office:value-type="string">
            <text:p>November 1990</text:p>
          </table:table-cell>
          <table:table-cell table:style-name="ce3" office:value-type="date" office:date-value="1992-02-20">
            <text:p>02/20/92</text:p>
          </table:table-cell>
          <table:table-cell table:number-columns-repeated="1016"/>
        </table:table-row>
        <table:table-row table:style-name="ro3">
          <table:table-cell office:value-type="float" office:value="413">
            <text:p>413</text:p>
          </table:table-cell>
          <table:table-cell office:value-type="string">
            <text:p>Mega Man 4</text:p>
          </table:table-cell>
          <table:table-cell/>
          <table:table-cell office:value-type="string">
            <text:p>Capcom</text:p>
          </table:table-cell>
          <table:table-cell office:value-type="string">
            <text:p>Capcom</text:p>
          </table:table-cell>
          <table:table-cell office:value-type="string">
            <text:p>Nintendo</text:p>
          </table:table-cell>
          <table:table-cell table:style-name="ce4" office:value-type="string">
            <text:p>January 1992</text:p>
          </table:table-cell>
          <table:table-cell table:style-name="ce3" office:value-type="date" office:date-value="1993-01-21">
            <text:p>01/21/93</text:p>
          </table:table-cell>
          <table:table-cell table:number-columns-repeated="1016"/>
        </table:table-row>
        <table:table-row table:style-name="ro3">
          <table:table-cell office:value-type="float" office:value="414">
            <text:p>414</text:p>
          </table:table-cell>
          <table:table-cell office:value-type="string">
            <text:p>Mega Man 5</text:p>
          </table:table-cell>
          <table:table-cell/>
          <table:table-cell office:value-type="string">
            <text:p>Capcom</text:p>
          </table:table-cell>
          <table:table-cell office:value-type="string">
            <text:p>Capcom</text:p>
          </table:table-cell>
          <table:table-cell office:value-type="string">
            <text:p>Nintendo</text:p>
          </table:table-cell>
          <table:table-cell table:style-name="ce4" office:value-type="string">
            <text:p>December 1992</text:p>
          </table:table-cell>
          <table:table-cell table:style-name="ce3" office:value-type="date" office:date-value="1993-11-18">
            <text:p>11/18/93</text:p>
          </table:table-cell>
          <table:table-cell table:number-columns-repeated="1016"/>
        </table:table-row>
        <table:table-row table:style-name="ro3">
          <table:table-cell office:value-type="float" office:value="415">
            <text:p>415</text:p>
          </table:table-cell>
          <table:table-cell office:value-type="string">
            <text:p>Mega Man 6</text:p>
          </table:table-cell>
          <table:table-cell/>
          <table:table-cell office:value-type="string">
            <text:p>Capcom</text:p>
          </table:table-cell>
          <table:table-cell office:value-type="string">
            <text:p>Nintendo</text:p>
          </table:table-cell>
          <table:table-cell office:value-type="string">
            <text:p>Unreleased</text:p>
          </table:table-cell>
          <table:table-cell table:style-name="ce4" office:value-type="string">
            <text:p>March 1994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416">
            <text:p>416</text:p>
          </table:table-cell>
          <table:table-cell office:value-type="string">
            <text:p>Mendel Palace</text:p>
          </table:table-cell>
          <table:table-cell/>
          <table:table-cell office:value-type="string">
            <text:p>Game Freak</text:p>
          </table:table-cell>
          <table:table-cell office:value-type="string">
            <text:p>Hudson Soft</text:p>
          </table:table-cell>
          <table:table-cell office:value-type="string">
            <text:p>Unreleased</text:p>
          </table:table-cell>
          <table:table-cell table:style-name="ce4" office:value-type="string">
            <text:p>October 1990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417">
            <text:p>417</text:p>
          </table:table-cell>
          <table:table-cell office:value-type="string">
            <text:p>Metal Gear</text:p>
          </table:table-cell>
          <table:table-cell/>
          <table:table-cell office:value-type="string">
            <text:p>Konami</text:p>
          </table:table-cell>
          <table:table-cell office:value-type="string">
            <text:p>Ultra Games</text:p>
          </table:table-cell>
          <table:table-cell office:value-type="string">
            <text:p>Konami</text:p>
          </table:table-cell>
          <table:table-cell table:style-name="ce4" office:value-type="string">
            <text:p>June 1988</text:p>
          </table:table-cell>
          <table:table-cell table:style-name="ce4" office:value-type="float" office:value="1989">
            <text:p>1989</text:p>
          </table:table-cell>
          <table:table-cell table:number-columns-repeated="1016"/>
        </table:table-row>
        <table:table-row table:style-name="ro3">
          <table:table-cell office:value-type="float" office:value="418">
            <text:p>418</text:p>
          </table:table-cell>
          <table:table-cell office:value-type="string">
            <text:p>Metal Mech: Man &amp; Machine</text:p>
          </table:table-cell>
          <table:table-cell/>
          <table:table-cell office:value-type="string">
            <text:p>Sculptured Software</text:p>
          </table:table-cell>
          <table:table-cell office:value-type="string">
            <text:p>Jaleco</text:p>
          </table:table-cell>
          <table:table-cell office:value-type="string">
            <text:p>Unreleased</text:p>
          </table:table-cell>
          <table:table-cell table:style-name="ce4" office:value-type="string">
            <text:p>March 1991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419">
            <text:p>419</text:p>
          </table:table-cell>
          <table:table-cell office:value-type="string">
            <text:p>Metal Storm</text:p>
          </table:table-cell>
          <table:table-cell/>
          <table:table-cell office:value-type="string">
            <text:p>Tamtex</text:p>
          </table:table-cell>
          <table:table-cell office:value-type="string">
            <text:p>Irem</text:p>
          </table:table-cell>
          <table:table-cell office:value-type="string">
            <text:p>Unreleased</text:p>
          </table:table-cell>
          <table:table-cell table:style-name="ce4" office:value-type="string">
            <text:p>February 1991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420">
            <text:p>420</text:p>
          </table:table-cell>
          <table:table-cell office:value-type="string">
            <text:p>Metroid</text:p>
          </table:table-cell>
          <table:table-cell/>
          <table:table-cell office:value-type="string">
            <text:p>Nintendo Research &amp; Development 1, Intelligent Systems</text:p>
          </table:table-cell>
          <table:table-cell table:number-columns-repeated="2" office:value-type="string">
            <text:p>Nintendo</text:p>
          </table:table-cell>
          <table:table-cell table:style-name="ce3" office:value-type="date" office:date-value="1987-08-15">
            <text:p>08/15/87</text:p>
          </table:table-cell>
          <table:table-cell table:style-name="ce3" office:value-type="date" office:date-value="1988-01-15">
            <text:p>01/15/88</text:p>
          </table:table-cell>
          <table:table-cell table:number-columns-repeated="1016"/>
        </table:table-row>
        <table:table-row table:style-name="ro2">
          <table:table-cell office:value-type="float" office:value="421">
            <text:p>421</text:p>
          </table:table-cell>
          <table:table-cell office:value-type="string">
            <text:p>Michael Andretti's World GP</text:p>
          </table:table-cell>
          <table:table-cell/>
          <table:table-cell office:value-type="string">
            <text:p>Human Entertainment</text:p>
          </table:table-cell>
          <table:table-cell office:value-type="string">
            <text:p>American Sammy</text:p>
          </table:table-cell>
          <table:table-cell office:value-type="string">
            <text:p>Unreleased</text:p>
          </table:table-cell>
          <table:table-cell table:style-name="ce4" office:value-type="string">
            <text:p>June 1990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422">
            <text:p>422</text:p>
          </table:table-cell>
          <table:table-cell office:value-type="string">
            <text:p>Mickey Mousecapade</text:p>
          </table:table-cell>
          <table:table-cell/>
          <table:table-cell office:value-type="string">
            <text:p>Hudson Soft</text:p>
          </table:table-cell>
          <table:table-cell office:value-type="string">
            <text:p>Capcom</text:p>
          </table:table-cell>
          <table:table-cell office:value-type="string">
            <text:p>Unreleased</text:p>
          </table:table-cell>
          <table:table-cell table:style-name="ce4" office:value-type="string">
            <text:p>October 1988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423">
            <text:p>423</text:p>
          </table:table-cell>
          <table:table-cell office:value-type="string">
            <text:p>Mickey's Adventures in Numberland</text:p>
          </table:table-cell>
          <table:table-cell/>
          <table:table-cell office:value-type="string">
            <text:p>Beam Software</text:p>
          </table:table-cell>
          <table:table-cell office:value-type="string">
            <text:p>Hi Tech Expressions</text:p>
          </table:table-cell>
          <table:table-cell office:value-type="string">
            <text:p>Unreleased</text:p>
          </table:table-cell>
          <table:table-cell table:style-name="ce4" office:value-type="string">
            <text:p>March 1994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424">
            <text:p>424</text:p>
          </table:table-cell>
          <table:table-cell office:value-type="string">
            <text:p>Mickey's Safari in Letterland</text:p>
          </table:table-cell>
          <table:table-cell/>
          <table:table-cell office:value-type="string">
            <text:p>Beam Software</text:p>
          </table:table-cell>
          <table:table-cell office:value-type="string">
            <text:p>Hi Tech Expressions</text:p>
          </table:table-cell>
          <table:table-cell office:value-type="string">
            <text:p>Unreleased</text:p>
          </table:table-cell>
          <table:table-cell table:style-name="ce4" office:value-type="string">
            <text:p>March 1993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425">
            <text:p>425</text:p>
          </table:table-cell>
          <table:table-cell office:value-type="string">
            <text:p>Might and Magic Book One: The Secret of the Inner Sanctum</text:p>
          </table:table-cell>
          <table:table-cell/>
          <table:table-cell office:value-type="string">
            <text:p>New World Computing</text:p>
          </table:table-cell>
          <table:table-cell office:value-type="string">
            <text:p>American Sammy</text:p>
          </table:table-cell>
          <table:table-cell office:value-type="string">
            <text:p>Unreleased</text:p>
          </table:table-cell>
          <table:table-cell table:style-name="ce4" office:value-type="string">
            <text:p>August 1992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426">
            <text:p>426</text:p>
          </table:table-cell>
          <table:table-cell office:value-type="string">
            <text:p>Mighty Bomb Jack</text:p>
          </table:table-cell>
          <table:table-cell/>
          <table:table-cell office:value-type="string">
            <text:p>Tecmo</text:p>
          </table:table-cell>
          <table:table-cell office:value-type="string">
            <text:p>Tecmo</text:p>
          </table:table-cell>
          <table:table-cell office:value-type="string">
            <text:p>Tecmo</text:p>
          </table:table-cell>
          <table:table-cell table:style-name="ce4" office:value-type="string">
            <text:p>July 1987</text:p>
          </table:table-cell>
          <table:table-cell table:style-name="ce4" office:value-type="float" office:value="1987">
            <text:p>1987</text:p>
          </table:table-cell>
          <table:table-cell table:number-columns-repeated="1016"/>
        </table:table-row>
        <table:table-row table:style-name="ro3">
          <table:table-cell office:value-type="float" office:value="427">
            <text:p>427</text:p>
          </table:table-cell>
          <table:table-cell office:value-type="string">
            <text:p>Mighty Final Fight</text:p>
          </table:table-cell>
          <table:table-cell/>
          <table:table-cell office:value-type="string">
            <text:p>Capcom</text:p>
          </table:table-cell>
          <table:table-cell office:value-type="string">
            <text:p>Capcom</text:p>
          </table:table-cell>
          <table:table-cell office:value-type="string">
            <text:p>Capcom</text:p>
          </table:table-cell>
          <table:table-cell table:style-name="ce4" office:value-type="string">
            <text:p>July 1993</text:p>
          </table:table-cell>
          <table:table-cell table:style-name="ce4" office:value-type="float" office:value="1993">
            <text:p>1993</text:p>
          </table:table-cell>
          <table:table-cell table:number-columns-repeated="1016"/>
        </table:table-row>
        <table:table-row table:style-name="ro2">
          <table:table-cell office:value-type="float" office:value="428">
            <text:p>428</text:p>
          </table:table-cell>
          <table:table-cell office:value-type="string">
            <text:p>Mike Tyson's Punch-Out!!</text:p>
          </table:table-cell>
          <table:table-cell/>
          <table:table-cell office:value-type="string">
            <text:p>Nintendo Research &amp; Development 3</text:p>
          </table:table-cell>
          <table:table-cell table:number-columns-repeated="2" office:value-type="string">
            <text:p>Nintendo</text:p>
          </table:table-cell>
          <table:table-cell table:style-name="ce3" office:value-type="date" office:date-value="1987-10-18">
            <text:p>10/18/87</text:p>
          </table:table-cell>
          <table:table-cell table:style-name="ce3" office:value-type="date" office:date-value="1987-12-15">
            <text:p>12/15/87</text:p>
          </table:table-cell>
          <table:table-cell table:number-columns-repeated="1016"/>
        </table:table-row>
        <table:table-row table:style-name="ro2">
          <table:table-cell office:value-type="float" office:value="429">
            <text:p>429</text:p>
          </table:table-cell>
          <table:table-cell office:value-type="string">
            <text:p>Millipede</text:p>
          </table:table-cell>
          <table:table-cell/>
          <table:table-cell office:value-type="string">
            <text:p>HAL Laboratory</text:p>
          </table:table-cell>
          <table:table-cell office:value-type="string">
            <text:p>HAL America</text:p>
          </table:table-cell>
          <table:table-cell office:value-type="string">
            <text:p>Unreleased</text:p>
          </table:table-cell>
          <table:table-cell table:style-name="ce4" office:value-type="string">
            <text:p>October 1988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430">
            <text:p>430</text:p>
          </table:table-cell>
          <table:table-cell office:value-type="string">
            <text:p>Milon's Secret Castle</text:p>
          </table:table-cell>
          <table:table-cell/>
          <table:table-cell table:number-columns-repeated="2" office:value-type="string">
            <text:p>Hudson Soft</text:p>
          </table:table-cell>
          <table:table-cell office:value-type="string">
            <text:p>Unreleased</text:p>
          </table:table-cell>
          <table:table-cell table:style-name="ce4" office:value-type="string">
            <text:p>September 1988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432">
            <text:p>432</text:p>
          </table:table-cell>
          <table:table-cell office:value-type="string">
            <text:p>Mission: Impossible</text:p>
          </table:table-cell>
          <table:table-cell/>
          <table:table-cell office:value-type="string">
            <text:p>Konami</text:p>
          </table:table-cell>
          <table:table-cell office:value-type="string">
            <text:p>Ultra Games</text:p>
          </table:table-cell>
          <table:table-cell office:value-type="string">
            <text:p>Palcom Software</text:p>
          </table:table-cell>
          <table:table-cell table:style-name="ce4" office:value-type="string">
            <text:p>September 1990</text:p>
          </table:table-cell>
          <table:table-cell table:style-name="ce3" office:value-type="date" office:date-value="1991-11-28">
            <text:p>11/28/91</text:p>
          </table:table-cell>
          <table:table-cell table:number-columns-repeated="1016"/>
        </table:table-row>
        <table:table-row table:style-name="ro2">
          <table:table-cell office:value-type="float" office:value="433">
            <text:p>433</text:p>
          </table:table-cell>
          <table:table-cell office:value-type="string">
            <text:p>Monopoly</text:p>
          </table:table-cell>
          <table:table-cell/>
          <table:table-cell office:value-type="string">
            <text:p>Sculptured Software</text:p>
          </table:table-cell>
          <table:table-cell table:number-columns-repeated="2" office:value-type="string">
            <text:p>Parker Brothers</text:p>
          </table:table-cell>
          <table:table-cell table:style-name="ce4" office:value-type="string">
            <text:p>May 1991</text:p>
          </table:table-cell>
          <table:table-cell table:style-name="ce4" office:value-type="string">
            <text:p>October 1992</text:p>
          </table:table-cell>
          <table:table-cell table:number-columns-repeated="1016"/>
        </table:table-row>
        <table:table-row table:style-name="ro3">
          <table:table-cell office:value-type="float" office:value="434">
            <text:p>434</text:p>
          </table:table-cell>
          <table:table-cell office:value-type="string">
            <text:p>Monster in My Pocket</text:p>
          </table:table-cell>
          <table:table-cell/>
          <table:table-cell office:value-type="string">
            <text:p>Konami</text:p>
          </table:table-cell>
          <table:table-cell office:value-type="string">
            <text:p>Konami</text:p>
          </table:table-cell>
          <table:table-cell office:value-type="string">
            <text:p>Palcom Software</text:p>
          </table:table-cell>
          <table:table-cell table:style-name="ce4" office:value-type="string">
            <text:p>January 1992</text:p>
          </table:table-cell>
          <table:table-cell table:style-name="ce4" office:value-type="float" office:value="1992">
            <text:p>1992</text:p>
          </table:table-cell>
          <table:table-cell table:number-columns-repeated="1016"/>
        </table:table-row>
        <table:table-row table:style-name="ro3">
          <table:table-cell office:value-type="float" office:value="435">
            <text:p>435</text:p>
          </table:table-cell>
          <table:table-cell office:value-type="string">
            <text:p>Monster Party</text:p>
          </table:table-cell>
          <table:table-cell/>
          <table:table-cell office:value-type="string">
            <text:p>Human Entertainment</text:p>
          </table:table-cell>
          <table:table-cell office:value-type="string">
            <text:p>Bandai</text:p>
          </table:table-cell>
          <table:table-cell office:value-type="string">
            <text:p>Unreleased</text:p>
          </table:table-cell>
          <table:table-cell table:style-name="ce4" office:value-type="string">
            <text:p>June 1989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436">
            <text:p>436</text:p>
          </table:table-cell>
          <table:table-cell office:value-type="string">
            <text:p>Monster Truck Rally</text:p>
          </table:table-cell>
          <table:table-cell/>
          <table:table-cell office:value-type="string">
            <text:p>Realtime Associates</text:p>
          </table:table-cell>
          <table:table-cell office:value-type="string">
            <text:p>INTV</text:p>
          </table:table-cell>
          <table:table-cell office:value-type="string">
            <text:p>Unreleased</text:p>
          </table:table-cell>
          <table:table-cell table:style-name="ce4" office:value-type="string">
            <text:p>September 1991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437">
            <text:p>437</text:p>
          </table:table-cell>
          <table:table-cell office:value-type="string">
            <text:p>Motor City Patrol</text:p>
          </table:table-cell>
          <table:table-cell/>
          <table:table-cell office:value-type="string">
            <text:p>Source Research &amp; Development</text:p>
          </table:table-cell>
          <table:table-cell office:value-type="string">
            <text:p>Matchbox</text:p>
          </table:table-cell>
          <table:table-cell office:value-type="string">
            <text:p>Unreleased</text:p>
          </table:table-cell>
          <table:table-cell table:style-name="ce4" office:value-type="string">
            <text:p>January 1992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438">
            <text:p>438</text:p>
          </table:table-cell>
          <table:table-cell office:value-type="string">
            <text:p>Mr. Gimmick</text:p>
          </table:table-cell>
          <table:table-cell/>
          <table:table-cell office:value-type="string">
            <text:p>Sunsoft</text:p>
          </table:table-cell>
          <table:table-cell office:value-type="string">
            <text:p>Unreleased</text:p>
          </table:table-cell>
          <table:table-cell office:value-type="string">
            <text:p>Sunsoft</text:p>
          </table:table-cell>
          <table:table-cell table:style-name="ce4" office:value-type="string">
            <text:p>Unreleased</text:p>
          </table:table-cell>
          <table:table-cell table:style-name="ce3" office:value-type="date" office:date-value="1993-05-19">
            <text:p>05/19/93</text:p>
          </table:table-cell>
          <table:table-cell table:number-columns-repeated="1016"/>
        </table:table-row>
        <table:table-row table:style-name="ro3">
          <table:table-cell office:value-type="float" office:value="439">
            <text:p>439</text:p>
          </table:table-cell>
          <table:table-cell office:value-type="string">
            <text:p>Ms. Pac-Man</text:p>
          </table:table-cell>
          <table:table-cell/>
          <table:table-cell office:value-type="string">
            <text:p>Now Production</text:p>
          </table:table-cell>
          <table:table-cell office:value-type="string">
            <text:p>Namco</text:p>
          </table:table-cell>
          <table:table-cell office:value-type="string">
            <text:p>Unreleased</text:p>
          </table:table-cell>
          <table:table-cell table:style-name="ce4" office:value-type="string">
            <text:p>November 1993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440">
            <text:p>440</text:p>
          </table:table-cell>
          <table:table-cell office:value-type="string">
            <text:p>Muppet Adventure: Chaos at the Carnival</text:p>
          </table:table-cell>
          <table:table-cell/>
          <table:table-cell office:value-type="string">
            <text:p>Mind's Eye</text:p>
          </table:table-cell>
          <table:table-cell office:value-type="string">
            <text:p>Hi Tech Expressions</text:p>
          </table:table-cell>
          <table:table-cell office:value-type="string">
            <text:p>Unreleased</text:p>
          </table:table-cell>
          <table:table-cell table:style-name="ce4" office:value-type="string">
            <text:p>November 1990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442">
            <text:p>442</text:p>
          </table:table-cell>
          <table:table-cell office:value-type="string">
            <text:p>Mystery Quest</text:p>
          </table:table-cell>
          <table:table-cell/>
          <table:table-cell office:value-type="string">
            <text:p>Carry Lab</text:p>
          </table:table-cell>
          <table:table-cell office:value-type="string">
            <text:p>Taxan</text:p>
          </table:table-cell>
          <table:table-cell office:value-type="string">
            <text:p>Unreleased</text:p>
          </table:table-cell>
          <table:table-cell table:style-name="ce4" office:value-type="string">
            <text:p>April 1989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443">
            <text:p>443</text:p>
          </table:table-cell>
          <table:table-cell office:value-type="string">
            <text:p>NARC</text:p>
          </table:table-cell>
          <table:table-cell/>
          <table:table-cell office:value-type="string">
            <text:p>Rare</text:p>
          </table:table-cell>
          <table:table-cell office:value-type="string">
            <text:p>Acclaim Entertainment</text:p>
          </table:table-cell>
          <table:table-cell office:value-type="string">
            <text:p>Unreleased</text:p>
          </table:table-cell>
          <table:table-cell table:style-name="ce4" office:value-type="string">
            <text:p>August 1990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444">
            <text:p>444</text:p>
          </table:table-cell>
          <table:table-cell office:value-type="string">
            <text:p>NES Open Tournament Golf</text:p>
          </table:table-cell>
          <table:table-cell/>
          <table:table-cell office:value-type="string">
            <text:p>Nintendo Research &amp; Development 2</text:p>
          </table:table-cell>
          <table:table-cell table:number-columns-repeated="2" office:value-type="string">
            <text:p>Nintendo</text:p>
          </table:table-cell>
          <table:table-cell table:style-name="ce3" office:value-type="date" office:date-value="1991-09-29">
            <text:p>09/29/91</text:p>
          </table:table-cell>
          <table:table-cell table:style-name="ce3" office:value-type="date" office:date-value="1992-06-18">
            <text:p>06/18/92</text:p>
          </table:table-cell>
          <table:table-cell table:number-columns-repeated="1016"/>
        </table:table-row>
        <table:table-row table:style-name="ro2">
          <table:table-cell office:value-type="float" office:value="445">
            <text:p>445</text:p>
          </table:table-cell>
          <table:table-cell office:value-type="string">
            <text:p>NES Play Action Football</text:p>
          </table:table-cell>
          <table:table-cell/>
          <table:table-cell office:value-type="string">
            <text:p>TOSE</text:p>
          </table:table-cell>
          <table:table-cell office:value-type="string">
            <text:p>Nintendo</text:p>
          </table:table-cell>
          <table:table-cell office:value-type="string">
            <text:p>Unreleased</text:p>
          </table:table-cell>
          <table:table-cell table:style-name="ce4" office:value-type="string">
            <text:p>September 1990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446">
            <text:p>446</text:p>
          </table:table-cell>
          <table:table-cell office:value-type="string">
            <text:p>New Ghostbusters II</text:p>
          </table:table-cell>
          <table:table-cell/>
          <table:table-cell office:value-type="string">
            <text:p>HAL Laboratory</text:p>
          </table:table-cell>
          <table:table-cell office:value-type="string">
            <text:p>Unreleased</text:p>
          </table:table-cell>
          <table:table-cell office:value-type="string">
            <text:p>HAL Laboratory</text:p>
          </table:table-cell>
          <table:table-cell table:style-name="ce4" office:value-type="string">
            <text:p>Unreleased</text:p>
          </table:table-cell>
          <table:table-cell table:style-name="ce4" office:value-type="float" office:value="1990">
            <text:p>1990</text:p>
          </table:table-cell>
          <table:table-cell table:number-columns-repeated="1016"/>
        </table:table-row>
        <table:table-row table:style-name="ro3">
          <table:table-cell office:value-type="float" office:value="447">
            <text:p>447</text:p>
          </table:table-cell>
          <table:table-cell office:value-type="string">
            <text:p>NFL Football</text:p>
          </table:table-cell>
          <table:table-cell/>
          <table:table-cell office:value-type="string">
            <text:p>Atlus</text:p>
          </table:table-cell>
          <table:table-cell office:value-type="string">
            <text:p>LJN</text:p>
          </table:table-cell>
          <table:table-cell office:value-type="string">
            <text:p>Unreleased</text:p>
          </table:table-cell>
          <table:table-cell table:style-name="ce4" office:value-type="string">
            <text:p>September 1989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448">
            <text:p>448</text:p>
          </table:table-cell>
          <table:table-cell office:value-type="string">
            <text:p>Nigel Mansell's World Championship Racing</text:p>
          </table:table-cell>
          <table:table-cell/>
          <table:table-cell office:value-type="string">
            <text:p>Gremlin Graphics</text:p>
          </table:table-cell>
          <table:table-cell office:value-type="string">
            <text:p>GameTek</text:p>
          </table:table-cell>
          <table:table-cell office:value-type="string">
            <text:p>Gremlin Interactive</text:p>
          </table:table-cell>
          <table:table-cell table:style-name="ce4" office:value-type="string">
            <text:p>October 1993</text:p>
          </table:table-cell>
          <table:table-cell table:style-name="ce4" office:value-type="float" office:value="1993">
            <text:p>1993</text:p>
          </table:table-cell>
          <table:table-cell table:number-columns-repeated="1016"/>
        </table:table-row>
        <table:table-row table:style-name="ro2">
          <table:table-cell office:value-type="float" office:value="450">
            <text:p>450</text:p>
          </table:table-cell>
          <table:table-cell office:value-type="string">
            <text:p>Nightshade</text:p>
          </table:table-cell>
          <table:table-cell/>
          <table:table-cell office:value-type="string">
            <text:p>Beam Software</text:p>
          </table:table-cell>
          <table:table-cell office:value-type="string">
            <text:p>Ultra Games</text:p>
          </table:table-cell>
          <table:table-cell office:value-type="string">
            <text:p>Unreleased</text:p>
          </table:table-cell>
          <table:table-cell table:style-name="ce4" office:value-type="string">
            <text:p>January 1992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451">
            <text:p>451</text:p>
          </table:table-cell>
          <table:table-cell office:value-type="string">
            <text:p>Ninja Crusaders</text:p>
          </table:table-cell>
          <table:table-cell/>
          <table:table-cell office:value-type="string">
            <text:p>NMK</text:p>
          </table:table-cell>
          <table:table-cell office:value-type="string">
            <text:p>American Sammy</text:p>
          </table:table-cell>
          <table:table-cell office:value-type="string">
            <text:p>Unreleased</text:p>
          </table:table-cell>
          <table:table-cell table:style-name="ce4" office:value-type="string">
            <text:p>December 1990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452">
            <text:p>452</text:p>
          </table:table-cell>
          <table:table-cell office:value-type="string">
            <text:p>Ninja Gaiden (NA)</text:p>
          </table:table-cell>
          <table:table-cell/>
          <table:table-cell office:value-type="string">
            <text:p>Tecmo</text:p>
          </table:table-cell>
          <table:table-cell office:value-type="string">
            <text:p>Tecmo</text:p>
          </table:table-cell>
          <table:table-cell office:value-type="string">
            <text:p>Tecmo</text:p>
          </table:table-cell>
          <table:table-cell table:style-name="ce4" office:value-type="string">
            <text:p>March 1989</text:p>
          </table:table-cell>
          <table:table-cell table:style-name="ce3" office:value-type="date" office:date-value="1991-08-15">
            <text:p>08/15/91</text:p>
          </table:table-cell>
          <table:table-cell table:number-columns-repeated="1016"/>
        </table:table-row>
        <table:table-row table:style-name="ro3">
          <table:table-cell office:value-type="float" office:value="454">
            <text:p>454</text:p>
          </table:table-cell>
          <table:table-cell office:value-type="string">
            <text:p>Ninja Gaiden II: The Dark Sword of Chaos (NA)</text:p>
          </table:table-cell>
          <table:table-cell/>
          <table:table-cell office:value-type="string">
            <text:p>Tecmo</text:p>
          </table:table-cell>
          <table:table-cell office:value-type="string">
            <text:p>Tecmo</text:p>
          </table:table-cell>
          <table:table-cell office:value-type="string">
            <text:p>Tecmo</text:p>
          </table:table-cell>
          <table:table-cell table:style-name="ce4" office:value-type="string">
            <text:p>May 1990</text:p>
          </table:table-cell>
          <table:table-cell table:style-name="ce3" office:value-type="date" office:date-value="1994-10-27">
            <text:p>10/27/94</text:p>
          </table:table-cell>
          <table:table-cell table:number-columns-repeated="1016"/>
        </table:table-row>
        <table:table-row table:style-name="ro3">
          <table:table-cell office:value-type="float" office:value="456">
            <text:p>456</text:p>
          </table:table-cell>
          <table:table-cell office:value-type="string">
            <text:p>Ninja Gaiden III: The Ancient Ship of Doom</text:p>
          </table:table-cell>
          <table:table-cell/>
          <table:table-cell office:value-type="string">
            <text:p>Tecmo</text:p>
          </table:table-cell>
          <table:table-cell office:value-type="string">
            <text:p>Tecmo</text:p>
          </table:table-cell>
          <table:table-cell office:value-type="string">
            <text:p>Unreleased</text:p>
          </table:table-cell>
          <table:table-cell table:style-name="ce4" office:value-type="string">
            <text:p>August 1991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457">
            <text:p>457</text:p>
          </table:table-cell>
          <table:table-cell office:value-type="string">
            <text:p>Ninja Kid</text:p>
          </table:table-cell>
          <table:table-cell/>
          <table:table-cell office:value-type="string">
            <text:p>TOSE</text:p>
          </table:table-cell>
          <table:table-cell office:value-type="string">
            <text:p>Bandai</text:p>
          </table:table-cell>
          <table:table-cell office:value-type="string">
            <text:p>Unreleased</text:p>
          </table:table-cell>
          <table:table-cell table:style-name="ce3" office:value-type="date" office:date-value="1986-10-29">
            <text:p>10/29/86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458">
            <text:p>458</text:p>
          </table:table-cell>
          <table:table-cell office:value-type="string">
            <text:p>Nintendo World Cup</text:p>
          </table:table-cell>
          <table:table-cell/>
          <table:table-cell office:value-type="string">
            <text:p>Technōs Japan</text:p>
          </table:table-cell>
          <table:table-cell table:number-columns-repeated="2" office:value-type="string">
            <text:p>Nintendo</text:p>
          </table:table-cell>
          <table:table-cell table:style-name="ce4" office:value-type="string">
            <text:p>December 1990</text:p>
          </table:table-cell>
          <table:table-cell table:style-name="ce3" office:value-type="date" office:date-value="1991-06-27">
            <text:p>06/27/91</text:p>
          </table:table-cell>
          <table:table-cell table:number-columns-repeated="1016"/>
        </table:table-row>
        <table:table-row table:style-name="ro3">
          <table:table-cell office:value-type="float" office:value="459">
            <text:p>459</text:p>
          </table:table-cell>
          <table:table-cell office:value-type="string">
            <text:p>Noah's Ark</text:p>
          </table:table-cell>
          <table:table-cell/>
          <table:table-cell office:value-type="string">
            <text:p>Source Research &amp; Development</text:p>
          </table:table-cell>
          <table:table-cell office:value-type="string">
            <text:p>Unreleased</text:p>
          </table:table-cell>
          <table:table-cell office:value-type="string">
            <text:p>Konami</text:p>
          </table:table-cell>
          <table:table-cell table:style-name="ce4" office:value-type="string">
            <text:p>Unreleased</text:p>
          </table:table-cell>
          <table:table-cell table:style-name="ce4" office:value-type="float" office:value="1992">
            <text:p>1992</text:p>
          </table:table-cell>
          <table:table-cell table:number-columns-repeated="1016"/>
        </table:table-row>
        <table:table-row table:style-name="ro3">
          <table:table-cell office:value-type="float" office:value="460">
            <text:p>460</text:p>
          </table:table-cell>
          <table:table-cell office:value-type="string">
            <text:p>Nobunaga's Ambition</text:p>
          </table:table-cell>
          <table:table-cell/>
          <table:table-cell office:value-type="string">
            <text:p>Koei</text:p>
          </table:table-cell>
          <table:table-cell office:value-type="string">
            <text:p>Koei</text:p>
          </table:table-cell>
          <table:table-cell office:value-type="string">
            <text:p>Unreleased</text:p>
          </table:table-cell>
          <table:table-cell table:style-name="ce4" office:value-type="string">
            <text:p>June 1989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461">
            <text:p>461</text:p>
          </table:table-cell>
          <table:table-cell office:value-type="string">
            <text:p>Nobunaga's Ambition II</text:p>
          </table:table-cell>
          <table:table-cell/>
          <table:table-cell office:value-type="string">
            <text:p>Koei</text:p>
          </table:table-cell>
          <table:table-cell office:value-type="string">
            <text:p>Koei</text:p>
          </table:table-cell>
          <table:table-cell office:value-type="string">
            <text:p>Unreleased</text:p>
          </table:table-cell>
          <table:table-cell table:style-name="ce4" office:value-type="string">
            <text:p>April 1991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462">
            <text:p>462</text:p>
          </table:table-cell>
          <table:table-cell office:value-type="string">
            <text:p>North &amp; South</text:p>
          </table:table-cell>
          <table:table-cell/>
          <table:table-cell office:value-type="string">
            <text:p>Kemco</text:p>
          </table:table-cell>
          <table:table-cell office:value-type="string">
            <text:p>Kemco*Seika</text:p>
          </table:table-cell>
          <table:table-cell office:value-type="string">
            <text:p>Infogrames</text:p>
          </table:table-cell>
          <table:table-cell table:style-name="ce4" office:value-type="string">
            <text:p>December 1990</text:p>
          </table:table-cell>
          <table:table-cell table:style-name="ce3" office:value-type="date" office:date-value="1992-01-23">
            <text:p>01/23/92</text:p>
          </table:table-cell>
          <table:table-cell table:number-columns-repeated="1016"/>
        </table:table-row>
        <table:table-row table:style-name="ro3">
          <table:table-cell office:value-type="float" office:value="463">
            <text:p>463</text:p>
          </table:table-cell>
          <table:table-cell office:value-type="string">
            <text:p>Operation Wolf</text:p>
          </table:table-cell>
          <table:table-cell/>
          <table:table-cell office:value-type="string">
            <text:p>Taito</text:p>
          </table:table-cell>
          <table:table-cell office:value-type="string">
            <text:p>Taito</text:p>
          </table:table-cell>
          <table:table-cell office:value-type="string">
            <text:p>Taito</text:p>
          </table:table-cell>
          <table:table-cell table:style-name="ce4" office:value-type="string">
            <text:p>May 1989</text:p>
          </table:table-cell>
          <table:table-cell table:style-name="ce4" office:value-type="float" office:value="1992">
            <text:p>1992</text:p>
          </table:table-cell>
          <table:table-cell table:number-columns-repeated="1016"/>
        </table:table-row>
        <table:table-row table:style-name="ro3">
          <table:table-cell office:value-type="float" office:value="464">
            <text:p>464</text:p>
          </table:table-cell>
          <table:table-cell office:value-type="string">
            <text:p>Orb-3D</text:p>
          </table:table-cell>
          <table:table-cell/>
          <table:table-cell office:value-type="string">
            <text:p>Software Toolworks</text:p>
          </table:table-cell>
          <table:table-cell office:value-type="string">
            <text:p>Hi Tech Expressions</text:p>
          </table:table-cell>
          <table:table-cell office:value-type="string">
            <text:p>Unreleased</text:p>
          </table:table-cell>
          <table:table-cell table:style-name="ce4" office:value-type="string">
            <text:p>October 1990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465">
            <text:p>465</text:p>
          </table:table-cell>
          <table:table-cell office:value-type="string">
            <text:p>Othello</text:p>
          </table:table-cell>
          <table:table-cell/>
          <table:table-cell office:value-type="string">
            <text:p>HAL Laboratory</text:p>
          </table:table-cell>
          <table:table-cell office:value-type="string">
            <text:p>Acclaim Entertainment</text:p>
          </table:table-cell>
          <table:table-cell office:value-type="string">
            <text:p>Unreleased</text:p>
          </table:table-cell>
          <table:table-cell table:style-name="ce4" office:value-type="string">
            <text:p>December 1988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466">
            <text:p>466</text:p>
          </table:table-cell>
          <table:table-cell office:value-type="string">
            <text:p>Over Horizon</text:p>
          </table:table-cell>
          <table:table-cell/>
          <table:table-cell office:value-type="string">
            <text:p>Pixel, Hot-B</text:p>
          </table:table-cell>
          <table:table-cell office:value-type="string">
            <text:p>Unreleased</text:p>
          </table:table-cell>
          <table:table-cell office:value-type="string">
            <text:p>Takara</text:p>
          </table:table-cell>
          <table:table-cell table:style-name="ce4" office:value-type="string">
            <text:p>Unreleased</text:p>
          </table:table-cell>
          <table:table-cell table:style-name="ce4" office:value-type="float" office:value="1991">
            <text:p>1991</text:p>
          </table:table-cell>
          <table:table-cell table:number-columns-repeated="1016"/>
        </table:table-row>
        <table:table-row table:style-name="ro2">
          <table:table-cell office:value-type="float" office:value="467">
            <text:p>467</text:p>
          </table:table-cell>
          <table:table-cell office:value-type="string">
            <text:p>Overlord</text:p>
          </table:table-cell>
          <table:table-cell/>
          <table:table-cell office:value-type="string">
            <text:p>Probe Software</text:p>
          </table:table-cell>
          <table:table-cell office:value-type="string">
            <text:p>Virgin Interactive</text:p>
          </table:table-cell>
          <table:table-cell office:value-type="string">
            <text:p>Unreleased</text:p>
          </table:table-cell>
          <table:table-cell table:style-name="ce4" office:value-type="string">
            <text:p>January 1993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468">
            <text:p>468</text:p>
          </table:table-cell>
          <table:table-cell office:value-type="string">
            <text:p>P.O.W.: Prisoners of War</text:p>
          </table:table-cell>
          <table:table-cell/>
          <table:table-cell table:number-columns-repeated="3" office:value-type="string">
            <text:p>SNK</text:p>
          </table:table-cell>
          <table:table-cell table:style-name="ce4" office:value-type="string">
            <text:p>September 1989</text:p>
          </table:table-cell>
          <table:table-cell table:style-name="ce4" office:value-type="float" office:value="1989">
            <text:p>1989</text:p>
          </table:table-cell>
          <table:table-cell table:number-columns-repeated="1016"/>
        </table:table-row>
        <table:table-row table:style-name="ro3">
          <table:table-cell office:value-type="float" office:value="470">
            <text:p>470</text:p>
          </table:table-cell>
          <table:table-cell office:value-type="string">
            <text:p>Pac-Man</text:p>
          </table:table-cell>
          <table:table-cell/>
          <table:table-cell office:value-type="string">
            <text:p>Namco</text:p>
          </table:table-cell>
          <table:table-cell office:value-type="string">
            <text:p>Namco</text:p>
          </table:table-cell>
          <table:table-cell office:value-type="string">
            <text:p>Nintendo</text:p>
          </table:table-cell>
          <table:table-cell table:style-name="ce4" office:value-type="string">
            <text:p>November 1993</text:p>
          </table:table-cell>
          <table:table-cell table:style-name="ce4" office:value-type="float" office:value="1993">
            <text:p>1993</text:p>
          </table:table-cell>
          <table:table-cell table:number-columns-repeated="1016"/>
        </table:table-row>
        <table:table-row table:style-name="ro3">
          <table:table-cell office:value-type="float" office:value="469">
            <text:p>469</text:p>
          </table:table-cell>
          <table:table-cell office:value-type="string">
            <text:p>Pac-Man[b]</text:p>
          </table:table-cell>
          <table:table-cell/>
          <table:table-cell office:value-type="string">
            <text:p>Namco</text:p>
          </table:table-cell>
          <table:table-cell office:value-type="string">
            <text:p>Tengen</text:p>
          </table:table-cell>
          <table:table-cell office:value-type="string">
            <text:p>Unreleased</text:p>
          </table:table-cell>
          <table:table-cell table:style-name="ce4" office:value-type="string">
            <text:p>October 1988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471">
            <text:p>471</text:p>
          </table:table-cell>
          <table:table-cell office:value-type="string">
            <text:p>Palamedes</text:p>
          </table:table-cell>
          <table:table-cell/>
          <table:table-cell office:value-type="string">
            <text:p>Natsume</text:p>
          </table:table-cell>
          <table:table-cell office:value-type="string">
            <text:p>Hot-B</text:p>
          </table:table-cell>
          <table:table-cell office:value-type="string">
            <text:p>Unreleased</text:p>
          </table:table-cell>
          <table:table-cell table:style-name="ce4" office:value-type="string">
            <text:p>November 1990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472">
            <text:p>472</text:p>
          </table:table-cell>
          <table:table-cell office:value-type="string">
            <text:p>Panic Restaurant</text:p>
          </table:table-cell>
          <table:table-cell/>
          <table:table-cell office:value-type="string">
            <text:p>EIM</text:p>
          </table:table-cell>
          <table:table-cell office:value-type="string">
            <text:p>Taito</text:p>
          </table:table-cell>
          <table:table-cell office:value-type="string">
            <text:p>Taito</text:p>
          </table:table-cell>
          <table:table-cell table:style-name="ce4" office:value-type="string">
            <text:p>August 1992</text:p>
          </table:table-cell>
          <table:table-cell table:style-name="ce3" office:value-type="date" office:date-value="1994-05-26">
            <text:p>05/26/94</text:p>
          </table:table-cell>
          <table:table-cell table:number-columns-repeated="1016"/>
        </table:table-row>
        <table:table-row table:style-name="ro3">
          <table:table-cell office:value-type="float" office:value="473">
            <text:p>473</text:p>
          </table:table-cell>
          <table:table-cell office:value-type="string">
            <text:p>Paperboy</text:p>
          </table:table-cell>
          <table:table-cell/>
          <table:table-cell office:value-type="string">
            <text:p>Eastridge Technology</text:p>
          </table:table-cell>
          <table:table-cell office:value-type="string">
            <text:p>Mindscape</text:p>
          </table:table-cell>
          <table:table-cell office:value-type="string">
            <text:p>Mindscape</text:p>
          </table:table-cell>
          <table:table-cell table:style-name="ce4" office:value-type="string">
            <text:p>December 1988</text:p>
          </table:table-cell>
          <table:table-cell table:style-name="ce3" office:value-type="date" office:date-value="1990-10-26">
            <text:p>10/26/90</text:p>
          </table:table-cell>
          <table:table-cell table:number-columns-repeated="1016"/>
        </table:table-row>
        <table:table-row table:style-name="ro3">
          <table:table-cell office:value-type="float" office:value="474">
            <text:p>474</text:p>
          </table:table-cell>
          <table:table-cell office:value-type="string">
            <text:p>Paperboy 2</text:p>
          </table:table-cell>
          <table:table-cell/>
          <table:table-cell office:value-type="string">
            <text:p>Eastridge Technology</text:p>
          </table:table-cell>
          <table:table-cell office:value-type="string">
            <text:p>Mindscape</text:p>
          </table:table-cell>
          <table:table-cell office:value-type="string">
            <text:p>Mindscape</text:p>
          </table:table-cell>
          <table:table-cell table:number-columns-repeated="2" table:style-name="ce4" office:value-type="string">
            <text:p>April 1992</text:p>
          </table:table-cell>
          <table:table-cell table:number-columns-repeated="1016"/>
        </table:table-row>
        <table:table-row table:style-name="ro2">
          <table:table-cell office:value-type="float" office:value="475">
            <text:p>475</text:p>
          </table:table-cell>
          <table:table-cell office:value-type="string">
            <text:p>Parasol Stars: Rainbow Island II</text:p>
          </table:table-cell>
          <table:table-cell/>
          <table:table-cell office:value-type="string">
            <text:p>Ocean Software</text:p>
          </table:table-cell>
          <table:table-cell office:value-type="string">
            <text:p>Unreleased</text:p>
          </table:table-cell>
          <table:table-cell office:value-type="string">
            <text:p>Ocean Software</text:p>
          </table:table-cell>
          <table:table-cell table:style-name="ce4" office:value-type="string">
            <text:p>Unreleased</text:p>
          </table:table-cell>
          <table:table-cell table:style-name="ce4" office:value-type="float" office:value="1992">
            <text:p>1992</text:p>
          </table:table-cell>
          <table:table-cell table:number-columns-repeated="1016"/>
        </table:table-row>
        <table:table-row table:style-name="ro3">
          <table:table-cell office:value-type="float" office:value="476">
            <text:p>476</text:p>
          </table:table-cell>
          <table:table-cell office:value-type="string">
            <text:p>Parodius</text:p>
          </table:table-cell>
          <table:table-cell/>
          <table:table-cell office:value-type="string">
            <text:p>Konami</text:p>
          </table:table-cell>
          <table:table-cell office:value-type="string">
            <text:p>Unreleased</text:p>
          </table:table-cell>
          <table:table-cell office:value-type="string">
            <text:p>Palcom Software</text:p>
          </table:table-cell>
          <table:table-cell table:style-name="ce4" office:value-type="string">
            <text:p>Unreleased</text:p>
          </table:table-cell>
          <table:table-cell table:style-name="ce4" office:value-type="float" office:value="1992">
            <text:p>1992</text:p>
          </table:table-cell>
          <table:table-cell table:number-columns-repeated="1016"/>
        </table:table-row>
        <table:table-row table:style-name="ro3">
          <table:table-cell office:value-type="float" office:value="237">
            <text:p>237</text:p>
          </table:table-cell>
          <table:table-cell office:value-type="string">
            <text:p>Phantom Air Mission (EU)</text:p>
          </table:table-cell>
          <table:table-cell office:value-type="string">
            <text:p>Flight of the Intruder (NA)</text:p>
          </table:table-cell>
          <table:table-cell office:value-type="string">
            <text:p>Imagineering</text:p>
          </table:table-cell>
          <table:table-cell office:value-type="string">
            <text:p>Mindscape</text:p>
          </table:table-cell>
          <table:table-cell office:value-type="string">
            <text:p>Activision</text:p>
          </table:table-cell>
          <table:table-cell table:style-name="ce4" office:value-type="string">
            <text:p>May 1991</text:p>
          </table:table-cell>
          <table:table-cell table:style-name="ce4" office:value-type="float" office:value="1991">
            <text:p>1991</text:p>
          </table:table-cell>
          <table:table-cell table:number-columns-repeated="1016"/>
        </table:table-row>
        <table:table-row table:style-name="ro2">
          <table:table-cell office:value-type="float" office:value="477">
            <text:p>477</text:p>
          </table:table-cell>
          <table:table-cell office:value-type="string">
            <text:p>Phantom Fighter</text:p>
          </table:table-cell>
          <table:table-cell/>
          <table:table-cell office:value-type="string">
            <text:p>Marionette, SRS</text:p>
          </table:table-cell>
          <table:table-cell office:value-type="string">
            <text:p>FCI</text:p>
          </table:table-cell>
          <table:table-cell office:value-type="string">
            <text:p>Unreleased</text:p>
          </table:table-cell>
          <table:table-cell table:style-name="ce4" office:value-type="string">
            <text:p>April 1990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478">
            <text:p>478</text:p>
          </table:table-cell>
          <table:table-cell office:value-type="string">
            <text:p>Pictionary</text:p>
          </table:table-cell>
          <table:table-cell/>
          <table:table-cell office:value-type="string">
            <text:p>Software Creations</text:p>
          </table:table-cell>
          <table:table-cell office:value-type="string">
            <text:p>LJN</text:p>
          </table:table-cell>
          <table:table-cell office:value-type="string">
            <text:p>Unreleased</text:p>
          </table:table-cell>
          <table:table-cell table:style-name="ce4" office:value-type="string">
            <text:p>July 1990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481">
            <text:p>481</text:p>
          </table:table-cell>
          <table:table-cell office:value-type="string">
            <text:p>Pin*Bot</text:p>
          </table:table-cell>
          <table:table-cell/>
          <table:table-cell office:value-type="string">
            <text:p>Rare</text:p>
          </table:table-cell>
          <table:table-cell table:number-columns-repeated="2" office:value-type="string">
            <text:p>Nintendo</text:p>
          </table:table-cell>
          <table:table-cell table:style-name="ce4" office:value-type="string">
            <text:p>April 1990</text:p>
          </table:table-cell>
          <table:table-cell table:style-name="ce4" office:value-type="float" office:value="1990">
            <text:p>1990</text:p>
          </table:table-cell>
          <table:table-cell table:number-columns-repeated="1016"/>
        </table:table-row>
        <table:table-row table:style-name="ro2">
          <table:table-cell office:value-type="float" office:value="479">
            <text:p>479</text:p>
          </table:table-cell>
          <table:table-cell office:value-type="string">
            <text:p>Pinball</text:p>
          </table:table-cell>
          <table:table-cell/>
          <table:table-cell office:value-type="string">
            <text:p>Nintendo Research &amp; Development 1</text:p>
          </table:table-cell>
          <table:table-cell table:number-columns-repeated="2" office:value-type="string">
            <text:p>Nintendo</text:p>
          </table:table-cell>
          <table:table-cell table:style-name="ce3" office:value-type="date" office:date-value="1985-10-18">
            <text:p>10/18/85</text:p>
          </table:table-cell>
          <table:table-cell table:style-name="ce3" office:value-type="date" office:date-value="1986-09-01">
            <text:p>09/01/86</text:p>
          </table:table-cell>
          <table:table-cell table:number-columns-repeated="1016"/>
        </table:table-row>
        <table:table-row table:style-name="ro3">
          <table:table-cell office:value-type="float" office:value="480">
            <text:p>480</text:p>
          </table:table-cell>
          <table:table-cell office:value-type="string">
            <text:p>Pinball Quest</text:p>
          </table:table-cell>
          <table:table-cell/>
          <table:table-cell office:value-type="string">
            <text:p>TOSE</text:p>
          </table:table-cell>
          <table:table-cell office:value-type="string">
            <text:p>Jaleco</text:p>
          </table:table-cell>
          <table:table-cell office:value-type="string">
            <text:p>Jaleco</text:p>
          </table:table-cell>
          <table:table-cell table:style-name="ce4" office:value-type="string">
            <text:p>June 1990</text:p>
          </table:table-cell>
          <table:table-cell table:style-name="ce4" office:value-type="float" office:value="1992">
            <text:p>1992</text:p>
          </table:table-cell>
          <table:table-cell table:number-columns-repeated="1016"/>
        </table:table-row>
        <table:table-row table:style-name="ro2">
          <table:table-cell office:value-type="float" office:value="482">
            <text:p>482</text:p>
          </table:table-cell>
          <table:table-cell office:value-type="string">
            <text:p>Pipe Dream</text:p>
          </table:table-cell>
          <table:table-cell/>
          <table:table-cell office:value-type="string">
            <text:p>Distinctive Software</text:p>
          </table:table-cell>
          <table:table-cell office:value-type="string">
            <text:p>Bullet-Proof Software</text:p>
          </table:table-cell>
          <table:table-cell office:value-type="string">
            <text:p>Unreleased</text:p>
          </table:table-cell>
          <table:table-cell table:style-name="ce4" office:value-type="string">
            <text:p>September 1990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483">
            <text:p>483</text:p>
          </table:table-cell>
          <table:table-cell office:value-type="string">
            <text:p>Pirates!</text:p>
          </table:table-cell>
          <table:table-cell/>
          <table:table-cell office:value-type="string">
            <text:p>Rare</text:p>
          </table:table-cell>
          <table:table-cell office:value-type="string">
            <text:p>Ultra Games</text:p>
          </table:table-cell>
          <table:table-cell office:value-type="string">
            <text:p>Palcom Software</text:p>
          </table:table-cell>
          <table:table-cell table:style-name="ce4" office:value-type="string">
            <text:p>October 1991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484">
            <text:p>484</text:p>
          </table:table-cell>
          <table:table-cell office:value-type="string">
            <text:p>Platoon</text:p>
          </table:table-cell>
          <table:table-cell/>
          <table:table-cell office:value-type="string">
            <text:p>Sunsoft</text:p>
          </table:table-cell>
          <table:table-cell office:value-type="string">
            <text:p>Sunsoft</text:p>
          </table:table-cell>
          <table:table-cell office:value-type="string">
            <text:p>Unreleased</text:p>
          </table:table-cell>
          <table:table-cell table:style-name="ce4" office:value-type="string">
            <text:p>December 1988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485">
            <text:p>485</text:p>
          </table:table-cell>
          <table:table-cell office:value-type="string">
            <text:p>Popeye</text:p>
          </table:table-cell>
          <table:table-cell/>
          <table:table-cell office:value-type="string">
            <text:p>Nintendo Research &amp; Development 1</text:p>
          </table:table-cell>
          <table:table-cell table:number-columns-repeated="2" office:value-type="string">
            <text:p>Nintendo</text:p>
          </table:table-cell>
          <table:table-cell table:style-name="ce3" office:value-type="date" office:date-value="1986-06-06">
            <text:p>06/06/86</text:p>
          </table:table-cell>
          <table:table-cell table:style-name="ce4" office:value-type="float" office:value="1987">
            <text:p>1987</text:p>
          </table:table-cell>
          <table:table-cell table:number-columns-repeated="1016"/>
        </table:table-row>
        <table:table-row table:style-name="ro2">
          <table:table-cell office:value-type="float" office:value="486">
            <text:p>486</text:p>
          </table:table-cell>
          <table:table-cell office:value-type="string">
            <text:p>Power Blade</text:p>
          </table:table-cell>
          <table:table-cell/>
          <table:table-cell office:value-type="string">
            <text:p>Natsume</text:p>
          </table:table-cell>
          <table:table-cell office:value-type="string">
            <text:p>Taito</text:p>
          </table:table-cell>
          <table:table-cell office:value-type="string">
            <text:p>Taito</text:p>
          </table:table-cell>
          <table:table-cell table:style-name="ce4" office:value-type="string">
            <text:p>March 1991</text:p>
          </table:table-cell>
          <table:table-cell table:style-name="ce3" office:value-type="date" office:date-value="1992-01-23">
            <text:p>01/23/92</text:p>
          </table:table-cell>
          <table:table-cell table:number-columns-repeated="1016"/>
        </table:table-row>
        <table:table-row table:style-name="ro2">
          <table:table-cell office:value-type="float" office:value="487">
            <text:p>487</text:p>
          </table:table-cell>
          <table:table-cell office:value-type="string">
            <text:p>Power Blade 2</text:p>
          </table:table-cell>
          <table:table-cell/>
          <table:table-cell office:value-type="string">
            <text:p>Natsume</text:p>
          </table:table-cell>
          <table:table-cell office:value-type="string">
            <text:p>Taito</text:p>
          </table:table-cell>
          <table:table-cell office:value-type="string">
            <text:p>Unreleased</text:p>
          </table:table-cell>
          <table:table-cell table:style-name="ce4" office:value-type="string">
            <text:p>October 1992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488">
            <text:p>488</text:p>
          </table:table-cell>
          <table:table-cell office:value-type="string">
            <text:p>Power Punch II</text:p>
          </table:table-cell>
          <table:table-cell/>
          <table:table-cell office:value-type="string">
            <text:p>Beam Software</text:p>
          </table:table-cell>
          <table:table-cell office:value-type="string">
            <text:p>American Softworks</text:p>
          </table:table-cell>
          <table:table-cell office:value-type="string">
            <text:p>Unreleased</text:p>
          </table:table-cell>
          <table:table-cell table:style-name="ce4" office:value-type="string">
            <text:p>June 1992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489">
            <text:p>489</text:p>
          </table:table-cell>
          <table:table-cell office:value-type="string">
            <text:p>Predator</text:p>
          </table:table-cell>
          <table:table-cell/>
          <table:table-cell office:value-type="string">
            <text:p>Pack-In-Video</text:p>
          </table:table-cell>
          <table:table-cell office:value-type="string">
            <text:p>Activision</text:p>
          </table:table-cell>
          <table:table-cell office:value-type="string">
            <text:p>Actvision</text:p>
          </table:table-cell>
          <table:table-cell table:style-name="ce4" office:value-type="string">
            <text:p>April 1989</text:p>
          </table:table-cell>
          <table:table-cell table:style-name="ce4" office:value-type="float" office:value="1992">
            <text:p>1992</text:p>
          </table:table-cell>
          <table:table-cell table:number-columns-repeated="1016"/>
        </table:table-row>
        <table:table-row table:style-name="ro2">
          <table:table-cell office:value-type="float" office:value="490">
            <text:p>490</text:p>
          </table:table-cell>
          <table:table-cell office:value-type="string">
            <text:p>Prince of Persia</text:p>
          </table:table-cell>
          <table:table-cell/>
          <table:table-cell office:value-type="string">
            <text:p>MotiveTime</text:p>
          </table:table-cell>
          <table:table-cell office:value-type="string">
            <text:p>Virgin Interactive</text:p>
          </table:table-cell>
          <table:table-cell office:value-type="string">
            <text:p>Mindscape</text:p>
          </table:table-cell>
          <table:table-cell table:style-name="ce4" office:value-type="string">
            <text:p>November 1992</text:p>
          </table:table-cell>
          <table:table-cell table:style-name="ce3" office:value-type="date" office:date-value="1993-04-29">
            <text:p>04/29/93</text:p>
          </table:table-cell>
          <table:table-cell table:number-columns-repeated="1016"/>
        </table:table-row>
        <table:table-row table:style-name="ro2">
          <table:table-cell office:value-type="float" office:value="491">
            <text:p>491</text:p>
          </table:table-cell>
          <table:table-cell office:value-type="string">
            <text:p>Princess Tomato in the Salad Kingdom</text:p>
          </table:table-cell>
          <table:table-cell/>
          <table:table-cell table:number-columns-repeated="2" office:value-type="string">
            <text:p>Hudson Soft</text:p>
          </table:table-cell>
          <table:table-cell office:value-type="string">
            <text:p>Unreleased</text:p>
          </table:table-cell>
          <table:table-cell table:style-name="ce4" office:value-type="string">
            <text:p>February 1991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492">
            <text:p>492</text:p>
          </table:table-cell>
          <table:table-cell office:value-type="string">
            <text:p>Pro Sport Hockey</text:p>
          </table:table-cell>
          <table:table-cell/>
          <table:table-cell office:value-type="string">
            <text:p>TOSE</text:p>
          </table:table-cell>
          <table:table-cell office:value-type="string">
            <text:p>Jaleco</text:p>
          </table:table-cell>
          <table:table-cell office:value-type="string">
            <text:p>Unreleased</text:p>
          </table:table-cell>
          <table:table-cell table:style-name="ce4" office:value-type="string">
            <text:p>November 1993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493">
            <text:p>493</text:p>
          </table:table-cell>
          <table:table-cell office:value-type="string">
            <text:p>Pro Wrestling</text:p>
          </table:table-cell>
          <table:table-cell/>
          <table:table-cell office:value-type="string">
            <text:p>Nintendo Research &amp; Development 3</text:p>
          </table:table-cell>
          <table:table-cell table:number-columns-repeated="2" office:value-type="string">
            <text:p>Nintendo</text:p>
          </table:table-cell>
          <table:table-cell table:style-name="ce4" office:value-type="string">
            <text:p>March 1987</text:p>
          </table:table-cell>
          <table:table-cell table:style-name="ce3" office:value-type="date" office:date-value="1987-09-15">
            <text:p>09/15/87</text:p>
          </table:table-cell>
          <table:table-cell table:number-columns-repeated="1016"/>
        </table:table-row>
        <table:table-row table:style-name="ro3">
          <table:table-cell office:value-type="float" office:value="152">
            <text:p>152</text:p>
          </table:table-cell>
          <table:table-cell office:value-type="string">
            <text:p>Probotector (EU)</text:p>
          </table:table-cell>
          <table:table-cell office:value-type="string">
            <text:p>Contra (NA)</text:p>
          </table:table-cell>
          <table:table-cell office:value-type="string">
            <text:p>Konami</text:p>
          </table:table-cell>
          <table:table-cell office:value-type="string">
            <text:p>Konami</text:p>
          </table:table-cell>
          <table:table-cell office:value-type="string">
            <text:p>Konami</text:p>
          </table:table-cell>
          <table:table-cell table:style-name="ce4" office:value-type="string">
            <text:p>February 1988</text:p>
          </table:table-cell>
          <table:table-cell table:style-name="ce3" office:value-type="date" office:date-value="1990-12-28">
            <text:p>12/28/90</text:p>
          </table:table-cell>
          <table:table-cell table:number-columns-repeated="1016"/>
        </table:table-row>
        <table:table-row table:style-name="ro2">
          <table:table-cell office:value-type="float" office:value="606">
            <text:p>606</text:p>
          </table:table-cell>
          <table:table-cell office:value-type="string">
            <text:p>Probotector II: Return of The Evil Forces (EU)</text:p>
          </table:table-cell>
          <table:table-cell office:value-type="string">
            <text:p>Super C (NA)</text:p>
          </table:table-cell>
          <table:table-cell table:number-columns-repeated="3" office:value-type="string">
            <text:p>Konami</text:p>
          </table:table-cell>
          <table:table-cell table:style-name="ce4" office:value-type="string">
            <text:p>April 1990</text:p>
          </table:table-cell>
          <table:table-cell table:style-name="ce4" office:value-type="float" office:value="1992">
            <text:p>1992</text:p>
          </table:table-cell>
          <table:table-cell table:number-columns-repeated="1016"/>
        </table:table-row>
        <table:table-row table:style-name="ro2">
          <table:table-cell office:value-type="float" office:value="494">
            <text:p>494</text:p>
          </table:table-cell>
          <table:table-cell office:value-type="string">
            <text:p>Punch-Out!! Featuring Mr. Dream</text:p>
          </table:table-cell>
          <table:table-cell/>
          <table:table-cell office:value-type="string">
            <text:p>Nintendo Research &amp; Development 3</text:p>
          </table:table-cell>
          <table:table-cell table:number-columns-repeated="2" office:value-type="string">
            <text:p>Nintendo</text:p>
          </table:table-cell>
          <table:table-cell table:style-name="ce4" office:value-type="string">
            <text:p>August 1990</text:p>
          </table:table-cell>
          <table:table-cell table:style-name="ce4" office:value-type="float" office:value="1991">
            <text:p>1991</text:p>
          </table:table-cell>
          <table:table-cell table:number-columns-repeated="1016"/>
        </table:table-row>
        <table:table-row table:style-name="ro2">
          <table:table-cell office:value-type="float" office:value="496">
            <text:p>496</text:p>
          </table:table-cell>
          <table:table-cell office:value-type="string">
            <text:p>Puss 'n Boots: Pero's Great Adventure</text:p>
          </table:table-cell>
          <table:table-cell/>
          <table:table-cell office:value-type="string">
            <text:p>Shouei System</text:p>
          </table:table-cell>
          <table:table-cell office:value-type="string">
            <text:p>Electro Brain</text:p>
          </table:table-cell>
          <table:table-cell office:value-type="string">
            <text:p>Unreleased</text:p>
          </table:table-cell>
          <table:table-cell table:style-name="ce4" office:value-type="string">
            <text:p>June 1990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497">
            <text:p>497</text:p>
          </table:table-cell>
          <table:table-cell office:value-type="string">
            <text:p>Puzznic</text:p>
          </table:table-cell>
          <table:table-cell/>
          <table:table-cell table:number-columns-repeated="3" office:value-type="string">
            <text:p>Taito</text:p>
          </table:table-cell>
          <table:table-cell table:style-name="ce4" office:value-type="string">
            <text:p>November 1990</text:p>
          </table:table-cell>
          <table:table-cell table:style-name="ce3" office:value-type="date" office:date-value="1991-04-25">
            <text:p>04/25/91</text:p>
          </table:table-cell>
          <table:table-cell table:number-columns-repeated="1016"/>
        </table:table-row>
        <table:table-row table:style-name="ro2">
          <table:table-cell office:value-type="float" office:value="498">
            <text:p>498</text:p>
          </table:table-cell>
          <table:table-cell office:value-type="string">
            <text:p>Q*bert</text:p>
          </table:table-cell>
          <table:table-cell/>
          <table:table-cell office:value-type="string">
            <text:p>Konami</text:p>
          </table:table-cell>
          <table:table-cell office:value-type="string">
            <text:p>Ultra Games</text:p>
          </table:table-cell>
          <table:table-cell office:value-type="string">
            <text:p>Unreleased</text:p>
          </table:table-cell>
          <table:table-cell table:style-name="ce4" office:value-type="string">
            <text:p>February 1989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499">
            <text:p>499</text:p>
          </table:table-cell>
          <table:table-cell office:value-type="string">
            <text:p>Qix</text:p>
          </table:table-cell>
          <table:table-cell/>
          <table:table-cell office:value-type="string">
            <text:p>Novotrade International</text:p>
          </table:table-cell>
          <table:table-cell office:value-type="string">
            <text:p>Taito</text:p>
          </table:table-cell>
          <table:table-cell office:value-type="string">
            <text:p>Unreleased</text:p>
          </table:table-cell>
          <table:table-cell table:style-name="ce4" office:value-type="string">
            <text:p>January 1991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500">
            <text:p>500</text:p>
          </table:table-cell>
          <table:table-cell office:value-type="string">
            <text:p>R.B.I. Baseball[b]</text:p>
          </table:table-cell>
          <table:table-cell/>
          <table:table-cell table:number-columns-repeated="2" office:value-type="string">
            <text:p>Tengen</text:p>
          </table:table-cell>
          <table:table-cell office:value-type="string">
            <text:p>Unreleased</text:p>
          </table:table-cell>
          <table:table-cell table:style-name="ce4" office:value-type="string">
            <text:p>June 1988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501">
            <text:p>501</text:p>
          </table:table-cell>
          <table:table-cell office:value-type="string">
            <text:p>R.C. Pro-Am</text:p>
          </table:table-cell>
          <table:table-cell/>
          <table:table-cell office:value-type="string">
            <text:p>Rare</text:p>
          </table:table-cell>
          <table:table-cell table:number-columns-repeated="2" office:value-type="string">
            <text:p>Nintendo</text:p>
          </table:table-cell>
          <table:table-cell table:style-name="ce4" office:value-type="string">
            <text:p>February 1988</text:p>
          </table:table-cell>
          <table:table-cell table:style-name="ce3" office:value-type="date" office:date-value="1988-04-15">
            <text:p>04/15/88</text:p>
          </table:table-cell>
          <table:table-cell table:number-columns-repeated="1016"/>
        </table:table-row>
        <table:table-row table:style-name="ro2">
          <table:table-cell office:value-type="float" office:value="502">
            <text:p>502</text:p>
          </table:table-cell>
          <table:table-cell office:value-type="string">
            <text:p>R.C. Pro-Am II</text:p>
          </table:table-cell>
          <table:table-cell/>
          <table:table-cell office:value-type="string">
            <text:p>Rare</text:p>
          </table:table-cell>
          <table:table-cell office:value-type="string">
            <text:p>Tradewest</text:p>
          </table:table-cell>
          <table:table-cell office:value-type="string">
            <text:p>Tradewest</text:p>
          </table:table-cell>
          <table:table-cell table:style-name="ce4" office:value-type="string">
            <text:p>December 1992</text:p>
          </table:table-cell>
          <table:table-cell table:style-name="ce3" office:value-type="date" office:date-value="1993-09-23">
            <text:p>09/23/93</text:p>
          </table:table-cell>
          <table:table-cell table:number-columns-repeated="1016"/>
        </table:table-row>
        <table:table-row table:style-name="ro2">
          <table:table-cell office:value-type="float" office:value="503">
            <text:p>503</text:p>
          </table:table-cell>
          <table:table-cell office:value-type="string">
            <text:p>Racket Attack</text:p>
          </table:table-cell>
          <table:table-cell/>
          <table:table-cell office:value-type="string">
            <text:p>TOSE</text:p>
          </table:table-cell>
          <table:table-cell office:value-type="string">
            <text:p>Jaleco</text:p>
          </table:table-cell>
          <table:table-cell office:value-type="string">
            <text:p>Jaleco</text:p>
          </table:table-cell>
          <table:table-cell table:style-name="ce4" office:value-type="string">
            <text:p>October 1988</text:p>
          </table:table-cell>
          <table:table-cell table:style-name="ce3" office:value-type="date" office:date-value="1994-03-24">
            <text:p>03/24/94</text:p>
          </table:table-cell>
          <table:table-cell table:number-columns-repeated="1016"/>
        </table:table-row>
        <table:table-row table:style-name="ro2">
          <table:table-cell office:value-type="float" office:value="504">
            <text:p>504</text:p>
          </table:table-cell>
          <table:table-cell office:value-type="string">
            <text:p>Rackets &amp; Rivals</text:p>
          </table:table-cell>
          <table:table-cell/>
          <table:table-cell office:value-type="string">
            <text:p>Konami</text:p>
          </table:table-cell>
          <table:table-cell office:value-type="string">
            <text:p>Unreleased</text:p>
          </table:table-cell>
          <table:table-cell office:value-type="string">
            <text:p>Palcom Software</text:p>
          </table:table-cell>
          <table:table-cell table:style-name="ce4" office:value-type="string">
            <text:p>Unreleased</text:p>
          </table:table-cell>
          <table:table-cell table:style-name="ce4" office:value-type="float" office:value="1993">
            <text:p>1993</text:p>
          </table:table-cell>
          <table:table-cell table:number-columns-repeated="1016"/>
        </table:table-row>
        <table:table-row table:style-name="ro2">
          <table:table-cell office:value-type="float" office:value="505">
            <text:p>505</text:p>
          </table:table-cell>
          <table:table-cell office:value-type="string">
            <text:p>Rad Racer</text:p>
          </table:table-cell>
          <table:table-cell/>
          <table:table-cell office:value-type="string">
            <text:p>Square</text:p>
          </table:table-cell>
          <table:table-cell table:number-columns-repeated="2" office:value-type="string">
            <text:p>Nintendo</text:p>
          </table:table-cell>
          <table:table-cell table:style-name="ce3" office:value-type="date" office:date-value="1987-10-01">
            <text:p>10/01/87</text:p>
          </table:table-cell>
          <table:table-cell table:style-name="ce3" office:value-type="date" office:date-value="1988-01-15">
            <text:p>01/15/88</text:p>
          </table:table-cell>
          <table:table-cell table:number-columns-repeated="1016"/>
        </table:table-row>
        <table:table-row table:style-name="ro2">
          <table:table-cell office:value-type="float" office:value="506">
            <text:p>506</text:p>
          </table:table-cell>
          <table:table-cell office:value-type="string">
            <text:p>Rad Racer II</text:p>
          </table:table-cell>
          <table:table-cell/>
          <table:table-cell table:number-columns-repeated="2" office:value-type="string">
            <text:p>Square</text:p>
          </table:table-cell>
          <table:table-cell office:value-type="string">
            <text:p>Unreleased</text:p>
          </table:table-cell>
          <table:table-cell table:style-name="ce4" office:value-type="string">
            <text:p>June 1990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507">
            <text:p>507</text:p>
          </table:table-cell>
          <table:table-cell office:value-type="string">
            <text:p>Raid on Bungeling Bay</text:p>
          </table:table-cell>
          <table:table-cell/>
          <table:table-cell office:value-type="string">
            <text:p>Hudson Soft</text:p>
          </table:table-cell>
          <table:table-cell office:value-type="string">
            <text:p>Brøderbund</text:p>
          </table:table-cell>
          <table:table-cell office:value-type="string">
            <text:p>Unreleased</text:p>
          </table:table-cell>
          <table:table-cell table:style-name="ce4" office:value-type="string">
            <text:p>September 1987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508">
            <text:p>508</text:p>
          </table:table-cell>
          <table:table-cell office:value-type="string">
            <text:p>Rainbow Islands</text:p>
          </table:table-cell>
          <table:table-cell/>
          <table:table-cell table:number-columns-repeated="2" office:value-type="string">
            <text:p>Taito</text:p>
          </table:table-cell>
          <table:table-cell office:value-type="string">
            <text:p>Unreleased</text:p>
          </table:table-cell>
          <table:table-cell table:style-name="ce4" office:value-type="string">
            <text:p>June 1991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509">
            <text:p>509</text:p>
          </table:table-cell>
          <table:table-cell office:value-type="string">
            <text:p>Rainbow Islands: Bubble Bobble 2</text:p>
          </table:table-cell>
          <table:table-cell/>
          <table:table-cell office:value-type="string">
            <text:p>Ocean Software</text:p>
          </table:table-cell>
          <table:table-cell office:value-type="string">
            <text:p>Unreleased</text:p>
          </table:table-cell>
          <table:table-cell office:value-type="string">
            <text:p>Ocean Software</text:p>
          </table:table-cell>
          <table:table-cell table:style-name="ce4" office:value-type="string">
            <text:p>Unreleased</text:p>
          </table:table-cell>
          <table:table-cell table:style-name="ce4" office:value-type="float" office:value="1991">
            <text:p>1991</text:p>
          </table:table-cell>
          <table:table-cell table:number-columns-repeated="1016"/>
        </table:table-row>
        <table:table-row table:style-name="ro2">
          <table:table-cell office:value-type="float" office:value="510">
            <text:p>510</text:p>
          </table:table-cell>
          <table:table-cell office:value-type="string">
            <text:p>Rally Bike</text:p>
          </table:table-cell>
          <table:table-cell/>
          <table:table-cell office:value-type="string">
            <text:p>Toaplan</text:p>
          </table:table-cell>
          <table:table-cell office:value-type="string">
            <text:p>Romstar</text:p>
          </table:table-cell>
          <table:table-cell office:value-type="string">
            <text:p>Unreleased</text:p>
          </table:table-cell>
          <table:table-cell table:style-name="ce4" office:value-type="string">
            <text:p>September 1990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511">
            <text:p>511</text:p>
          </table:table-cell>
          <table:table-cell office:value-type="string">
            <text:p>Rambo</text:p>
          </table:table-cell>
          <table:table-cell/>
          <table:table-cell office:value-type="string">
            <text:p>Pack-In-Video</text:p>
          </table:table-cell>
          <table:table-cell office:value-type="string">
            <text:p>Acclaim Entertainment</text:p>
          </table:table-cell>
          <table:table-cell office:value-type="string">
            <text:p>Unreleased</text:p>
          </table:table-cell>
          <table:table-cell table:style-name="ce4" office:value-type="string">
            <text:p>May 1988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512">
            <text:p>512</text:p>
          </table:table-cell>
          <table:table-cell office:value-type="string">
            <text:p>Rampage</text:p>
          </table:table-cell>
          <table:table-cell/>
          <table:table-cell table:number-columns-repeated="2" office:value-type="string">
            <text:p>Data East</text:p>
          </table:table-cell>
          <table:table-cell office:value-type="string">
            <text:p>Unreleased</text:p>
          </table:table-cell>
          <table:table-cell table:style-name="ce4" office:value-type="string">
            <text:p>December 1988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513">
            <text:p>513</text:p>
          </table:table-cell>
          <table:table-cell office:value-type="string">
            <text:p>Rampart</text:p>
          </table:table-cell>
          <table:table-cell/>
          <table:table-cell office:value-type="string">
            <text:p>Bitmasters</text:p>
          </table:table-cell>
          <table:table-cell table:number-columns-repeated="2" office:value-type="string">
            <text:p>Jaleco</text:p>
          </table:table-cell>
          <table:table-cell table:style-name="ce4" office:value-type="string">
            <text:p>January 1992</text:p>
          </table:table-cell>
          <table:table-cell table:style-name="ce4" office:value-type="float" office:value="1992">
            <text:p>1992</text:p>
          </table:table-cell>
          <table:table-cell table:number-columns-repeated="1016"/>
        </table:table-row>
        <table:table-row table:style-name="ro2">
          <table:table-cell office:value-type="float" office:value="514">
            <text:p>514</text:p>
          </table:table-cell>
          <table:table-cell office:value-type="string">
            <text:p>Remote Control</text:p>
          </table:table-cell>
          <table:table-cell/>
          <table:table-cell office:value-type="string">
            <text:p>Riedel Software Productions</text:p>
          </table:table-cell>
          <table:table-cell office:value-type="string">
            <text:p>Hi Tech Expressions</text:p>
          </table:table-cell>
          <table:table-cell office:value-type="string">
            <text:p>Unreleased</text:p>
          </table:table-cell>
          <table:table-cell table:style-name="ce4" office:value-type="string">
            <text:p>May 1990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516">
            <text:p>516</text:p>
          </table:table-cell>
          <table:table-cell office:value-type="string">
            <text:p>Renegade</text:p>
          </table:table-cell>
          <table:table-cell/>
          <table:table-cell office:value-type="string">
            <text:p>Technōs Japan</text:p>
          </table:table-cell>
          <table:table-cell office:value-type="string">
            <text:p>Taito</text:p>
          </table:table-cell>
          <table:table-cell office:value-type="string">
            <text:p>Unreleased</text:p>
          </table:table-cell>
          <table:table-cell table:style-name="ce4" office:value-type="string">
            <text:p>January 1988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517">
            <text:p>517</text:p>
          </table:table-cell>
          <table:table-cell office:value-type="string">
            <text:p>Rescue: The Embassy Mission</text:p>
          </table:table-cell>
          <table:table-cell/>
          <table:table-cell office:value-type="string">
            <text:p>Kemco</text:p>
          </table:table-cell>
          <table:table-cell office:value-type="string">
            <text:p>Kemco*Seika</text:p>
          </table:table-cell>
          <table:table-cell office:value-type="string">
            <text:p>Kemco</text:p>
          </table:table-cell>
          <table:table-cell table:style-name="ce4" office:value-type="string">
            <text:p>January 1990</text:p>
          </table:table-cell>
          <table:table-cell table:style-name="ce3" office:value-type="date" office:date-value="1991-03-27">
            <text:p>03/27/91</text:p>
          </table:table-cell>
          <table:table-cell table:number-columns-repeated="1016"/>
        </table:table-row>
        <table:table-row table:style-name="ro2">
          <table:table-cell office:value-type="float" office:value="518">
            <text:p>518</text:p>
          </table:table-cell>
          <table:table-cell office:value-type="string">
            <text:p>Ring King</text:p>
          </table:table-cell>
          <table:table-cell/>
          <table:table-cell office:value-type="string">
            <text:p>Jastec, Neue Design</text:p>
          </table:table-cell>
          <table:table-cell office:value-type="string">
            <text:p>Data East</text:p>
          </table:table-cell>
          <table:table-cell office:value-type="string">
            <text:p>Unreleased</text:p>
          </table:table-cell>
          <table:table-cell table:style-name="ce4" office:value-type="string">
            <text:p>September 1987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519">
            <text:p>519</text:p>
          </table:table-cell>
          <table:table-cell office:value-type="string">
            <text:p>River City Ransom (NA)</text:p>
          </table:table-cell>
          <table:table-cell/>
          <table:table-cell office:value-type="string">
            <text:p>Technōs Japan</text:p>
          </table:table-cell>
          <table:table-cell office:value-type="string">
            <text:p>Technōs Japan</text:p>
          </table:table-cell>
          <table:table-cell office:value-type="string">
            <text:p>Infogrames</text:p>
          </table:table-cell>
          <table:table-cell table:style-name="ce4" office:value-type="string">
            <text:p>January 1990</text:p>
          </table:table-cell>
          <table:table-cell table:style-name="ce4" office:value-type="float" office:value="1991">
            <text:p>1991</text:p>
          </table:table-cell>
          <table:table-cell table:number-columns-repeated="1016"/>
        </table:table-row>
        <table:table-row table:style-name="ro2">
          <table:table-cell office:value-type="float" office:value="521">
            <text:p>521</text:p>
          </table:table-cell>
          <table:table-cell office:value-type="string">
            <text:p>Road Fighter</text:p>
          </table:table-cell>
          <table:table-cell/>
          <table:table-cell office:value-type="string">
            <text:p>Konami</text:p>
          </table:table-cell>
          <table:table-cell office:value-type="string">
            <text:p>Unreleased</text:p>
          </table:table-cell>
          <table:table-cell office:value-type="string">
            <text:p>Palcom Software</text:p>
          </table:table-cell>
          <table:table-cell table:style-name="ce4" office:value-type="string">
            <text:p>Unreleased</text:p>
          </table:table-cell>
          <table:table-cell table:style-name="ce4" office:value-type="float" office:value="1992">
            <text:p>1992</text:p>
          </table:table-cell>
          <table:table-cell table:number-columns-repeated="1016"/>
        </table:table-row>
        <table:table-row table:style-name="ro2">
          <table:table-cell office:value-type="float" office:value="522">
            <text:p>522</text:p>
          </table:table-cell>
          <table:table-cell office:value-type="string">
            <text:p>RoadBlasters</text:p>
          </table:table-cell>
          <table:table-cell/>
          <table:table-cell office:value-type="string">
            <text:p>Beam Software</text:p>
          </table:table-cell>
          <table:table-cell table:number-columns-repeated="2" office:value-type="string">
            <text:p>Mindscape</text:p>
          </table:table-cell>
          <table:table-cell table:style-name="ce4" office:value-type="string">
            <text:p>January 1990</text:p>
          </table:table-cell>
          <table:table-cell table:style-name="ce4" office:value-type="float" office:value="1990">
            <text:p>1990</text:p>
          </table:table-cell>
          <table:table-cell table:number-columns-repeated="1016"/>
        </table:table-row>
        <table:table-row table:style-name="ro2">
          <table:table-cell office:value-type="float" office:value="523">
            <text:p>523</text:p>
          </table:table-cell>
          <table:table-cell office:value-type="string">
            <text:p>Robin Hood: Prince of Thieves</text:p>
          </table:table-cell>
          <table:table-cell/>
          <table:table-cell office:value-type="string">
            <text:p>Sculptured Software</text:p>
          </table:table-cell>
          <table:table-cell office:value-type="string">
            <text:p>Virgin Interactive</text:p>
          </table:table-cell>
          <table:table-cell office:value-type="string">
            <text:p>Mindscape</text:p>
          </table:table-cell>
          <table:table-cell table:style-name="ce4" office:value-type="string">
            <text:p>November 1991</text:p>
          </table:table-cell>
          <table:table-cell table:style-name="ce3" office:value-type="date" office:date-value="1992-12-10">
            <text:p>12/10/92</text:p>
          </table:table-cell>
          <table:table-cell table:number-columns-repeated="1016"/>
        </table:table-row>
        <table:table-row table:style-name="ro2">
          <table:table-cell office:value-type="float" office:value="524">
            <text:p>524</text:p>
          </table:table-cell>
          <table:table-cell office:value-type="string">
            <text:p>RoboCop</text:p>
          </table:table-cell>
          <table:table-cell/>
          <table:table-cell office:value-type="string">
            <text:p>Data East, Sakata SAS</text:p>
          </table:table-cell>
          <table:table-cell office:value-type="string">
            <text:p>Data East</text:p>
          </table:table-cell>
          <table:table-cell office:value-type="string">
            <text:p>Ocean Software</text:p>
          </table:table-cell>
          <table:table-cell table:style-name="ce4" office:value-type="string">
            <text:p>December 1989</text:p>
          </table:table-cell>
          <table:table-cell table:style-name="ce3" office:value-type="date" office:date-value="1991-04-25">
            <text:p>04/25/91</text:p>
          </table:table-cell>
          <table:table-cell table:number-columns-repeated="1016"/>
        </table:table-row>
        <table:table-row table:style-name="ro2">
          <table:table-cell office:value-type="float" office:value="525">
            <text:p>525</text:p>
          </table:table-cell>
          <table:table-cell office:value-type="string">
            <text:p>RoboCop 2</text:p>
          </table:table-cell>
          <table:table-cell/>
          <table:table-cell office:value-type="string">
            <text:p>Painting by Numbers</text:p>
          </table:table-cell>
          <table:table-cell office:value-type="string">
            <text:p>Data East</text:p>
          </table:table-cell>
          <table:table-cell office:value-type="string">
            <text:p>Ocean Software</text:p>
          </table:table-cell>
          <table:table-cell table:style-name="ce4" office:value-type="string">
            <text:p>April 1991</text:p>
          </table:table-cell>
          <table:table-cell table:style-name="ce4" office:value-type="float" office:value="1991">
            <text:p>1991</text:p>
          </table:table-cell>
          <table:table-cell table:number-columns-repeated="1016"/>
        </table:table-row>
        <table:table-row table:style-name="ro2">
          <table:table-cell office:value-type="float" office:value="526">
            <text:p>526</text:p>
          </table:table-cell>
          <table:table-cell office:value-type="string">
            <text:p>RoboCop 3</text:p>
          </table:table-cell>
          <table:table-cell/>
          <table:table-cell office:value-type="string">
            <text:p>Probe Software</text:p>
          </table:table-cell>
          <table:table-cell table:number-columns-repeated="2" office:value-type="string">
            <text:p>Ocean Software</text:p>
          </table:table-cell>
          <table:table-cell table:style-name="ce4" office:value-type="string">
            <text:p>August 1992</text:p>
          </table:table-cell>
          <table:table-cell table:style-name="ce3" office:value-type="date" office:date-value="1994-07-28">
            <text:p>07/28/94</text:p>
          </table:table-cell>
          <table:table-cell table:number-columns-repeated="1016"/>
        </table:table-row>
        <table:table-row table:style-name="ro2">
          <table:table-cell office:value-type="float" office:value="527">
            <text:p>527</text:p>
          </table:table-cell>
          <table:table-cell office:value-type="string">
            <text:p>Robowarrior</text:p>
          </table:table-cell>
          <table:table-cell/>
          <table:table-cell office:value-type="string">
            <text:p>Hudson Soft, Aicom</text:p>
          </table:table-cell>
          <table:table-cell office:value-type="string">
            <text:p>Jaleco</text:p>
          </table:table-cell>
          <table:table-cell office:value-type="string">
            <text:p>Jaleco</text:p>
          </table:table-cell>
          <table:table-cell table:style-name="ce4" office:value-type="string">
            <text:p>December 1988</text:p>
          </table:table-cell>
          <table:table-cell table:style-name="ce3" office:value-type="date" office:date-value="1989-09-27">
            <text:p>09/27/89</text:p>
          </table:table-cell>
          <table:table-cell table:number-columns-repeated="1016"/>
        </table:table-row>
        <table:table-row table:style-name="ro2">
          <table:table-cell office:value-type="float" office:value="528">
            <text:p>528</text:p>
          </table:table-cell>
          <table:table-cell office:value-type="string">
            <text:p>Rock 'n' Ball</text:p>
          </table:table-cell>
          <table:table-cell/>
          <table:table-cell office:value-type="string">
            <text:p>KID</text:p>
          </table:table-cell>
          <table:table-cell office:value-type="string">
            <text:p>NTVIC</text:p>
          </table:table-cell>
          <table:table-cell office:value-type="string">
            <text:p>Unreleased</text:p>
          </table:table-cell>
          <table:table-cell table:style-name="ce4" office:value-type="string">
            <text:p>January 1990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529">
            <text:p>529</text:p>
          </table:table-cell>
          <table:table-cell office:value-type="string">
            <text:p>Rocket Ranger</text:p>
          </table:table-cell>
          <table:table-cell/>
          <table:table-cell office:value-type="string">
            <text:p>Beam Software</text:p>
          </table:table-cell>
          <table:table-cell office:value-type="string">
            <text:p>Kemco*Seika</text:p>
          </table:table-cell>
          <table:table-cell office:value-type="string">
            <text:p>Unreleased</text:p>
          </table:table-cell>
          <table:table-cell table:style-name="ce4" office:value-type="string">
            <text:p>June 1990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531">
            <text:p>531</text:p>
          </table:table-cell>
          <table:table-cell office:value-type="string">
            <text:p>Rockin' Kats</text:p>
          </table:table-cell>
          <table:table-cell/>
          <table:table-cell office:value-type="string">
            <text:p>Atlus</text:p>
          </table:table-cell>
          <table:table-cell office:value-type="string">
            <text:p>Atlus</text:p>
          </table:table-cell>
          <table:table-cell office:value-type="string">
            <text:p>Atlus</text:p>
          </table:table-cell>
          <table:table-cell table:style-name="ce4" office:value-type="string">
            <text:p>September 1991</text:p>
          </table:table-cell>
          <table:table-cell table:style-name="ce3" office:value-type="date" office:date-value="1992-11-19">
            <text:p>11/19/92</text:p>
          </table:table-cell>
          <table:table-cell table:number-columns-repeated="1016"/>
        </table:table-row>
        <table:table-row table:style-name="ro2">
          <table:table-cell office:value-type="float" office:value="532">
            <text:p>532</text:p>
          </table:table-cell>
          <table:table-cell office:value-type="string">
            <text:p>Rod Land</text:p>
          </table:table-cell>
          <table:table-cell/>
          <table:table-cell office:value-type="string">
            <text:p>The Sales Curve</text:p>
          </table:table-cell>
          <table:table-cell office:value-type="string">
            <text:p>Unreleased</text:p>
          </table:table-cell>
          <table:table-cell office:value-type="string">
            <text:p>Storm</text:p>
          </table:table-cell>
          <table:table-cell table:style-name="ce4" office:value-type="string">
            <text:p>Unreleased</text:p>
          </table:table-cell>
          <table:table-cell table:style-name="ce4" office:value-type="float" office:value="1993">
            <text:p>1993</text:p>
          </table:table-cell>
          <table:table-cell table:number-columns-repeated="1016"/>
        </table:table-row>
        <table:table-row table:style-name="ro2">
          <table:table-cell office:value-type="float" office:value="533">
            <text:p>533</text:p>
          </table:table-cell>
          <table:table-cell office:value-type="string">
            <text:p>Roger Clemens' MVP Baseball</text:p>
          </table:table-cell>
          <table:table-cell/>
          <table:table-cell office:value-type="string">
            <text:p>Sculptured Software</text:p>
          </table:table-cell>
          <table:table-cell office:value-type="string">
            <text:p>LJN</text:p>
          </table:table-cell>
          <table:table-cell office:value-type="string">
            <text:p>Unreleased</text:p>
          </table:table-cell>
          <table:table-cell table:style-name="ce4" office:value-type="string">
            <text:p>October 1991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534">
            <text:p>534</text:p>
          </table:table-cell>
          <table:table-cell office:value-type="string">
            <text:p>Rollerball</text:p>
          </table:table-cell>
          <table:table-cell/>
          <table:table-cell office:value-type="string">
            <text:p>HAL Laboratory</text:p>
          </table:table-cell>
          <table:table-cell office:value-type="string">
            <text:p>HAL America</text:p>
          </table:table-cell>
          <table:table-cell office:value-type="string">
            <text:p>HAL Laboratory</text:p>
          </table:table-cell>
          <table:table-cell table:style-name="ce4" office:value-type="string">
            <text:p>February 1990</text:p>
          </table:table-cell>
          <table:table-cell table:style-name="ce4" office:value-type="float" office:value="1992">
            <text:p>1992</text:p>
          </table:table-cell>
          <table:table-cell table:number-columns-repeated="1016"/>
        </table:table-row>
        <table:table-row table:style-name="ro2">
          <table:table-cell office:value-type="float" office:value="535">
            <text:p>535</text:p>
          </table:table-cell>
          <table:table-cell office:value-type="string">
            <text:p>Rollerblade Racer</text:p>
          </table:table-cell>
          <table:table-cell/>
          <table:table-cell office:value-type="string">
            <text:p>Radiance</text:p>
          </table:table-cell>
          <table:table-cell office:value-type="string">
            <text:p>Hi Tech Expressions</text:p>
          </table:table-cell>
          <table:table-cell office:value-type="string">
            <text:p>Unreleased</text:p>
          </table:table-cell>
          <table:table-cell table:style-name="ce4" office:value-type="string">
            <text:p>February 1993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536">
            <text:p>536</text:p>
          </table:table-cell>
          <table:table-cell office:value-type="string">
            <text:p>RollerGames</text:p>
          </table:table-cell>
          <table:table-cell/>
          <table:table-cell office:value-type="string">
            <text:p>Konami</text:p>
          </table:table-cell>
          <table:table-cell office:value-type="string">
            <text:p>Ultra Games</text:p>
          </table:table-cell>
          <table:table-cell office:value-type="string">
            <text:p>Konami</text:p>
          </table:table-cell>
          <table:table-cell table:style-name="ce4" office:value-type="string">
            <text:p>September 1990</text:p>
          </table:table-cell>
          <table:table-cell table:style-name="ce3" office:value-type="date" office:date-value="1991-10-24">
            <text:p>10/24/91</text:p>
          </table:table-cell>
          <table:table-cell table:number-columns-repeated="1016"/>
        </table:table-row>
        <table:table-row table:style-name="ro2">
          <table:table-cell office:value-type="float" office:value="537">
            <text:p>537</text:p>
          </table:table-cell>
          <table:table-cell office:value-type="string">
            <text:p>Romance of the Three Kingdoms</text:p>
          </table:table-cell>
          <table:table-cell/>
          <table:table-cell office:value-type="string">
            <text:p>Koei</text:p>
          </table:table-cell>
          <table:table-cell office:value-type="string">
            <text:p>Koei</text:p>
          </table:table-cell>
          <table:table-cell office:value-type="string">
            <text:p>Unreleased</text:p>
          </table:table-cell>
          <table:table-cell table:style-name="ce4" office:value-type="string">
            <text:p>October 1989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538">
            <text:p>538</text:p>
          </table:table-cell>
          <table:table-cell office:value-type="string">
            <text:p>Romance of the Three Kingdoms II</text:p>
          </table:table-cell>
          <table:table-cell/>
          <table:table-cell office:value-type="string">
            <text:p>Koei</text:p>
          </table:table-cell>
          <table:table-cell office:value-type="string">
            <text:p>Koei</text:p>
          </table:table-cell>
          <table:table-cell office:value-type="string">
            <text:p>Unreleased</text:p>
          </table:table-cell>
          <table:table-cell table:style-name="ce4" office:value-type="string">
            <text:p>September 1991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539">
            <text:p>539</text:p>
          </table:table-cell>
          <table:table-cell office:value-type="string">
            <text:p>Roundball: 2 on 2 Challenge</text:p>
          </table:table-cell>
          <table:table-cell/>
          <table:table-cell office:value-type="string">
            <text:p>Park Place Productions</text:p>
          </table:table-cell>
          <table:table-cell office:value-type="string">
            <text:p>Mindscape</text:p>
          </table:table-cell>
          <table:table-cell office:value-type="string">
            <text:p>Mindscape</text:p>
          </table:table-cell>
          <table:table-cell table:style-name="ce3" office:value-type="date" office:date-value="1992-05-27">
            <text:p>05/27/92</text:p>
          </table:table-cell>
          <table:table-cell table:style-name="ce4" office:value-type="float" office:value="1992">
            <text:p>1992</text:p>
          </table:table-cell>
          <table:table-cell table:number-columns-repeated="1016"/>
        </table:table-row>
        <table:table-row table:style-name="ro2">
          <table:table-cell office:value-type="float" office:value="540">
            <text:p>540</text:p>
          </table:table-cell>
          <table:table-cell office:value-type="string">
            <text:p>Rush'n Attack</text:p>
          </table:table-cell>
          <table:table-cell/>
          <table:table-cell office:value-type="string">
            <text:p>Konami</text:p>
          </table:table-cell>
          <table:table-cell office:value-type="string">
            <text:p>Konami</text:p>
          </table:table-cell>
          <table:table-cell office:value-type="string">
            <text:p>Konami</text:p>
          </table:table-cell>
          <table:table-cell table:style-name="ce4" office:value-type="string">
            <text:p>April 1987</text:p>
          </table:table-cell>
          <table:table-cell table:style-name="ce4" office:value-type="float" office:value="1988">
            <text:p>1988</text:p>
          </table:table-cell>
          <table:table-cell table:number-columns-repeated="1016"/>
        </table:table-row>
        <table:table-row table:style-name="ro2">
          <table:table-cell office:value-type="float" office:value="541">
            <text:p>541</text:p>
          </table:table-cell>
          <table:table-cell office:value-type="string">
            <text:p>Rygar</text:p>
          </table:table-cell>
          <table:table-cell/>
          <table:table-cell office:value-type="string">
            <text:p>Tecmo</text:p>
          </table:table-cell>
          <table:table-cell office:value-type="string">
            <text:p>Tecmo</text:p>
          </table:table-cell>
          <table:table-cell office:value-type="string">
            <text:p>Tecmo</text:p>
          </table:table-cell>
          <table:table-cell table:style-name="ce4" office:value-type="string">
            <text:p>July 1987</text:p>
          </table:table-cell>
          <table:table-cell table:style-name="ce3" office:value-type="date" office:date-value="1990-03-30">
            <text:p>03/30/90</text:p>
          </table:table-cell>
          <table:table-cell table:number-columns-repeated="1016"/>
        </table:table-row>
        <table:table-row table:style-name="ro2">
          <table:table-cell office:value-type="float" office:value="542">
            <text:p>542</text:p>
          </table:table-cell>
          <table:table-cell office:value-type="string">
            <text:p>S.C.A.T.: Special Cybernetic Attack Team (NA)</text:p>
          </table:table-cell>
          <table:table-cell/>
          <table:table-cell office:value-type="string">
            <text:p>Natsume</text:p>
          </table:table-cell>
          <table:table-cell office:value-type="string">
            <text:p>Natsume</text:p>
          </table:table-cell>
          <table:table-cell office:value-type="string">
            <text:p>Infogrames</text:p>
          </table:table-cell>
          <table:table-cell table:style-name="ce4" office:value-type="string">
            <text:p>June 1991</text:p>
          </table:table-cell>
          <table:table-cell table:style-name="ce4" office:value-type="float" office:value="1992">
            <text:p>1992</text:p>
          </table:table-cell>
          <table:table-cell table:number-columns-repeated="1016"/>
        </table:table-row>
        <table:table-row table:style-name="ro2">
          <table:table-cell office:value-type="float" office:value="544">
            <text:p>544</text:p>
          </table:table-cell>
          <table:table-cell office:value-type="string">
            <text:p>Section Z</text:p>
          </table:table-cell>
          <table:table-cell/>
          <table:table-cell office:value-type="string">
            <text:p>Capcom</text:p>
          </table:table-cell>
          <table:table-cell office:value-type="string">
            <text:p>Capcom</text:p>
          </table:table-cell>
          <table:table-cell office:value-type="string">
            <text:p>Capcom</text:p>
          </table:table-cell>
          <table:table-cell table:style-name="ce4" office:value-type="string">
            <text:p>July 1987</text:p>
          </table:table-cell>
          <table:table-cell table:style-name="ce3" office:value-type="date" office:date-value="1989-09-27">
            <text:p>09/27/89</text:p>
          </table:table-cell>
          <table:table-cell table:number-columns-repeated="1016"/>
        </table:table-row>
        <table:table-row table:style-name="ro2">
          <table:table-cell office:value-type="float" office:value="545">
            <text:p>545</text:p>
          </table:table-cell>
          <table:table-cell office:value-type="string">
            <text:p>Seicross</text:p>
          </table:table-cell>
          <table:table-cell/>
          <table:table-cell office:value-type="string">
            <text:p>Nichibutsu</text:p>
          </table:table-cell>
          <table:table-cell office:value-type="string">
            <text:p>FCI</text:p>
          </table:table-cell>
          <table:table-cell office:value-type="string">
            <text:p>Unreleased</text:p>
          </table:table-cell>
          <table:table-cell table:style-name="ce4" office:value-type="string">
            <text:p>October 1988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546">
            <text:p>546</text:p>
          </table:table-cell>
          <table:table-cell office:value-type="string">
            <text:p>Sesame Street: 1-2-3</text:p>
          </table:table-cell>
          <table:table-cell/>
          <table:table-cell office:value-type="string">
            <text:p>Zippo Games</text:p>
          </table:table-cell>
          <table:table-cell office:value-type="string">
            <text:p>Hi Tech Expressions</text:p>
          </table:table-cell>
          <table:table-cell office:value-type="string">
            <text:p>Unreleased</text:p>
          </table:table-cell>
          <table:table-cell table:style-name="ce4" office:value-type="string">
            <text:p>January 1989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547">
            <text:p>547</text:p>
          </table:table-cell>
          <table:table-cell office:value-type="string">
            <text:p>Sesame Street: A-B-C</text:p>
          </table:table-cell>
          <table:table-cell/>
          <table:table-cell office:value-type="string">
            <text:p>Zippo Games</text:p>
          </table:table-cell>
          <table:table-cell office:value-type="string">
            <text:p>Hi Tech Expressions</text:p>
          </table:table-cell>
          <table:table-cell office:value-type="string">
            <text:p>Unreleased</text:p>
          </table:table-cell>
          <table:table-cell table:style-name="ce4" office:value-type="string">
            <text:p>September 1989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548">
            <text:p>548</text:p>
          </table:table-cell>
          <table:table-cell office:value-type="string">
            <text:p>Sesame Street: A-B-C/1-2-3</text:p>
          </table:table-cell>
          <table:table-cell/>
          <table:table-cell office:value-type="string">
            <text:p>Zippo Games</text:p>
          </table:table-cell>
          <table:table-cell office:value-type="string">
            <text:p>Hi Tech Expressions</text:p>
          </table:table-cell>
          <table:table-cell office:value-type="string">
            <text:p>Unreleased</text:p>
          </table:table-cell>
          <table:table-cell table:style-name="ce4" office:value-type="string">
            <text:p>November 1991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549">
            <text:p>549</text:p>
          </table:table-cell>
          <table:table-cell office:value-type="string">
            <text:p>Sesame Street: Big Bird's Hide &amp; Speak</text:p>
          </table:table-cell>
          <table:table-cell/>
          <table:table-cell office:value-type="string">
            <text:p>Riedel Software Productions</text:p>
          </table:table-cell>
          <table:table-cell office:value-type="string">
            <text:p>Hi Tech Expressions</text:p>
          </table:table-cell>
          <table:table-cell office:value-type="string">
            <text:p>Unreleased</text:p>
          </table:table-cell>
          <table:table-cell table:style-name="ce4" office:value-type="string">
            <text:p>October 1990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550">
            <text:p>550</text:p>
          </table:table-cell>
          <table:table-cell office:value-type="string">
            <text:p>Sesame Street: Countdown</text:p>
          </table:table-cell>
          <table:table-cell/>
          <table:table-cell office:value-type="string">
            <text:p>Riedel Software Productions</text:p>
          </table:table-cell>
          <table:table-cell office:value-type="string">
            <text:p>Hi Tech Expressions</text:p>
          </table:table-cell>
          <table:table-cell office:value-type="string">
            <text:p>Unreleased</text:p>
          </table:table-cell>
          <table:table-cell table:style-name="ce4" office:value-type="string">
            <text:p>February 1992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551">
            <text:p>551</text:p>
          </table:table-cell>
          <table:table-cell office:value-type="string">
            <text:p>Shadow of the Ninja (NA)</text:p>
          </table:table-cell>
          <table:table-cell/>
          <table:table-cell office:value-type="string">
            <text:p>Natsume</text:p>
          </table:table-cell>
          <table:table-cell office:value-type="string">
            <text:p>Natsume</text:p>
          </table:table-cell>
          <table:table-cell office:value-type="string">
            <text:p>Taito</text:p>
          </table:table-cell>
          <table:table-cell table:style-name="ce4" office:value-type="string">
            <text:p>December 1990</text:p>
          </table:table-cell>
          <table:table-cell table:style-name="ce3" office:value-type="date" office:date-value="1991-07-25">
            <text:p>07/25/91</text:p>
          </table:table-cell>
          <table:table-cell table:number-columns-repeated="1016"/>
        </table:table-row>
        <table:table-row table:style-name="ro3">
          <table:table-cell office:value-type="float" office:value="453">
            <text:p>453</text:p>
          </table:table-cell>
          <table:table-cell office:value-type="string">
            <text:p>Shadow Warriors (EU)</text:p>
          </table:table-cell>
          <table:table-cell office:value-type="string">
            <text:p>Ninja Gaiden (NA)</text:p>
          </table:table-cell>
          <table:table-cell office:value-type="string">
            <text:p>Tecmo</text:p>
          </table:table-cell>
          <table:table-cell office:value-type="string">
            <text:p>Tecmo</text:p>
          </table:table-cell>
          <table:table-cell office:value-type="string">
            <text:p>Tecmo</text:p>
          </table:table-cell>
          <table:table-cell table:style-name="ce4" office:value-type="string">
            <text:p>March 1989</text:p>
          </table:table-cell>
          <table:table-cell table:style-name="ce3" office:value-type="date" office:date-value="1991-08-15">
            <text:p>08/15/91</text:p>
          </table:table-cell>
          <table:table-cell table:number-columns-repeated="1016"/>
        </table:table-row>
        <table:table-row table:style-name="ro3">
          <table:table-cell office:value-type="float" office:value="455">
            <text:p>455</text:p>
          </table:table-cell>
          <table:table-cell office:value-type="string">
            <text:p>Shadow Warriors II (EU)</text:p>
          </table:table-cell>
          <table:table-cell office:value-type="string">
            <text:p>Ninja Gaiden II: The Dark Sword of Chaos (NA)</text:p>
          </table:table-cell>
          <table:table-cell office:value-type="string">
            <text:p>Tecmo</text:p>
          </table:table-cell>
          <table:table-cell office:value-type="string">
            <text:p>Tecmo</text:p>
          </table:table-cell>
          <table:table-cell office:value-type="string">
            <text:p>Tecmo</text:p>
          </table:table-cell>
          <table:table-cell table:style-name="ce4" office:value-type="string">
            <text:p>May 1990</text:p>
          </table:table-cell>
          <table:table-cell table:style-name="ce3" office:value-type="date" office:date-value="1994-10-27">
            <text:p>10/27/94</text:p>
          </table:table-cell>
          <table:table-cell table:number-columns-repeated="1016"/>
        </table:table-row>
        <table:table-row table:style-name="ro2">
          <table:table-cell office:value-type="float" office:value="553">
            <text:p>553</text:p>
          </table:table-cell>
          <table:table-cell office:value-type="string">
            <text:p>Shadowgate</text:p>
          </table:table-cell>
          <table:table-cell/>
          <table:table-cell office:value-type="string">
            <text:p>Kemco</text:p>
          </table:table-cell>
          <table:table-cell office:value-type="string">
            <text:p>Kemco*Seika</text:p>
          </table:table-cell>
          <table:table-cell office:value-type="string">
            <text:p>Kemco</text:p>
          </table:table-cell>
          <table:table-cell table:style-name="ce4" office:value-type="string">
            <text:p>December 1989</text:p>
          </table:table-cell>
          <table:table-cell table:style-name="ce3" office:value-type="date" office:date-value="1991-05-30">
            <text:p>05/30/91</text:p>
          </table:table-cell>
          <table:table-cell table:number-columns-repeated="1016"/>
        </table:table-row>
        <table:table-row table:style-name="ro2">
          <table:table-cell office:value-type="float" office:value="554">
            <text:p>554</text:p>
          </table:table-cell>
          <table:table-cell office:value-type="string">
            <text:p>Shatterhand</text:p>
          </table:table-cell>
          <table:table-cell/>
          <table:table-cell office:value-type="string">
            <text:p>Natsume</text:p>
          </table:table-cell>
          <table:table-cell office:value-type="string">
            <text:p>Jaleco</text:p>
          </table:table-cell>
          <table:table-cell office:value-type="string">
            <text:p>Jaleco</text:p>
          </table:table-cell>
          <table:table-cell table:style-name="ce4" office:value-type="string">
            <text:p>December 1991</text:p>
          </table:table-cell>
          <table:table-cell table:style-name="ce3" office:value-type="date" office:date-value="1992-11-19">
            <text:p>11/19/92</text:p>
          </table:table-cell>
          <table:table-cell table:number-columns-repeated="1016"/>
        </table:table-row>
        <table:table-row table:style-name="ro2">
          <table:table-cell office:value-type="float" office:value="555">
            <text:p>555</text:p>
          </table:table-cell>
          <table:table-cell office:value-type="string">
            <text:p>Shingen the Ruler</text:p>
          </table:table-cell>
          <table:table-cell/>
          <table:table-cell office:value-type="string">
            <text:p>Another</text:p>
          </table:table-cell>
          <table:table-cell office:value-type="string">
            <text:p>Hot-B</text:p>
          </table:table-cell>
          <table:table-cell office:value-type="string">
            <text:p>Unreleased</text:p>
          </table:table-cell>
          <table:table-cell table:style-name="ce4" office:value-type="string">
            <text:p>June 1990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556">
            <text:p>556</text:p>
          </table:table-cell>
          <table:table-cell office:value-type="string">
            <text:p>Shooting Range</text:p>
          </table:table-cell>
          <table:table-cell/>
          <table:table-cell office:value-type="string">
            <text:p>TOSE</text:p>
          </table:table-cell>
          <table:table-cell office:value-type="string">
            <text:p>Bandai</text:p>
          </table:table-cell>
          <table:table-cell office:value-type="string">
            <text:p>Unreleased</text:p>
          </table:table-cell>
          <table:table-cell table:style-name="ce4" office:value-type="string">
            <text:p>June 1989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557">
            <text:p>557</text:p>
          </table:table-cell>
          <table:table-cell office:value-type="string">
            <text:p>Short Order / Eggsplode!</text:p>
          </table:table-cell>
          <table:table-cell/>
          <table:table-cell office:value-type="string">
            <text:p>TOSE</text:p>
          </table:table-cell>
          <table:table-cell office:value-type="string">
            <text:p>Nintendo</text:p>
          </table:table-cell>
          <table:table-cell office:value-type="string">
            <text:p>Unreleased</text:p>
          </table:table-cell>
          <table:table-cell table:style-name="ce4" office:value-type="string">
            <text:p>December 1989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558">
            <text:p>558</text:p>
          </table:table-cell>
          <table:table-cell office:value-type="string">
            <text:p>Side Pocket</text:p>
          </table:table-cell>
          <table:table-cell/>
          <table:table-cell table:number-columns-repeated="3" office:value-type="string">
            <text:p>Data East</text:p>
          </table:table-cell>
          <table:table-cell table:style-name="ce3" office:value-type="date" office:date-value="1987-11-30">
            <text:p>11/30/87</text:p>
          </table:table-cell>
          <table:table-cell table:style-name="ce3" office:value-type="date" office:date-value="1992-05-27">
            <text:p>05/27/92</text:p>
          </table:table-cell>
          <table:table-cell table:number-columns-repeated="1016"/>
        </table:table-row>
        <table:table-row table:style-name="ro2">
          <table:table-cell office:value-type="float" office:value="559">
            <text:p>559</text:p>
          </table:table-cell>
          <table:table-cell office:value-type="string">
            <text:p>Silent Service</text:p>
          </table:table-cell>
          <table:table-cell/>
          <table:table-cell office:value-type="string">
            <text:p>Rare</text:p>
          </table:table-cell>
          <table:table-cell office:value-type="string">
            <text:p>Ultra Games</text:p>
          </table:table-cell>
          <table:table-cell office:value-type="string">
            <text:p>Konami</text:p>
          </table:table-cell>
          <table:table-cell table:style-name="ce4" office:value-type="string">
            <text:p>December 1989</text:p>
          </table:table-cell>
          <table:table-cell table:style-name="ce3" office:value-type="date" office:date-value="1990-11-23">
            <text:p>11/23/90</text:p>
          </table:table-cell>
          <table:table-cell table:number-columns-repeated="1016"/>
        </table:table-row>
        <table:table-row table:style-name="ro2">
          <table:table-cell office:value-type="float" office:value="560">
            <text:p>560</text:p>
          </table:table-cell>
          <table:table-cell office:value-type="string">
            <text:p>Silkworm</text:p>
          </table:table-cell>
          <table:table-cell/>
          <table:table-cell office:value-type="string">
            <text:p>Sammy Japan</text:p>
          </table:table-cell>
          <table:table-cell office:value-type="string">
            <text:p>American Sammy</text:p>
          </table:table-cell>
          <table:table-cell office:value-type="string">
            <text:p>Unreleased</text:p>
          </table:table-cell>
          <table:table-cell table:style-name="ce4" office:value-type="string">
            <text:p>June 1990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561">
            <text:p>561</text:p>
          </table:table-cell>
          <table:table-cell office:value-type="string">
            <text:p>Silver Surfer</text:p>
          </table:table-cell>
          <table:table-cell/>
          <table:table-cell office:value-type="string">
            <text:p>Software Creations</text:p>
          </table:table-cell>
          <table:table-cell office:value-type="string">
            <text:p>Arcadia Systems</text:p>
          </table:table-cell>
          <table:table-cell office:value-type="string">
            <text:p>Unreleased</text:p>
          </table:table-cell>
          <table:table-cell table:style-name="ce4" office:value-type="string">
            <text:p>November 1990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566">
            <text:p>566</text:p>
          </table:table-cell>
          <table:table-cell office:value-type="string">
            <text:p>Skate or Die 2: The Search for Double Trouble</text:p>
          </table:table-cell>
          <table:table-cell/>
          <table:table-cell table:number-columns-repeated="2" office:value-type="string">
            <text:p>Electronic Arts</text:p>
          </table:table-cell>
          <table:table-cell office:value-type="string">
            <text:p>Unreleased</text:p>
          </table:table-cell>
          <table:table-cell table:style-name="ce4" office:value-type="string">
            <text:p>September 1990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565">
            <text:p>565</text:p>
          </table:table-cell>
          <table:table-cell office:value-type="string">
            <text:p>Skate or Die!</text:p>
          </table:table-cell>
          <table:table-cell/>
          <table:table-cell office:value-type="string">
            <text:p>Konami</text:p>
          </table:table-cell>
          <table:table-cell office:value-type="string">
            <text:p>Ultra Games</text:p>
          </table:table-cell>
          <table:table-cell office:value-type="string">
            <text:p>Palcom Software</text:p>
          </table:table-cell>
          <table:table-cell table:style-name="ce4" office:value-type="string">
            <text:p>December 1988</text:p>
          </table:table-cell>
          <table:table-cell table:style-name="ce3" office:value-type="date" office:date-value="1990-08-17">
            <text:p>08/17/90</text:p>
          </table:table-cell>
          <table:table-cell table:number-columns-repeated="1016"/>
        </table:table-row>
        <table:table-row table:style-name="ro2">
          <table:table-cell office:value-type="float" office:value="567">
            <text:p>567</text:p>
          </table:table-cell>
          <table:table-cell office:value-type="string">
            <text:p>Ski or Die</text:p>
          </table:table-cell>
          <table:table-cell/>
          <table:table-cell office:value-type="string">
            <text:p>Konami</text:p>
          </table:table-cell>
          <table:table-cell office:value-type="string">
            <text:p>Ultra Games</text:p>
          </table:table-cell>
          <table:table-cell office:value-type="string">
            <text:p>Palcom Software</text:p>
          </table:table-cell>
          <table:table-cell table:style-name="ce4" office:value-type="string">
            <text:p>February 1991</text:p>
          </table:table-cell>
          <table:table-cell table:style-name="ce3" office:value-type="date" office:date-value="1991-10-24">
            <text:p>10/24/91</text:p>
          </table:table-cell>
          <table:table-cell table:number-columns-repeated="1016"/>
        </table:table-row>
        <table:table-row table:style-name="ro2">
          <table:table-cell office:value-type="float" office:value="568">
            <text:p>568</text:p>
          </table:table-cell>
          <table:table-cell office:value-type="string">
            <text:p>Sky Kid</text:p>
          </table:table-cell>
          <table:table-cell/>
          <table:table-cell office:value-type="string">
            <text:p>Namco</text:p>
          </table:table-cell>
          <table:table-cell office:value-type="string">
            <text:p>Sunsoft</text:p>
          </table:table-cell>
          <table:table-cell office:value-type="string">
            <text:p>Unreleased</text:p>
          </table:table-cell>
          <table:table-cell table:style-name="ce4" office:value-type="string">
            <text:p>September 1987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569">
            <text:p>569</text:p>
          </table:table-cell>
          <table:table-cell office:value-type="string">
            <text:p>Sky Shark</text:p>
          </table:table-cell>
          <table:table-cell/>
          <table:table-cell office:value-type="string">
            <text:p>Software Creations</text:p>
          </table:table-cell>
          <table:table-cell office:value-type="string">
            <text:p>Taito</text:p>
          </table:table-cell>
          <table:table-cell office:value-type="string">
            <text:p>Unreleased</text:p>
          </table:table-cell>
          <table:table-cell table:style-name="ce4" office:value-type="string">
            <text:p>September 1989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570">
            <text:p>570</text:p>
          </table:table-cell>
          <table:table-cell office:value-type="string">
            <text:p>Slalom</text:p>
          </table:table-cell>
          <table:table-cell/>
          <table:table-cell office:value-type="string">
            <text:p>Rare</text:p>
          </table:table-cell>
          <table:table-cell table:number-columns-repeated="2" office:value-type="string">
            <text:p>Nintendo</text:p>
          </table:table-cell>
          <table:table-cell table:style-name="ce4" office:value-type="string">
            <text:p>March 1987</text:p>
          </table:table-cell>
          <table:table-cell table:style-name="ce3" office:value-type="date" office:date-value="1987-10-15">
            <text:p>10/15/87</text:p>
          </table:table-cell>
          <table:table-cell table:number-columns-repeated="1016"/>
        </table:table-row>
        <table:table-row table:style-name="ro2">
          <table:table-cell office:value-type="float" office:value="571">
            <text:p>571</text:p>
          </table:table-cell>
          <table:table-cell office:value-type="string">
            <text:p>Smash TV</text:p>
          </table:table-cell>
          <table:table-cell/>
          <table:table-cell office:value-type="string">
            <text:p>Beam Software</text:p>
          </table:table-cell>
          <table:table-cell table:number-columns-repeated="2" office:value-type="string">
            <text:p>Acclaim Entertainment</text:p>
          </table:table-cell>
          <table:table-cell table:style-name="ce4" office:value-type="string">
            <text:p>September 1991</text:p>
          </table:table-cell>
          <table:table-cell table:style-name="ce4" office:value-type="float" office:value="1991">
            <text:p>1991</text:p>
          </table:table-cell>
          <table:table-cell table:number-columns-repeated="1016"/>
        </table:table-row>
        <table:table-row table:style-name="ro2">
          <table:table-cell office:value-type="float" office:value="573">
            <text:p>573</text:p>
          </table:table-cell>
          <table:table-cell office:value-type="string">
            <text:p>Snake Rattle 'n' Roll</text:p>
          </table:table-cell>
          <table:table-cell/>
          <table:table-cell office:value-type="string">
            <text:p>Rare</text:p>
          </table:table-cell>
          <table:table-cell table:number-columns-repeated="2" office:value-type="string">
            <text:p>Nintendo</text:p>
          </table:table-cell>
          <table:table-cell table:style-name="ce4" office:value-type="string">
            <text:p>July 1990</text:p>
          </table:table-cell>
          <table:table-cell table:style-name="ce3" office:value-type="date" office:date-value="1991-03-27">
            <text:p>03/27/91</text:p>
          </table:table-cell>
          <table:table-cell table:number-columns-repeated="1016"/>
        </table:table-row>
        <table:table-row table:style-name="ro2">
          <table:table-cell office:value-type="float" office:value="574">
            <text:p>574</text:p>
          </table:table-cell>
          <table:table-cell office:value-type="string">
            <text:p>Snake's Revenge</text:p>
          </table:table-cell>
          <table:table-cell/>
          <table:table-cell office:value-type="string">
            <text:p>Konami</text:p>
          </table:table-cell>
          <table:table-cell office:value-type="string">
            <text:p>Ultra Games</text:p>
          </table:table-cell>
          <table:table-cell office:value-type="string">
            <text:p>Konami</text:p>
          </table:table-cell>
          <table:table-cell table:style-name="ce4" office:value-type="string">
            <text:p>April 1990</text:p>
          </table:table-cell>
          <table:table-cell table:style-name="ce4" office:value-type="string">
            <text:p>March 1991</text:p>
          </table:table-cell>
          <table:table-cell table:number-columns-repeated="1016"/>
        </table:table-row>
        <table:table-row table:style-name="ro2">
          <table:table-cell office:value-type="float" office:value="575">
            <text:p>575</text:p>
          </table:table-cell>
          <table:table-cell office:value-type="string">
            <text:p>Snoopy's Silly Sports Spectacular</text:p>
          </table:table-cell>
          <table:table-cell/>
          <table:table-cell office:value-type="string">
            <text:p>Kemco</text:p>
          </table:table-cell>
          <table:table-cell office:value-type="string">
            <text:p>Kemco*Seika</text:p>
          </table:table-cell>
          <table:table-cell office:value-type="string">
            <text:p>Unreleased</text:p>
          </table:table-cell>
          <table:table-cell table:style-name="ce4" office:value-type="string">
            <text:p>April 1990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576">
            <text:p>576</text:p>
          </table:table-cell>
          <table:table-cell office:value-type="string">
            <text:p>Snow Brothers</text:p>
          </table:table-cell>
          <table:table-cell/>
          <table:table-cell office:value-type="string">
            <text:p>Soft House</text:p>
          </table:table-cell>
          <table:table-cell table:number-columns-repeated="2" office:value-type="string">
            <text:p>Capcom</text:p>
          </table:table-cell>
          <table:table-cell table:style-name="ce4" office:value-type="string">
            <text:p>November 1991</text:p>
          </table:table-cell>
          <table:table-cell table:style-name="ce4" office:value-type="float" office:value="1991">
            <text:p>1991</text:p>
          </table:table-cell>
          <table:table-cell table:number-columns-repeated="1016"/>
        </table:table-row>
        <table:table-row table:style-name="ro3">
          <table:table-cell office:value-type="float" office:value="291">
            <text:p>291</text:p>
          </table:table-cell>
          <table:table-cell office:value-type="string">
            <text:p>Snowboard Challenge (EU)</text:p>
          </table:table-cell>
          <table:table-cell office:value-type="string">
            <text:p>Heavy Shreddin' (NA)</text:p>
          </table:table-cell>
          <table:table-cell office:value-type="string">
            <text:p>Imagineering</text:p>
          </table:table-cell>
          <table:table-cell office:value-type="string">
            <text:p>Parker Brothers</text:p>
          </table:table-cell>
          <table:table-cell office:value-type="string">
            <text:p>Activision</text:p>
          </table:table-cell>
          <table:table-cell table:style-name="ce4" office:value-type="string">
            <text:p>June 1990</text:p>
          </table:table-cell>
          <table:table-cell table:style-name="ce4" office:value-type="float" office:value="1990">
            <text:p>1990</text:p>
          </table:table-cell>
          <table:table-cell table:number-columns-repeated="1016"/>
        </table:table-row>
        <table:table-row table:style-name="ro2">
          <table:table-cell office:value-type="float" office:value="577">
            <text:p>577</text:p>
          </table:table-cell>
          <table:table-cell office:value-type="string">
            <text:p>Soccer</text:p>
          </table:table-cell>
          <table:table-cell/>
          <table:table-cell office:value-type="string">
            <text:p>Intelligent Systems</text:p>
          </table:table-cell>
          <table:table-cell table:number-columns-repeated="2" office:value-type="string">
            <text:p>Nintendo</text:p>
          </table:table-cell>
          <table:table-cell table:style-name="ce3" office:value-type="date" office:date-value="1985-10-18">
            <text:p>10/18/85</text:p>
          </table:table-cell>
          <table:table-cell table:style-name="ce3" office:value-type="date" office:date-value="1987-01-15">
            <text:p>01/15/87</text:p>
          </table:table-cell>
          <table:table-cell table:number-columns-repeated="1016"/>
        </table:table-row>
        <table:table-row table:style-name="ro2">
          <table:table-cell office:value-type="float" office:value="578">
            <text:p>578</text:p>
          </table:table-cell>
          <table:table-cell office:value-type="string">
            <text:p>Solar Jetman: Hunt for the Golden Warpship</text:p>
          </table:table-cell>
          <table:table-cell/>
          <table:table-cell office:value-type="string">
            <text:p>Zippo Games</text:p>
          </table:table-cell>
          <table:table-cell office:value-type="string">
            <text:p>Tradewest</text:p>
          </table:table-cell>
          <table:table-cell office:value-type="string">
            <text:p>Nintendo</text:p>
          </table:table-cell>
          <table:table-cell table:style-name="ce4" office:value-type="string">
            <text:p>September 1990</text:p>
          </table:table-cell>
          <table:table-cell table:style-name="ce3" office:value-type="date" office:date-value="1991-09-26">
            <text:p>09/26/91</text:p>
          </table:table-cell>
          <table:table-cell table:number-columns-repeated="1016"/>
        </table:table-row>
        <table:table-row table:style-name="ro2">
          <table:table-cell office:value-type="float" office:value="579">
            <text:p>579</text:p>
          </table:table-cell>
          <table:table-cell office:value-type="string">
            <text:p>Solomon's Key</text:p>
          </table:table-cell>
          <table:table-cell/>
          <table:table-cell table:number-columns-repeated="3" office:value-type="string">
            <text:p>Tecmo</text:p>
          </table:table-cell>
          <table:table-cell table:style-name="ce4" office:value-type="string">
            <text:p>July 1987</text:p>
          </table:table-cell>
          <table:table-cell table:style-name="ce3" office:value-type="date" office:date-value="1990-03-30">
            <text:p>03/30/90</text:p>
          </table:table-cell>
          <table:table-cell table:number-columns-repeated="1016"/>
        </table:table-row>
        <table:table-row table:style-name="ro3">
          <table:table-cell office:value-type="float" office:value="231">
            <text:p>231</text:p>
          </table:table-cell>
          <table:table-cell office:value-type="string">
            <text:p>Solomon's Key 2 (EU)</text:p>
          </table:table-cell>
          <table:table-cell office:value-type="string">
            <text:p>Fire 'n Ice (NA)</text:p>
          </table:table-cell>
          <table:table-cell office:value-type="string">
            <text:p>Tecmo</text:p>
          </table:table-cell>
          <table:table-cell office:value-type="string">
            <text:p>Tecmo</text:p>
          </table:table-cell>
          <table:table-cell office:value-type="string">
            <text:p>Tecmo</text:p>
          </table:table-cell>
          <table:table-cell table:style-name="ce4" office:value-type="string">
            <text:p>March 1993</text:p>
          </table:table-cell>
          <table:table-cell table:style-name="ce3" office:value-type="date" office:date-value="1993-03-18">
            <text:p>03/18/93</text:p>
          </table:table-cell>
          <table:table-cell table:number-columns-repeated="1016"/>
        </table:table-row>
        <table:table-row table:style-name="ro2">
          <table:table-cell office:value-type="float" office:value="580">
            <text:p>580</text:p>
          </table:table-cell>
          <table:table-cell office:value-type="string">
            <text:p>Solstice: The Quest for the Staff of Demnos</text:p>
          </table:table-cell>
          <table:table-cell/>
          <table:table-cell office:value-type="string">
            <text:p>Software Creations</text:p>
          </table:table-cell>
          <table:table-cell office:value-type="string">
            <text:p>CSG Imagesoft</text:p>
          </table:table-cell>
          <table:table-cell office:value-type="string">
            <text:p>Nintendo</text:p>
          </table:table-cell>
          <table:table-cell table:style-name="ce4" office:value-type="string">
            <text:p>June 1990</text:p>
          </table:table-cell>
          <table:table-cell table:style-name="ce3" office:value-type="date" office:date-value="1991-09-26">
            <text:p>09/26/91</text:p>
          </table:table-cell>
          <table:table-cell table:number-columns-repeated="1016"/>
        </table:table-row>
        <table:table-row table:style-name="ro2">
          <table:table-cell office:value-type="float" office:value="581">
            <text:p>581</text:p>
          </table:table-cell>
          <table:table-cell office:value-type="string">
            <text:p>Space Shuttle Project</text:p>
          </table:table-cell>
          <table:table-cell/>
          <table:table-cell office:value-type="string">
            <text:p>Imagineering</text:p>
          </table:table-cell>
          <table:table-cell office:value-type="string">
            <text:p>Absolute Entertainment</text:p>
          </table:table-cell>
          <table:table-cell office:value-type="string">
            <text:p>Unreleased</text:p>
          </table:table-cell>
          <table:table-cell table:style-name="ce4" office:value-type="string">
            <text:p>November 1991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582">
            <text:p>582</text:p>
          </table:table-cell>
          <table:table-cell office:value-type="string">
            <text:p>Spelunker</text:p>
          </table:table-cell>
          <table:table-cell/>
          <table:table-cell office:value-type="string">
            <text:p>Tamtex, TOSE</text:p>
          </table:table-cell>
          <table:table-cell office:value-type="string">
            <text:p>Brøderbund</text:p>
          </table:table-cell>
          <table:table-cell office:value-type="string">
            <text:p>Unreleased</text:p>
          </table:table-cell>
          <table:table-cell table:style-name="ce4" office:value-type="string">
            <text:p>September 1987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583">
            <text:p>583</text:p>
          </table:table-cell>
          <table:table-cell office:value-type="string">
            <text:p>Spider-Man: Return of the Sinister Six</text:p>
          </table:table-cell>
          <table:table-cell/>
          <table:table-cell office:value-type="string">
            <text:p>Bits Studios</text:p>
          </table:table-cell>
          <table:table-cell table:number-columns-repeated="2" office:value-type="string">
            <text:p>LJN</text:p>
          </table:table-cell>
          <table:table-cell table:style-name="ce4" office:value-type="string">
            <text:p>October 1992</text:p>
          </table:table-cell>
          <table:table-cell table:style-name="ce4" office:value-type="float" office:value="1992">
            <text:p>1992</text:p>
          </table:table-cell>
          <table:table-cell table:number-columns-repeated="1016"/>
        </table:table-row>
        <table:table-row table:style-name="ro2">
          <table:table-cell office:value-type="float" office:value="584">
            <text:p>584</text:p>
          </table:table-cell>
          <table:table-cell office:value-type="string">
            <text:p>Spot: The Video Game</text:p>
          </table:table-cell>
          <table:table-cell/>
          <table:table-cell office:value-type="string">
            <text:p>Virgin Mastertronic</text:p>
          </table:table-cell>
          <table:table-cell office:value-type="string">
            <text:p>Arcadia Systems</text:p>
          </table:table-cell>
          <table:table-cell office:value-type="string">
            <text:p>Unreleased</text:p>
          </table:table-cell>
          <table:table-cell table:style-name="ce4" office:value-type="string">
            <text:p>September 1990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585">
            <text:p>585</text:p>
          </table:table-cell>
          <table:table-cell office:value-type="string">
            <text:p>Spy Hunter</text:p>
          </table:table-cell>
          <table:table-cell/>
          <table:table-cell table:number-columns-repeated="2" office:value-type="string">
            <text:p>Sunsoft</text:p>
          </table:table-cell>
          <table:table-cell office:value-type="string">
            <text:p>Unreleased</text:p>
          </table:table-cell>
          <table:table-cell table:style-name="ce4" office:value-type="string">
            <text:p>September 1987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586">
            <text:p>586</text:p>
          </table:table-cell>
          <table:table-cell office:value-type="string">
            <text:p>Spy vs. Spy</text:p>
          </table:table-cell>
          <table:table-cell/>
          <table:table-cell office:value-type="string">
            <text:p>Kemco</text:p>
          </table:table-cell>
          <table:table-cell office:value-type="string">
            <text:p>Kemco*Seika</text:p>
          </table:table-cell>
          <table:table-cell office:value-type="string">
            <text:p>Kemco</text:p>
          </table:table-cell>
          <table:table-cell table:style-name="ce4" office:value-type="string">
            <text:p>October 1988</text:p>
          </table:table-cell>
          <table:table-cell table:style-name="ce3" office:value-type="date" office:date-value="1990-07-27">
            <text:p>07/27/90</text:p>
          </table:table-cell>
          <table:table-cell table:number-columns-repeated="1016"/>
        </table:table-row>
        <table:table-row table:style-name="ro2">
          <table:table-cell office:value-type="float" office:value="587">
            <text:p>587</text:p>
          </table:table-cell>
          <table:table-cell office:value-type="string">
            <text:p>Sqoon</text:p>
          </table:table-cell>
          <table:table-cell/>
          <table:table-cell office:value-type="string">
            <text:p>Home Data</text:p>
          </table:table-cell>
          <table:table-cell office:value-type="string">
            <text:p>Irem</text:p>
          </table:table-cell>
          <table:table-cell office:value-type="string">
            <text:p>Unreleased</text:p>
          </table:table-cell>
          <table:table-cell table:style-name="ce4" office:value-type="string">
            <text:p>September 1987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588">
            <text:p>588</text:p>
          </table:table-cell>
          <table:table-cell office:value-type="string">
            <text:p>Stack-Up</text:p>
          </table:table-cell>
          <table:table-cell/>
          <table:table-cell office:value-type="string">
            <text:p>Nintendo Research &amp; Development 1</text:p>
          </table:table-cell>
          <table:table-cell table:number-columns-repeated="2" office:value-type="string">
            <text:p>Nintendo</text:p>
          </table:table-cell>
          <table:table-cell table:style-name="ce3" office:value-type="date" office:date-value="1985-10-18">
            <text:p>10/18/85</text:p>
          </table:table-cell>
          <table:table-cell table:style-name="ce4" office:value-type="string">
            <text:p>September 1986</text:p>
          </table:table-cell>
          <table:table-cell table:number-columns-repeated="1016"/>
        </table:table-row>
        <table:table-row table:style-name="ro2">
          <table:table-cell office:value-type="float" office:value="589">
            <text:p>589</text:p>
          </table:table-cell>
          <table:table-cell office:value-type="string">
            <text:p>Stadium Events</text:p>
          </table:table-cell>
          <table:table-cell/>
          <table:table-cell office:value-type="string">
            <text:p>Human Entertainment</text:p>
          </table:table-cell>
          <table:table-cell table:number-columns-repeated="2" office:value-type="string">
            <text:p>Bandai</text:p>
          </table:table-cell>
          <table:table-cell table:style-name="ce4" office:value-type="string">
            <text:p>September 1987</text:p>
          </table:table-cell>
          <table:table-cell table:style-name="ce4" office:value-type="float" office:value="1988">
            <text:p>1988</text:p>
          </table:table-cell>
          <table:table-cell table:number-columns-repeated="1016"/>
        </table:table-row>
        <table:table-row table:style-name="ro2">
          <table:table-cell office:value-type="float" office:value="590">
            <text:p>590</text:p>
          </table:table-cell>
          <table:table-cell office:value-type="string">
            <text:p>Stanley: The Search for Dr. Livingston</text:p>
          </table:table-cell>
          <table:table-cell/>
          <table:table-cell office:value-type="string">
            <text:p>Sculptured Software</text:p>
          </table:table-cell>
          <table:table-cell office:value-type="string">
            <text:p>Electro Brain</text:p>
          </table:table-cell>
          <table:table-cell office:value-type="string">
            <text:p>Unreleased</text:p>
          </table:table-cell>
          <table:table-cell table:style-name="ce4" office:value-type="string">
            <text:p>October 1992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591">
            <text:p>591</text:p>
          </table:table-cell>
          <table:table-cell office:value-type="string">
            <text:p>Star Force</text:p>
          </table:table-cell>
          <table:table-cell/>
          <table:table-cell office:value-type="string">
            <text:p>Hudson Soft</text:p>
          </table:table-cell>
          <table:table-cell table:number-columns-repeated="2" office:value-type="string">
            <text:p>Tecmo</text:p>
          </table:table-cell>
          <table:table-cell table:style-name="ce4" office:value-type="string">
            <text:p>November 1987</text:p>
          </table:table-cell>
          <table:table-cell table:style-name="ce3" office:value-type="date" office:date-value="1990-04-27">
            <text:p>04/27/90</text:p>
          </table:table-cell>
          <table:table-cell table:number-columns-repeated="1016"/>
        </table:table-row>
        <table:table-row table:style-name="ro2">
          <table:table-cell office:value-type="float" office:value="592">
            <text:p>592</text:p>
          </table:table-cell>
          <table:table-cell office:value-type="string">
            <text:p>Star Soldier</text:p>
          </table:table-cell>
          <table:table-cell/>
          <table:table-cell office:value-type="string">
            <text:p>Hudson Soft</text:p>
          </table:table-cell>
          <table:table-cell office:value-type="string">
            <text:p>Taxan</text:p>
          </table:table-cell>
          <table:table-cell office:value-type="string">
            <text:p>Unreleased</text:p>
          </table:table-cell>
          <table:table-cell table:style-name="ce4" office:value-type="string">
            <text:p>January 1989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593">
            <text:p>593</text:p>
          </table:table-cell>
          <table:table-cell office:value-type="string">
            <text:p>Star Trek: 25th Anniversary</text:p>
          </table:table-cell>
          <table:table-cell/>
          <table:table-cell office:value-type="string">
            <text:p>Interplay Entertainment</text:p>
          </table:table-cell>
          <table:table-cell office:value-type="string">
            <text:p>Ultra Games</text:p>
          </table:table-cell>
          <table:table-cell office:value-type="string">
            <text:p>Palcom Software</text:p>
          </table:table-cell>
          <table:table-cell table:style-name="ce4" office:value-type="string">
            <text:p>February 1992</text:p>
          </table:table-cell>
          <table:table-cell table:style-name="ce4" office:value-type="float" office:value="1992">
            <text:p>1992</text:p>
          </table:table-cell>
          <table:table-cell table:number-columns-repeated="1016"/>
        </table:table-row>
        <table:table-row table:style-name="ro2">
          <table:table-cell office:value-type="float" office:value="594">
            <text:p>594</text:p>
          </table:table-cell>
          <table:table-cell office:value-type="string">
            <text:p>Star Trek: The Next Generation</text:p>
          </table:table-cell>
          <table:table-cell/>
          <table:table-cell office:value-type="string">
            <text:p>Imagineering</text:p>
          </table:table-cell>
          <table:table-cell office:value-type="string">
            <text:p>Absolute Entertainment</text:p>
          </table:table-cell>
          <table:table-cell office:value-type="string">
            <text:p>Unreleased</text:p>
          </table:table-cell>
          <table:table-cell table:style-name="ce4" office:value-type="string">
            <text:p>September 1993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595">
            <text:p>595</text:p>
          </table:table-cell>
          <table:table-cell office:value-type="string">
            <text:p>Star Voyager</text:p>
          </table:table-cell>
          <table:table-cell/>
          <table:table-cell office:value-type="string">
            <text:p>ASCII</text:p>
          </table:table-cell>
          <table:table-cell office:value-type="string">
            <text:p>Acclaim Entertainment</text:p>
          </table:table-cell>
          <table:table-cell office:value-type="string">
            <text:p>Unreleased</text:p>
          </table:table-cell>
          <table:table-cell table:style-name="ce4" office:value-type="string">
            <text:p>September 1987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597">
            <text:p>597</text:p>
          </table:table-cell>
          <table:table-cell office:value-type="string">
            <text:p>Star Wars: The Empire Strikes Back[a]</text:p>
          </table:table-cell>
          <table:table-cell/>
          <table:table-cell office:value-type="string">
            <text:p>Lucasfilm Games, Sculptured Software</text:p>
          </table:table-cell>
          <table:table-cell table:number-columns-repeated="2" office:value-type="string">
            <text:p>JVC Musical Industries</text:p>
          </table:table-cell>
          <table:table-cell table:style-name="ce4" office:value-type="string">
            <text:p>March 1992</text:p>
          </table:table-cell>
          <table:table-cell table:style-name="ce4" office:value-type="float" office:value="1992">
            <text:p>1992</text:p>
          </table:table-cell>
          <table:table-cell table:number-columns-repeated="1016"/>
        </table:table-row>
        <table:table-row table:style-name="ro2">
          <table:table-cell office:value-type="float" office:value="596">
            <text:p>596</text:p>
          </table:table-cell>
          <table:table-cell office:value-type="string">
            <text:p>Star Wars[a]</text:p>
          </table:table-cell>
          <table:table-cell/>
          <table:table-cell office:value-type="string">
            <text:p>Lucasfilm Games, Beam Software</text:p>
          </table:table-cell>
          <table:table-cell table:number-columns-repeated="2" office:value-type="string">
            <text:p>JVC Musical Industries</text:p>
          </table:table-cell>
          <table:table-cell table:style-name="ce4" office:value-type="string">
            <text:p>November 1991</text:p>
          </table:table-cell>
          <table:table-cell table:style-name="ce3" office:value-type="date" office:date-value="1992-03-26">
            <text:p>03/26/92</text:p>
          </table:table-cell>
          <table:table-cell table:number-columns-repeated="1016"/>
        </table:table-row>
        <table:table-row table:style-name="ro2">
          <table:table-cell office:value-type="float" office:value="598">
            <text:p>598</text:p>
          </table:table-cell>
          <table:table-cell office:value-type="string">
            <text:p>Starship Hector</text:p>
          </table:table-cell>
          <table:table-cell/>
          <table:table-cell table:number-columns-repeated="2" office:value-type="string">
            <text:p>Hudson Soft</text:p>
          </table:table-cell>
          <table:table-cell office:value-type="string">
            <text:p>Unreleased</text:p>
          </table:table-cell>
          <table:table-cell table:style-name="ce4" office:value-type="string">
            <text:p>June 1990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599">
            <text:p>599</text:p>
          </table:table-cell>
          <table:table-cell office:value-type="string">
            <text:p>StarTropics</text:p>
          </table:table-cell>
          <table:table-cell/>
          <table:table-cell office:value-type="string">
            <text:p>Nintendo Research &amp; Development 3, Locomotive Corporation</text:p>
          </table:table-cell>
          <table:table-cell table:number-columns-repeated="2" office:value-type="string">
            <text:p>Nintendo</text:p>
          </table:table-cell>
          <table:table-cell table:style-name="ce3" office:value-type="date" office:date-value="1990-12-01">
            <text:p>12/01/90</text:p>
          </table:table-cell>
          <table:table-cell table:style-name="ce3" office:value-type="date" office:date-value="1992-08-20">
            <text:p>08/20/92</text:p>
          </table:table-cell>
          <table:table-cell table:number-columns-repeated="1016"/>
        </table:table-row>
        <table:table-row table:style-name="ro2">
          <table:table-cell office:value-type="float" office:value="600">
            <text:p>600</text:p>
          </table:table-cell>
          <table:table-cell office:value-type="string">
            <text:p>Stealth ATF</text:p>
          </table:table-cell>
          <table:table-cell/>
          <table:table-cell office:value-type="string">
            <text:p>Imagineering</text:p>
          </table:table-cell>
          <table:table-cell office:value-type="string">
            <text:p>Activision</text:p>
          </table:table-cell>
          <table:table-cell office:value-type="string">
            <text:p>Nintendo</text:p>
          </table:table-cell>
          <table:table-cell table:style-name="ce4" office:value-type="string">
            <text:p>October 1989</text:p>
          </table:table-cell>
          <table:table-cell table:style-name="ce3" office:value-type="date" office:date-value="1991-05-30">
            <text:p>05/30/91</text:p>
          </table:table-cell>
          <table:table-cell table:number-columns-repeated="1016"/>
        </table:table-row>
        <table:table-row table:style-name="ro2">
          <table:table-cell office:value-type="float" office:value="601">
            <text:p>601</text:p>
          </table:table-cell>
          <table:table-cell office:value-type="string">
            <text:p>Stinger</text:p>
          </table:table-cell>
          <table:table-cell/>
          <table:table-cell table:number-columns-repeated="2" office:value-type="string">
            <text:p>Konami</text:p>
          </table:table-cell>
          <table:table-cell office:value-type="string">
            <text:p>Unreleased</text:p>
          </table:table-cell>
          <table:table-cell table:style-name="ce4" office:value-type="string">
            <text:p>September 1987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602">
            <text:p>602</text:p>
          </table:table-cell>
          <table:table-cell office:value-type="string">
            <text:p>Street Cop</text:p>
          </table:table-cell>
          <table:table-cell/>
          <table:table-cell office:value-type="string">
            <text:p>Human Entertainment</text:p>
          </table:table-cell>
          <table:table-cell office:value-type="string">
            <text:p>Bandai</text:p>
          </table:table-cell>
          <table:table-cell office:value-type="string">
            <text:p>Unreleased</text:p>
          </table:table-cell>
          <table:table-cell table:style-name="ce4" office:value-type="string">
            <text:p>June 1989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603">
            <text:p>603</text:p>
          </table:table-cell>
          <table:table-cell office:value-type="string">
            <text:p>Street Fighter 2010: The Final Fight</text:p>
          </table:table-cell>
          <table:table-cell/>
          <table:table-cell office:value-type="string">
            <text:p>Capcom</text:p>
          </table:table-cell>
          <table:table-cell office:value-type="string">
            <text:p>Capcom</text:p>
          </table:table-cell>
          <table:table-cell office:value-type="string">
            <text:p>Unreleased</text:p>
          </table:table-cell>
          <table:table-cell table:style-name="ce4" office:value-type="string">
            <text:p>September 1990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520">
            <text:p>520</text:p>
          </table:table-cell>
          <table:table-cell office:value-type="string">
            <text:p>Street Gangs (EU)</text:p>
          </table:table-cell>
          <table:table-cell office:value-type="string">
            <text:p>River City Ransom (NA)</text:p>
          </table:table-cell>
          <table:table-cell table:number-columns-repeated="2" office:value-type="string">
            <text:p>Technōs Japan</text:p>
          </table:table-cell>
          <table:table-cell office:value-type="string">
            <text:p>Infogrames</text:p>
          </table:table-cell>
          <table:table-cell table:style-name="ce4" office:value-type="string">
            <text:p>January 1990</text:p>
          </table:table-cell>
          <table:table-cell table:style-name="ce4" office:value-type="float" office:value="1991">
            <text:p>1991</text:p>
          </table:table-cell>
          <table:table-cell table:number-columns-repeated="1016"/>
        </table:table-row>
        <table:table-row table:style-name="ro2">
          <table:table-cell office:value-type="float" office:value="604">
            <text:p>604</text:p>
          </table:table-cell>
          <table:table-cell office:value-type="string">
            <text:p>Strider</text:p>
          </table:table-cell>
          <table:table-cell/>
          <table:table-cell table:number-columns-repeated="2" office:value-type="string">
            <text:p>Capcom</text:p>
          </table:table-cell>
          <table:table-cell office:value-type="string">
            <text:p>Unreleased</text:p>
          </table:table-cell>
          <table:table-cell table:style-name="ce4" office:value-type="string">
            <text:p>July 1989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605">
            <text:p>605</text:p>
          </table:table-cell>
          <table:table-cell office:value-type="string">
            <text:p>Super C (NA)</text:p>
          </table:table-cell>
          <table:table-cell/>
          <table:table-cell table:number-columns-repeated="3" office:value-type="string">
            <text:p>Konami</text:p>
          </table:table-cell>
          <table:table-cell table:style-name="ce4" office:value-type="string">
            <text:p>April 1990</text:p>
          </table:table-cell>
          <table:table-cell table:style-name="ce4" office:value-type="float" office:value="1992">
            <text:p>1992</text:p>
          </table:table-cell>
          <table:table-cell table:number-columns-repeated="1016"/>
        </table:table-row>
        <table:table-row table:style-name="ro2">
          <table:table-cell office:value-type="float" office:value="607">
            <text:p>607</text:p>
          </table:table-cell>
          <table:table-cell office:value-type="string">
            <text:p>Super Cars</text:p>
          </table:table-cell>
          <table:table-cell/>
          <table:table-cell office:value-type="string">
            <text:p>Magnetic Fields</text:p>
          </table:table-cell>
          <table:table-cell office:value-type="string">
            <text:p>Electro Brain</text:p>
          </table:table-cell>
          <table:table-cell office:value-type="string">
            <text:p>Unreleased</text:p>
          </table:table-cell>
          <table:table-cell table:style-name="ce4" office:value-type="string">
            <text:p>February 1991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608">
            <text:p>608</text:p>
          </table:table-cell>
          <table:table-cell office:value-type="string">
            <text:p>Super Dodge Ball</text:p>
          </table:table-cell>
          <table:table-cell/>
          <table:table-cell office:value-type="string">
            <text:p>Technōs Japan</text:p>
          </table:table-cell>
          <table:table-cell office:value-type="string">
            <text:p>CSG Imagesoft</text:p>
          </table:table-cell>
          <table:table-cell office:value-type="string">
            <text:p>Unreleased</text:p>
          </table:table-cell>
          <table:table-cell table:style-name="ce4" office:value-type="string">
            <text:p>July 1989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609">
            <text:p>609</text:p>
          </table:table-cell>
          <table:table-cell office:value-type="string">
            <text:p>Super Glove Ball</text:p>
          </table:table-cell>
          <table:table-cell/>
          <table:table-cell office:value-type="string">
            <text:p>Rare</text:p>
          </table:table-cell>
          <table:table-cell office:value-type="string">
            <text:p>Mattel</text:p>
          </table:table-cell>
          <table:table-cell office:value-type="string">
            <text:p>Unreleased</text:p>
          </table:table-cell>
          <table:table-cell table:style-name="ce4" office:value-type="string">
            <text:p>October 1990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610">
            <text:p>610</text:p>
          </table:table-cell>
          <table:table-cell office:value-type="string">
            <text:p>Super Jeopardy!</text:p>
          </table:table-cell>
          <table:table-cell/>
          <table:table-cell office:value-type="string">
            <text:p>Imagitec</text:p>
          </table:table-cell>
          <table:table-cell office:value-type="string">
            <text:p>GameTek</text:p>
          </table:table-cell>
          <table:table-cell office:value-type="string">
            <text:p>Unreleased</text:p>
          </table:table-cell>
          <table:table-cell table:style-name="ce4" office:value-type="string">
            <text:p>September 1991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611">
            <text:p>611</text:p>
          </table:table-cell>
          <table:table-cell office:value-type="string">
            <text:p>Super Mario Bros.</text:p>
          </table:table-cell>
          <table:table-cell/>
          <table:table-cell office:value-type="string">
            <text:p>Nintendo Research &amp; Development 4</text:p>
          </table:table-cell>
          <table:table-cell table:number-columns-repeated="2" office:value-type="string">
            <text:p>Nintendo</text:p>
          </table:table-cell>
          <table:table-cell table:style-name="ce3" office:value-type="date" office:date-value="1985-10-18">
            <text:p>10/18/85</text:p>
          </table:table-cell>
          <table:table-cell table:style-name="ce4" office:value-type="float" office:value="1987">
            <text:p>1987</text:p>
          </table:table-cell>
          <table:table-cell table:number-columns-repeated="1016"/>
        </table:table-row>
        <table:table-row table:style-name="ro2">
          <table:table-cell office:value-type="float" office:value="615">
            <text:p>615</text:p>
          </table:table-cell>
          <table:table-cell office:value-type="string">
            <text:p>Super Mario Bros. 2</text:p>
          </table:table-cell>
          <table:table-cell/>
          <table:table-cell office:value-type="string">
            <text:p>Nintendo Research &amp; Development 4</text:p>
          </table:table-cell>
          <table:table-cell table:number-columns-repeated="2" office:value-type="string">
            <text:p>Nintendo</text:p>
          </table:table-cell>
          <table:table-cell table:style-name="ce3" office:value-type="date" office:date-value="1988-10-09">
            <text:p>10/09/88</text:p>
          </table:table-cell>
          <table:table-cell table:style-name="ce3" office:value-type="date" office:date-value="1989-04-28">
            <text:p>04/28/89</text:p>
          </table:table-cell>
          <table:table-cell table:number-columns-repeated="1016"/>
        </table:table-row>
        <table:table-row table:style-name="ro2">
          <table:table-cell office:value-type="float" office:value="616">
            <text:p>616</text:p>
          </table:table-cell>
          <table:table-cell office:value-type="string">
            <text:p>Super Mario Bros. 3</text:p>
          </table:table-cell>
          <table:table-cell/>
          <table:table-cell office:value-type="string">
            <text:p>Nintendo Research &amp; Development 4</text:p>
          </table:table-cell>
          <table:table-cell table:number-columns-repeated="2" office:value-type="string">
            <text:p>Nintendo</text:p>
          </table:table-cell>
          <table:table-cell table:style-name="ce3" office:value-type="date" office:date-value="1990-02-12">
            <text:p>02/12/90</text:p>
          </table:table-cell>
          <table:table-cell table:style-name="ce3" office:value-type="date" office:date-value="1991-08-29">
            <text:p>08/29/91</text:p>
          </table:table-cell>
          <table:table-cell table:number-columns-repeated="1016"/>
        </table:table-row>
        <table:table-row table:style-name="ro2">
          <table:table-cell office:value-type="float" office:value="612">
            <text:p>612</text:p>
          </table:table-cell>
          <table:table-cell office:value-type="string">
            <text:p>Super Mario Bros./Duck Hunt</text:p>
          </table:table-cell>
          <table:table-cell/>
          <table:table-cell table:number-columns-repeated="3" office:value-type="string">
            <text:p>Nintendo</text:p>
          </table:table-cell>
          <table:table-cell table:style-name="ce4" office:value-type="string">
            <text:p>November 1988</text:p>
          </table:table-cell>
          <table:table-cell table:style-name="ce4" office:value-type="string">
            <text:p>December 1988</text:p>
          </table:table-cell>
          <table:table-cell table:number-columns-repeated="1016"/>
        </table:table-row>
        <table:table-row table:style-name="ro2">
          <table:table-cell office:value-type="float" office:value="613">
            <text:p>613</text:p>
          </table:table-cell>
          <table:table-cell office:value-type="string">
            <text:p>Super Mario Bros./Duck Hunt/World Class Track Meet</text:p>
          </table:table-cell>
          <table:table-cell/>
          <table:table-cell office:value-type="string">
            <text:p>Nintendo, Human Entertainment</text:p>
          </table:table-cell>
          <table:table-cell office:value-type="string">
            <text:p>Nintendo</text:p>
          </table:table-cell>
          <table:table-cell office:value-type="string">
            <text:p>Unreleased</text:p>
          </table:table-cell>
          <table:table-cell table:style-name="ce4" office:value-type="string">
            <text:p>December 1990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614">
            <text:p>614</text:p>
          </table:table-cell>
          <table:table-cell office:value-type="string">
            <text:p>Super Mario Bros./Tetris/Nintendo World Cup</text:p>
          </table:table-cell>
          <table:table-cell/>
          <table:table-cell office:value-type="string">
            <text:p>Nintendo, Technōs Japan</text:p>
          </table:table-cell>
          <table:table-cell office:value-type="string">
            <text:p>Unreleased</text:p>
          </table:table-cell>
          <table:table-cell office:value-type="string">
            <text:p>Nintendo</text:p>
          </table:table-cell>
          <table:table-cell table:style-name="ce4" office:value-type="string">
            <text:p>Unreleased</text:p>
          </table:table-cell>
          <table:table-cell table:style-name="ce4" office:value-type="float" office:value="1991">
            <text:p>1991</text:p>
          </table:table-cell>
          <table:table-cell table:number-columns-repeated="1016"/>
        </table:table-row>
        <table:table-row table:style-name="ro2">
          <table:table-cell office:value-type="float" office:value="617">
            <text:p>617</text:p>
          </table:table-cell>
          <table:table-cell office:value-type="string">
            <text:p>Super Pitfall</text:p>
          </table:table-cell>
          <table:table-cell/>
          <table:table-cell office:value-type="string">
            <text:p>Micronics</text:p>
          </table:table-cell>
          <table:table-cell office:value-type="string">
            <text:p>Activision</text:p>
          </table:table-cell>
          <table:table-cell office:value-type="string">
            <text:p>Unreleased</text:p>
          </table:table-cell>
          <table:table-cell table:style-name="ce4" office:value-type="string">
            <text:p>November 1987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618">
            <text:p>618</text:p>
          </table:table-cell>
          <table:table-cell office:value-type="string">
            <text:p>Super Spike V'Ball</text:p>
          </table:table-cell>
          <table:table-cell/>
          <table:table-cell office:value-type="string">
            <text:p>Technōs Japan</text:p>
          </table:table-cell>
          <table:table-cell table:number-columns-repeated="2" office:value-type="string">
            <text:p>Nintendo</text:p>
          </table:table-cell>
          <table:table-cell table:style-name="ce4" office:value-type="string">
            <text:p>February 1990</text:p>
          </table:table-cell>
          <table:table-cell table:style-name="ce3" office:value-type="date" office:date-value="1992-01-23">
            <text:p>01/23/92</text:p>
          </table:table-cell>
          <table:table-cell table:number-columns-repeated="1016"/>
        </table:table-row>
        <table:table-row table:style-name="ro2">
          <table:table-cell office:value-type="float" office:value="619">
            <text:p>619</text:p>
          </table:table-cell>
          <table:table-cell office:value-type="string">
            <text:p>Super Spike V'Ball/Nintendo World Cup</text:p>
          </table:table-cell>
          <table:table-cell/>
          <table:table-cell office:value-type="string">
            <text:p>Nintendo, Technōs Japan</text:p>
          </table:table-cell>
          <table:table-cell office:value-type="string">
            <text:p>Nintendo</text:p>
          </table:table-cell>
          <table:table-cell office:value-type="string">
            <text:p>Unreleased</text:p>
          </table:table-cell>
          <table:table-cell table:style-name="ce4" office:value-type="string">
            <text:p>December 1990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620">
            <text:p>620</text:p>
          </table:table-cell>
          <table:table-cell office:value-type="string">
            <text:p>Super Spy Hunter</text:p>
          </table:table-cell>
          <table:table-cell/>
          <table:table-cell office:value-type="string">
            <text:p>Sunsoft</text:p>
          </table:table-cell>
          <table:table-cell office:value-type="string">
            <text:p>Sunsoft</text:p>
          </table:table-cell>
          <table:table-cell office:value-type="string">
            <text:p>Sunsoft</text:p>
          </table:table-cell>
          <table:table-cell table:style-name="ce4" office:value-type="string">
            <text:p>February 1992</text:p>
          </table:table-cell>
          <table:table-cell table:style-name="ce4" office:value-type="float" office:value="1992">
            <text:p>1992</text:p>
          </table:table-cell>
          <table:table-cell table:number-columns-repeated="1016"/>
        </table:table-row>
        <table:table-row table:style-name="ro2">
          <table:table-cell office:value-type="float" office:value="621">
            <text:p>621</text:p>
          </table:table-cell>
          <table:table-cell office:value-type="string">
            <text:p>Super Team Games</text:p>
          </table:table-cell>
          <table:table-cell/>
          <table:table-cell office:value-type="string">
            <text:p>Human Entertainment</text:p>
          </table:table-cell>
          <table:table-cell office:value-type="string">
            <text:p>Nintendo</text:p>
          </table:table-cell>
          <table:table-cell office:value-type="string">
            <text:p>Unreleased</text:p>
          </table:table-cell>
          <table:table-cell table:style-name="ce4" office:value-type="string">
            <text:p>November 1988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622">
            <text:p>622</text:p>
          </table:table-cell>
          <table:table-cell office:value-type="string">
            <text:p>Super Turrican</text:p>
          </table:table-cell>
          <table:table-cell/>
          <table:table-cell office:value-type="string">
            <text:p>Manfred Trenz</text:p>
          </table:table-cell>
          <table:table-cell office:value-type="string">
            <text:p>Unreleased</text:p>
          </table:table-cell>
          <table:table-cell office:value-type="string">
            <text:p>Imagineer</text:p>
          </table:table-cell>
          <table:table-cell table:style-name="ce4" office:value-type="string">
            <text:p>Unreleased</text:p>
          </table:table-cell>
          <table:table-cell table:style-name="ce4" office:value-type="float" office:value="1992">
            <text:p>1992</text:p>
          </table:table-cell>
          <table:table-cell table:number-columns-repeated="1016"/>
        </table:table-row>
        <table:table-row table:style-name="ro2">
          <table:table-cell office:value-type="float" office:value="623">
            <text:p>623</text:p>
          </table:table-cell>
          <table:table-cell office:value-type="string">
            <text:p>Superman</text:p>
          </table:table-cell>
          <table:table-cell/>
          <table:table-cell office:value-type="string">
            <text:p>Kemco</text:p>
          </table:table-cell>
          <table:table-cell office:value-type="string">
            <text:p>Kemco*Seika</text:p>
          </table:table-cell>
          <table:table-cell office:value-type="string">
            <text:p>Unreleased</text:p>
          </table:table-cell>
          <table:table-cell table:style-name="ce4" office:value-type="string">
            <text:p>December 1988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624">
            <text:p>624</text:p>
          </table:table-cell>
          <table:table-cell office:value-type="string">
            <text:p>Swamp Thing</text:p>
          </table:table-cell>
          <table:table-cell/>
          <table:table-cell office:value-type="string">
            <text:p>Imagineering</text:p>
          </table:table-cell>
          <table:table-cell table:number-columns-repeated="2" office:value-type="string">
            <text:p>THQ</text:p>
          </table:table-cell>
          <table:table-cell table:style-name="ce4" office:value-type="string">
            <text:p>December 1992</text:p>
          </table:table-cell>
          <table:table-cell table:style-name="ce4" office:value-type="float" office:value="1992">
            <text:p>1992</text:p>
          </table:table-cell>
          <table:table-cell table:number-columns-repeated="1016"/>
        </table:table-row>
        <table:table-row table:style-name="ro2">
          <table:table-cell office:value-type="float" office:value="625">
            <text:p>625</text:p>
          </table:table-cell>
          <table:table-cell office:value-type="string">
            <text:p>Sword Master</text:p>
          </table:table-cell>
          <table:table-cell/>
          <table:table-cell office:value-type="string">
            <text:p>Athena</text:p>
          </table:table-cell>
          <table:table-cell office:value-type="string">
            <text:p>Activision</text:p>
          </table:table-cell>
          <table:table-cell office:value-type="string">
            <text:p>Activision</text:p>
          </table:table-cell>
          <table:table-cell table:style-name="ce4" office:value-type="string">
            <text:p>January 1992</text:p>
          </table:table-cell>
          <table:table-cell table:style-name="ce3" office:value-type="date" office:date-value="1993-01-21">
            <text:p>01/21/93</text:p>
          </table:table-cell>
          <table:table-cell table:number-columns-repeated="1016"/>
        </table:table-row>
        <table:table-row table:style-name="ro2">
          <table:table-cell office:value-type="float" office:value="626">
            <text:p>626</text:p>
          </table:table-cell>
          <table:table-cell office:value-type="string">
            <text:p>Swords and Serpents</text:p>
          </table:table-cell>
          <table:table-cell/>
          <table:table-cell office:value-type="string">
            <text:p>Interplay Entertainment</text:p>
          </table:table-cell>
          <table:table-cell table:number-columns-repeated="2" office:value-type="string">
            <text:p>Acclaim Entertainment</text:p>
          </table:table-cell>
          <table:table-cell table:style-name="ce4" office:value-type="string">
            <text:p>August 1990</text:p>
          </table:table-cell>
          <table:table-cell table:style-name="ce3" office:value-type="date" office:date-value="1991-11-28">
            <text:p>11/28/91</text:p>
          </table:table-cell>
          <table:table-cell table:number-columns-repeated="1016"/>
        </table:table-row>
        <table:table-row table:style-name="ro2">
          <table:table-cell office:value-type="float" office:value="627">
            <text:p>627</text:p>
          </table:table-cell>
          <table:table-cell office:value-type="string">
            <text:p>Taboo: The Sixth Sense</text:p>
          </table:table-cell>
          <table:table-cell/>
          <table:table-cell office:value-type="string">
            <text:p>Rare</text:p>
          </table:table-cell>
          <table:table-cell office:value-type="string">
            <text:p>Tradewest</text:p>
          </table:table-cell>
          <table:table-cell office:value-type="string">
            <text:p>Unreleased</text:p>
          </table:table-cell>
          <table:table-cell table:style-name="ce4" office:value-type="string">
            <text:p>April 1989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628">
            <text:p>628</text:p>
          </table:table-cell>
          <table:table-cell office:value-type="string">
            <text:p>Tag Team Wrestling</text:p>
          </table:table-cell>
          <table:table-cell/>
          <table:table-cell office:value-type="string">
            <text:p>Data East, Sakata SAS</text:p>
          </table:table-cell>
          <table:table-cell office:value-type="string">
            <text:p>Data East</text:p>
          </table:table-cell>
          <table:table-cell office:value-type="string">
            <text:p>Unreleased</text:p>
          </table:table-cell>
          <table:table-cell table:style-name="ce4" office:value-type="string">
            <text:p>October 1986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629">
            <text:p>629</text:p>
          </table:table-cell>
          <table:table-cell office:value-type="string">
            <text:p>TaleSpin</text:p>
          </table:table-cell>
          <table:table-cell/>
          <table:table-cell office:value-type="string">
            <text:p>Capcom</text:p>
          </table:table-cell>
          <table:table-cell office:value-type="string">
            <text:p>Capcom</text:p>
          </table:table-cell>
          <table:table-cell office:value-type="string">
            <text:p>Capcom</text:p>
          </table:table-cell>
          <table:table-cell table:style-name="ce4" office:value-type="string">
            <text:p>December 1991</text:p>
          </table:table-cell>
          <table:table-cell table:style-name="ce3" office:value-type="date" office:date-value="1992-09-24">
            <text:p>09/24/92</text:p>
          </table:table-cell>
          <table:table-cell table:number-columns-repeated="1016"/>
        </table:table-row>
        <table:table-row table:style-name="ro2">
          <table:table-cell office:value-type="float" office:value="630">
            <text:p>630</text:p>
          </table:table-cell>
          <table:table-cell office:value-type="string">
            <text:p>Target: Renegade</text:p>
          </table:table-cell>
          <table:table-cell/>
          <table:table-cell office:value-type="string">
            <text:p>Software Creations</text:p>
          </table:table-cell>
          <table:table-cell office:value-type="string">
            <text:p>Taito</text:p>
          </table:table-cell>
          <table:table-cell office:value-type="string">
            <text:p>Unreleased</text:p>
          </table:table-cell>
          <table:table-cell table:style-name="ce4" office:value-type="string">
            <text:p>March 1990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631">
            <text:p>631</text:p>
          </table:table-cell>
          <table:table-cell office:value-type="string">
            <text:p>Tecmo Baseball</text:p>
          </table:table-cell>
          <table:table-cell/>
          <table:table-cell office:value-type="string">
            <text:p>Tecmo</text:p>
          </table:table-cell>
          <table:table-cell office:value-type="string">
            <text:p>Tecmo</text:p>
          </table:table-cell>
          <table:table-cell office:value-type="string">
            <text:p>Unreleased</text:p>
          </table:table-cell>
          <table:table-cell table:style-name="ce4" office:value-type="string">
            <text:p>January 1989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632">
            <text:p>632</text:p>
          </table:table-cell>
          <table:table-cell office:value-type="string">
            <text:p>Tecmo Bowl</text:p>
          </table:table-cell>
          <table:table-cell/>
          <table:table-cell office:value-type="string">
            <text:p>Tecmo</text:p>
          </table:table-cell>
          <table:table-cell office:value-type="string">
            <text:p>Tecmo</text:p>
          </table:table-cell>
          <table:table-cell office:value-type="string">
            <text:p>Unreleased</text:p>
          </table:table-cell>
          <table:table-cell table:style-name="ce4" office:value-type="string">
            <text:p>February 1989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633">
            <text:p>633</text:p>
          </table:table-cell>
          <table:table-cell office:value-type="string">
            <text:p>Tecmo Cup Soccer Game (NA)</text:p>
          </table:table-cell>
          <table:table-cell/>
          <table:table-cell office:value-type="string">
            <text:p>Tecmo</text:p>
          </table:table-cell>
          <table:table-cell office:value-type="string">
            <text:p>Tecmo</text:p>
          </table:table-cell>
          <table:table-cell office:value-type="string">
            <text:p>Tecmo</text:p>
          </table:table-cell>
          <table:table-cell table:style-name="ce4" office:value-type="string">
            <text:p>September 1992</text:p>
          </table:table-cell>
          <table:table-cell table:style-name="ce3" office:value-type="date" office:date-value="1992-09-24">
            <text:p>09/24/92</text:p>
          </table:table-cell>
          <table:table-cell table:number-columns-repeated="1016"/>
        </table:table-row>
        <table:table-row table:style-name="ro2">
          <table:table-cell office:value-type="float" office:value="634">
            <text:p>634</text:p>
          </table:table-cell>
          <table:table-cell office:value-type="string">
            <text:p>Tecmo Cup: Football Game (EU)</text:p>
          </table:table-cell>
          <table:table-cell office:value-type="string">
            <text:p>Tecmo Cup Soccer Game (NA)</text:p>
          </table:table-cell>
          <table:table-cell office:value-type="string">
            <text:p>Tecmo</text:p>
          </table:table-cell>
          <table:table-cell office:value-type="string">
            <text:p>Tecmo</text:p>
          </table:table-cell>
          <table:table-cell office:value-type="string">
            <text:p>Tecmo</text:p>
          </table:table-cell>
          <table:table-cell table:style-name="ce4" office:value-type="string">
            <text:p>September 1992</text:p>
          </table:table-cell>
          <table:table-cell table:style-name="ce3" office:value-type="date" office:date-value="1992-09-24">
            <text:p>09/24/92</text:p>
          </table:table-cell>
          <table:table-cell table:number-columns-repeated="1016"/>
        </table:table-row>
        <table:table-row table:style-name="ro2">
          <table:table-cell office:value-type="float" office:value="635">
            <text:p>635</text:p>
          </table:table-cell>
          <table:table-cell office:value-type="string">
            <text:p>Tecmo NBA Basketball</text:p>
          </table:table-cell>
          <table:table-cell/>
          <table:table-cell office:value-type="string">
            <text:p>Sculptured Software</text:p>
          </table:table-cell>
          <table:table-cell office:value-type="string">
            <text:p>Tecmo</text:p>
          </table:table-cell>
          <table:table-cell office:value-type="string">
            <text:p>Unreleased</text:p>
          </table:table-cell>
          <table:table-cell table:style-name="ce4" office:value-type="string">
            <text:p>November 1992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636">
            <text:p>636</text:p>
          </table:table-cell>
          <table:table-cell office:value-type="string">
            <text:p>Tecmo Super Bowl</text:p>
          </table:table-cell>
          <table:table-cell/>
          <table:table-cell office:value-type="string">
            <text:p>Tecmo</text:p>
          </table:table-cell>
          <table:table-cell office:value-type="string">
            <text:p>Tecmo</text:p>
          </table:table-cell>
          <table:table-cell office:value-type="string">
            <text:p>Unreleased</text:p>
          </table:table-cell>
          <table:table-cell table:style-name="ce4" office:value-type="string">
            <text:p>December 1991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637">
            <text:p>637</text:p>
          </table:table-cell>
          <table:table-cell office:value-type="string">
            <text:p>Tecmo World Cup Soccer</text:p>
          </table:table-cell>
          <table:table-cell/>
          <table:table-cell office:value-type="string">
            <text:p>Tecmo</text:p>
          </table:table-cell>
          <table:table-cell office:value-type="string">
            <text:p>Unreleased</text:p>
          </table:table-cell>
          <table:table-cell office:value-type="string">
            <text:p>Tecmo</text:p>
          </table:table-cell>
          <table:table-cell table:style-name="ce4" office:value-type="string">
            <text:p>Unreleased</text:p>
          </table:table-cell>
          <table:table-cell table:style-name="ce4" office:value-type="float" office:value="1991">
            <text:p>1991</text:p>
          </table:table-cell>
          <table:table-cell table:number-columns-repeated="1016"/>
        </table:table-row>
        <table:table-row table:style-name="ro2">
          <table:table-cell office:value-type="float" office:value="638">
            <text:p>638</text:p>
          </table:table-cell>
          <table:table-cell office:value-type="string">
            <text:p>Tecmo World Wrestling</text:p>
          </table:table-cell>
          <table:table-cell/>
          <table:table-cell office:value-type="string">
            <text:p>Tecmo</text:p>
          </table:table-cell>
          <table:table-cell office:value-type="string">
            <text:p>Tecmo</text:p>
          </table:table-cell>
          <table:table-cell office:value-type="string">
            <text:p>Tecmo</text:p>
          </table:table-cell>
          <table:table-cell table:style-name="ce4" office:value-type="string">
            <text:p>April 1990</text:p>
          </table:table-cell>
          <table:table-cell table:style-name="ce3" office:value-type="date" office:date-value="1990-11-23">
            <text:p>11/23/90</text:p>
          </table:table-cell>
          <table:table-cell table:number-columns-repeated="1016"/>
        </table:table-row>
        <table:table-row table:style-name="ro2">
          <table:table-cell office:value-type="float" office:value="640">
            <text:p>640</text:p>
          </table:table-cell>
          <table:table-cell office:value-type="string">
            <text:p>Teenage Mutant Hero Turtles (EU)</text:p>
          </table:table-cell>
          <table:table-cell office:value-type="string">
            <text:p>Teenage Mutant Ninja Turtles (NA/AU)</text:p>
          </table:table-cell>
          <table:table-cell office:value-type="string">
            <text:p>Konami</text:p>
          </table:table-cell>
          <table:table-cell office:value-type="string">
            <text:p>Ultra Games</text:p>
          </table:table-cell>
          <table:table-cell office:value-type="string">
            <text:p>Palcom Software</text:p>
          </table:table-cell>
          <table:table-cell table:style-name="ce4" office:value-type="string">
            <text:p>June 1989</text:p>
          </table:table-cell>
          <table:table-cell table:style-name="ce3" office:value-type="date" office:date-value="1990-08-17">
            <text:p>08/17/90</text:p>
          </table:table-cell>
          <table:table-cell table:number-columns-repeated="1016"/>
        </table:table-row>
        <table:table-row table:style-name="ro2">
          <table:table-cell office:value-type="float" office:value="642">
            <text:p>642</text:p>
          </table:table-cell>
          <table:table-cell office:value-type="string">
            <text:p>Teenage Mutant Hero Turtles II: The Arcade Game (EU)</text:p>
          </table:table-cell>
          <table:table-cell office:value-type="string">
            <text:p>Teenage Mutant Ninja Turtles II: The Arcade Game (NA/AU)</text:p>
          </table:table-cell>
          <table:table-cell office:value-type="string">
            <text:p>Konami</text:p>
          </table:table-cell>
          <table:table-cell office:value-type="string">
            <text:p>Ultra Games</text:p>
          </table:table-cell>
          <table:table-cell office:value-type="string">
            <text:p>Konami</text:p>
          </table:table-cell>
          <table:table-cell table:style-name="ce4" office:value-type="string">
            <text:p>December 1990</text:p>
          </table:table-cell>
          <table:table-cell table:style-name="ce3" office:value-type="date" office:date-value="1991-11-14">
            <text:p>11/14/91</text:p>
          </table:table-cell>
          <table:table-cell table:number-columns-repeated="1016"/>
        </table:table-row>
        <table:table-row table:style-name="ro2">
          <table:table-cell office:value-type="float" office:value="645">
            <text:p>645</text:p>
          </table:table-cell>
          <table:table-cell office:value-type="string">
            <text:p>Teenage Mutant Hero Turtles: Tournament Fighters (EU)</text:p>
          </table:table-cell>
          <table:table-cell office:value-type="string">
            <text:p>Teenage Mutant Ninja Turtles: Tournament Fighters (NA)</text:p>
          </table:table-cell>
          <table:table-cell office:value-type="string">
            <text:p>Konami</text:p>
          </table:table-cell>
          <table:table-cell office:value-type="string">
            <text:p>Konami</text:p>
          </table:table-cell>
          <table:table-cell office:value-type="string">
            <text:p>Konami</text:p>
          </table:table-cell>
          <table:table-cell table:style-name="ce4" office:value-type="string">
            <text:p>February 1994</text:p>
          </table:table-cell>
          <table:table-cell table:style-name="ce4" office:value-type="float" office:value="1994">
            <text:p>1994</text:p>
          </table:table-cell>
          <table:table-cell table:number-columns-repeated="1016"/>
        </table:table-row>
        <table:table-row table:style-name="ro2">
          <table:table-cell office:value-type="float" office:value="639">
            <text:p>639</text:p>
          </table:table-cell>
          <table:table-cell office:value-type="string">
            <text:p>Teenage Mutant Ninja Turtles (NA/AU)</text:p>
          </table:table-cell>
          <table:table-cell/>
          <table:table-cell office:value-type="string">
            <text:p>Konami</text:p>
          </table:table-cell>
          <table:table-cell office:value-type="string">
            <text:p>Ultra Games</text:p>
          </table:table-cell>
          <table:table-cell office:value-type="string">
            <text:p>Palcom Software</text:p>
          </table:table-cell>
          <table:table-cell table:style-name="ce4" office:value-type="string">
            <text:p>June 1989</text:p>
          </table:table-cell>
          <table:table-cell table:style-name="ce3" office:value-type="date" office:date-value="1990-08-17">
            <text:p>08/17/90</text:p>
          </table:table-cell>
          <table:table-cell table:number-columns-repeated="1016"/>
        </table:table-row>
        <table:table-row table:style-name="ro2">
          <table:table-cell office:value-type="float" office:value="641">
            <text:p>641</text:p>
          </table:table-cell>
          <table:table-cell office:value-type="string">
            <text:p>Teenage Mutant Ninja Turtles II: The Arcade Game (NA/AU)</text:p>
          </table:table-cell>
          <table:table-cell/>
          <table:table-cell office:value-type="string">
            <text:p>Konami</text:p>
          </table:table-cell>
          <table:table-cell office:value-type="string">
            <text:p>Ultra Games</text:p>
          </table:table-cell>
          <table:table-cell office:value-type="string">
            <text:p>Konami</text:p>
          </table:table-cell>
          <table:table-cell table:style-name="ce4" office:value-type="string">
            <text:p>December 1990</text:p>
          </table:table-cell>
          <table:table-cell table:style-name="ce3" office:value-type="date" office:date-value="1991-11-14">
            <text:p>11/14/91</text:p>
          </table:table-cell>
          <table:table-cell table:number-columns-repeated="1016"/>
        </table:table-row>
        <table:table-row table:style-name="ro2">
          <table:table-cell office:value-type="float" office:value="643">
            <text:p>643</text:p>
          </table:table-cell>
          <table:table-cell office:value-type="string">
            <text:p>Teenage Mutant Ninja Turtles III: The Manhattan Project</text:p>
          </table:table-cell>
          <table:table-cell/>
          <table:table-cell office:value-type="string">
            <text:p>Konami</text:p>
          </table:table-cell>
          <table:table-cell office:value-type="string">
            <text:p>Konami</text:p>
          </table:table-cell>
          <table:table-cell office:value-type="string">
            <text:p>Unreleased</text:p>
          </table:table-cell>
          <table:table-cell table:style-name="ce3" office:value-type="date" office:date-value="1992-02-01">
            <text:p>02/01/92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644">
            <text:p>644</text:p>
          </table:table-cell>
          <table:table-cell office:value-type="string">
            <text:p>Teenage Mutant Ninja Turtles: Tournament Fighters (NA)</text:p>
          </table:table-cell>
          <table:table-cell/>
          <table:table-cell office:value-type="string">
            <text:p>Konami</text:p>
          </table:table-cell>
          <table:table-cell office:value-type="string">
            <text:p>Konami</text:p>
          </table:table-cell>
          <table:table-cell office:value-type="string">
            <text:p>Konami</text:p>
          </table:table-cell>
          <table:table-cell table:style-name="ce4" office:value-type="string">
            <text:p>February 1994</text:p>
          </table:table-cell>
          <table:table-cell table:style-name="ce4" office:value-type="float" office:value="1994">
            <text:p>1994</text:p>
          </table:table-cell>
          <table:table-cell table:number-columns-repeated="1016"/>
        </table:table-row>
        <table:table-row table:style-name="ro2">
          <table:table-cell office:value-type="float" office:value="646">
            <text:p>646</text:p>
          </table:table-cell>
          <table:table-cell office:value-type="string">
            <text:p>Tennis</text:p>
          </table:table-cell>
          <table:table-cell/>
          <table:table-cell office:value-type="string">
            <text:p>Nintendo Research &amp; Development 1, Intelligent Systems</text:p>
          </table:table-cell>
          <table:table-cell table:number-columns-repeated="2" office:value-type="string">
            <text:p>Nintendo</text:p>
          </table:table-cell>
          <table:table-cell table:style-name="ce3" office:value-type="date" office:date-value="1985-10-18">
            <text:p>10/18/85</text:p>
          </table:table-cell>
          <table:table-cell table:style-name="ce3" office:value-type="date" office:date-value="1986-09-01">
            <text:p>09/01/86</text:p>
          </table:table-cell>
          <table:table-cell table:number-columns-repeated="1016"/>
        </table:table-row>
        <table:table-row table:style-name="ro2">
          <table:table-cell office:value-type="float" office:value="648">
            <text:p>648</text:p>
          </table:table-cell>
          <table:table-cell office:value-type="string">
            <text:p>Terminator 2: Judgment Day</text:p>
          </table:table-cell>
          <table:table-cell/>
          <table:table-cell office:value-type="string">
            <text:p>Software Creations</text:p>
          </table:table-cell>
          <table:table-cell table:number-columns-repeated="2" office:value-type="string">
            <text:p>LJN</text:p>
          </table:table-cell>
          <table:table-cell table:style-name="ce4" office:value-type="string">
            <text:p>February 1992</text:p>
          </table:table-cell>
          <table:table-cell table:style-name="ce4" office:value-type="float" office:value="1992">
            <text:p>1992</text:p>
          </table:table-cell>
          <table:table-cell table:number-columns-repeated="1016"/>
        </table:table-row>
        <table:table-row table:style-name="ro2">
          <table:table-cell office:value-type="float" office:value="649">
            <text:p>649</text:p>
          </table:table-cell>
          <table:table-cell office:value-type="string">
            <text:p>Terra Cresta</text:p>
          </table:table-cell>
          <table:table-cell/>
          <table:table-cell office:value-type="string">
            <text:p>Nihon Bussan</text:p>
          </table:table-cell>
          <table:table-cell office:value-type="string">
            <text:p>Vic Tokai</text:p>
          </table:table-cell>
          <table:table-cell office:value-type="string">
            <text:p>Unreleased</text:p>
          </table:table-cell>
          <table:table-cell table:style-name="ce4" office:value-type="string">
            <text:p>March 1990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650">
            <text:p>650</text:p>
          </table:table-cell>
          <table:table-cell office:value-type="string">
            <text:p>Tetris</text:p>
          </table:table-cell>
          <table:table-cell/>
          <table:table-cell office:value-type="string">
            <text:p>Nintendo Research &amp; Development 1</text:p>
          </table:table-cell>
          <table:table-cell table:number-columns-repeated="2" office:value-type="string">
            <text:p>Nintendo</text:p>
          </table:table-cell>
          <table:table-cell table:style-name="ce4" office:value-type="string">
            <text:p>November 1989</text:p>
          </table:table-cell>
          <table:table-cell table:style-name="ce3" office:value-type="date" office:date-value="1990-02-23">
            <text:p>02/23/90</text:p>
          </table:table-cell>
          <table:table-cell table:number-columns-repeated="1016"/>
        </table:table-row>
        <table:table-row table:style-name="ro2">
          <table:table-cell office:value-type="float" office:value="651">
            <text:p>651</text:p>
          </table:table-cell>
          <table:table-cell office:value-type="string">
            <text:p>Tetris 2</text:p>
          </table:table-cell>
          <table:table-cell/>
          <table:table-cell office:value-type="string">
            <text:p>TOSE</text:p>
          </table:table-cell>
          <table:table-cell table:number-columns-repeated="2" office:value-type="string">
            <text:p>Nintendo</text:p>
          </table:table-cell>
          <table:table-cell table:style-name="ce4" office:value-type="string">
            <text:p>October 1993</text:p>
          </table:table-cell>
          <table:table-cell table:style-name="ce4" office:value-type="float" office:value="1993">
            <text:p>1993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he 3-D Battles of WorldRunner</text:p>
          </table:table-cell>
          <table:table-cell/>
          <table:table-cell office:value-type="string">
            <text:p>Square</text:p>
          </table:table-cell>
          <table:table-cell office:value-type="string">
            <text:p>Acclaim Entertainment</text:p>
          </table:table-cell>
          <table:table-cell office:value-type="string">
            <text:p>Unreleased</text:p>
          </table:table-cell>
          <table:table-cell table:style-name="ce4" office:value-type="string">
            <text:p>September 1987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The Addams Family</text:p>
          </table:table-cell>
          <table:table-cell/>
          <table:table-cell table:number-columns-repeated="3" office:value-type="string">
            <text:p>Ocean Software</text:p>
          </table:table-cell>
          <table:table-cell table:style-name="ce4" office:value-type="string">
            <text:p>January 1992</text:p>
          </table:table-cell>
          <table:table-cell table:style-name="ce4" office:value-type="string">
            <text:p>December 1992</text:p>
          </table:table-cell>
          <table:table-cell table:number-columns-repeated="1016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The Addams Family: Pugsley's Scavenger Hunt</text:p>
          </table:table-cell>
          <table:table-cell/>
          <table:table-cell office:value-type="string">
            <text:p>Enigma Variations</text:p>
          </table:table-cell>
          <table:table-cell table:number-columns-repeated="2" office:value-type="string">
            <text:p>Ocean Software</text:p>
          </table:table-cell>
          <table:table-cell table:style-name="ce4" office:value-type="string">
            <text:p>August 1993</text:p>
          </table:table-cell>
          <table:table-cell table:style-name="ce4" office:value-type="float" office:value="1992">
            <text:p>1992</text:p>
          </table:table-cell>
          <table:table-cell table:number-columns-repeated="1016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The Adventure Island Part II (EU)</text:p>
          </table:table-cell>
          <table:table-cell office:value-type="string">
            <text:p>Adventure Island II (NA)</text:p>
          </table:table-cell>
          <table:table-cell office:value-type="string">
            <text:p>Now Production</text:p>
          </table:table-cell>
          <table:table-cell table:number-columns-repeated="2" office:value-type="string">
            <text:p>Hudson Soft</text:p>
          </table:table-cell>
          <table:table-cell table:style-name="ce4" office:value-type="string">
            <text:p>February 1991</text:p>
          </table:table-cell>
          <table:table-cell table:style-name="ce3" office:value-type="date" office:date-value="1992-07-22">
            <text:p>07/22/92</text:p>
          </table:table-cell>
          <table:table-cell table:number-columns-repeated="1016"/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The Adventures of Bayou Billy</text:p>
          </table:table-cell>
          <table:table-cell/>
          <table:table-cell office:value-type="string">
            <text:p>Konami</text:p>
          </table:table-cell>
          <table:table-cell office:value-type="string">
            <text:p>Konami</text:p>
          </table:table-cell>
          <table:table-cell office:value-type="string">
            <text:p>Konami</text:p>
          </table:table-cell>
          <table:table-cell table:style-name="ce4" office:value-type="string">
            <text:p>June 1989</text:p>
          </table:table-cell>
          <table:table-cell table:style-name="ce3" office:value-type="date" office:date-value="1991-01-24">
            <text:p>01/24/91</text:p>
          </table:table-cell>
          <table:table-cell table:number-columns-repeated="1016"/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The Adventures of Gilligan's Island</text:p>
          </table:table-cell>
          <table:table-cell/>
          <table:table-cell office:value-type="string">
            <text:p>Human Entertainment</text:p>
          </table:table-cell>
          <table:table-cell office:value-type="string">
            <text:p>Bandai</text:p>
          </table:table-cell>
          <table:table-cell office:value-type="string">
            <text:p>Unreleased</text:p>
          </table:table-cell>
          <table:table-cell table:style-name="ce4" office:value-type="string">
            <text:p>July 1990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The Adventures of Rad Gravity</text:p>
          </table:table-cell>
          <table:table-cell/>
          <table:table-cell office:value-type="string">
            <text:p>Interplay Productions</text:p>
          </table:table-cell>
          <table:table-cell office:value-type="string">
            <text:p>Activision</text:p>
          </table:table-cell>
          <table:table-cell office:value-type="string">
            <text:p>Activision</text:p>
          </table:table-cell>
          <table:table-cell table:style-name="ce4" office:value-type="string">
            <text:p>December 1990</text:p>
          </table:table-cell>
          <table:table-cell table:style-name="ce3" office:value-type="date" office:date-value="1991-05-30">
            <text:p>05/30/91</text:p>
          </table:table-cell>
          <table:table-cell table:number-columns-repeated="1016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The Adventures of Rocky and Bullwinkle and Friends</text:p>
          </table:table-cell>
          <table:table-cell/>
          <table:table-cell office:value-type="string">
            <text:p>Radical Entertainment</text:p>
          </table:table-cell>
          <table:table-cell office:value-type="string">
            <text:p>THQ</text:p>
          </table:table-cell>
          <table:table-cell office:value-type="string">
            <text:p>Unreleased</text:p>
          </table:table-cell>
          <table:table-cell table:style-name="ce4" office:value-type="string">
            <text:p>December 1992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The Bard's Tale</text:p>
          </table:table-cell>
          <table:table-cell/>
          <table:table-cell office:value-type="string">
            <text:p>Atelier Double</text:p>
          </table:table-cell>
          <table:table-cell office:value-type="string">
            <text:p>FCI</text:p>
          </table:table-cell>
          <table:table-cell office:value-type="string">
            <text:p>Unreleased</text:p>
          </table:table-cell>
          <table:table-cell table:style-name="ce4" office:value-type="string">
            <text:p>November 1991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79">
            <text:p>79</text:p>
          </table:table-cell>
          <table:table-cell office:value-type="string">
            <text:p>The Battle of Olympus</text:p>
          </table:table-cell>
          <table:table-cell/>
          <table:table-cell office:value-type="string">
            <text:p>Infinity</text:p>
          </table:table-cell>
          <table:table-cell office:value-type="string">
            <text:p>Brøderbund</text:p>
          </table:table-cell>
          <table:table-cell office:value-type="string">
            <text:p>Nintendo</text:p>
          </table:table-cell>
          <table:table-cell table:style-name="ce4" office:value-type="string">
            <text:p>December 1989</text:p>
          </table:table-cell>
          <table:table-cell table:style-name="ce3" office:value-type="date" office:date-value="1991-09-26">
            <text:p>09/26/91</text:p>
          </table:table-cell>
          <table:table-cell table:number-columns-repeated="1016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he Black Bass</text:p>
          </table:table-cell>
          <table:table-cell/>
          <table:table-cell office:value-type="string">
            <text:p>Another</text:p>
          </table:table-cell>
          <table:table-cell office:value-type="string">
            <text:p>Hot-B</text:p>
          </table:table-cell>
          <table:table-cell office:value-type="string">
            <text:p>Unreleased</text:p>
          </table:table-cell>
          <table:table-cell table:style-name="ce4" office:value-type="string">
            <text:p>September 1989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The Blue Marlin</text:p>
          </table:table-cell>
          <table:table-cell/>
          <table:table-cell table:number-columns-repeated="2" office:value-type="string">
            <text:p>Hot-B</text:p>
          </table:table-cell>
          <table:table-cell office:value-type="string">
            <text:p>Unreleased</text:p>
          </table:table-cell>
          <table:table-cell table:style-name="ce4" office:value-type="string">
            <text:p>July 1992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The Blues Brothers</text:p>
          </table:table-cell>
          <table:table-cell/>
          <table:table-cell table:number-columns-repeated="3" office:value-type="string">
            <text:p>Titus Software</text:p>
          </table:table-cell>
          <table:table-cell table:style-name="ce4" office:value-type="string">
            <text:p>September 1992</text:p>
          </table:table-cell>
          <table:table-cell table:style-name="ce4" office:value-type="float" office:value="1992">
            <text:p>1992</text:p>
          </table:table-cell>
          <table:table-cell table:number-columns-repeated="1016"/>
        </table:table-row>
        <table:table-row table:style-name="ro3">
          <table:table-cell office:value-type="float" office:value="108">
            <text:p>108</text:p>
          </table:table-cell>
          <table:table-cell office:value-type="string">
            <text:p>The Bugs Bunny Birthday Blowout (NA)</text:p>
          </table:table-cell>
          <table:table-cell/>
          <table:table-cell office:value-type="string">
            <text:p>Kemco</text:p>
          </table:table-cell>
          <table:table-cell office:value-type="string">
            <text:p>Kemco*Seika</text:p>
          </table:table-cell>
          <table:table-cell office:value-type="string">
            <text:p>Kemco</text:p>
          </table:table-cell>
          <table:table-cell table:style-name="ce4" office:value-type="string">
            <text:p>September 1990</text:p>
          </table:table-cell>
          <table:table-cell table:style-name="ce4" office:value-type="float" office:value="1990">
            <text:p>1990</text:p>
          </table:table-cell>
          <table:table-cell table:number-columns-repeated="1016"/>
        </table:table-row>
        <table:table-row table:style-name="ro3">
          <table:table-cell office:value-type="float" office:value="109">
            <text:p>109</text:p>
          </table:table-cell>
          <table:table-cell office:value-type="string">
            <text:p>The Bugs Bunny Blowout (EU)</text:p>
          </table:table-cell>
          <table:table-cell office:value-type="string">
            <text:p>The Bugs Bunny Birthday Blowout (NA)</text:p>
          </table:table-cell>
          <table:table-cell office:value-type="string">
            <text:p>Kemco</text:p>
          </table:table-cell>
          <table:table-cell office:value-type="string">
            <text:p>Kemco*Seika</text:p>
          </table:table-cell>
          <table:table-cell office:value-type="string">
            <text:p>Kemco</text:p>
          </table:table-cell>
          <table:table-cell table:style-name="ce4" office:value-type="string">
            <text:p>September 1990</text:p>
          </table:table-cell>
          <table:table-cell table:style-name="ce4" office:value-type="float" office:value="1990">
            <text:p>1990</text:p>
          </table:table-cell>
          <table:table-cell table:number-columns-repeated="1016"/>
        </table:table-row>
        <table:table-row table:style-name="ro3">
          <table:table-cell office:value-type="float" office:value="110">
            <text:p>110</text:p>
          </table:table-cell>
          <table:table-cell office:value-type="string">
            <text:p>The Bugs Bunny Crazy Castle</text:p>
          </table:table-cell>
          <table:table-cell/>
          <table:table-cell office:value-type="string">
            <text:p>Kemco</text:p>
          </table:table-cell>
          <table:table-cell office:value-type="string">
            <text:p>Kemco*Seika</text:p>
          </table:table-cell>
          <table:table-cell office:value-type="string">
            <text:p>Unreleased</text:p>
          </table:table-cell>
          <table:table-cell table:style-name="ce4" office:value-type="string">
            <text:p>August 1989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239">
            <text:p>239</text:p>
          </table:table-cell>
          <table:table-cell office:value-type="string">
            <text:p>The Flintstones: Surprise at Dinosaur Peak</text:p>
          </table:table-cell>
          <table:table-cell/>
          <table:table-cell office:value-type="string">
            <text:p>Taito, Sol</text:p>
          </table:table-cell>
          <table:table-cell office:value-type="string">
            <text:p>Taito</text:p>
          </table:table-cell>
          <table:table-cell office:value-type="string">
            <text:p>Taito</text:p>
          </table:table-cell>
          <table:table-cell table:style-name="ce4" office:value-type="string">
            <text:p>August 1994</text:p>
          </table:table-cell>
          <table:table-cell table:style-name="ce3" office:value-type="date" office:date-value="1994-02-24">
            <text:p>02/24/94</text:p>
          </table:table-cell>
          <table:table-cell table:number-columns-repeated="1016"/>
        </table:table-row>
        <table:table-row table:style-name="ro3">
          <table:table-cell office:value-type="float" office:value="238">
            <text:p>238</text:p>
          </table:table-cell>
          <table:table-cell office:value-type="string">
            <text:p>The Flintstones: The Rescue of Dino &amp; Hoppy</text:p>
          </table:table-cell>
          <table:table-cell/>
          <table:table-cell office:value-type="string">
            <text:p>Taito, Sol</text:p>
          </table:table-cell>
          <table:table-cell office:value-type="string">
            <text:p>Taito</text:p>
          </table:table-cell>
          <table:table-cell office:value-type="string">
            <text:p>Taito</text:p>
          </table:table-cell>
          <table:table-cell table:style-name="ce4" office:value-type="string">
            <text:p>December 1991</text:p>
          </table:table-cell>
          <table:table-cell table:style-name="ce3" office:value-type="date" office:date-value="1992-04-30">
            <text:p>04/30/92</text:p>
          </table:table-cell>
          <table:table-cell table:number-columns-repeated="1016"/>
        </table:table-row>
        <table:table-row table:style-name="ro3">
          <table:table-cell office:value-type="float" office:value="273">
            <text:p>273</text:p>
          </table:table-cell>
          <table:table-cell office:value-type="string">
            <text:p>The Goonies II</text:p>
          </table:table-cell>
          <table:table-cell/>
          <table:table-cell office:value-type="string">
            <text:p>Konami</text:p>
          </table:table-cell>
          <table:table-cell office:value-type="string">
            <text:p>Konami</text:p>
          </table:table-cell>
          <table:table-cell office:value-type="string">
            <text:p>Konami</text:p>
          </table:table-cell>
          <table:table-cell table:style-name="ce4" office:value-type="string">
            <text:p>November 1987</text:p>
          </table:table-cell>
          <table:table-cell table:style-name="ce3" office:value-type="date" office:date-value="1988-12-19">
            <text:p>12/19/88</text:p>
          </table:table-cell>
          <table:table-cell table:number-columns-repeated="1016"/>
        </table:table-row>
        <table:table-row table:style-name="ro2">
          <table:table-cell office:value-type="float" office:value="276">
            <text:p>276</text:p>
          </table:table-cell>
          <table:table-cell office:value-type="string">
            <text:p>The Great Waldo Search</text:p>
          </table:table-cell>
          <table:table-cell/>
          <table:table-cell office:value-type="string">
            <text:p>Radiance</text:p>
          </table:table-cell>
          <table:table-cell office:value-type="string">
            <text:p>THQ</text:p>
          </table:table-cell>
          <table:table-cell office:value-type="string">
            <text:p>Unreleased</text:p>
          </table:table-cell>
          <table:table-cell table:style-name="ce4" office:value-type="string">
            <text:p>December 1992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279">
            <text:p>279</text:p>
          </table:table-cell>
          <table:table-cell office:value-type="string">
            <text:p>The Guardian Legend</text:p>
          </table:table-cell>
          <table:table-cell/>
          <table:table-cell office:value-type="string">
            <text:p>Compile</text:p>
          </table:table-cell>
          <table:table-cell office:value-type="string">
            <text:p>Brøderbund</text:p>
          </table:table-cell>
          <table:table-cell office:value-type="string">
            <text:p>Nintendo</text:p>
          </table:table-cell>
          <table:table-cell table:style-name="ce4" office:value-type="string">
            <text:p>April 1989</text:p>
          </table:table-cell>
          <table:table-cell table:style-name="ce3" office:value-type="date" office:date-value="1992-02-20">
            <text:p>02/20/92</text:p>
          </table:table-cell>
          <table:table-cell table:number-columns-repeated="1016"/>
        </table:table-row>
        <table:table-row table:style-name="ro2">
          <table:table-cell office:value-type="float" office:value="300">
            <text:p>300</text:p>
          </table:table-cell>
          <table:table-cell office:value-type="string">
            <text:p>The Hunt for Red October</text:p>
          </table:table-cell>
          <table:table-cell/>
          <table:table-cell office:value-type="string">
            <text:p>Beam Software</text:p>
          </table:table-cell>
          <table:table-cell table:number-columns-repeated="2" office:value-type="string">
            <text:p>Hi Tech Expressions</text:p>
          </table:table-cell>
          <table:table-cell table:style-name="ce4" office:value-type="string">
            <text:p>January 1991</text:p>
          </table:table-cell>
          <table:table-cell table:style-name="ce4" office:value-type="float" office:value="1992">
            <text:p>1992</text:p>
          </table:table-cell>
          <table:table-cell table:number-columns-repeated="1016"/>
        </table:table-row>
        <table:table-row table:style-name="ro2">
          <table:table-cell office:value-type="float" office:value="308">
            <text:p>308</text:p>
          </table:table-cell>
          <table:table-cell office:value-type="string">
            <text:p>The Immortal</text:p>
          </table:table-cell>
          <table:table-cell/>
          <table:table-cell office:value-type="string">
            <text:p>Sandcastle</text:p>
          </table:table-cell>
          <table:table-cell office:value-type="string">
            <text:p>Electronic Arts</text:p>
          </table:table-cell>
          <table:table-cell office:value-type="string">
            <text:p>Unreleased</text:p>
          </table:table-cell>
          <table:table-cell table:style-name="ce4" office:value-type="string">
            <text:p>November 1990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309">
            <text:p>309</text:p>
          </table:table-cell>
          <table:table-cell office:value-type="string">
            <text:p>The Incredible Crash Dummies</text:p>
          </table:table-cell>
          <table:table-cell/>
          <table:table-cell office:value-type="string">
            <text:p>Software Creations</text:p>
          </table:table-cell>
          <table:table-cell table:number-columns-repeated="2" office:value-type="string">
            <text:p>LJN</text:p>
          </table:table-cell>
          <table:table-cell table:style-name="ce4" office:value-type="string">
            <text:p>August 1994</text:p>
          </table:table-cell>
          <table:table-cell table:style-name="ce3" office:value-type="date" office:date-value="1993-10-21">
            <text:p>10/21/93</text:p>
          </table:table-cell>
          <table:table-cell table:number-columns-repeated="1016"/>
        </table:table-row>
        <table:table-row table:style-name="ro3">
          <table:table-cell office:value-type="float" office:value="328">
            <text:p>328</text:p>
          </table:table-cell>
          <table:table-cell office:value-type="string">
            <text:p>The Jetsons: Cogswell's Caper!</text:p>
          </table:table-cell>
          <table:table-cell/>
          <table:table-cell office:value-type="string">
            <text:p>Natsume</text:p>
          </table:table-cell>
          <table:table-cell office:value-type="string">
            <text:p>Taito</text:p>
          </table:table-cell>
          <table:table-cell office:value-type="string">
            <text:p>Taito</text:p>
          </table:table-cell>
          <table:table-cell table:style-name="ce4" office:value-type="string">
            <text:p>December 1992</text:p>
          </table:table-cell>
          <table:table-cell table:style-name="ce3" office:value-type="date" office:date-value="1993-08-26">
            <text:p>08/26/93</text:p>
          </table:table-cell>
          <table:table-cell table:number-columns-repeated="1016"/>
        </table:table-row>
        <table:table-row table:style-name="ro3">
          <table:table-cell office:value-type="float" office:value="339">
            <text:p>339</text:p>
          </table:table-cell>
          <table:table-cell office:value-type="string">
            <text:p>The Karate Kid</text:p>
          </table:table-cell>
          <table:table-cell/>
          <table:table-cell office:value-type="string">
            <text:p>Atlus</text:p>
          </table:table-cell>
          <table:table-cell office:value-type="string">
            <text:p>LJN</text:p>
          </table:table-cell>
          <table:table-cell office:value-type="string">
            <text:p>Unreleased</text:p>
          </table:table-cell>
          <table:table-cell table:style-name="ce4" office:value-type="string">
            <text:p>November 1987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357">
            <text:p>357</text:p>
          </table:table-cell>
          <table:table-cell office:value-type="string">
            <text:p>The Krion Conquest</text:p>
          </table:table-cell>
          <table:table-cell/>
          <table:table-cell office:value-type="string">
            <text:p>Vic Tokai</text:p>
          </table:table-cell>
          <table:table-cell office:value-type="string">
            <text:p>Vic Tokai</text:p>
          </table:table-cell>
          <table:table-cell office:value-type="string">
            <text:p>Unreleased</text:p>
          </table:table-cell>
          <table:table-cell table:style-name="ce4" office:value-type="string">
            <text:p>January 1991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363">
            <text:p>363</text:p>
          </table:table-cell>
          <table:table-cell office:value-type="string">
            <text:p>The Last Ninja</text:p>
          </table:table-cell>
          <table:table-cell/>
          <table:table-cell office:value-type="string">
            <text:p>Beam Software</text:p>
          </table:table-cell>
          <table:table-cell office:value-type="string">
            <text:p>Jaleco</text:p>
          </table:table-cell>
          <table:table-cell office:value-type="string">
            <text:p>Unreleased</text:p>
          </table:table-cell>
          <table:table-cell table:style-name="ce4" office:value-type="string">
            <text:p>February 1991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364">
            <text:p>364</text:p>
          </table:table-cell>
          <table:table-cell office:value-type="string">
            <text:p>The Last Starfighter</text:p>
          </table:table-cell>
          <table:table-cell/>
          <table:table-cell office:value-type="string">
            <text:p>Eastridge Technology</text:p>
          </table:table-cell>
          <table:table-cell office:value-type="string">
            <text:p>Mindscape</text:p>
          </table:table-cell>
          <table:table-cell office:value-type="string">
            <text:p>Unreleased</text:p>
          </table:table-cell>
          <table:table-cell table:style-name="ce4" office:value-type="string">
            <text:p>June 1990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367">
            <text:p>367</text:p>
          </table:table-cell>
          <table:table-cell office:value-type="string">
            <text:p>The Legend of Kage</text:p>
          </table:table-cell>
          <table:table-cell/>
          <table:table-cell office:value-type="string">
            <text:p>Taito</text:p>
          </table:table-cell>
          <table:table-cell office:value-type="string">
            <text:p>Taito</text:p>
          </table:table-cell>
          <table:table-cell office:value-type="string">
            <text:p>Unreleased</text:p>
          </table:table-cell>
          <table:table-cell table:style-name="ce4" office:value-type="string">
            <text:p>August 1987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368">
            <text:p>368</text:p>
          </table:table-cell>
          <table:table-cell office:value-type="string">
            <text:p>The Legend of Prince Valiant</text:p>
          </table:table-cell>
          <table:table-cell/>
          <table:table-cell office:value-type="string">
            <text:p>Special FX Software</text:p>
          </table:table-cell>
          <table:table-cell office:value-type="string">
            <text:p>Unreleased</text:p>
          </table:table-cell>
          <table:table-cell office:value-type="string">
            <text:p>Ocean Software</text:p>
          </table:table-cell>
          <table:table-cell table:style-name="ce4" office:value-type="string">
            <text:p>Unreleased</text:p>
          </table:table-cell>
          <table:table-cell table:style-name="ce4" office:value-type="float" office:value="1992">
            <text:p>1992</text:p>
          </table:table-cell>
          <table:table-cell table:number-columns-repeated="1016"/>
        </table:table-row>
        <table:table-row table:style-name="ro2">
          <table:table-cell office:value-type="float" office:value="370">
            <text:p>370</text:p>
          </table:table-cell>
          <table:table-cell office:value-type="string">
            <text:p>The Legend of Zelda</text:p>
          </table:table-cell>
          <table:table-cell/>
          <table:table-cell office:value-type="string">
            <text:p>Nintendo Research &amp; Development 4</text:p>
          </table:table-cell>
          <table:table-cell table:number-columns-repeated="2" office:value-type="string">
            <text:p>Nintendo</text:p>
          </table:table-cell>
          <table:table-cell table:style-name="ce3" office:value-type="date" office:date-value="1987-08-22">
            <text:p>08/22/87</text:p>
          </table:table-cell>
          <table:table-cell table:style-name="ce3" office:value-type="date" office:date-value="1987-11-15">
            <text:p>11/15/87</text:p>
          </table:table-cell>
          <table:table-cell table:number-columns-repeated="1016"/>
        </table:table-row>
        <table:table-row table:style-name="ro3">
          <table:table-cell office:value-type="float" office:value="384">
            <text:p>384</text:p>
          </table:table-cell>
          <table:table-cell office:value-type="string">
            <text:p>The Lone Ranger</text:p>
          </table:table-cell>
          <table:table-cell/>
          <table:table-cell office:value-type="string">
            <text:p>Konami</text:p>
          </table:table-cell>
          <table:table-cell office:value-type="string">
            <text:p>Konami</text:p>
          </table:table-cell>
          <table:table-cell office:value-type="string">
            <text:p>Unreleased</text:p>
          </table:table-cell>
          <table:table-cell table:style-name="ce4" office:value-type="string">
            <text:p>August 1991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394">
            <text:p>394</text:p>
          </table:table-cell>
          <table:table-cell office:value-type="string">
            <text:p>The Mafat Conspiracy: Golgo 13</text:p>
          </table:table-cell>
          <table:table-cell/>
          <table:table-cell office:value-type="string">
            <text:p>Aicom</text:p>
          </table:table-cell>
          <table:table-cell office:value-type="string">
            <text:p>Vic Tokai</text:p>
          </table:table-cell>
          <table:table-cell office:value-type="string">
            <text:p>Unreleased</text:p>
          </table:table-cell>
          <table:table-cell table:style-name="ce4" office:value-type="string">
            <text:p>June 1990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397">
            <text:p>397</text:p>
          </table:table-cell>
          <table:table-cell office:value-type="string">
            <text:p>The Magic of Scheherazade</text:p>
          </table:table-cell>
          <table:table-cell/>
          <table:table-cell table:number-columns-repeated="2" office:value-type="string">
            <text:p>Culture Brain</text:p>
          </table:table-cell>
          <table:table-cell office:value-type="string">
            <text:p>Unreleased</text:p>
          </table:table-cell>
          <table:table-cell table:style-name="ce4" office:value-type="string">
            <text:p>January 1990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431">
            <text:p>431</text:p>
          </table:table-cell>
          <table:table-cell office:value-type="string">
            <text:p>The Miracle Piano Teaching System</text:p>
          </table:table-cell>
          <table:table-cell/>
          <table:table-cell office:value-type="string">
            <text:p>Software Toolworks</text:p>
          </table:table-cell>
          <table:table-cell office:value-type="string">
            <text:p>Software Toolworks</text:p>
          </table:table-cell>
          <table:table-cell office:value-type="string">
            <text:p>Mindscape</text:p>
          </table:table-cell>
          <table:table-cell table:number-columns-repeated="2" table:style-name="ce4" office:value-type="float" office:value="1990">
            <text:p>1990</text:p>
          </table:table-cell>
          <table:table-cell table:number-columns-repeated="1016"/>
        </table:table-row>
        <table:table-row table:style-name="ro3">
          <table:table-cell office:value-type="float" office:value="441">
            <text:p>441</text:p>
          </table:table-cell>
          <table:table-cell office:value-type="string">
            <text:p>The Mutant Virus: Crisis in a Computer World</text:p>
          </table:table-cell>
          <table:table-cell/>
          <table:table-cell office:value-type="string">
            <text:p>Rocket Science Productions</text:p>
          </table:table-cell>
          <table:table-cell office:value-type="string">
            <text:p>American Softworks</text:p>
          </table:table-cell>
          <table:table-cell office:value-type="string">
            <text:p>Unreleased</text:p>
          </table:table-cell>
          <table:table-cell table:style-name="ce4" office:value-type="string">
            <text:p>April 1992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353">
            <text:p>353</text:p>
          </table:table-cell>
          <table:table-cell office:value-type="string">
            <text:p>The NewZealand Story (EU)</text:p>
          </table:table-cell>
          <table:table-cell office:value-type="string">
            <text:p>Kiwi Kraze (NA)</text:p>
          </table:table-cell>
          <table:table-cell office:value-type="string">
            <text:p>Software Creations</text:p>
          </table:table-cell>
          <table:table-cell office:value-type="string">
            <text:p>Taito</text:p>
          </table:table-cell>
          <table:table-cell office:value-type="string">
            <text:p>Ocean Software</text:p>
          </table:table-cell>
          <table:table-cell table:style-name="ce4" office:value-type="string">
            <text:p>March 1991</text:p>
          </table:table-cell>
          <table:table-cell table:style-name="ce4" office:value-type="float" office:value="1991">
            <text:p>1991</text:p>
          </table:table-cell>
          <table:table-cell table:number-columns-repeated="1016"/>
        </table:table-row>
        <table:table-row table:style-name="ro2">
          <table:table-cell office:value-type="float" office:value="495">
            <text:p>495</text:p>
          </table:table-cell>
          <table:table-cell office:value-type="string">
            <text:p>The Punisher</text:p>
          </table:table-cell>
          <table:table-cell/>
          <table:table-cell office:value-type="string">
            <text:p>Beam Software</text:p>
          </table:table-cell>
          <table:table-cell office:value-type="string">
            <text:p>LJN</text:p>
          </table:table-cell>
          <table:table-cell office:value-type="string">
            <text:p>Unreleased</text:p>
          </table:table-cell>
          <table:table-cell table:style-name="ce4" office:value-type="string">
            <text:p>November 1990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515">
            <text:p>515</text:p>
          </table:table-cell>
          <table:table-cell office:value-type="string">
            <text:p>The Ren &amp; Stimpy Show: Buckeroo$!</text:p>
          </table:table-cell>
          <table:table-cell/>
          <table:table-cell office:value-type="string">
            <text:p>Imagineering</text:p>
          </table:table-cell>
          <table:table-cell office:value-type="string">
            <text:p>THQ</text:p>
          </table:table-cell>
          <table:table-cell office:value-type="string">
            <text:p>Unreleased</text:p>
          </table:table-cell>
          <table:table-cell table:style-name="ce4" office:value-type="string">
            <text:p>November 1993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530">
            <text:p>530</text:p>
          </table:table-cell>
          <table:table-cell office:value-type="string">
            <text:p>The Rocketeer</text:p>
          </table:table-cell>
          <table:table-cell/>
          <table:table-cell office:value-type="string">
            <text:p>Ironwind Software</text:p>
          </table:table-cell>
          <table:table-cell office:value-type="string">
            <text:p>Bandai</text:p>
          </table:table-cell>
          <table:table-cell office:value-type="string">
            <text:p>Unreleased</text:p>
          </table:table-cell>
          <table:table-cell table:style-name="ce4" office:value-type="string">
            <text:p>May 1991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562">
            <text:p>562</text:p>
          </table:table-cell>
          <table:table-cell office:value-type="string">
            <text:p>The Simpsons: Bart vs. the Space Mutants</text:p>
          </table:table-cell>
          <table:table-cell/>
          <table:table-cell office:value-type="string">
            <text:p>Imagineering</text:p>
          </table:table-cell>
          <table:table-cell table:number-columns-repeated="2" office:value-type="string">
            <text:p>Acclaim Entertainment</text:p>
          </table:table-cell>
          <table:table-cell table:style-name="ce4" office:value-type="string">
            <text:p>February 1991</text:p>
          </table:table-cell>
          <table:table-cell table:style-name="ce3" office:value-type="date" office:date-value="1991-12-12">
            <text:p>12/12/91</text:p>
          </table:table-cell>
          <table:table-cell table:number-columns-repeated="1016"/>
        </table:table-row>
        <table:table-row table:style-name="ro2">
          <table:table-cell office:value-type="float" office:value="563">
            <text:p>563</text:p>
          </table:table-cell>
          <table:table-cell office:value-type="string">
            <text:p>The Simpsons: Bart vs. the World</text:p>
          </table:table-cell>
          <table:table-cell/>
          <table:table-cell office:value-type="string">
            <text:p>Imagineering</text:p>
          </table:table-cell>
          <table:table-cell table:number-columns-repeated="2" office:value-type="string">
            <text:p>Acclaim Entertainment</text:p>
          </table:table-cell>
          <table:table-cell table:style-name="ce4" office:value-type="string">
            <text:p>December 1991</text:p>
          </table:table-cell>
          <table:table-cell table:style-name="ce3" office:value-type="date" office:date-value="1992-10-22">
            <text:p>10/22/92</text:p>
          </table:table-cell>
          <table:table-cell table:number-columns-repeated="1016"/>
        </table:table-row>
        <table:table-row table:style-name="ro2">
          <table:table-cell office:value-type="float" office:value="564">
            <text:p>564</text:p>
          </table:table-cell>
          <table:table-cell office:value-type="string">
            <text:p>The Simpsons: Bartman Meets Radioactive Man</text:p>
          </table:table-cell>
          <table:table-cell/>
          <table:table-cell office:value-type="string">
            <text:p>Imagineering</text:p>
          </table:table-cell>
          <table:table-cell table:number-columns-repeated="2" office:value-type="string">
            <text:p>Acclaim Entertainment</text:p>
          </table:table-cell>
          <table:table-cell table:style-name="ce4" office:value-type="string">
            <text:p>December 1992</text:p>
          </table:table-cell>
          <table:table-cell table:style-name="ce4" office:value-type="float" office:value="1992">
            <text:p>1992</text:p>
          </table:table-cell>
          <table:table-cell table:number-columns-repeated="1016"/>
        </table:table-row>
        <table:table-row table:style-name="ro2">
          <table:table-cell office:value-type="float" office:value="572">
            <text:p>572</text:p>
          </table:table-cell>
          <table:table-cell office:value-type="string">
            <text:p>The Smurfs</text:p>
          </table:table-cell>
          <table:table-cell/>
          <table:table-cell office:value-type="string">
            <text:p>Bit Managers</text:p>
          </table:table-cell>
          <table:table-cell office:value-type="string">
            <text:p>Unreleased</text:p>
          </table:table-cell>
          <table:table-cell office:value-type="string">
            <text:p>Infogrames</text:p>
          </table:table-cell>
          <table:table-cell table:style-name="ce4" office:value-type="string">
            <text:p>Unreleased</text:p>
          </table:table-cell>
          <table:table-cell table:style-name="ce4" office:value-type="float" office:value="1994">
            <text:p>1994</text:p>
          </table:table-cell>
          <table:table-cell table:number-columns-repeated="1016"/>
        </table:table-row>
        <table:table-row table:style-name="ro2">
          <table:table-cell office:value-type="float" office:value="647">
            <text:p>647</text:p>
          </table:table-cell>
          <table:table-cell office:value-type="string">
            <text:p>The Terminator</text:p>
          </table:table-cell>
          <table:table-cell/>
          <table:table-cell office:value-type="string">
            <text:p>Radical Entertainment</text:p>
          </table:table-cell>
          <table:table-cell office:value-type="string">
            <text:p>Mindscape</text:p>
          </table:table-cell>
          <table:table-cell office:value-type="string">
            <text:p>Mindscape</text:p>
          </table:table-cell>
          <table:table-cell table:style-name="ce4" office:value-type="string">
            <text:p>December 1992</text:p>
          </table:table-cell>
          <table:table-cell table:style-name="ce4" office:value-type="float" office:value="1992">
            <text:p>1992</text:p>
          </table:table-cell>
          <table:table-cell table:number-columns-repeated="1016"/>
        </table:table-row>
        <table:table-row table:style-name="ro2">
          <table:table-cell office:value-type="float" office:value="652">
            <text:p>652</text:p>
          </table:table-cell>
          <table:table-cell office:value-type="string">
            <text:p>The Three Stooges</text:p>
          </table:table-cell>
          <table:table-cell/>
          <table:table-cell office:value-type="string">
            <text:p>Beam Software</text:p>
          </table:table-cell>
          <table:table-cell office:value-type="string">
            <text:p>Activision</text:p>
          </table:table-cell>
          <table:table-cell office:value-type="string">
            <text:p>Unreleased</text:p>
          </table:table-cell>
          <table:table-cell table:style-name="ce4" office:value-type="string">
            <text:p>October 1989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682">
            <text:p>682</text:p>
          </table:table-cell>
          <table:table-cell office:value-type="string">
            <text:p>The Trolls in Crazyland</text:p>
          </table:table-cell>
          <table:table-cell/>
          <table:table-cell office:value-type="string">
            <text:p>KID</text:p>
          </table:table-cell>
          <table:table-cell office:value-type="string">
            <text:p>Unreleased</text:p>
          </table:table-cell>
          <table:table-cell office:value-type="string">
            <text:p>American Softworks</text:p>
          </table:table-cell>
          <table:table-cell table:style-name="ce4" office:value-type="string">
            <text:p>Unreleased</text:p>
          </table:table-cell>
          <table:table-cell table:style-name="ce4" office:value-type="float" office:value="1993">
            <text:p>1993</text:p>
          </table:table-cell>
          <table:table-cell table:number-columns-repeated="1016"/>
        </table:table-row>
        <table:table-row table:style-name="ro2">
          <table:table-cell office:value-type="float" office:value="691">
            <text:p>691</text:p>
          </table:table-cell>
          <table:table-cell office:value-type="string">
            <text:p>The Uncanny X-Men</text:p>
          </table:table-cell>
          <table:table-cell/>
          <table:table-cell office:value-type="string">
            <text:p>Pixel</text:p>
          </table:table-cell>
          <table:table-cell office:value-type="string">
            <text:p>LJN</text:p>
          </table:table-cell>
          <table:table-cell office:value-type="string">
            <text:p>Unreleased</text:p>
          </table:table-cell>
          <table:table-cell table:style-name="ce4" office:value-type="string">
            <text:p>December 1989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694">
            <text:p>694</text:p>
          </table:table-cell>
          <table:table-cell office:value-type="string">
            <text:p>The Untouchables</text:p>
          </table:table-cell>
          <table:table-cell/>
          <table:table-cell office:value-type="string">
            <text:p>Special FX Software</text:p>
          </table:table-cell>
          <table:table-cell office:value-type="string">
            <text:p>Ocean Software</text:p>
          </table:table-cell>
          <table:table-cell office:value-type="string">
            <text:p>Unreleased</text:p>
          </table:table-cell>
          <table:table-cell table:style-name="ce4" office:value-type="string">
            <text:p>January 1991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743">
            <text:p>743</text:p>
          </table:table-cell>
          <table:table-cell office:value-type="string">
            <text:p>The Young Indiana Jones Chronicles</text:p>
          </table:table-cell>
          <table:table-cell/>
          <table:table-cell office:value-type="string">
            <text:p>Jaleco</text:p>
          </table:table-cell>
          <table:table-cell office:value-type="string">
            <text:p>Jaleco</text:p>
          </table:table-cell>
          <table:table-cell office:value-type="string">
            <text:p>Unreleased</text:p>
          </table:table-cell>
          <table:table-cell table:style-name="ce4" office:value-type="string">
            <text:p>December 1992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653">
            <text:p>653</text:p>
          </table:table-cell>
          <table:table-cell office:value-type="string">
            <text:p>Thunder &amp; Lightning</text:p>
          </table:table-cell>
          <table:table-cell/>
          <table:table-cell office:value-type="string">
            <text:p>Visco Corporation</text:p>
          </table:table-cell>
          <table:table-cell office:value-type="string">
            <text:p>Romstar</text:p>
          </table:table-cell>
          <table:table-cell office:value-type="string">
            <text:p>Unreleased</text:p>
          </table:table-cell>
          <table:table-cell table:style-name="ce4" office:value-type="string">
            <text:p>December 1990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654">
            <text:p>654</text:p>
          </table:table-cell>
          <table:table-cell office:value-type="string">
            <text:p>Thunderbirds</text:p>
          </table:table-cell>
          <table:table-cell/>
          <table:table-cell office:value-type="string">
            <text:p>Pack-In-Video</text:p>
          </table:table-cell>
          <table:table-cell office:value-type="string">
            <text:p>Activision</text:p>
          </table:table-cell>
          <table:table-cell office:value-type="string">
            <text:p>Unreleased</text:p>
          </table:table-cell>
          <table:table-cell table:style-name="ce4" office:value-type="string">
            <text:p>September 1990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655">
            <text:p>655</text:p>
          </table:table-cell>
          <table:table-cell office:value-type="string">
            <text:p>Thundercade</text:p>
          </table:table-cell>
          <table:table-cell/>
          <table:table-cell office:value-type="string">
            <text:p>Micronics</text:p>
          </table:table-cell>
          <table:table-cell office:value-type="string">
            <text:p>American Sammy</text:p>
          </table:table-cell>
          <table:table-cell office:value-type="string">
            <text:p>Unreleased</text:p>
          </table:table-cell>
          <table:table-cell table:style-name="ce4" office:value-type="string">
            <text:p>July 1989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656">
            <text:p>656</text:p>
          </table:table-cell>
          <table:table-cell office:value-type="string">
            <text:p>Tiger-Heli</text:p>
          </table:table-cell>
          <table:table-cell/>
          <table:table-cell office:value-type="string">
            <text:p>Micronics</text:p>
          </table:table-cell>
          <table:table-cell table:number-columns-repeated="2" office:value-type="string">
            <text:p>Acclaim Entertainment</text:p>
          </table:table-cell>
          <table:table-cell table:style-name="ce4" office:value-type="string">
            <text:p>September 1987</text:p>
          </table:table-cell>
          <table:table-cell table:style-name="ce3" office:value-type="date" office:date-value="1990-01-17">
            <text:p>01/17/90</text:p>
          </table:table-cell>
          <table:table-cell table:number-columns-repeated="1016"/>
        </table:table-row>
        <table:table-row table:style-name="ro2">
          <table:table-cell office:value-type="float" office:value="657">
            <text:p>657</text:p>
          </table:table-cell>
          <table:table-cell office:value-type="string">
            <text:p>Time Lord</text:p>
          </table:table-cell>
          <table:table-cell/>
          <table:table-cell office:value-type="string">
            <text:p>Rare</text:p>
          </table:table-cell>
          <table:table-cell table:number-columns-repeated="2" office:value-type="string">
            <text:p>Milton Bradley Company</text:p>
          </table:table-cell>
          <table:table-cell table:style-name="ce4" office:value-type="string">
            <text:p>September 1990</text:p>
          </table:table-cell>
          <table:table-cell table:style-name="ce4" office:value-type="float" office:value="1990">
            <text:p>1990</text:p>
          </table:table-cell>
          <table:table-cell table:number-columns-repeated="1016"/>
        </table:table-row>
        <table:table-row table:style-name="ro2">
          <table:table-cell office:value-type="float" office:value="658">
            <text:p>658</text:p>
          </table:table-cell>
          <table:table-cell office:value-type="string">
            <text:p>Times of Lore</text:p>
          </table:table-cell>
          <table:table-cell/>
          <table:table-cell office:value-type="string">
            <text:p>Toho</text:p>
          </table:table-cell>
          <table:table-cell office:value-type="string">
            <text:p>Toho</text:p>
          </table:table-cell>
          <table:table-cell office:value-type="string">
            <text:p>Unreleased</text:p>
          </table:table-cell>
          <table:table-cell table:style-name="ce4" office:value-type="string">
            <text:p>May 1991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659">
            <text:p>659</text:p>
          </table:table-cell>
          <table:table-cell office:value-type="string">
            <text:p>Tiny Toon Adventures</text:p>
          </table:table-cell>
          <table:table-cell/>
          <table:table-cell office:value-type="string">
            <text:p>Konami</text:p>
          </table:table-cell>
          <table:table-cell office:value-type="string">
            <text:p>Konami</text:p>
          </table:table-cell>
          <table:table-cell office:value-type="string">
            <text:p>Konami</text:p>
          </table:table-cell>
          <table:table-cell table:style-name="ce4" office:value-type="string">
            <text:p>December 1991</text:p>
          </table:table-cell>
          <table:table-cell table:style-name="ce3" office:value-type="date" office:date-value="1992-10-22">
            <text:p>10/22/92</text:p>
          </table:table-cell>
          <table:table-cell table:number-columns-repeated="1016"/>
        </table:table-row>
        <table:table-row table:style-name="ro2">
          <table:table-cell office:value-type="float" office:value="660">
            <text:p>660</text:p>
          </table:table-cell>
          <table:table-cell office:value-type="string">
            <text:p>Tiny Toon Adventures 2: Trouble in Wackyland</text:p>
          </table:table-cell>
          <table:table-cell/>
          <table:table-cell office:value-type="string">
            <text:p>Konami</text:p>
          </table:table-cell>
          <table:table-cell office:value-type="string">
            <text:p>Konami</text:p>
          </table:table-cell>
          <table:table-cell office:value-type="string">
            <text:p>Konami</text:p>
          </table:table-cell>
          <table:table-cell table:style-name="ce4" office:value-type="string">
            <text:p>April 1993</text:p>
          </table:table-cell>
          <table:table-cell table:style-name="ce3" office:value-type="date" office:date-value="1994-01-27">
            <text:p>01/27/94</text:p>
          </table:table-cell>
          <table:table-cell table:number-columns-repeated="1016"/>
        </table:table-row>
        <table:table-row table:style-name="ro2">
          <table:table-cell office:value-type="float" office:value="661">
            <text:p>661</text:p>
          </table:table-cell>
          <table:table-cell office:value-type="string">
            <text:p>Tiny Toon Adventures Cartoon Workshop</text:p>
          </table:table-cell>
          <table:table-cell/>
          <table:table-cell office:value-type="string">
            <text:p>Novotrade International</text:p>
          </table:table-cell>
          <table:table-cell office:value-type="string">
            <text:p>Konami</text:p>
          </table:table-cell>
          <table:table-cell office:value-type="string">
            <text:p>Konami</text:p>
          </table:table-cell>
          <table:table-cell table:style-name="ce4" office:value-type="string">
            <text:p>December 1992</text:p>
          </table:table-cell>
          <table:table-cell table:style-name="ce4" office:value-type="float" office:value="1992">
            <text:p>1992</text:p>
          </table:table-cell>
          <table:table-cell table:number-columns-repeated="1016"/>
        </table:table-row>
        <table:table-row table:style-name="ro2">
          <table:table-cell office:value-type="float" office:value="662">
            <text:p>662</text:p>
          </table:table-cell>
          <table:table-cell office:value-type="string">
            <text:p>To the Earth</text:p>
          </table:table-cell>
          <table:table-cell/>
          <table:table-cell office:value-type="string">
            <text:p>Cirque Verte</text:p>
          </table:table-cell>
          <table:table-cell table:number-columns-repeated="2" office:value-type="string">
            <text:p>Nintendo</text:p>
          </table:table-cell>
          <table:table-cell table:style-name="ce4" office:value-type="string">
            <text:p>November 1989</text:p>
          </table:table-cell>
          <table:table-cell table:style-name="ce3" office:value-type="date" office:date-value="1990-02-23">
            <text:p>02/23/90</text:p>
          </table:table-cell>
          <table:table-cell table:number-columns-repeated="1016"/>
        </table:table-row>
        <table:table-row table:style-name="ro2">
          <table:table-cell office:value-type="float" office:value="663">
            <text:p>663</text:p>
          </table:table-cell>
          <table:table-cell office:value-type="string">
            <text:p>Toki</text:p>
          </table:table-cell>
          <table:table-cell/>
          <table:table-cell office:value-type="string">
            <text:p>Daiei Seisakusho</text:p>
          </table:table-cell>
          <table:table-cell office:value-type="string">
            <text:p>Taito</text:p>
          </table:table-cell>
          <table:table-cell office:value-type="string">
            <text:p>Unreleased</text:p>
          </table:table-cell>
          <table:table-cell table:style-name="ce4" office:value-type="string">
            <text:p>December 1991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664">
            <text:p>664</text:p>
          </table:table-cell>
          <table:table-cell office:value-type="string">
            <text:p>Tom and Jerry</text:p>
          </table:table-cell>
          <table:table-cell/>
          <table:table-cell office:value-type="string">
            <text:p>Software Creations</text:p>
          </table:table-cell>
          <table:table-cell table:number-columns-repeated="2" office:value-type="string">
            <text:p>Hi Tech Expressions</text:p>
          </table:table-cell>
          <table:table-cell table:style-name="ce4" office:value-type="string">
            <text:p>December 1991</text:p>
          </table:table-cell>
          <table:table-cell table:style-name="ce3" office:value-type="date" office:date-value="1992-10-22">
            <text:p>10/22/92</text:p>
          </table:table-cell>
          <table:table-cell table:number-columns-repeated="1016"/>
        </table:table-row>
        <table:table-row table:style-name="ro2">
          <table:table-cell office:value-type="float" office:value="665">
            <text:p>665</text:p>
          </table:table-cell>
          <table:table-cell office:value-type="string">
            <text:p>Tombs &amp; Treasure</text:p>
          </table:table-cell>
          <table:table-cell/>
          <table:table-cell office:value-type="string">
            <text:p>Compile</text:p>
          </table:table-cell>
          <table:table-cell office:value-type="string">
            <text:p>Infocom</text:p>
          </table:table-cell>
          <table:table-cell office:value-type="string">
            <text:p>Unreleased</text:p>
          </table:table-cell>
          <table:table-cell table:style-name="ce4" office:value-type="string">
            <text:p>June 1991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666">
            <text:p>666</text:p>
          </table:table-cell>
          <table:table-cell office:value-type="string">
            <text:p>Top Gun</text:p>
          </table:table-cell>
          <table:table-cell/>
          <table:table-cell office:value-type="string">
            <text:p>Konami</text:p>
          </table:table-cell>
          <table:table-cell office:value-type="string">
            <text:p>Konami</text:p>
          </table:table-cell>
          <table:table-cell office:value-type="string">
            <text:p>Konami</text:p>
          </table:table-cell>
          <table:table-cell table:style-name="ce4" office:value-type="string">
            <text:p>November 1987</text:p>
          </table:table-cell>
          <table:table-cell table:style-name="ce3" office:value-type="date" office:date-value="1988-11-30">
            <text:p>11/30/88</text:p>
          </table:table-cell>
          <table:table-cell table:number-columns-repeated="1016"/>
        </table:table-row>
        <table:table-row table:style-name="ro2">
          <table:table-cell office:value-type="float" office:value="667">
            <text:p>667</text:p>
          </table:table-cell>
          <table:table-cell office:value-type="string">
            <text:p>Top Gun: The Second Mission</text:p>
          </table:table-cell>
          <table:table-cell/>
          <table:table-cell office:value-type="string">
            <text:p>Konami</text:p>
          </table:table-cell>
          <table:table-cell office:value-type="string">
            <text:p>Konami</text:p>
          </table:table-cell>
          <table:table-cell office:value-type="string">
            <text:p>Konami</text:p>
          </table:table-cell>
          <table:table-cell table:style-name="ce4" office:value-type="string">
            <text:p>January 1990</text:p>
          </table:table-cell>
          <table:table-cell table:style-name="ce3" office:value-type="date" office:date-value="1991-10-24">
            <text:p>10/24/91</text:p>
          </table:table-cell>
          <table:table-cell table:number-columns-repeated="1016"/>
        </table:table-row>
        <table:table-row table:style-name="ro2">
          <table:table-cell office:value-type="float" office:value="668">
            <text:p>668</text:p>
          </table:table-cell>
          <table:table-cell office:value-type="string">
            <text:p>Top Players' Tennis (NA)</text:p>
          </table:table-cell>
          <table:table-cell/>
          <table:table-cell office:value-type="string">
            <text:p>Home Data</text:p>
          </table:table-cell>
          <table:table-cell office:value-type="string">
            <text:p>Asmik</text:p>
          </table:table-cell>
          <table:table-cell office:value-type="string">
            <text:p>Nintendo</text:p>
          </table:table-cell>
          <table:table-cell table:style-name="ce4" office:value-type="string">
            <text:p>January 1990</text:p>
          </table:table-cell>
          <table:table-cell table:style-name="ce4" office:value-type="string">
            <text:p>July 1992</text:p>
          </table:table-cell>
          <table:table-cell table:number-columns-repeated="1016"/>
        </table:table-row>
        <table:table-row table:style-name="ro2">
          <table:table-cell office:value-type="float" office:value="670">
            <text:p>670</text:p>
          </table:table-cell>
          <table:table-cell office:value-type="string">
            <text:p>Total Recall</text:p>
          </table:table-cell>
          <table:table-cell/>
          <table:table-cell office:value-type="string">
            <text:p>Interplay Entertainment</text:p>
          </table:table-cell>
          <table:table-cell table:number-columns-repeated="2" office:value-type="string">
            <text:p>Acclaim Entertainment</text:p>
          </table:table-cell>
          <table:table-cell table:style-name="ce4" office:value-type="string">
            <text:p>August 1990</text:p>
          </table:table-cell>
          <table:table-cell table:style-name="ce4" office:value-type="float" office:value="1990">
            <text:p>1990</text:p>
          </table:table-cell>
          <table:table-cell table:number-columns-repeated="1016"/>
        </table:table-row>
        <table:table-row table:style-name="ro2">
          <table:table-cell office:value-type="float" office:value="671">
            <text:p>671</text:p>
          </table:table-cell>
          <table:table-cell office:value-type="string">
            <text:p>Totally Rad</text:p>
          </table:table-cell>
          <table:table-cell/>
          <table:table-cell office:value-type="string">
            <text:p>Aicom</text:p>
          </table:table-cell>
          <table:table-cell office:value-type="string">
            <text:p>Jaleco</text:p>
          </table:table-cell>
          <table:table-cell office:value-type="string">
            <text:p>Jaleco</text:p>
          </table:table-cell>
          <table:table-cell table:style-name="ce4" office:value-type="string">
            <text:p>March 1991</text:p>
          </table:table-cell>
          <table:table-cell table:style-name="ce4" office:value-type="float" office:value="1991">
            <text:p>1991</text:p>
          </table:table-cell>
          <table:table-cell table:number-columns-repeated="1016"/>
        </table:table-row>
        <table:table-row table:style-name="ro2">
          <table:table-cell office:value-type="float" office:value="672">
            <text:p>672</text:p>
          </table:table-cell>
          <table:table-cell office:value-type="string">
            <text:p>Touch Down Fever</text:p>
          </table:table-cell>
          <table:table-cell/>
          <table:table-cell table:number-columns-repeated="2" office:value-type="string">
            <text:p>SNK</text:p>
          </table:table-cell>
          <table:table-cell office:value-type="string">
            <text:p>Unreleased</text:p>
          </table:table-cell>
          <table:table-cell table:style-name="ce4" office:value-type="string">
            <text:p>February 1991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674">
            <text:p>674</text:p>
          </table:table-cell>
          <table:table-cell office:value-type="string">
            <text:p>Town &amp; Country II: Thrilla's Surfari</text:p>
          </table:table-cell>
          <table:table-cell/>
          <table:table-cell office:value-type="string">
            <text:p>Sculptured Software</text:p>
          </table:table-cell>
          <table:table-cell office:value-type="string">
            <text:p>LJN</text:p>
          </table:table-cell>
          <table:table-cell office:value-type="string">
            <text:p>Unreleased</text:p>
          </table:table-cell>
          <table:table-cell table:style-name="ce4" office:value-type="string">
            <text:p>March 1992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673">
            <text:p>673</text:p>
          </table:table-cell>
          <table:table-cell office:value-type="string">
            <text:p>Town &amp; Country Surf Designs: Wood &amp; Water Rage</text:p>
          </table:table-cell>
          <table:table-cell/>
          <table:table-cell office:value-type="string">
            <text:p>Atlus</text:p>
          </table:table-cell>
          <table:table-cell office:value-type="string">
            <text:p>LJN</text:p>
          </table:table-cell>
          <table:table-cell office:value-type="string">
            <text:p>Unreleased</text:p>
          </table:table-cell>
          <table:table-cell table:style-name="ce4" office:value-type="string">
            <text:p>February 1988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675">
            <text:p>675</text:p>
          </table:table-cell>
          <table:table-cell office:value-type="string">
            <text:p>Toxic Crusaders</text:p>
          </table:table-cell>
          <table:table-cell/>
          <table:table-cell office:value-type="string">
            <text:p>TOSE</text:p>
          </table:table-cell>
          <table:table-cell office:value-type="string">
            <text:p>Bandai</text:p>
          </table:table-cell>
          <table:table-cell office:value-type="string">
            <text:p>Unreleased</text:p>
          </table:table-cell>
          <table:table-cell table:style-name="ce4" office:value-type="string">
            <text:p>April 1992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676">
            <text:p>676</text:p>
          </table:table-cell>
          <table:table-cell office:value-type="string">
            <text:p>Track &amp; Field (NA)</text:p>
          </table:table-cell>
          <table:table-cell/>
          <table:table-cell office:value-type="string">
            <text:p>Konami</text:p>
          </table:table-cell>
          <table:table-cell office:value-type="string">
            <text:p>Konami</text:p>
          </table:table-cell>
          <table:table-cell office:value-type="string">
            <text:p>Kemco</text:p>
          </table:table-cell>
          <table:table-cell table:style-name="ce4" office:value-type="string">
            <text:p>April 1987</text:p>
          </table:table-cell>
          <table:table-cell table:style-name="ce4" office:value-type="float" office:value="1992">
            <text:p>1992</text:p>
          </table:table-cell>
          <table:table-cell table:number-columns-repeated="1016"/>
        </table:table-row>
        <table:table-row table:style-name="ro2">
          <table:table-cell office:value-type="float" office:value="678">
            <text:p>678</text:p>
          </table:table-cell>
          <table:table-cell office:value-type="string">
            <text:p>Track &amp; Field II</text:p>
          </table:table-cell>
          <table:table-cell/>
          <table:table-cell office:value-type="string">
            <text:p>Konami</text:p>
          </table:table-cell>
          <table:table-cell office:value-type="string">
            <text:p>Konami</text:p>
          </table:table-cell>
          <table:table-cell office:value-type="string">
            <text:p>Konami</text:p>
          </table:table-cell>
          <table:table-cell table:style-name="ce4" office:value-type="string">
            <text:p>June 1989</text:p>
          </table:table-cell>
          <table:table-cell table:style-name="ce3" office:value-type="date" office:date-value="1989-11-22">
            <text:p>11/22/89</text:p>
          </table:table-cell>
          <table:table-cell table:number-columns-repeated="1016"/>
        </table:table-row>
        <table:table-row table:style-name="ro2">
          <table:table-cell office:value-type="float" office:value="677">
            <text:p>677</text:p>
          </table:table-cell>
          <table:table-cell office:value-type="string">
            <text:p>Track &amp; Field in Barcelona (EU)</text:p>
          </table:table-cell>
          <table:table-cell office:value-type="string">
            <text:p>Track &amp; Field (NA)</text:p>
          </table:table-cell>
          <table:table-cell office:value-type="string">
            <text:p>Konami</text:p>
          </table:table-cell>
          <table:table-cell office:value-type="string">
            <text:p>Konami</text:p>
          </table:table-cell>
          <table:table-cell office:value-type="string">
            <text:p>Kemco</text:p>
          </table:table-cell>
          <table:table-cell table:style-name="ce4" office:value-type="string">
            <text:p>April 1987</text:p>
          </table:table-cell>
          <table:table-cell table:style-name="ce4" office:value-type="float" office:value="1992">
            <text:p>1992</text:p>
          </table:table-cell>
          <table:table-cell table:number-columns-repeated="1016"/>
        </table:table-row>
        <table:table-row table:style-name="ro2">
          <table:table-cell office:value-type="float" office:value="679">
            <text:p>679</text:p>
          </table:table-cell>
          <table:table-cell office:value-type="string">
            <text:p>Treasure Master</text:p>
          </table:table-cell>
          <table:table-cell/>
          <table:table-cell office:value-type="string">
            <text:p>Software Creations</text:p>
          </table:table-cell>
          <table:table-cell office:value-type="string">
            <text:p>American Softworks</text:p>
          </table:table-cell>
          <table:table-cell office:value-type="string">
            <text:p>Unreleased</text:p>
          </table:table-cell>
          <table:table-cell table:style-name="ce4" office:value-type="string">
            <text:p>December 1991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680">
            <text:p>680</text:p>
          </table:table-cell>
          <table:table-cell office:value-type="string">
            <text:p>Trog!</text:p>
          </table:table-cell>
          <table:table-cell/>
          <table:table-cell office:value-type="string">
            <text:p>Visual Concepts</text:p>
          </table:table-cell>
          <table:table-cell table:number-columns-repeated="2" office:value-type="string">
            <text:p>Acclaim Entertainment</text:p>
          </table:table-cell>
          <table:table-cell table:style-name="ce4" office:value-type="string">
            <text:p>October 1991</text:p>
          </table:table-cell>
          <table:table-cell table:style-name="ce4" office:value-type="float" office:value="1991">
            <text:p>1991</text:p>
          </table:table-cell>
          <table:table-cell table:number-columns-repeated="1016"/>
        </table:table-row>
        <table:table-row table:style-name="ro2">
          <table:table-cell office:value-type="float" office:value="681">
            <text:p>681</text:p>
          </table:table-cell>
          <table:table-cell office:value-type="string">
            <text:p>Trojan</text:p>
          </table:table-cell>
          <table:table-cell/>
          <table:table-cell office:value-type="string">
            <text:p>Capcom</text:p>
          </table:table-cell>
          <table:table-cell office:value-type="string">
            <text:p>Capcom</text:p>
          </table:table-cell>
          <table:table-cell office:value-type="string">
            <text:p>Capcom</text:p>
          </table:table-cell>
          <table:table-cell table:style-name="ce4" office:value-type="string">
            <text:p>February 1987</text:p>
          </table:table-cell>
          <table:table-cell table:style-name="ce3" office:value-type="date" office:date-value="1989-03-23">
            <text:p>03/23/89</text:p>
          </table:table-cell>
          <table:table-cell table:number-columns-repeated="1016"/>
        </table:table-row>
        <table:table-row table:style-name="ro3">
          <table:table-cell office:value-type="float" office:value="33">
            <text:p>33</text:p>
          </table:table-cell>
          <table:table-cell office:value-type="string">
            <text:p>Turbo Racing (EU)</text:p>
          </table:table-cell>
          <table:table-cell office:value-type="string">
            <text:p>Al Unser Jr.'s Turbo Racing (NA)</text:p>
          </table:table-cell>
          <table:table-cell table:number-columns-repeated="3" office:value-type="string">
            <text:p>Data East</text:p>
          </table:table-cell>
          <table:table-cell table:style-name="ce4" office:value-type="string">
            <text:p>March 1990</text:p>
          </table:table-cell>
          <table:table-cell table:style-name="ce4" office:value-type="float" office:value="1991">
            <text:p>1991</text:p>
          </table:table-cell>
          <table:table-cell table:number-columns-repeated="1016"/>
        </table:table-row>
        <table:table-row table:style-name="ro2">
          <table:table-cell office:value-type="float" office:value="683">
            <text:p>683</text:p>
          </table:table-cell>
          <table:table-cell office:value-type="string">
            <text:p>Twin Cobra</text:p>
          </table:table-cell>
          <table:table-cell/>
          <table:table-cell office:value-type="string">
            <text:p>Micronics</text:p>
          </table:table-cell>
          <table:table-cell office:value-type="string">
            <text:p>American Sammy</text:p>
          </table:table-cell>
          <table:table-cell office:value-type="string">
            <text:p>Unreleased</text:p>
          </table:table-cell>
          <table:table-cell table:style-name="ce4" office:value-type="string">
            <text:p>January 1990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684">
            <text:p>684</text:p>
          </table:table-cell>
          <table:table-cell office:value-type="string">
            <text:p>Twin Eagle</text:p>
          </table:table-cell>
          <table:table-cell/>
          <table:table-cell office:value-type="string">
            <text:p>SETA</text:p>
          </table:table-cell>
          <table:table-cell office:value-type="string">
            <text:p>Romstar</text:p>
          </table:table-cell>
          <table:table-cell office:value-type="string">
            <text:p>Unreleased</text:p>
          </table:table-cell>
          <table:table-cell table:style-name="ce4" office:value-type="string">
            <text:p>October 1989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685">
            <text:p>685</text:p>
          </table:table-cell>
          <table:table-cell office:value-type="string">
            <text:p>Ufouria: The Saga</text:p>
          </table:table-cell>
          <table:table-cell/>
          <table:table-cell office:value-type="string">
            <text:p>Sunsoft</text:p>
          </table:table-cell>
          <table:table-cell office:value-type="string">
            <text:p>Unreleased</text:p>
          </table:table-cell>
          <table:table-cell office:value-type="string">
            <text:p>Sunsoft</text:p>
          </table:table-cell>
          <table:table-cell table:style-name="ce4" office:value-type="string">
            <text:p>Unreleased</text:p>
          </table:table-cell>
          <table:table-cell table:style-name="ce3" office:value-type="date" office:date-value="1992-11-19">
            <text:p>11/19/92</text:p>
          </table:table-cell>
          <table:table-cell table:number-columns-repeated="1016"/>
        </table:table-row>
        <table:table-row table:style-name="ro2">
          <table:table-cell office:value-type="float" office:value="686">
            <text:p>686</text:p>
          </table:table-cell>
          <table:table-cell office:value-type="string">
            <text:p>Ultima III: Exodus</text:p>
          </table:table-cell>
          <table:table-cell/>
          <table:table-cell office:value-type="string">
            <text:p>Newtopia Planning</text:p>
          </table:table-cell>
          <table:table-cell office:value-type="string">
            <text:p>FCI</text:p>
          </table:table-cell>
          <table:table-cell office:value-type="string">
            <text:p>Unreleased</text:p>
          </table:table-cell>
          <table:table-cell table:style-name="ce4" office:value-type="string">
            <text:p>February 1989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687">
            <text:p>687</text:p>
          </table:table-cell>
          <table:table-cell office:value-type="string">
            <text:p>Ultima IV: Quest of the Avatar</text:p>
          </table:table-cell>
          <table:table-cell/>
          <table:table-cell office:value-type="string">
            <text:p>Atelier Double, Infinity</text:p>
          </table:table-cell>
          <table:table-cell office:value-type="string">
            <text:p>FCI</text:p>
          </table:table-cell>
          <table:table-cell office:value-type="string">
            <text:p>Unreleased</text:p>
          </table:table-cell>
          <table:table-cell table:style-name="ce4" office:value-type="string">
            <text:p>December 1990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688">
            <text:p>688</text:p>
          </table:table-cell>
          <table:table-cell office:value-type="string">
            <text:p>Ultima V: Warriors of Destiny</text:p>
          </table:table-cell>
          <table:table-cell/>
          <table:table-cell office:value-type="string">
            <text:p>Origin Systems</text:p>
          </table:table-cell>
          <table:table-cell office:value-type="string">
            <text:p>FCI</text:p>
          </table:table-cell>
          <table:table-cell office:value-type="string">
            <text:p>Unreleased</text:p>
          </table:table-cell>
          <table:table-cell table:style-name="ce4" office:value-type="string">
            <text:p>January 1993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689">
            <text:p>689</text:p>
          </table:table-cell>
          <table:table-cell office:value-type="string">
            <text:p>Ultimate Air Combat</text:p>
          </table:table-cell>
          <table:table-cell/>
          <table:table-cell office:value-type="string">
            <text:p>Activision</text:p>
          </table:table-cell>
          <table:table-cell office:value-type="string">
            <text:p>Activision</text:p>
          </table:table-cell>
          <table:table-cell office:value-type="string">
            <text:p>Activision</text:p>
          </table:table-cell>
          <table:table-cell table:style-name="ce4" office:value-type="string">
            <text:p>April 1992</text:p>
          </table:table-cell>
          <table:table-cell table:style-name="ce4" office:value-type="string">
            <text:p>November 1992</text:p>
          </table:table-cell>
          <table:table-cell table:number-columns-repeated="1016"/>
        </table:table-row>
        <table:table-row table:style-name="ro2">
          <table:table-cell office:value-type="float" office:value="690">
            <text:p>690</text:p>
          </table:table-cell>
          <table:table-cell office:value-type="string">
            <text:p>Ultimate Basketball</text:p>
          </table:table-cell>
          <table:table-cell/>
          <table:table-cell office:value-type="string">
            <text:p>Aicom</text:p>
          </table:table-cell>
          <table:table-cell office:value-type="string">
            <text:p>American Sammy</text:p>
          </table:table-cell>
          <table:table-cell office:value-type="string">
            <text:p>Unreleased</text:p>
          </table:table-cell>
          <table:table-cell table:style-name="ce4" office:value-type="string">
            <text:p>September 1990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692">
            <text:p>692</text:p>
          </table:table-cell>
          <table:table-cell office:value-type="string">
            <text:p>Uncharted Waters</text:p>
          </table:table-cell>
          <table:table-cell/>
          <table:table-cell office:value-type="string">
            <text:p>Koei</text:p>
          </table:table-cell>
          <table:table-cell office:value-type="string">
            <text:p>Koei</text:p>
          </table:table-cell>
          <table:table-cell office:value-type="string">
            <text:p>Unreleased</text:p>
          </table:table-cell>
          <table:table-cell table:style-name="ce4" office:value-type="string">
            <text:p>November 1991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693">
            <text:p>693</text:p>
          </table:table-cell>
          <table:table-cell office:value-type="string">
            <text:p>Uninvited</text:p>
          </table:table-cell>
          <table:table-cell/>
          <table:table-cell office:value-type="string">
            <text:p>Kemco</text:p>
          </table:table-cell>
          <table:table-cell office:value-type="string">
            <text:p>Kemco*Seika</text:p>
          </table:table-cell>
          <table:table-cell office:value-type="string">
            <text:p>Unreleased</text:p>
          </table:table-cell>
          <table:table-cell table:style-name="ce4" office:value-type="string">
            <text:p>June 1991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695">
            <text:p>695</text:p>
          </table:table-cell>
          <table:table-cell office:value-type="string">
            <text:p>Urban Champion</text:p>
          </table:table-cell>
          <table:table-cell/>
          <table:table-cell office:value-type="string">
            <text:p>Nintendo Research &amp; Development 1</text:p>
          </table:table-cell>
          <table:table-cell table:number-columns-repeated="2" office:value-type="string">
            <text:p>Nintendo</text:p>
          </table:table-cell>
          <table:table-cell table:style-name="ce4" office:value-type="string">
            <text:p>August 1986</text:p>
          </table:table-cell>
          <table:table-cell table:style-name="ce4" office:value-type="float" office:value="1987">
            <text:p>1987</text:p>
          </table:table-cell>
          <table:table-cell table:number-columns-repeated="1016"/>
        </table:table-row>
        <table:table-row table:style-name="ro2">
          <table:table-cell office:value-type="float" office:value="696">
            <text:p>696</text:p>
          </table:table-cell>
          <table:table-cell office:value-type="string">
            <text:p>Vegas Dream</text:p>
          </table:table-cell>
          <table:table-cell/>
          <table:table-cell office:value-type="string">
            <text:p>HAL Laboratory</text:p>
          </table:table-cell>
          <table:table-cell office:value-type="string">
            <text:p>HAL America</text:p>
          </table:table-cell>
          <table:table-cell office:value-type="string">
            <text:p>Unreleased</text:p>
          </table:table-cell>
          <table:table-cell table:style-name="ce4" office:value-type="string">
            <text:p>March 1990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697">
            <text:p>697</text:p>
          </table:table-cell>
          <table:table-cell office:value-type="string">
            <text:p>Vice: Project Doom</text:p>
          </table:table-cell>
          <table:table-cell/>
          <table:table-cell office:value-type="string">
            <text:p>Aicom</text:p>
          </table:table-cell>
          <table:table-cell office:value-type="string">
            <text:p>American Sammy</text:p>
          </table:table-cell>
          <table:table-cell office:value-type="string">
            <text:p>Unreleased</text:p>
          </table:table-cell>
          <table:table-cell table:style-name="ce4" office:value-type="string">
            <text:p>November 1991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698">
            <text:p>698</text:p>
          </table:table-cell>
          <table:table-cell office:value-type="string">
            <text:p>Videomation</text:p>
          </table:table-cell>
          <table:table-cell/>
          <table:table-cell office:value-type="string">
            <text:p>FarSight Studios</text:p>
          </table:table-cell>
          <table:table-cell office:value-type="string">
            <text:p>THQ</text:p>
          </table:table-cell>
          <table:table-cell office:value-type="string">
            <text:p>Unreleased</text:p>
          </table:table-cell>
          <table:table-cell table:style-name="ce4" office:value-type="string">
            <text:p>June 1991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699">
            <text:p>699</text:p>
          </table:table-cell>
          <table:table-cell office:value-type="string">
            <text:p>Volleyball</text:p>
          </table:table-cell>
          <table:table-cell/>
          <table:table-cell office:value-type="string">
            <text:p>Nintendo Research &amp; Development 1</text:p>
          </table:table-cell>
          <table:table-cell table:number-columns-repeated="2" office:value-type="string">
            <text:p>Nintendo</text:p>
          </table:table-cell>
          <table:table-cell table:style-name="ce4" office:value-type="string">
            <text:p>March 1987</text:p>
          </table:table-cell>
          <table:table-cell table:style-name="ce3" office:value-type="date" office:date-value="1987-11-15">
            <text:p>11/15/87</text:p>
          </table:table-cell>
          <table:table-cell table:number-columns-repeated="1016"/>
        </table:table-row>
        <table:table-row table:style-name="ro2">
          <table:table-cell office:value-type="float" office:value="700">
            <text:p>700</text:p>
          </table:table-cell>
          <table:table-cell office:value-type="string">
            <text:p>Wacky Races</text:p>
          </table:table-cell>
          <table:table-cell/>
          <table:table-cell office:value-type="string">
            <text:p>Atlus</text:p>
          </table:table-cell>
          <table:table-cell office:value-type="string">
            <text:p>Atlus</text:p>
          </table:table-cell>
          <table:table-cell office:value-type="string">
            <text:p>Unreleased</text:p>
          </table:table-cell>
          <table:table-cell table:style-name="ce4" office:value-type="string">
            <text:p>May 1992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701">
            <text:p>701</text:p>
          </table:table-cell>
          <table:table-cell office:value-type="string">
            <text:p>Wall Street Kid</text:p>
          </table:table-cell>
          <table:table-cell/>
          <table:table-cell table:number-columns-repeated="2" office:value-type="string">
            <text:p>SOFEL</text:p>
          </table:table-cell>
          <table:table-cell office:value-type="string">
            <text:p>Unreleased</text:p>
          </table:table-cell>
          <table:table-cell table:style-name="ce4" office:value-type="string">
            <text:p>June 1990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702">
            <text:p>702</text:p>
          </table:table-cell>
          <table:table-cell office:value-type="string">
            <text:p>Wario's Woods</text:p>
          </table:table-cell>
          <table:table-cell/>
          <table:table-cell office:value-type="string">
            <text:p>Nintendo Research &amp; Development 1</text:p>
          </table:table-cell>
          <table:table-cell table:number-columns-repeated="2" office:value-type="string">
            <text:p>Nintendo</text:p>
          </table:table-cell>
          <table:table-cell table:style-name="ce3" office:value-type="date" office:date-value="1994-12-10">
            <text:p>12/10/94</text:p>
          </table:table-cell>
          <table:table-cell table:style-name="ce4" office:value-type="float" office:value="1994">
            <text:p>1994</text:p>
          </table:table-cell>
          <table:table-cell table:number-columns-repeated="1016"/>
        </table:table-row>
        <table:table-row table:style-name="ro2">
          <table:table-cell office:value-type="float" office:value="703">
            <text:p>703</text:p>
          </table:table-cell>
          <table:table-cell office:value-type="string">
            <text:p>Wayne Gretzky Hockey</text:p>
          </table:table-cell>
          <table:table-cell/>
          <table:table-cell office:value-type="string">
            <text:p>Bethesda Softworks</text:p>
          </table:table-cell>
          <table:table-cell office:value-type="string">
            <text:p>THQ</text:p>
          </table:table-cell>
          <table:table-cell office:value-type="string">
            <text:p>Unreleased</text:p>
          </table:table-cell>
          <table:table-cell table:style-name="ce4" office:value-type="string">
            <text:p>January 1991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704">
            <text:p>704</text:p>
          </table:table-cell>
          <table:table-cell office:value-type="string">
            <text:p>Wayne's World</text:p>
          </table:table-cell>
          <table:table-cell/>
          <table:table-cell office:value-type="string">
            <text:p>Radical Entertainment</text:p>
          </table:table-cell>
          <table:table-cell office:value-type="string">
            <text:p>THQ</text:p>
          </table:table-cell>
          <table:table-cell office:value-type="string">
            <text:p>Unreleased</text:p>
          </table:table-cell>
          <table:table-cell table:style-name="ce4" office:value-type="string">
            <text:p>November 1993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705">
            <text:p>705</text:p>
          </table:table-cell>
          <table:table-cell office:value-type="string">
            <text:p>WCW Wrestling</text:p>
          </table:table-cell>
          <table:table-cell/>
          <table:table-cell office:value-type="string">
            <text:p>Nichibutsu</text:p>
          </table:table-cell>
          <table:table-cell office:value-type="string">
            <text:p>FCI</text:p>
          </table:table-cell>
          <table:table-cell office:value-type="string">
            <text:p>Unreleased</text:p>
          </table:table-cell>
          <table:table-cell table:style-name="ce4" office:value-type="string">
            <text:p>April 1990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706">
            <text:p>706</text:p>
          </table:table-cell>
          <table:table-cell office:value-type="string">
            <text:p>Werewolf: The Last Warrior</text:p>
          </table:table-cell>
          <table:table-cell/>
          <table:table-cell office:value-type="string">
            <text:p>Data East, Sakata SAS</text:p>
          </table:table-cell>
          <table:table-cell table:number-columns-repeated="2" office:value-type="string">
            <text:p>Data East</text:p>
          </table:table-cell>
          <table:table-cell table:style-name="ce4" office:value-type="string">
            <text:p>November 1990</text:p>
          </table:table-cell>
          <table:table-cell table:style-name="ce3" office:value-type="date" office:date-value="1991-09-26">
            <text:p>09/26/91</text:p>
          </table:table-cell>
          <table:table-cell table:number-columns-repeated="1016"/>
        </table:table-row>
        <table:table-row table:style-name="ro2">
          <table:table-cell office:value-type="float" office:value="707">
            <text:p>707</text:p>
          </table:table-cell>
          <table:table-cell office:value-type="string">
            <text:p>Wheel of Fortune</text:p>
          </table:table-cell>
          <table:table-cell/>
          <table:table-cell office:value-type="string">
            <text:p>Rare</text:p>
          </table:table-cell>
          <table:table-cell office:value-type="string">
            <text:p>GameTek</text:p>
          </table:table-cell>
          <table:table-cell office:value-type="string">
            <text:p>Unreleased</text:p>
          </table:table-cell>
          <table:table-cell table:style-name="ce4" office:value-type="string">
            <text:p>September 1988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708">
            <text:p>708</text:p>
          </table:table-cell>
          <table:table-cell office:value-type="string">
            <text:p>Wheel of Fortune Family Edition</text:p>
          </table:table-cell>
          <table:table-cell/>
          <table:table-cell office:value-type="string">
            <text:p>Rare</text:p>
          </table:table-cell>
          <table:table-cell office:value-type="string">
            <text:p>GameTek</text:p>
          </table:table-cell>
          <table:table-cell office:value-type="string">
            <text:p>Unreleased</text:p>
          </table:table-cell>
          <table:table-cell table:style-name="ce4" office:value-type="string">
            <text:p>March 1990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710">
            <text:p>710</text:p>
          </table:table-cell>
          <table:table-cell office:value-type="string">
            <text:p>Wheel of Fortune Junior Edition</text:p>
          </table:table-cell>
          <table:table-cell/>
          <table:table-cell office:value-type="string">
            <text:p>Rare</text:p>
          </table:table-cell>
          <table:table-cell office:value-type="string">
            <text:p>GameTek</text:p>
          </table:table-cell>
          <table:table-cell office:value-type="string">
            <text:p>Unreleased</text:p>
          </table:table-cell>
          <table:table-cell table:style-name="ce4" office:value-type="string">
            <text:p>October 1989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709">
            <text:p>709</text:p>
          </table:table-cell>
          <table:table-cell office:value-type="string">
            <text:p>Wheel of Fortune: Featuring Vanna White</text:p>
          </table:table-cell>
          <table:table-cell/>
          <table:table-cell office:value-type="string">
            <text:p>Imagitec</text:p>
          </table:table-cell>
          <table:table-cell office:value-type="string">
            <text:p>GameTek</text:p>
          </table:table-cell>
          <table:table-cell office:value-type="string">
            <text:p>Unreleased</text:p>
          </table:table-cell>
          <table:table-cell table:style-name="ce4" office:value-type="string">
            <text:p>January 1992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711">
            <text:p>711</text:p>
          </table:table-cell>
          <table:table-cell office:value-type="string">
            <text:p>Where in Time Is Carmen Sandiego?</text:p>
          </table:table-cell>
          <table:table-cell/>
          <table:table-cell office:value-type="string">
            <text:p>Distinctive Software</text:p>
          </table:table-cell>
          <table:table-cell office:value-type="string">
            <text:p>Konami</text:p>
          </table:table-cell>
          <table:table-cell office:value-type="string">
            <text:p>Unreleased</text:p>
          </table:table-cell>
          <table:table-cell table:style-name="ce4" office:value-type="string">
            <text:p>October 1991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712">
            <text:p>712</text:p>
          </table:table-cell>
          <table:table-cell office:value-type="string">
            <text:p>Where's Waldo?</text:p>
          </table:table-cell>
          <table:table-cell/>
          <table:table-cell office:value-type="string">
            <text:p>Bethesda Softworks</text:p>
          </table:table-cell>
          <table:table-cell office:value-type="string">
            <text:p>THQ</text:p>
          </table:table-cell>
          <table:table-cell office:value-type="string">
            <text:p>Unreleased</text:p>
          </table:table-cell>
          <table:table-cell table:style-name="ce3" office:value-type="date" office:date-value="1991-09-17">
            <text:p>09/17/91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713">
            <text:p>713</text:p>
          </table:table-cell>
          <table:table-cell office:value-type="string">
            <text:p>Who Framed Roger Rabbit</text:p>
          </table:table-cell>
          <table:table-cell/>
          <table:table-cell office:value-type="string">
            <text:p>Rare</text:p>
          </table:table-cell>
          <table:table-cell office:value-type="string">
            <text:p>LJN</text:p>
          </table:table-cell>
          <table:table-cell office:value-type="string">
            <text:p>Unreleased</text:p>
          </table:table-cell>
          <table:table-cell table:style-name="ce4" office:value-type="string">
            <text:p>September 1989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714">
            <text:p>714</text:p>
          </table:table-cell>
          <table:table-cell office:value-type="string">
            <text:p>Whomp 'Em</text:p>
          </table:table-cell>
          <table:table-cell/>
          <table:table-cell office:value-type="string">
            <text:p>Jaleco</text:p>
          </table:table-cell>
          <table:table-cell office:value-type="string">
            <text:p>Jaleco</text:p>
          </table:table-cell>
          <table:table-cell office:value-type="string">
            <text:p>Unreleased</text:p>
          </table:table-cell>
          <table:table-cell table:style-name="ce4" office:value-type="string">
            <text:p>March 1991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715">
            <text:p>715</text:p>
          </table:table-cell>
          <table:table-cell office:value-type="string">
            <text:p>Widget</text:p>
          </table:table-cell>
          <table:table-cell/>
          <table:table-cell office:value-type="string">
            <text:p>Graphic Research</text:p>
          </table:table-cell>
          <table:table-cell office:value-type="string">
            <text:p>Atlus</text:p>
          </table:table-cell>
          <table:table-cell office:value-type="string">
            <text:p>Unreleased</text:p>
          </table:table-cell>
          <table:table-cell table:style-name="ce4" office:value-type="string">
            <text:p>November 1992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716">
            <text:p>716</text:p>
          </table:table-cell>
          <table:table-cell office:value-type="string">
            <text:p>Wild Gunman</text:p>
          </table:table-cell>
          <table:table-cell/>
          <table:table-cell office:value-type="string">
            <text:p>Nintendo Research &amp; Development 1, Intelligent Systems</text:p>
          </table:table-cell>
          <table:table-cell table:number-columns-repeated="2" office:value-type="string">
            <text:p>Nintendo</text:p>
          </table:table-cell>
          <table:table-cell table:style-name="ce3" office:value-type="date" office:date-value="1985-10-18">
            <text:p>10/18/85</text:p>
          </table:table-cell>
          <table:table-cell table:style-name="ce3" office:value-type="date" office:date-value="1987-08-22">
            <text:p>08/22/87</text:p>
          </table:table-cell>
          <table:table-cell table:number-columns-repeated="1016"/>
        </table:table-row>
        <table:table-row table:style-name="ro2">
          <table:table-cell office:value-type="float" office:value="717">
            <text:p>717</text:p>
          </table:table-cell>
          <table:table-cell office:value-type="string">
            <text:p>Willow</text:p>
          </table:table-cell>
          <table:table-cell/>
          <table:table-cell office:value-type="string">
            <text:p>Capcom</text:p>
          </table:table-cell>
          <table:table-cell office:value-type="string">
            <text:p>Capcom</text:p>
          </table:table-cell>
          <table:table-cell office:value-type="string">
            <text:p>Capcom</text:p>
          </table:table-cell>
          <table:table-cell table:style-name="ce4" office:value-type="string">
            <text:p>December 1989</text:p>
          </table:table-cell>
          <table:table-cell table:style-name="ce3" office:value-type="date" office:date-value="1991-11-28">
            <text:p>11/28/91</text:p>
          </table:table-cell>
          <table:table-cell table:number-columns-repeated="1016"/>
        </table:table-row>
        <table:table-row table:style-name="ro2">
          <table:table-cell office:value-type="float" office:value="718">
            <text:p>718</text:p>
          </table:table-cell>
          <table:table-cell office:value-type="string">
            <text:p>Win, Lose, or Draw</text:p>
          </table:table-cell>
          <table:table-cell/>
          <table:table-cell office:value-type="string">
            <text:p>Riedel Software Productions</text:p>
          </table:table-cell>
          <table:table-cell office:value-type="string">
            <text:p>Hi Tech Expressions</text:p>
          </table:table-cell>
          <table:table-cell office:value-type="string">
            <text:p>Unreleased</text:p>
          </table:table-cell>
          <table:table-cell table:style-name="ce4" office:value-type="string">
            <text:p>March 1990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719">
            <text:p>719</text:p>
          </table:table-cell>
          <table:table-cell office:value-type="string">
            <text:p>Winter Games</text:p>
          </table:table-cell>
          <table:table-cell/>
          <table:table-cell office:value-type="string">
            <text:p>Atelier Double</text:p>
          </table:table-cell>
          <table:table-cell office:value-type="string">
            <text:p>Acclaim Entertainment</text:p>
          </table:table-cell>
          <table:table-cell office:value-type="string">
            <text:p>Unreleased</text:p>
          </table:table-cell>
          <table:table-cell table:style-name="ce4" office:value-type="string">
            <text:p>September 1987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721">
            <text:p>721</text:p>
          </table:table-cell>
          <table:table-cell office:value-type="string">
            <text:p>Wizardry II: The Knight of Diamonds</text:p>
          </table:table-cell>
          <table:table-cell/>
          <table:table-cell office:value-type="string">
            <text:p>Sir-Tech</text:p>
          </table:table-cell>
          <table:table-cell office:value-type="string">
            <text:p>ASCII</text:p>
          </table:table-cell>
          <table:table-cell office:value-type="string">
            <text:p>Unreleased</text:p>
          </table:table-cell>
          <table:table-cell table:style-name="ce4" office:value-type="string">
            <text:p>April 1992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720">
            <text:p>720</text:p>
          </table:table-cell>
          <table:table-cell office:value-type="string">
            <text:p>Wizardry: Proving Grounds of the Mad Overlord</text:p>
          </table:table-cell>
          <table:table-cell/>
          <table:table-cell office:value-type="string">
            <text:p>Sir-Tech</text:p>
          </table:table-cell>
          <table:table-cell office:value-type="string">
            <text:p>Nexoft</text:p>
          </table:table-cell>
          <table:table-cell office:value-type="string">
            <text:p>Unreleased</text:p>
          </table:table-cell>
          <table:table-cell table:style-name="ce4" office:value-type="string">
            <text:p>July 1990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722">
            <text:p>722</text:p>
          </table:table-cell>
          <table:table-cell office:value-type="string">
            <text:p>Wizards &amp; Warriors</text:p>
          </table:table-cell>
          <table:table-cell/>
          <table:table-cell office:value-type="string">
            <text:p>Rare</text:p>
          </table:table-cell>
          <table:table-cell table:number-columns-repeated="2" office:value-type="string">
            <text:p>Acclaim Entertainment</text:p>
          </table:table-cell>
          <table:table-cell table:style-name="ce4" office:value-type="string">
            <text:p>December 1987</text:p>
          </table:table-cell>
          <table:table-cell table:style-name="ce3" office:value-type="date" office:date-value="1990-01-17">
            <text:p>01/17/90</text:p>
          </table:table-cell>
          <table:table-cell table:number-columns-repeated="1016"/>
        </table:table-row>
        <table:table-row table:style-name="ro2">
          <table:table-cell office:value-type="float" office:value="724">
            <text:p>724</text:p>
          </table:table-cell>
          <table:table-cell office:value-type="string">
            <text:p>Wizards &amp; Warriors III (EU)</text:p>
          </table:table-cell>
          <table:table-cell office:value-type="string">
            <text:p>Wizards &amp; Warriors III: Kuros: Visions of Power (NA)</text:p>
          </table:table-cell>
          <table:table-cell office:value-type="string">
            <text:p>Zippo Games</text:p>
          </table:table-cell>
          <table:table-cell table:number-columns-repeated="2" office:value-type="string">
            <text:p>Acclaim Entertainment</text:p>
          </table:table-cell>
          <table:table-cell table:style-name="ce4" office:value-type="string">
            <text:p>March 1992</text:p>
          </table:table-cell>
          <table:table-cell table:style-name="ce3" office:value-type="date" office:date-value="1993-01-21">
            <text:p>01/21/93</text:p>
          </table:table-cell>
          <table:table-cell table:number-columns-repeated="1016"/>
        </table:table-row>
        <table:table-row table:style-name="ro2">
          <table:table-cell office:value-type="float" office:value="723">
            <text:p>723</text:p>
          </table:table-cell>
          <table:table-cell office:value-type="string">
            <text:p>Wizards &amp; Warriors III: Kuros: Visions of Power (NA)</text:p>
          </table:table-cell>
          <table:table-cell/>
          <table:table-cell office:value-type="string">
            <text:p>Zippo Games</text:p>
          </table:table-cell>
          <table:table-cell table:number-columns-repeated="2" office:value-type="string">
            <text:p>Acclaim Entertainment</text:p>
          </table:table-cell>
          <table:table-cell table:style-name="ce4" office:value-type="string">
            <text:p>March 1992</text:p>
          </table:table-cell>
          <table:table-cell table:style-name="ce3" office:value-type="date" office:date-value="1993-01-21">
            <text:p>01/21/93</text:p>
          </table:table-cell>
          <table:table-cell table:number-columns-repeated="1016"/>
        </table:table-row>
        <table:table-row table:style-name="ro2">
          <table:table-cell office:value-type="float" office:value="725">
            <text:p>725</text:p>
          </table:table-cell>
          <table:table-cell office:value-type="string">
            <text:p>Wolverine</text:p>
          </table:table-cell>
          <table:table-cell/>
          <table:table-cell office:value-type="string">
            <text:p>Software Creations</text:p>
          </table:table-cell>
          <table:table-cell office:value-type="string">
            <text:p>LJN</text:p>
          </table:table-cell>
          <table:table-cell office:value-type="string">
            <text:p>Unreleased</text:p>
          </table:table-cell>
          <table:table-cell table:style-name="ce4" office:value-type="string">
            <text:p>October 1991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726">
            <text:p>726</text:p>
          </table:table-cell>
          <table:table-cell office:value-type="string">
            <text:p>World Champ</text:p>
          </table:table-cell>
          <table:table-cell/>
          <table:table-cell office:value-type="string">
            <text:p>Pixel</text:p>
          </table:table-cell>
          <table:table-cell office:value-type="string">
            <text:p>Romstar</text:p>
          </table:table-cell>
          <table:table-cell office:value-type="string">
            <text:p>Taito</text:p>
          </table:table-cell>
          <table:table-cell table:number-columns-repeated="2" table:style-name="ce4" office:value-type="string">
            <text:p>April 1991</text:p>
          </table:table-cell>
          <table:table-cell table:number-columns-repeated="1016"/>
        </table:table-row>
        <table:table-row table:style-name="ro2">
          <table:table-cell office:value-type="float" office:value="727">
            <text:p>727</text:p>
          </table:table-cell>
          <table:table-cell office:value-type="string">
            <text:p>World Class Track Meet</text:p>
          </table:table-cell>
          <table:table-cell/>
          <table:table-cell office:value-type="string">
            <text:p>Human Entertainment</text:p>
          </table:table-cell>
          <table:table-cell office:value-type="string">
            <text:p>Nintendo</text:p>
          </table:table-cell>
          <table:table-cell office:value-type="string">
            <text:p>Unreleased</text:p>
          </table:table-cell>
          <table:table-cell table:style-name="ce4" office:value-type="string">
            <text:p>August 1988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728">
            <text:p>728</text:p>
          </table:table-cell>
          <table:table-cell office:value-type="string">
            <text:p>World Games</text:p>
          </table:table-cell>
          <table:table-cell/>
          <table:table-cell office:value-type="string">
            <text:p>Software Creations</text:p>
          </table:table-cell>
          <table:table-cell office:value-type="string">
            <text:p>Milton Bradley Company</text:p>
          </table:table-cell>
          <table:table-cell office:value-type="string">
            <text:p>Unreleased</text:p>
          </table:table-cell>
          <table:table-cell table:style-name="ce4" office:value-type="string">
            <text:p>March 1989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729">
            <text:p>729</text:p>
          </table:table-cell>
          <table:table-cell office:value-type="string">
            <text:p>Wrath of the Black Manta</text:p>
          </table:table-cell>
          <table:table-cell/>
          <table:table-cell office:value-type="string">
            <text:p>AI</text:p>
          </table:table-cell>
          <table:table-cell office:value-type="string">
            <text:p>Taito</text:p>
          </table:table-cell>
          <table:table-cell office:value-type="string">
            <text:p>Taito</text:p>
          </table:table-cell>
          <table:table-cell table:style-name="ce4" office:value-type="string">
            <text:p>April 1990</text:p>
          </table:table-cell>
          <table:table-cell table:style-name="ce3" office:value-type="date" office:date-value="1991-01-24">
            <text:p>01/24/91</text:p>
          </table:table-cell>
          <table:table-cell table:number-columns-repeated="1016"/>
        </table:table-row>
        <table:table-row table:style-name="ro2">
          <table:table-cell office:value-type="float" office:value="730">
            <text:p>730</text:p>
          </table:table-cell>
          <table:table-cell office:value-type="string">
            <text:p>Wrecking Crew</text:p>
          </table:table-cell>
          <table:table-cell/>
          <table:table-cell office:value-type="string">
            <text:p>Nintendo Research &amp; Development 1</text:p>
          </table:table-cell>
          <table:table-cell table:number-columns-repeated="2" office:value-type="string">
            <text:p>Nintendo</text:p>
          </table:table-cell>
          <table:table-cell table:style-name="ce3" office:value-type="date" office:date-value="1985-10-18">
            <text:p>10/18/85</text:p>
          </table:table-cell>
          <table:table-cell table:style-name="ce4" office:value-type="float" office:value="1987">
            <text:p>1987</text:p>
          </table:table-cell>
          <table:table-cell table:number-columns-repeated="1016"/>
        </table:table-row>
        <table:table-row table:style-name="ro3">
          <table:table-cell office:value-type="float" office:value="731">
            <text:p>731</text:p>
          </table:table-cell>
          <table:table-cell office:value-type="string">
            <text:p>Wurm: Journey to the Center of the Earth</text:p>
          </table:table-cell>
          <table:table-cell/>
          <table:table-cell office:value-type="string">
            <text:p>Cyclone System</text:p>
          </table:table-cell>
          <table:table-cell office:value-type="string">
            <text:p>Asmik</text:p>
          </table:table-cell>
          <table:table-cell office:value-type="string">
            <text:p>Unreleased</text:p>
          </table:table-cell>
          <table:table-cell table:style-name="ce4" office:value-type="string">
            <text:p>November 1991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732">
            <text:p>732</text:p>
          </table:table-cell>
          <table:table-cell office:value-type="string">
            <text:p>WWF King of the Ring</text:p>
          </table:table-cell>
          <table:table-cell/>
          <table:table-cell office:value-type="string">
            <text:p>Gray Matter Interactive, Eastridge Technology</text:p>
          </table:table-cell>
          <table:table-cell table:number-columns-repeated="2" office:value-type="string">
            <text:p>LJN</text:p>
          </table:table-cell>
          <table:table-cell table:number-columns-repeated="2" table:style-name="ce4" office:value-type="string">
            <text:p>November 1993</text:p>
          </table:table-cell>
          <table:table-cell table:number-columns-repeated="1016"/>
        </table:table-row>
        <table:table-row table:style-name="ro3">
          <table:table-cell office:value-type="float" office:value="733">
            <text:p>733</text:p>
          </table:table-cell>
          <table:table-cell office:value-type="string">
            <text:p>WWF WrestleMania</text:p>
          </table:table-cell>
          <table:table-cell/>
          <table:table-cell office:value-type="string">
            <text:p>Rare</text:p>
          </table:table-cell>
          <table:table-cell table:number-columns-repeated="2" office:value-type="string">
            <text:p>Acclaim Entertainment</text:p>
          </table:table-cell>
          <table:table-cell table:style-name="ce4" office:value-type="string">
            <text:p>January 1989</text:p>
          </table:table-cell>
          <table:table-cell table:style-name="ce4" office:value-type="float" office:value="1989">
            <text:p>1989</text:p>
          </table:table-cell>
          <table:table-cell table:number-columns-repeated="1016"/>
        </table:table-row>
        <table:table-row table:style-name="ro3">
          <table:table-cell office:value-type="float" office:value="734">
            <text:p>734</text:p>
          </table:table-cell>
          <table:table-cell office:value-type="string">
            <text:p>WWF WrestleMania Challenge</text:p>
          </table:table-cell>
          <table:table-cell/>
          <table:table-cell office:value-type="string">
            <text:p>Rare</text:p>
          </table:table-cell>
          <table:table-cell table:number-columns-repeated="2" office:value-type="string">
            <text:p>LJN</text:p>
          </table:table-cell>
          <table:table-cell table:style-name="ce4" office:value-type="string">
            <text:p>November 1990</text:p>
          </table:table-cell>
          <table:table-cell table:style-name="ce4" office:value-type="float" office:value="1991">
            <text:p>1991</text:p>
          </table:table-cell>
          <table:table-cell table:number-columns-repeated="1016"/>
        </table:table-row>
        <table:table-row table:style-name="ro3">
          <table:table-cell office:value-type="float" office:value="735">
            <text:p>735</text:p>
          </table:table-cell>
          <table:table-cell office:value-type="string">
            <text:p>WWF WrestleMania: Steel Cage Challenge</text:p>
          </table:table-cell>
          <table:table-cell/>
          <table:table-cell office:value-type="string">
            <text:p>Sculptured Software</text:p>
          </table:table-cell>
          <table:table-cell table:number-columns-repeated="2" office:value-type="string">
            <text:p>LJN</text:p>
          </table:table-cell>
          <table:table-cell table:style-name="ce4" office:value-type="string">
            <text:p>September 1992</text:p>
          </table:table-cell>
          <table:table-cell table:style-name="ce4" office:value-type="float" office:value="1992">
            <text:p>1992</text:p>
          </table:table-cell>
          <table:table-cell table:number-columns-repeated="1016"/>
        </table:table-row>
        <table:table-row table:style-name="ro3">
          <table:table-cell office:value-type="float" office:value="736">
            <text:p>736</text:p>
          </table:table-cell>
          <table:table-cell office:value-type="string">
            <text:p>Xenophobe</text:p>
          </table:table-cell>
          <table:table-cell/>
          <table:table-cell office:value-type="string">
            <text:p>Sunsoft</text:p>
          </table:table-cell>
          <table:table-cell office:value-type="string">
            <text:p>Sunsoft</text:p>
          </table:table-cell>
          <table:table-cell office:value-type="string">
            <text:p>Unreleased</text:p>
          </table:table-cell>
          <table:table-cell table:style-name="ce4" office:value-type="string">
            <text:p>December 1988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737">
            <text:p>737</text:p>
          </table:table-cell>
          <table:table-cell office:value-type="string">
            <text:p>Xevious</text:p>
          </table:table-cell>
          <table:table-cell/>
          <table:table-cell office:value-type="string">
            <text:p>Namco</text:p>
          </table:table-cell>
          <table:table-cell office:value-type="string">
            <text:p>Bandai</text:p>
          </table:table-cell>
          <table:table-cell office:value-type="string">
            <text:p>Bandai</text:p>
          </table:table-cell>
          <table:table-cell table:style-name="ce4" office:value-type="string">
            <text:p>September 1988</text:p>
          </table:table-cell>
          <table:table-cell table:style-name="ce3" office:value-type="date" office:date-value="1989-10-25">
            <text:p>10/25/89</text:p>
          </table:table-cell>
          <table:table-cell table:number-columns-repeated="1016"/>
        </table:table-row>
        <table:table-row table:style-name="ro3">
          <table:table-cell office:value-type="float" office:value="738">
            <text:p>738</text:p>
          </table:table-cell>
          <table:table-cell office:value-type="string">
            <text:p>Xexyz</text:p>
          </table:table-cell>
          <table:table-cell/>
          <table:table-cell office:value-type="string">
            <text:p>Atlus</text:p>
          </table:table-cell>
          <table:table-cell office:value-type="string">
            <text:p>Hudson Soft</text:p>
          </table:table-cell>
          <table:table-cell office:value-type="string">
            <text:p>Unreleased</text:p>
          </table:table-cell>
          <table:table-cell table:style-name="ce4" office:value-type="string">
            <text:p>April 1990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739">
            <text:p>739</text:p>
          </table:table-cell>
          <table:table-cell office:value-type="string">
            <text:p>Yo! Noid</text:p>
          </table:table-cell>
          <table:table-cell/>
          <table:table-cell office:value-type="string">
            <text:p>Now Production</text:p>
          </table:table-cell>
          <table:table-cell office:value-type="string">
            <text:p>Capcom</text:p>
          </table:table-cell>
          <table:table-cell office:value-type="string">
            <text:p>Unreleased</text:p>
          </table:table-cell>
          <table:table-cell table:style-name="ce4" office:value-type="string">
            <text:p>November 1990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740">
            <text:p>740</text:p>
          </table:table-cell>
          <table:table-cell office:value-type="string">
            <text:p>Yoshi (NA)</text:p>
          </table:table-cell>
          <table:table-cell/>
          <table:table-cell office:value-type="string">
            <text:p>Game Freak</text:p>
          </table:table-cell>
          <table:table-cell table:number-columns-repeated="2" office:value-type="string">
            <text:p>Nintendo</text:p>
          </table:table-cell>
          <table:table-cell table:style-name="ce3" office:value-type="date" office:date-value="1992-06-01">
            <text:p>06/01/92</text:p>
          </table:table-cell>
          <table:table-cell table:style-name="ce3" office:value-type="date" office:date-value="1992-12-30">
            <text:p>12/30/92</text:p>
          </table:table-cell>
          <table:table-cell table:number-columns-repeated="1016"/>
        </table:table-row>
        <table:table-row table:style-name="ro3">
          <table:table-cell office:value-type="float" office:value="742">
            <text:p>742</text:p>
          </table:table-cell>
          <table:table-cell office:value-type="string">
            <text:p>Yoshi's Cookie</text:p>
          </table:table-cell>
          <table:table-cell/>
          <table:table-cell office:value-type="string">
            <text:p>TOSE</text:p>
          </table:table-cell>
          <table:table-cell table:number-columns-repeated="2" office:value-type="string">
            <text:p>Nintendo</text:p>
          </table:table-cell>
          <table:table-cell table:style-name="ce3" office:value-type="date" office:date-value="1993-04-10">
            <text:p>04/10/93</text:p>
          </table:table-cell>
          <table:table-cell table:style-name="ce3" office:value-type="date" office:date-value="1994-04-28">
            <text:p>04/28/94</text:p>
          </table:table-cell>
          <table:table-cell table:number-columns-repeated="1016"/>
        </table:table-row>
        <table:table-row table:style-name="ro3">
          <table:table-cell office:value-type="float" office:value="744">
            <text:p>744</text:p>
          </table:table-cell>
          <table:table-cell office:value-type="string">
            <text:p>Zanac</text:p>
          </table:table-cell>
          <table:table-cell/>
          <table:table-cell office:value-type="string">
            <text:p>Compile</text:p>
          </table:table-cell>
          <table:table-cell office:value-type="string">
            <text:p>FCI</text:p>
          </table:table-cell>
          <table:table-cell office:value-type="string">
            <text:p>Unreleased</text:p>
          </table:table-cell>
          <table:table-cell table:style-name="ce4" office:value-type="string">
            <text:p>October 1987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2">
          <table:table-cell office:value-type="float" office:value="745">
            <text:p>745</text:p>
          </table:table-cell>
          <table:table-cell office:value-type="string">
            <text:p>Zelda II: The Adventure of Link</text:p>
          </table:table-cell>
          <table:table-cell/>
          <table:table-cell office:value-type="string">
            <text:p>Nintendo Research &amp; Development 4</text:p>
          </table:table-cell>
          <table:table-cell table:number-columns-repeated="2" office:value-type="string">
            <text:p>Nintendo</text:p>
          </table:table-cell>
          <table:table-cell table:style-name="ce3" office:value-type="date" office:date-value="1988-12-01">
            <text:p>12/01/88</text:p>
          </table:table-cell>
          <table:table-cell table:style-name="ce4" office:value-type="float" office:value="1990">
            <text:p>1990</text:p>
          </table:table-cell>
          <table:table-cell table:number-columns-repeated="1016"/>
        </table:table-row>
        <table:table-row table:style-name="ro3">
          <table:table-cell office:value-type="float" office:value="746">
            <text:p>746</text:p>
          </table:table-cell>
          <table:table-cell office:value-type="string">
            <text:p>Zen the Intergalactic Ninja</text:p>
          </table:table-cell>
          <table:table-cell/>
          <table:table-cell office:value-type="string">
            <text:p>Konami</text:p>
          </table:table-cell>
          <table:table-cell office:value-type="string">
            <text:p>Konami</text:p>
          </table:table-cell>
          <table:table-cell office:value-type="string">
            <text:p>Konami</text:p>
          </table:table-cell>
          <table:table-cell table:style-name="ce4" office:value-type="string">
            <text:p>March 1993</text:p>
          </table:table-cell>
          <table:table-cell table:style-name="ce4" office:value-type="float" office:value="1993">
            <text:p>1993</text:p>
          </table:table-cell>
          <table:table-cell table:number-columns-repeated="1016"/>
        </table:table-row>
        <table:table-row table:style-name="ro3">
          <table:table-cell office:value-type="float" office:value="747">
            <text:p>747</text:p>
          </table:table-cell>
          <table:table-cell office:value-type="string">
            <text:p>Zoda's Revenge: StarTropics II</text:p>
          </table:table-cell>
          <table:table-cell/>
          <table:table-cell office:value-type="string">
            <text:p>Nintendo Research &amp; Development 3</text:p>
          </table:table-cell>
          <table:table-cell office:value-type="string">
            <text:p>Nintendo</text:p>
          </table:table-cell>
          <table:table-cell office:value-type="string">
            <text:p>Unreleased</text:p>
          </table:table-cell>
          <table:table-cell table:style-name="ce3" office:value-type="date" office:date-value="1994-03-15">
            <text:p>03/15/94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>
          <table:table-cell office:value-type="float" office:value="748">
            <text:p>748</text:p>
          </table:table-cell>
          <table:table-cell office:value-type="string">
            <text:p>Zombie Nation</text:p>
          </table:table-cell>
          <table:table-cell/>
          <table:table-cell office:value-type="string">
            <text:p>KAZe</text:p>
          </table:table-cell>
          <table:table-cell office:value-type="string">
            <text:p>Meldac</text:p>
          </table:table-cell>
          <table:table-cell office:value-type="string">
            <text:p>Unreleased</text:p>
          </table:table-cell>
          <table:table-cell table:style-name="ce4" office:value-type="string">
            <text:p>January 1991</text:p>
          </table:table-cell>
          <table:table-cell table:style-name="ce4" office:value-type="string">
            <text:p>Unreleased</text:p>
          </table:table-cell>
          <table:table-cell table:number-columns-repeated="1016"/>
        </table:table-row>
        <table:table-row table:style-name="ro3" table:number-rows-repeated="10478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9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2">
          <table:table-cell/>
        </table:table-row>
      </table:table>
      <table:database-ranges>
        <table:database-range table:name="__Anonymous_Sheet_DB__1" table:target-range-address="Sheet1.B1:Sheet1.B1048576">
          <table:sort>
            <table:sort-by table:field-number="0" table:data-type="automatic"/>
          </table:sort>
        </table:database-range>
        <table:database-range table:target-range-address="Sheet1.A1:Sheet1.H749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09">10/09/2021</text:date>, <text:time>21:46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7T21:40:16.14</meta:creation-date>
    <meta:generator>OpenOffice/4.1.7$Win32 OpenOffice.org_project/417m1$Build-9800</meta:generator>
    <dc:date>2021-10-09T21:46:29.63</dc:date>
    <meta:editing-duration>PT42M30S</meta:editing-duration>
    <meta:editing-cycles>3</meta:editing-cycles>
    <meta:document-statistic meta:table-count="3" meta:cell-count="5280" meta:object-count="0"/>
  </office:meta>
</office:document-meta>
</file>